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justify" fo:break-before="auto" fo:text-indent="0cm" fo:line-height="108%" fo:margin-top="0cm" fo:margin-left="0cm" fo:margin-right="0cm" style:writing-mode="lr-tb">
        <style:tab-stops>
          <style:tab-stop style:type="left" style:leader-style="none" style:position="5.689cm"/>
        </style:tab-stops>
      </style:paragraph-properties>
    </style:style>
    <style:style style:name="P2" style:family="paragraph" style:parent-style-name="Standard">
      <style:paragraph-properties fo:text-align="justify" fo:break-before="auto" fo:text-indent="0cm" fo:line-height="108%" fo:margin-top="0cm" fo:margin-left="0cm" fo:margin-right="0cm" style:writing-mode="lr-tb">
        <style:tab-stops>
          <style:tab-stop style:type="left" style:leader-style="none" style:position="5.689cm"/>
        </style:tab-stops>
      </style:paragraph-properties>
    </style:style>
    <style:style style:name="T2_1" style:family="text">
      <style:text-properties style:text-line-through-style="none" fo:font-style="normal" style:font-style-asian="normal" style:font-style-complex="normal" fo:color="#183884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183884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183884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183884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T3_3" style:family="text">
      <style:text-properties fo:font-size="16pt" style:font-size-asian="16pt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4_1" style:family="text">
      <style:text-properties fo:font-size="14pt" style:font-size-asian="14pt" style:font-size-complex="14pt"/>
    </style:style>
    <style:style style:name="T4_2" style:family="text">
      <style:text-properties fo:font-size="14pt" style:font-size-asian="14pt" style:font-size-complex="14pt"/>
    </style:style>
    <style:style style:name="T4_3" style:family="text">
      <style:text-properties fo:font-size="14pt" style:font-size-asian="14pt" style:font-size-complex="14pt"/>
    </style:style>
    <style:style style:name="T4_4" style:family="text">
      <style:text-properties fo:font-size="14pt" style:font-size-asian="14pt" style:font-size-complex="14pt"/>
    </style:style>
    <style:style style:name="P5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  <style:text-properties fo:font-size="10pt" style:font-size-asian="10pt" style:font-size-complex="10pt" fo:font-weight="bold" style:font-weight-asian="bold" style:font-weight-complex="bold"/>
    </style:style>
    <style:style style:name="P6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6_1" style:family="text">
      <style:text-properties fo:font-size="10pt" style:font-size-asian="10pt" style:font-size-complex="10pt"/>
    </style:style>
    <style:style style:name="T6_2" style:family="text">
      <style:text-properties fo:font-size="10pt" style:font-size-asian="10pt" style:font-size-complex="10pt"/>
    </style:style>
    <style:style style:name="T6_3" style:family="text"/>
    <style:style style:name="T6_4" style:family="text">
      <style:text-properties fo:color="#1155cc" fo:font-size="10pt" style:font-size-asian="10pt" style:font-size-complex="10pt" style:text-underline-style="solid" style:text-underline-color="font-color"/>
    </style:style>
    <style:style style:name="T6_5" style:family="text"/>
    <style:style style:name="T6_6" style:family="text">
      <style:text-properties fo:color="#1155cc" fo:font-size="10pt" style:font-size-asian="10pt" style:font-size-complex="10pt" style:text-underline-style="solid" style:text-underline-color="font-color"/>
    </style:style>
    <style:style style:name="T6_7" style:family="text"/>
    <style:style style:name="T6_8" style:family="text">
      <style:text-properties fo:color="#1155cc" fo:font-size="10pt" style:font-size-asian="10pt" style:font-size-complex="10pt" style:text-underline-style="solid" style:text-underline-color="font-color"/>
    </style:style>
    <style:style style:name="T6_9" style:family="text"/>
    <style:style style:name="T6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1" style:family="text"/>
    <style:style style:name="T6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3" style:family="text"/>
    <style:style style:name="T6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5" style:family="text"/>
    <style:style style:name="T6_16" style:family="text">
      <style:text-properties fo:color="#1155cc" fo:font-size="10pt" style:font-size-asian="10pt" style:font-size-complex="10pt" style:text-underline-style="solid" style:text-underline-color="font-color"/>
    </style:style>
    <style:style style:name="P7" style:family="paragraph" style:parent-style-name="Standard">
      <style:paragraph-properties fo:text-align="left" fo:break-before="auto" fo:text-indent="0cm" fo:line-height="108%" fo:margin-top="0cm" fo:margin-bottom="0cm" fo:margin-left="0cm" fo:margin-right="0cm" style:writing-mode="lr-tb"/>
    </style:style>
    <style:style style:name="T7_1" style:family="text">
      <style:text-properties fo:font-size="10pt" style:font-size-asian="10pt" style:font-size-complex="10pt"/>
    </style:style>
    <style:style style:name="T7_2" style:family="text">
      <style:text-properties fo:font-size="10pt" style:font-size-asian="10pt" style:font-size-complex="10pt"/>
    </style:style>
    <style:style style:name="T7_3" style:family="text"/>
    <style:style style:name="T7_4" style:family="text">
      <style:text-properties fo:color="#1155cc" fo:font-size="10pt" style:font-size-asian="10pt" style:font-size-complex="10pt" style:text-underline-style="solid" style:text-underline-color="font-color"/>
    </style:style>
    <style:style style:name="T7_5" style:family="text"/>
    <style:style style:name="T7_6" style:family="text">
      <style:text-properties fo:color="#1155cc" fo:font-size="10pt" style:font-size-asian="10pt" style:font-size-complex="10pt" style:text-underline-style="solid" style:text-underline-color="font-color"/>
    </style:style>
    <style:style style:name="T7_7" style:family="text"/>
    <style:style style:name="T7_8" style:family="text">
      <style:text-properties fo:color="#1155cc" fo:font-size="10pt" style:font-size-asian="10pt" style:font-size-complex="10pt" style:text-underline-style="solid" style:text-underline-color="font-color"/>
    </style:style>
    <style:style style:name="T7_9" style:family="text"/>
    <style:style style:name="T7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7_11" style:family="text"/>
    <style:style style:name="T7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7_13" style:family="text"/>
    <style:style style:name="T7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7_15" style:family="text"/>
    <style:style style:name="T7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7_17" style:family="text"/>
    <style:style style:name="T7_18" style:family="text">
      <style:text-properties fo:color="#1155cc" fo:font-size="10pt" style:font-size-asian="10pt" style:font-size-complex="10pt" style:text-underline-style="solid" style:text-underline-color="font-color"/>
    </style:style>
    <style:style style:name="P8" style:family="paragraph" style:parent-style-name="Standard">
      <style:paragraph-properties fo:break-before="auto" fo:line-height="108%" style:writing-mode="lr-tb"/>
    </style:style>
    <style:style style:name="T8_1" style:family="text">
      <style:text-properties fo:font-size="10pt" style:font-size-asian="10pt" style:font-size-complex="10pt"/>
    </style:style>
    <style:style style:name="T8_2" style:family="text">
      <style:text-properties fo:font-size="10pt" style:font-size-asian="10pt" style:font-size-complex="10pt"/>
    </style:style>
    <style:style style:name="T8_3" style:family="text">
      <style:text-properties fo:font-size="10pt" style:font-size-asian="10pt" style:font-size-complex="10pt"/>
    </style:style>
    <style:style style:name="T8_4" style:family="text">
      <style:text-properties fo:font-size="10pt" style:font-size-asian="10pt" style:font-size-complex="10pt"/>
    </style:style>
    <style:style style:name="T8_5" style:family="text">
      <style:text-properties fo:font-size="10pt" style:font-size-asian="10pt" style:font-size-complex="10pt"/>
    </style:style>
    <style:style style:name="P9" style:family="paragraph" style:parent-style-name="Standard">
      <style:paragraph-properties fo:break-before="auto" fo:line-height="108%" style:writing-mode="lr-tb"/>
    </style:style>
    <style:style style:name="T9_1" style:family="text">
      <style:text-properties fo:font-size="10pt" style:font-size-asian="10pt" style:font-size-complex="10pt"/>
    </style:style>
    <style:style style:name="T9_2" style:family="text">
      <style:text-properties fo:font-size="10pt" style:font-size-asian="10pt" style:font-size-complex="10pt"/>
    </style:style>
    <style:style style:name="P10" style:family="paragraph" style:parent-style-name="Standard">
      <style:paragraph-properties fo:break-before="auto" fo:line-height="108%" style:writing-mode="lr-tb"/>
      <style:text-properties fo:font-size="10pt" style:font-size-asian="10pt" style:font-size-complex="10pt"/>
    </style:style>
    <style:style style:name="P11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2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2_1" style:family="text">
      <style:text-properties fo:font-size="10pt" style:font-size-asian="10pt" style:font-size-complex="10pt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25" style:family="text">
      <style:text-properties fo:font-size="10pt" style:font-size-asian="10pt" style:font-size-complex="10pt"/>
    </style:style>
    <style:style style:name="T12_26" style:family="text">
      <style:text-properties fo:font-size="10pt" style:font-size-asian="10pt" style:font-size-complex="10pt"/>
    </style:style>
    <style:style style:name="T1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3_1" style:family="text">
      <style:text-properties fo:font-size="10pt" style:font-size-asian="10pt" style:font-size-complex="10pt"/>
    </style:style>
    <style:style style:name="T13_2" style:family="text">
      <style:text-properties fo:font-size="10pt" style:font-size-asian="10pt" style:font-size-complex="10pt"/>
    </style:style>
    <style:style style:name="T13_3" style:family="text">
      <style:text-properties fo:font-size="10pt" style:font-size-asian="10pt" style:font-size-complex="10pt"/>
    </style:style>
    <style:style style:name="T13_4" style:family="text">
      <style:text-properties fo:font-size="10pt" style:font-size-asian="10pt" style:font-size-complex="10pt"/>
    </style:style>
    <style:style style:name="T13_5" style:family="text">
      <style:text-properties fo:font-size="10pt" style:font-size-asian="10pt" style:font-size-complex="10pt"/>
    </style:style>
    <style:style style:name="T13_6" style:family="text">
      <style:text-properties fo:font-size="10pt" style:font-size-asian="10pt" style:font-size-complex="10pt"/>
    </style:style>
    <style:style style:name="T13_7" style:family="text">
      <style:text-properties fo:font-size="10pt" style:font-size-asian="10pt" style:font-size-complex="10pt"/>
    </style:style>
    <style:style style:name="T13_8" style:family="text">
      <style:text-properties fo:font-size="10pt" style:font-size-asian="10pt" style:font-size-complex="10pt"/>
    </style:style>
    <style:style style:name="T13_9" style:family="text">
      <style:text-properties fo:font-size="10pt" style:font-size-asian="10pt" style:font-size-complex="10pt"/>
    </style:style>
    <style:style style:name="T13_10" style:family="text">
      <style:text-properties fo:font-size="10pt" style:font-size-asian="10pt" style:font-size-complex="10pt"/>
    </style:style>
    <style:style style:name="T13_11" style:family="text">
      <style:text-properties fo:font-size="10pt" style:font-size-asian="10pt" style:font-size-complex="10pt"/>
    </style:style>
    <style:style style:name="T13_12" style:family="text">
      <style:text-properties fo:font-size="10pt" style:font-size-asian="10pt" style:font-size-complex="10pt"/>
    </style:style>
    <style:style style:name="P14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justify" fo:break-before="auto" fo:line-height="108%" fo:margin-top="0cm" style:writing-mode="lr-tb"/>
    </style:style>
    <style:style style:name="T16_1" style:family="text">
      <style:text-properties fo:font-size="10pt" style:font-size-asian="10pt" style:font-size-complex="10pt"/>
    </style:style>
    <style:style style:name="T16_2" style:family="text">
      <style:text-properties fo:font-size="10pt" style:font-size-asian="10pt" style:font-size-complex="10pt"/>
    </style:style>
    <style:style style:name="T16_3" style:family="text">
      <style:text-properties fo:font-size="10pt" style:font-size-asian="10pt" style:font-size-complex="10pt"/>
    </style:style>
    <style:style style:name="T16_4" style:family="text">
      <style:text-properties fo:font-size="10pt" style:font-size-asian="10pt" style:font-size-complex="10pt"/>
    </style:style>
    <style:style style:name="P17" style:family="paragraph" style:parent-style-name="Standard">
      <style:paragraph-properties fo:text-align="justify" fo:break-before="auto" fo:line-height="108%" fo:margin-top="0cm" style:writing-mode="lr-tb"/>
    </style:style>
    <style:style style:name="T17_1" style:family="text">
      <style:text-properties fo:font-size="10pt" style:font-size-asian="10pt" style:font-size-complex="10pt"/>
    </style:style>
    <style:style style:name="P18" style:family="paragraph" style:parent-style-name="Standard">
      <style:paragraph-properties fo:text-align="justify" fo:break-before="auto" fo:line-height="108%" fo:margin-top="0cm" style:writing-mode="lr-tb"/>
    </style:style>
    <style:style style:name="T18_1" style:family="text">
      <style:text-properties fo:font-size="10pt" style:font-size-asian="10pt" style:font-size-complex="10pt"/>
    </style:style>
    <style:style style:name="T18_2" style:family="text">
      <style:text-properties fo:font-size="10pt" style:font-size-asian="10pt" style:font-size-complex="10pt"/>
    </style:style>
    <style:style style:name="T18_3" style:family="text">
      <style:text-properties fo:font-size="10pt" style:font-size-asian="10pt" style:font-size-complex="10pt"/>
    </style:style>
    <style:style style:name="P19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3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justify" fo:break-before="auto" fo:text-indent="1.27cm" fo:line-height="108%" style:writing-mode="lr-tb"/>
    </style:style>
    <style:style style:name="T26_1" style:family="text"/>
    <style:style style:name="T26_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_3" style:family="text"/>
    <style:style style:name="T26_4" style:family="text"/>
    <style:style style:name="T26_5" style:family="text">
      <style:text-properties fo:color="#1155cc" style:text-underline-style="solid" style:text-underline-color="font-color"/>
    </style:style>
    <style:style style:name="T26_6" style:family="text"/>
    <style:style style:name="T26_7" style:family="text">
      <style:text-properties fo:font-size="10pt" style:font-size-asian="10pt" style:font-size-complex="10pt"/>
    </style:style>
    <style:style style:name="T26_8" style:family="text">
      <style:text-properties fo:font-size="10pt" style:font-size-asian="10pt" style:font-size-complex="10pt"/>
    </style:style>
    <style:style style:name="P27" style:family="paragraph" style:parent-style-name="Standard">
      <style:paragraph-properties fo:text-align="justify" fo:break-before="auto" fo:line-height="108%" style:writing-mode="lr-tb"/>
    </style:style>
    <style:style style:name="T27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27_2" style:family="text">
      <style:text-properties fo:font-size="10pt" style:font-size-asian="10pt" style:font-size-complex="10pt"/>
    </style:style>
    <style:style style:name="T27_3" style:family="text">
      <style:text-properties fo:font-size="10pt" style:font-size-asian="10pt" style:font-size-complex="10pt"/>
    </style:style>
    <style:style style:name="T27_4" style:family="text">
      <style:text-properties fo:font-size="10pt" style:font-size-asian="10pt" style:font-size-complex="10pt"/>
    </style:style>
    <style:style style:name="T27_5" style:family="text">
      <style:text-properties fo:font-size="10pt" style:font-size-asian="10pt" style:font-size-complex="10pt"/>
    </style:style>
    <style:style style:name="T27_6" style:family="text">
      <style:text-properties fo:font-size="10pt" style:font-size-asian="10pt" style:font-size-complex="10pt"/>
    </style:style>
    <style:style style:name="P28" style:family="paragraph" style:parent-style-name="Standard">
      <style:paragraph-properties fo:text-align="justify" fo:break-before="auto" fo:line-height="108%" style:writing-mode="lr-tb"/>
    </style:style>
    <style:style style:name="T28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28_2" style:family="text">
      <style:text-properties fo:font-size="10pt" style:font-size-asian="10pt" style:font-size-complex="10pt"/>
    </style:style>
    <style:style style:name="T28_3" style:family="text">
      <style:text-properties fo:font-size="10pt" style:font-size-asian="10pt" style:font-size-complex="10pt"/>
    </style:style>
    <style:style style:name="T28_4" style:family="text">
      <style:text-properties fo:font-size="10pt" style:font-size-asian="10pt" style:font-size-complex="10pt"/>
    </style:style>
    <style:style style:name="T28_5" style:family="text">
      <style:text-properties fo:font-size="10pt" style:font-size-asian="10pt" style:font-size-complex="10pt"/>
    </style:style>
    <style:style style:name="T28_6" style:family="text">
      <style:text-properties fo:font-size="10pt" style:font-size-asian="10pt" style:font-size-complex="10pt"/>
    </style:style>
    <style:style style:name="T28_7" style:family="text">
      <style:text-properties fo:font-size="10pt" style:font-size-asian="10pt" style:font-size-complex="10pt"/>
    </style:style>
    <style:style style:name="T28_8" style:family="text">
      <style:text-properties fo:font-size="10pt" style:font-size-asian="10pt" style:font-size-complex="10pt"/>
    </style:style>
    <style:style style:name="P29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29_1" style:family="text">
      <style:text-properties fo:font-size="10pt" style:font-size-asian="10pt" style:font-size-complex="10pt"/>
    </style:style>
    <style:style style:name="T29_2" style:family="text">
      <style:text-properties fo:font-size="10pt" style:font-size-asian="10pt" style:font-size-complex="10pt"/>
    </style:style>
    <style:style style:name="T29_3" style:family="text">
      <style:text-properties fo:font-size="10pt" style:font-size-asian="10pt" style:font-size-complex="10pt"/>
    </style:style>
    <style:style style:name="T29_4" style:family="text">
      <style:text-properties fo:font-size="10pt" style:font-size-asian="10pt" style:font-size-complex="10pt"/>
    </style:style>
    <style:style style:name="T29_5" style:family="text">
      <style:text-properties fo:font-size="10pt" style:font-size-asian="10pt" style:font-size-complex="10pt"/>
    </style:style>
    <style:style style:name="T29_6" style:family="text">
      <style:text-properties fo:font-size="10pt" style:font-size-asian="10pt" style:font-size-complex="10pt"/>
    </style:style>
    <style:style style:name="T29_7" style:family="text">
      <style:text-properties fo:font-size="10pt" style:font-size-asian="10pt" style:font-size-complex="10pt"/>
    </style:style>
    <style:style style:name="P30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0_1" style:family="text">
      <style:text-properties fo:font-size="10pt" style:font-size-asian="10pt" style:font-size-complex="10pt"/>
    </style:style>
    <style:style style:name="T30_2" style:family="text">
      <style:text-properties fo:font-size="10pt" style:font-size-asian="10pt" style:font-size-complex="10pt"/>
    </style:style>
    <style:style style:name="T30_3" style:family="text">
      <style:text-properties fo:font-size="10pt" style:font-size-asian="10pt" style:font-size-complex="10pt"/>
    </style:style>
    <style:style style:name="T30_4" style:family="text">
      <style:text-properties fo:font-size="10pt" style:font-size-asian="10pt" style:font-size-complex="10pt"/>
    </style:style>
    <style:style style:name="T30_5" style:family="text">
      <style:text-properties fo:font-size="10pt" style:font-size-asian="10pt" style:font-size-complex="10pt"/>
    </style:style>
    <style:style style:name="T30_6" style:family="text">
      <style:text-properties fo:font-size="10pt" style:font-size-asian="10pt" style:font-size-complex="10pt"/>
    </style:style>
    <style:style style:name="T30_7" style:family="text">
      <style:text-properties fo:font-size="10pt" style:font-size-asian="10pt" style:font-size-complex="10pt"/>
    </style:style>
    <style:style style:name="T30_8" style:family="text">
      <style:text-properties fo:font-size="10pt" style:font-size-asian="10pt" style:font-size-complex="10pt"/>
    </style:style>
    <style:style style:name="T30_9" style:family="text">
      <style:text-properties fo:font-size="10pt" style:font-size-asian="10pt" style:font-size-complex="10pt"/>
    </style:style>
    <style:style style:name="T30_10" style:family="text">
      <style:text-properties fo:font-size="10pt" style:font-size-asian="10pt" style:font-size-complex="10pt"/>
    </style:style>
    <style:style style:name="T30_11" style:family="text">
      <style:text-properties fo:font-size="10pt" style:font-size-asian="10pt" style:font-size-complex="10pt"/>
    </style:style>
    <style:style style:name="P31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1_1" style:family="text">
      <style:text-properties fo:font-size="10pt" style:font-size-asian="10pt" style:font-size-complex="10pt"/>
    </style:style>
    <style:style style:name="T31_2" style:family="text">
      <style:text-properties fo:font-size="10pt" style:font-size-asian="10pt" style:font-size-complex="10pt"/>
    </style:style>
    <style:style style:name="T31_3" style:family="text">
      <style:text-properties fo:font-size="10pt" style:font-size-asian="10pt" style:font-size-complex="10pt"/>
    </style:style>
    <style:style style:name="T31_4" style:family="text">
      <style:text-properties fo:font-size="10pt" style:font-size-asian="10pt" style:font-size-complex="10pt"/>
    </style:style>
    <style:style style:name="T31_5" style:family="text">
      <style:text-properties fo:font-size="10pt" style:font-size-asian="10pt" style:font-size-complex="10pt"/>
    </style:style>
    <style:style style:name="P32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2_1" style:family="text">
      <style:text-properties fo:font-size="10pt" style:font-size-asian="10pt" style:font-size-complex="10pt"/>
    </style:style>
    <style:style style:name="T32_2" style:family="text">
      <style:text-properties fo:font-size="10pt" style:font-size-asian="10pt" style:font-size-complex="10pt"/>
    </style:style>
    <style:style style:name="T32_3" style:family="text">
      <style:text-properties fo:font-size="10pt" style:font-size-asian="10pt" style:font-size-complex="10pt"/>
    </style:style>
    <style:style style:name="T32_4" style:family="text">
      <style:text-properties fo:font-size="10pt" style:font-size-asian="10pt" style:font-size-complex="10pt"/>
    </style:style>
    <style:style style:name="T32_5" style:family="text">
      <style:text-properties fo:font-size="10pt" style:font-size-asian="10pt" style:font-size-complex="10pt"/>
    </style:style>
    <style:style style:name="P33" style:family="paragraph" style:parent-style-name="Standard">
      <style:paragraph-properties fo:text-align="justify" fo:break-before="auto" fo:text-indent="0cm" fo:line-height="108%" fo:margin-left="0cm" style:writing-mode="lr-tb"/>
      <style:text-properties fo:font-size="10pt" style:font-size-asian="10pt" style:font-size-complex="10pt"/>
    </style:style>
    <style:style style:name="P34" style:family="paragraph" style:parent-style-name="Standard">
      <style:paragraph-properties fo:text-align="justify" fo:break-before="auto" fo:text-indent="1.27cm" fo:line-height="108%" fo:margin-top="0cm" fo:margin-left="0cm" fo:margin-right="0cm" style:writing-mode="lr-tb"/>
    </style:style>
    <style:style style:name="T34_1" style:family="text"/>
    <style:style style:name="T34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4_3" style:family="text"/>
    <style:style style:name="T34_4" style:family="text">
      <style:text-properties fo:font-size="10pt" style:font-size-asian="10pt" style:font-size-complex="10pt"/>
    </style:style>
    <style:style style:name="P3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35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35_2" style:family="text">
      <style:text-properties fo:font-size="10pt" style:font-size-asian="10pt" style:font-size-complex="10pt"/>
    </style:style>
    <style:style style:name="T35_3" style:family="text">
      <style:text-properties fo:font-size="10pt" style:font-size-asian="10pt" style:font-size-complex="10pt"/>
    </style:style>
    <style:style style:name="T35_4" style:family="text">
      <style:text-properties fo:font-size="10pt" style:font-size-asian="10pt" style:font-size-complex="10pt"/>
    </style:style>
    <style:style style:name="P3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36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36_2" style:family="text">
      <style:text-properties fo:font-size="10pt" style:font-size-asian="10pt" style:font-size-complex="10pt"/>
    </style:style>
    <style:style style:name="T36_3" style:family="text">
      <style:text-properties fo:font-size="10pt" style:font-size-asian="10pt" style:font-size-complex="10pt"/>
    </style:style>
    <style:style style:name="T36_4" style:family="text">
      <style:text-properties fo:font-size="10pt" style:font-size-asian="10pt" style:font-size-complex="10pt"/>
    </style:style>
    <style:style style:name="T36_5" style:family="text">
      <style:text-properties fo:font-size="10pt" style:font-size-asian="10pt" style:font-size-complex="10pt"/>
    </style:style>
    <style:style style:name="T36_6" style:family="text">
      <style:text-properties fo:font-size="10pt" style:font-size-asian="10pt" style:font-size-complex="10pt"/>
    </style:style>
    <style:style style:name="T36_7" style:family="text">
      <style:text-properties fo:font-size="10pt" style:font-size-asian="10pt" style:font-size-complex="10pt"/>
    </style:style>
    <style:style style:name="T36_8" style:family="text">
      <style:text-properties fo:font-size="10pt" style:font-size-asian="10pt" style:font-size-complex="10pt"/>
    </style:style>
    <style:style style:name="T36_9" style:family="text">
      <style:text-properties fo:font-size="10pt" style:font-size-asian="10pt" style:font-size-complex="10pt"/>
    </style:style>
    <style:style style:name="T36_10" style:family="text">
      <style:text-properties fo:font-size="10pt" style:font-size-asian="10pt" style:font-size-complex="10pt"/>
    </style:style>
    <style:style style:name="P3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38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7" style:family="text"/>
    <style:style style:name="T38_8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9" style:family="text"/>
    <style:style style:name="T38_10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11" style:family="text"/>
    <style:style style:name="T38_12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13" style:family="text"/>
    <style:style style:name="T38_14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15" style:family="text"/>
    <style:style style:name="T38_16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17" style:family="text"/>
    <style:style style:name="T38_18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19" style:family="text"/>
    <style:style style:name="T38_20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23" style:family="text">
      <style:text-properties fo:font-size="10pt" style:font-size-asian="10pt" style:font-size-complex="10pt"/>
    </style:style>
    <style:style style:name="P39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justify" fo:break-before="auto" fo:text-indent="0cm" fo:line-height="108%" fo:margin-top="0cm" fo:margin-left="0.635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3" style:family="text">
      <style:text-properties fo:font-size="10pt" style:font-size-asian="10pt" style:font-size-complex="10pt"/>
    </style:style>
    <style:style style:name="T45_4" style:family="text">
      <style:text-properties fo:font-size="10pt" style:font-size-asian="10pt" style:font-size-complex="10pt"/>
    </style:style>
    <style:style style:name="T45_5" style:family="text">
      <style:text-properties fo:font-size="10pt" style:font-size-asian="10pt" style:font-size-complex="10pt"/>
    </style:style>
    <style:style style:name="T45_6" style:family="text">
      <style:text-properties fo:font-size="10pt" style:font-size-asian="10pt" style:font-size-complex="10pt"/>
    </style:style>
    <style:style style:name="T4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18" style:family="text">
      <style:text-properties fo:font-size="10pt" style:font-size-asian="10pt" style:font-size-complex="10pt"/>
    </style:style>
    <style:style style:name="T45_19" style:family="text">
      <style:text-properties fo:font-size="10pt" style:font-size-asian="10pt" style:font-size-complex="10pt"/>
    </style:style>
    <style:style style:name="T45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21" style:family="text"/>
    <style:style style:name="T45_2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5_23" style:family="text"/>
    <style:style style:name="T45_2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5_25" style:family="text"/>
    <style:style style:name="T45_2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5_27" style:family="text"/>
    <style:style style:name="T45_28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5_29" style:family="text"/>
    <style:style style:name="T45_30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5_31" style:family="text"/>
    <style:style style:name="T45_3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5_33" style:family="text"/>
    <style:style style:name="T45_3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5_35" style:family="text"/>
    <style:style style:name="T45_3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P46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9" style:family="text">
      <style:text-properties fo:font-size="10pt" style:font-size-asian="10pt" style:font-size-complex="10pt"/>
    </style:style>
    <style:style style:name="T4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4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50" style:family="paragraph" style:parent-style-name="Standard">
      <style:paragraph-properties fo:break-before="auto" fo:line-height="108%" style:writing-mode="lr-tb"/>
    </style:style>
    <style:style style:name="T5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0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0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0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0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0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0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0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0_1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0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0_1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1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51_1" style:family="text">
      <style:text-properties fo:font-size="10pt" style:font-size-asian="10pt" style:font-size-complex="10pt"/>
    </style:style>
    <style:style style:name="T51_2" style:family="text">
      <style:text-properties fo:font-size="10pt" style:font-size-asian="10pt" style:font-size-complex="10pt"/>
    </style:style>
    <style:style style:name="T51_3" style:family="text">
      <style:text-properties fo:font-size="10pt" style:font-size-asian="10pt" style:font-size-complex="10pt"/>
    </style:style>
    <style:style style:name="T51_4" style:family="text">
      <style:text-properties fo:font-size="10pt" style:font-size-asian="10pt" style:font-size-complex="10pt"/>
    </style:style>
    <style:style style:name="T51_5" style:family="text">
      <style:text-properties fo:font-size="10pt" style:font-size-asian="10pt" style:font-size-complex="10pt"/>
    </style:style>
    <style:style style:name="T51_6" style:family="text">
      <style:text-properties fo:font-size="10pt" style:font-size-asian="10pt" style:font-size-complex="10pt"/>
    </style:style>
    <style:style style:name="T51_7" style:family="text">
      <style:text-properties fo:font-size="10pt" style:font-size-asian="10pt" style:font-size-complex="10pt"/>
    </style:style>
    <style:style style:name="T51_8" style:family="text">
      <style:text-properties fo:font-size="10pt" style:font-size-asian="10pt" style:font-size-complex="10pt"/>
    </style:style>
    <style:style style:name="T51_9" style:family="text">
      <style:text-properties fo:font-size="10pt" style:font-size-asian="10pt" style:font-size-complex="10pt"/>
    </style:style>
    <style:style style:name="T51_10" style:family="text">
      <style:text-properties fo:font-size="10pt" style:font-size-asian="10pt" style:font-size-complex="10pt"/>
    </style:style>
    <style:style style:name="T51_11" style:family="text">
      <style:text-properties fo:font-size="10pt" style:font-size-asian="10pt" style:font-size-complex="10pt"/>
    </style:style>
    <style:style style:name="T51_12" style:family="text">
      <style:text-properties fo:font-size="10pt" style:font-size-asian="10pt" style:font-size-complex="10pt"/>
    </style:style>
    <style:style style:name="T51_13" style:family="text">
      <style:text-properties fo:font-size="10pt" style:font-size-asian="10pt" style:font-size-complex="10pt"/>
    </style:style>
    <style:style style:name="T51_14" style:family="text">
      <style:text-properties fo:font-size="10pt" style:font-size-asian="10pt" style:font-size-complex="10pt"/>
    </style:style>
    <style:style style:name="T51_15" style:family="text">
      <style:text-properties fo:font-size="10pt" style:font-size-asian="10pt" style:font-size-complex="10pt"/>
    </style:style>
    <style:style style:name="T51_16" style:family="text">
      <style:text-properties fo:font-size="10pt" style:font-size-asian="10pt" style:font-size-complex="10pt"/>
    </style:style>
    <style:style style:name="T51_17" style:family="text">
      <style:text-properties fo:font-size="10pt" style:font-size-asian="10pt" style:font-size-complex="10pt"/>
    </style:style>
    <style:style style:name="T51_18" style:family="text">
      <style:text-properties fo:font-size="10pt" style:font-size-asian="10pt" style:font-size-complex="10pt"/>
    </style:style>
    <style:style style:name="T51_19" style:family="text">
      <style:text-properties fo:font-size="10pt" style:font-size-asian="10pt" style:font-size-complex="10pt"/>
    </style:style>
    <style:style style:name="T51_20" style:family="text">
      <style:text-properties fo:font-size="10pt" style:font-size-asian="10pt" style:font-size-complex="10pt"/>
    </style:style>
    <style:style style:name="T51_21" style:family="text">
      <style:text-properties fo:font-size="10pt" style:font-size-asian="10pt" style:font-size-complex="10pt"/>
    </style:style>
    <style:style style:name="T51_22" style:family="text">
      <style:text-properties fo:font-size="10pt" style:font-size-asian="10pt" style:font-size-complex="10pt"/>
    </style:style>
    <style:style style:name="T51_23" style:family="text">
      <style:text-properties fo:font-size="10pt" style:font-size-asian="10pt" style:font-size-complex="10pt"/>
    </style:style>
    <style:style style:name="T51_24" style:family="text">
      <style:text-properties fo:font-size="10pt" style:font-size-asian="10pt" style:font-size-complex="10pt"/>
    </style:style>
    <style:style style:name="T51_25" style:family="text">
      <style:text-properties fo:font-size="10pt" style:font-size-asian="10pt" style:font-size-complex="10pt"/>
    </style:style>
    <style:style style:name="T51_26" style:family="text">
      <style:text-properties fo:font-size="10pt" style:font-size-asian="10pt" style:font-size-complex="10pt"/>
    </style:style>
    <style:style style:name="T51_27" style:family="text">
      <style:text-properties fo:font-size="10pt" style:font-size-asian="10pt" style:font-size-complex="10pt"/>
    </style:style>
    <style:style style:name="T51_28" style:family="text">
      <style:text-properties fo:font-size="10pt" style:font-size-asian="10pt" style:font-size-complex="10pt"/>
    </style:style>
    <style:style style:name="T51_29" style:family="text">
      <style:text-properties fo:font-size="10pt" style:font-size-asian="10pt" style:font-size-complex="10pt"/>
    </style:style>
    <style:style style:name="T51_30" style:family="text">
      <style:text-properties fo:font-size="10pt" style:font-size-asian="10pt" style:font-size-complex="10pt"/>
    </style:style>
    <style:style style:name="T51_31" style:family="text">
      <style:text-properties fo:font-size="10pt" style:font-size-asian="10pt" style:font-size-complex="10pt"/>
    </style:style>
    <style:style style:name="T51_32" style:family="text">
      <style:text-properties fo:font-size="10pt" style:font-size-asian="10pt" style:font-size-complex="10pt"/>
    </style:style>
    <style:style style:name="T51_33" style:family="text">
      <style:text-properties fo:font-size="10pt" style:font-size-asian="10pt" style:font-size-complex="10pt"/>
    </style:style>
    <style:style style:name="T51_34" style:family="text">
      <style:text-properties fo:font-size="10pt" style:font-size-asian="10pt" style:font-size-complex="10pt"/>
    </style:style>
    <style:style style:name="T51_35" style:family="text">
      <style:text-properties fo:font-size="10pt" style:font-size-asian="10pt" style:font-size-complex="10pt"/>
    </style:style>
    <style:style style:name="T51_36" style:family="text">
      <style:text-properties fo:font-size="10pt" style:font-size-asian="10pt" style:font-size-complex="10pt"/>
    </style:style>
    <style:style style:name="T51_37" style:family="text">
      <style:text-properties fo:font-size="10pt" style:font-size-asian="10pt" style:font-size-complex="10pt"/>
    </style:style>
    <style:style style:name="T51_38" style:family="text">
      <style:text-properties fo:font-size="10pt" style:font-size-asian="10pt" style:font-size-complex="10pt"/>
    </style:style>
    <style:style style:name="T51_39" style:family="text">
      <style:text-properties fo:font-size="10pt" style:font-size-asian="10pt" style:font-size-complex="10pt"/>
    </style:style>
    <style:style style:name="T51_40" style:family="text">
      <style:text-properties fo:font-size="10pt" style:font-size-asian="10pt" style:font-size-complex="10pt"/>
    </style:style>
    <style:style style:name="P52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52_1" style:family="text">
      <style:text-properties fo:font-size="10pt" style:font-size-asian="10pt" style:font-size-complex="10pt"/>
    </style:style>
    <style:style style:name="T52_2" style:family="text">
      <style:text-properties fo:font-size="10pt" style:font-size-asian="10pt" style:font-size-complex="10pt"/>
    </style:style>
    <style:style style:name="T52_3" style:family="text">
      <style:text-properties fo:font-size="10pt" style:font-size-asian="10pt" style:font-size-complex="10pt"/>
    </style:style>
    <style:style style:name="T52_4" style:family="text">
      <style:text-properties fo:font-size="10pt" style:font-size-asian="10pt" style:font-size-complex="10pt"/>
    </style:style>
    <style:style style:name="T52_5" style:family="text">
      <style:text-properties fo:font-size="10pt" style:font-size-asian="10pt" style:font-size-complex="10pt"/>
    </style:style>
    <style:style style:name="T52_6" style:family="text">
      <style:text-properties fo:font-size="10pt" style:font-size-asian="10pt" style:font-size-complex="10pt"/>
    </style:style>
    <style:style style:name="T52_7" style:family="text">
      <style:text-properties fo:font-size="10pt" style:font-size-asian="10pt" style:font-size-complex="10pt"/>
    </style:style>
    <style:style style:name="T52_8" style:family="text">
      <style:text-properties fo:font-size="10pt" style:font-size-asian="10pt" style:font-size-complex="10pt"/>
    </style:style>
    <style:style style:name="T52_9" style:family="text">
      <style:text-properties fo:font-size="10pt" style:font-size-asian="10pt" style:font-size-complex="10pt"/>
    </style:style>
    <style:style style:name="T52_10" style:family="text">
      <style:text-properties fo:font-size="10pt" style:font-size-asian="10pt" style:font-size-complex="10pt"/>
    </style:style>
    <style:style style:name="T52_11" style:family="text">
      <style:text-properties fo:font-size="10pt" style:font-size-asian="10pt" style:font-size-complex="10pt"/>
    </style:style>
    <style:style style:name="T52_12" style:family="text">
      <style:text-properties fo:font-size="10pt" style:font-size-asian="10pt" style:font-size-complex="10pt"/>
    </style:style>
    <style:style style:name="T52_13" style:family="text">
      <style:text-properties fo:font-size="10pt" style:font-size-asian="10pt" style:font-size-complex="10pt"/>
    </style:style>
    <style:style style:name="T52_14" style:family="text">
      <style:text-properties fo:font-size="10pt" style:font-size-asian="10pt" style:font-size-complex="10pt"/>
    </style:style>
    <style:style style:name="T52_15" style:family="text">
      <style:text-properties fo:font-size="10pt" style:font-size-asian="10pt" style:font-size-complex="10pt"/>
    </style:style>
    <style:style style:name="T52_16" style:family="text">
      <style:text-properties fo:font-size="10pt" style:font-size-asian="10pt" style:font-size-complex="10pt"/>
    </style:style>
    <style:style style:name="T52_17" style:family="text">
      <style:text-properties fo:font-size="10pt" style:font-size-asian="10pt" style:font-size-complex="10pt"/>
    </style:style>
    <style:style style:name="T52_18" style:family="text">
      <style:text-properties fo:font-size="10pt" style:font-size-asian="10pt" style:font-size-complex="10pt"/>
    </style:style>
    <style:style style:name="T52_19" style:family="text">
      <style:text-properties fo:font-size="10pt" style:font-size-asian="10pt" style:font-size-complex="10pt"/>
    </style:style>
    <style:style style:name="T52_20" style:family="text">
      <style:text-properties fo:font-size="10pt" style:font-size-asian="10pt" style:font-size-complex="10pt"/>
    </style:style>
    <style:style style:name="T52_21" style:family="text">
      <style:text-properties fo:font-size="10pt" style:font-size-asian="10pt" style:font-size-complex="10pt"/>
    </style:style>
    <style:style style:name="T52_22" style:family="text">
      <style:text-properties fo:font-size="10pt" style:font-size-asian="10pt" style:font-size-complex="10pt"/>
    </style:style>
    <style:style style:name="T52_23" style:family="text">
      <style:text-properties fo:font-size="10pt" style:font-size-asian="10pt" style:font-size-complex="10pt"/>
    </style:style>
    <style:style style:name="T52_24" style:family="text">
      <style:text-properties fo:font-size="10pt" style:font-size-asian="10pt" style:font-size-complex="10pt"/>
    </style:style>
    <style:style style:name="T52_25" style:family="text">
      <style:text-properties fo:font-size="10pt" style:font-size-asian="10pt" style:font-size-complex="10pt"/>
    </style:style>
    <style:style style:name="T52_26" style:family="text">
      <style:text-properties fo:font-size="10pt" style:font-size-asian="10pt" style:font-size-complex="10pt"/>
    </style:style>
    <style:style style:name="T52_27" style:family="text">
      <style:text-properties fo:font-size="10pt" style:font-size-asian="10pt" style:font-size-complex="10pt"/>
    </style:style>
    <style:style style:name="T52_28" style:family="text">
      <style:text-properties fo:font-size="10pt" style:font-size-asian="10pt" style:font-size-complex="10pt"/>
    </style:style>
    <style:style style:name="T52_29" style:family="text">
      <style:text-properties fo:font-size="10pt" style:font-size-asian="10pt" style:font-size-complex="10pt"/>
    </style:style>
    <style:style style:name="T52_30" style:family="text">
      <style:text-properties fo:font-size="10pt" style:font-size-asian="10pt" style:font-size-complex="10pt"/>
    </style:style>
    <style:style style:name="T52_31" style:family="text">
      <style:text-properties fo:font-size="10pt" style:font-size-asian="10pt" style:font-size-complex="10pt"/>
    </style:style>
    <style:style style:name="T52_32" style:family="text">
      <style:text-properties fo:font-size="10pt" style:font-size-asian="10pt" style:font-size-complex="10pt"/>
    </style:style>
    <style:style style:name="T52_33" style:family="text">
      <style:text-properties fo:font-size="10pt" style:font-size-asian="10pt" style:font-size-complex="10pt"/>
    </style:style>
    <style:style style:name="T52_34" style:family="text">
      <style:text-properties fo:font-size="10pt" style:font-size-asian="10pt" style:font-size-complex="10pt"/>
    </style:style>
    <style:style style:name="T52_35" style:family="text">
      <style:text-properties fo:font-size="10pt" style:font-size-asian="10pt" style:font-size-complex="10pt"/>
    </style:style>
    <style:style style:name="T52_36" style:family="text">
      <style:text-properties fo:font-size="10pt" style:font-size-asian="10pt" style:font-size-complex="10pt"/>
    </style:style>
    <style:style style:name="T52_37" style:family="text">
      <style:text-properties fo:font-size="10pt" style:font-size-asian="10pt" style:font-size-complex="10pt"/>
    </style:style>
    <style:style style:name="T52_38" style:family="text">
      <style:text-properties fo:font-size="10pt" style:font-size-asian="10pt" style:font-size-complex="10pt"/>
    </style:style>
    <style:style style:name="T52_39" style:family="text">
      <style:text-properties fo:font-size="10pt" style:font-size-asian="10pt" style:font-size-complex="10pt"/>
    </style:style>
    <style:style style:name="T52_40" style:family="text">
      <style:text-properties fo:font-size="10pt" style:font-size-asian="10pt" style:font-size-complex="10pt"/>
    </style:style>
    <style:style style:name="T52_41" style:family="text">
      <style:text-properties fo:font-size="10pt" style:font-size-asian="10pt" style:font-size-complex="10pt"/>
    </style:style>
    <style:style style:name="T52_42" style:family="text">
      <style:text-properties fo:font-size="10pt" style:font-size-asian="10pt" style:font-size-complex="10pt"/>
    </style:style>
    <style:style style:name="T52_43" style:family="text">
      <style:text-properties fo:font-size="10pt" style:font-size-asian="10pt" style:font-size-complex="10pt"/>
    </style:style>
    <style:style style:name="T52_44" style:family="text">
      <style:text-properties fo:font-size="10pt" style:font-size-asian="10pt" style:font-size-complex="10pt"/>
    </style:style>
    <style:style style:name="T52_45" style:family="text">
      <style:text-properties fo:font-size="10pt" style:font-size-asian="10pt" style:font-size-complex="10pt"/>
    </style:style>
    <style:style style:name="T52_46" style:family="text">
      <style:text-properties fo:font-size="10pt" style:font-size-asian="10pt" style:font-size-complex="10pt"/>
    </style:style>
    <style:style style:name="T52_47" style:family="text">
      <style:text-properties fo:font-size="10pt" style:font-size-asian="10pt" style:font-size-complex="10pt"/>
    </style:style>
    <style:style style:name="T52_48" style:family="text">
      <style:text-properties fo:font-size="10pt" style:font-size-asian="10pt" style:font-size-complex="10pt"/>
    </style:style>
    <style:style style:name="T52_49" style:family="text">
      <style:text-properties fo:font-size="10pt" style:font-size-asian="10pt" style:font-size-complex="10pt"/>
    </style:style>
    <style:style style:name="T52_50" style:family="text">
      <style:text-properties fo:font-size="10pt" style:font-size-asian="10pt" style:font-size-complex="10pt"/>
    </style:style>
    <style:style style:name="T52_51" style:family="text">
      <style:text-properties fo:font-size="10pt" style:font-size-asian="10pt" style:font-size-complex="10pt"/>
    </style:style>
    <style:style style:name="T52_52" style:family="text">
      <style:text-properties fo:font-size="10pt" style:font-size-asian="10pt" style:font-size-complex="10pt"/>
    </style:style>
    <style:style style:name="T52_53" style:family="text">
      <style:text-properties fo:font-size="10pt" style:font-size-asian="10pt" style:font-size-complex="10pt"/>
    </style:style>
    <style:style style:name="T52_54" style:family="text">
      <style:text-properties fo:font-size="10pt" style:font-size-asian="10pt" style:font-size-complex="10pt"/>
    </style:style>
    <style:style style:name="T52_55" style:family="text">
      <style:text-properties fo:font-size="10pt" style:font-size-asian="10pt" style:font-size-complex="10pt"/>
    </style:style>
    <style:style style:name="T52_56" style:family="text">
      <style:text-properties fo:font-size="10pt" style:font-size-asian="10pt" style:font-size-complex="10pt"/>
    </style:style>
    <style:style style:name="T52_57" style:family="text">
      <style:text-properties fo:font-size="10pt" style:font-size-asian="10pt" style:font-size-complex="10pt"/>
    </style:style>
    <style:style style:name="T52_58" style:family="text">
      <style:text-properties fo:font-size="10pt" style:font-size-asian="10pt" style:font-size-complex="10pt"/>
    </style:style>
    <style:style style:name="T52_59" style:family="text">
      <style:text-properties fo:font-size="10pt" style:font-size-asian="10pt" style:font-size-complex="10pt"/>
    </style:style>
    <style:style style:name="T52_60" style:family="text">
      <style:text-properties fo:font-size="10pt" style:font-size-asian="10pt" style:font-size-complex="10pt"/>
    </style:style>
    <style:style style:name="T52_61" style:family="text">
      <style:text-properties fo:font-size="10pt" style:font-size-asian="10pt" style:font-size-complex="10pt"/>
    </style:style>
    <style:style style:name="T52_62" style:family="text">
      <style:text-properties fo:font-size="10pt" style:font-size-asian="10pt" style:font-size-complex="10pt"/>
    </style:style>
    <style:style style:name="T52_63" style:family="text">
      <style:text-properties fo:font-size="10pt" style:font-size-asian="10pt" style:font-size-complex="10pt"/>
    </style:style>
    <style:style style:name="T52_64" style:family="text">
      <style:text-properties fo:font-size="10pt" style:font-size-asian="10pt" style:font-size-complex="10pt"/>
    </style:style>
    <style:style style:name="T52_65" style:family="text">
      <style:text-properties fo:font-size="10pt" style:font-size-asian="10pt" style:font-size-complex="10pt"/>
    </style:style>
    <style:style style:name="T52_66" style:family="text">
      <style:text-properties fo:font-size="10pt" style:font-size-asian="10pt" style:font-size-complex="10pt"/>
    </style:style>
    <style:style style:name="T52_67" style:family="text">
      <style:text-properties fo:font-size="10pt" style:font-size-asian="10pt" style:font-size-complex="10pt"/>
    </style:style>
    <style:style style:name="T52_68" style:family="text">
      <style:text-properties fo:font-size="10pt" style:font-size-asian="10pt" style:font-size-complex="10pt"/>
    </style:style>
    <style:style style:name="T52_69" style:family="text">
      <style:text-properties fo:font-size="10pt" style:font-size-asian="10pt" style:font-size-complex="10pt"/>
    </style:style>
    <style:style style:name="T52_70" style:family="text">
      <style:text-properties fo:font-size="10pt" style:font-size-asian="10pt" style:font-size-complex="10pt"/>
    </style:style>
    <style:style style:name="T52_71" style:family="text">
      <style:text-properties fo:font-size="10pt" style:font-size-asian="10pt" style:font-size-complex="10pt"/>
    </style:style>
    <style:style style:name="T52_72" style:family="text">
      <style:text-properties fo:font-size="10pt" style:font-size-asian="10pt" style:font-size-complex="10pt"/>
    </style:style>
    <style:style style:name="T52_73" style:family="text">
      <style:text-properties fo:font-size="10pt" style:font-size-asian="10pt" style:font-size-complex="10pt"/>
    </style:style>
    <style:style style:name="T52_74" style:family="text">
      <style:text-properties fo:font-size="10pt" style:font-size-asian="10pt" style:font-size-complex="10pt"/>
    </style:style>
    <style:style style:name="T52_75" style:family="text">
      <style:text-properties fo:font-size="10pt" style:font-size-asian="10pt" style:font-size-complex="10pt"/>
    </style:style>
    <style:style style:name="T52_76" style:family="text">
      <style:text-properties fo:font-size="10pt" style:font-size-asian="10pt" style:font-size-complex="10pt"/>
    </style:style>
    <style:style style:name="T52_77" style:family="text">
      <style:text-properties fo:font-size="10pt" style:font-size-asian="10pt" style:font-size-complex="10pt"/>
    </style:style>
    <style:style style:name="T52_78" style:family="text">
      <style:text-properties fo:font-size="10pt" style:font-size-asian="10pt" style:font-size-complex="10pt"/>
    </style:style>
    <style:style style:name="T52_79" style:family="text">
      <style:text-properties fo:font-size="10pt" style:font-size-asian="10pt" style:font-size-complex="10pt"/>
    </style:style>
    <style:style style:name="T52_80" style:family="text">
      <style:text-properties fo:font-size="10pt" style:font-size-asian="10pt" style:font-size-complex="10pt"/>
    </style:style>
    <style:style style:name="T52_81" style:family="text">
      <style:text-properties fo:font-size="10pt" style:font-size-asian="10pt" style:font-size-complex="10pt"/>
    </style:style>
    <style:style style:name="T52_82" style:family="text">
      <style:text-properties fo:font-size="10pt" style:font-size-asian="10pt" style:font-size-complex="10pt"/>
    </style:style>
    <style:style style:name="T52_83" style:family="text">
      <style:text-properties fo:font-size="10pt" style:font-size-asian="10pt" style:font-size-complex="10pt"/>
    </style:style>
    <style:style style:name="T52_84" style:family="text">
      <style:text-properties fo:font-size="10pt" style:font-size-asian="10pt" style:font-size-complex="10pt"/>
    </style:style>
    <style:style style:name="T52_85" style:family="text">
      <style:text-properties fo:font-size="10pt" style:font-size-asian="10pt" style:font-size-complex="10pt"/>
    </style:style>
    <style:style style:name="T52_86" style:family="text">
      <style:text-properties fo:font-size="10pt" style:font-size-asian="10pt" style:font-size-complex="10pt"/>
    </style:style>
    <style:style style:name="T52_87" style:family="text">
      <style:text-properties fo:font-size="10pt" style:font-size-asian="10pt" style:font-size-complex="10pt"/>
    </style:style>
    <style:style style:name="T52_88" style:family="text">
      <style:text-properties fo:font-size="10pt" style:font-size-asian="10pt" style:font-size-complex="10pt"/>
    </style:style>
    <style:style style:name="T52_89" style:family="text">
      <style:text-properties fo:font-size="10pt" style:font-size-asian="10pt" style:font-size-complex="10pt"/>
    </style:style>
    <style:style style:name="T52_90" style:family="text">
      <style:text-properties fo:font-size="10pt" style:font-size-asian="10pt" style:font-size-complex="10pt"/>
    </style:style>
    <style:style style:name="T52_91" style:family="text">
      <style:text-properties fo:font-size="10pt" style:font-size-asian="10pt" style:font-size-complex="10pt"/>
    </style:style>
    <style:style style:name="T52_92" style:family="text">
      <style:text-properties fo:font-size="10pt" style:font-size-asian="10pt" style:font-size-complex="10pt"/>
    </style:style>
    <style:style style:name="T52_93" style:family="text">
      <style:text-properties fo:font-size="10pt" style:font-size-asian="10pt" style:font-size-complex="10pt"/>
    </style:style>
    <style:style style:name="T52_94" style:family="text">
      <style:text-properties fo:font-size="10pt" style:font-size-asian="10pt" style:font-size-complex="10pt"/>
    </style:style>
    <style:style style:name="T52_95" style:family="text">
      <style:text-properties fo:font-size="10pt" style:font-size-asian="10pt" style:font-size-complex="10pt"/>
    </style:style>
    <style:style style:name="T52_96" style:family="text">
      <style:text-properties fo:font-size="10pt" style:font-size-asian="10pt" style:font-size-complex="10pt"/>
    </style:style>
    <style:style style:name="T52_97" style:family="text">
      <style:text-properties fo:font-size="10pt" style:font-size-asian="10pt" style:font-size-complex="10pt"/>
    </style:style>
    <style:style style:name="T52_98" style:family="text">
      <style:text-properties fo:font-size="10pt" style:font-size-asian="10pt" style:font-size-complex="10pt"/>
    </style:style>
    <style:style style:name="T52_99" style:family="text">
      <style:text-properties fo:font-size="10pt" style:font-size-asian="10pt" style:font-size-complex="10pt"/>
    </style:style>
    <style:style style:name="T52_100" style:family="text">
      <style:text-properties fo:font-size="10pt" style:font-size-asian="10pt" style:font-size-complex="10pt"/>
    </style:style>
    <style:style style:name="T52_101" style:family="text">
      <style:text-properties fo:font-size="10pt" style:font-size-asian="10pt" style:font-size-complex="10pt"/>
    </style:style>
    <style:style style:name="T52_102" style:family="text">
      <style:text-properties fo:font-size="10pt" style:font-size-asian="10pt" style:font-size-complex="10pt"/>
    </style:style>
    <style:style style:name="T52_103" style:family="text">
      <style:text-properties fo:font-size="10pt" style:font-size-asian="10pt" style:font-size-complex="10pt"/>
    </style:style>
    <style:style style:name="T52_104" style:family="text">
      <style:text-properties fo:font-size="10pt" style:font-size-asian="10pt" style:font-size-complex="10pt"/>
    </style:style>
    <style:style style:name="T52_105" style:family="text">
      <style:text-properties fo:font-size="10pt" style:font-size-asian="10pt" style:font-size-complex="10pt"/>
    </style:style>
    <style:style style:name="T52_106" style:family="text">
      <style:text-properties fo:font-size="10pt" style:font-size-asian="10pt" style:font-size-complex="10pt"/>
    </style:style>
    <style:style style:name="P53" style:family="paragraph" style:parent-style-name="Standard">
      <style:paragraph-properties fo:text-align="justify" fo:break-before="auto" fo:line-height="108%" fo:margin-left="2.54cm" style:writing-mode="lr-tb"/>
    </style:style>
    <style:style style:name="T53_1" style:family="text">
      <style:text-properties fo:font-size="10pt" style:font-size-asian="10pt" style:font-size-complex="10pt" fo:font-weight="bold" style:font-weight-asian="bold" style:font-weight-complex="bold"/>
    </style:style>
    <style:style style:name="T53_2" style:family="text">
      <style:text-properties fo:font-size="10pt" style:font-size-asian="10pt" style:font-size-complex="10pt" fo:font-weight="bold" style:font-weight-asian="bold" style:font-weight-complex="bold"/>
    </style:style>
    <style:style style:name="T53_3" style:family="text">
      <style:text-properties fo:font-size="10pt" style:font-size-asian="10pt" style:font-size-complex="10pt"/>
    </style:style>
    <style:style style:name="T53_4" style:family="text">
      <style:text-properties fo:font-size="10pt" style:font-size-asian="10pt" style:font-size-complex="10pt"/>
    </style:style>
    <style:style style:name="T53_5" style:family="text">
      <style:text-properties fo:font-size="10pt" style:font-size-asian="10pt" style:font-size-complex="10pt"/>
    </style:style>
    <style:style style:name="T53_6" style:family="text">
      <style:text-properties fo:font-size="10pt" style:font-size-asian="10pt" style:font-size-complex="10pt"/>
    </style:style>
    <style:style style:name="T53_7" style:family="text">
      <style:text-properties fo:font-size="10pt" style:font-size-asian="10pt" style:font-size-complex="10pt"/>
    </style:style>
    <style:style style:name="T53_8" style:family="text">
      <style:text-properties fo:font-size="10pt" style:font-size-asian="10pt" style:font-size-complex="10pt"/>
    </style:style>
    <style:style style:name="T53_9" style:family="text">
      <style:text-properties fo:font-size="10pt" style:font-size-asian="10pt" style:font-size-complex="10pt"/>
    </style:style>
    <style:style style:name="T53_10" style:family="text">
      <style:text-properties fo:font-size="10pt" style:font-size-asian="10pt" style:font-size-complex="10pt"/>
    </style:style>
    <style:style style:name="T53_11" style:family="text">
      <style:text-properties fo:font-size="10pt" style:font-size-asian="10pt" style:font-size-complex="10pt"/>
    </style:style>
    <style:style style:name="T53_12" style:family="text">
      <style:text-properties fo:font-size="10pt" style:font-size-asian="10pt" style:font-size-complex="10pt"/>
    </style:style>
    <style:style style:name="P54" style:family="paragraph" style:parent-style-name="Standard">
      <style:paragraph-properties fo:text-align="justify" fo:break-before="auto" fo:line-height="108%" fo:margin-left="2.54cm" style:writing-mode="lr-tb"/>
    </style:style>
    <style:style style:name="T54_1" style:family="text">
      <style:text-properties fo:font-size="10pt" style:font-size-asian="10pt" style:font-size-complex="10pt" fo:font-weight="bold" style:font-weight-asian="bold" style:font-weight-complex="bold"/>
    </style:style>
    <style:style style:name="T54_2" style:family="text">
      <style:text-properties fo:font-size="10pt" style:font-size-asian="10pt" style:font-size-complex="10pt" fo:font-weight="bold" style:font-weight-asian="bold" style:font-weight-complex="bold"/>
    </style:style>
    <style:style style:name="T54_3" style:family="text">
      <style:text-properties fo:font-size="10pt" style:font-size-asian="10pt" style:font-size-complex="10pt"/>
    </style:style>
    <style:style style:name="T54_4" style:family="text">
      <style:text-properties fo:font-size="10pt" style:font-size-asian="10pt" style:font-size-complex="10pt"/>
    </style:style>
    <style:style style:name="T54_5" style:family="text">
      <style:text-properties fo:font-size="10pt" style:font-size-asian="10pt" style:font-size-complex="10pt"/>
    </style:style>
    <style:style style:name="T54_6" style:family="text">
      <style:text-properties fo:font-size="10pt" style:font-size-asian="10pt" style:font-size-complex="10pt"/>
    </style:style>
    <style:style style:name="T54_7" style:family="text">
      <style:text-properties fo:font-size="10pt" style:font-size-asian="10pt" style:font-size-complex="10pt"/>
    </style:style>
    <style:style style:name="T54_8" style:family="text">
      <style:text-properties fo:font-size="10pt" style:font-size-asian="10pt" style:font-size-complex="10pt"/>
    </style:style>
    <style:style style:name="T54_9" style:family="text">
      <style:text-properties fo:font-size="10pt" style:font-size-asian="10pt" style:font-size-complex="10pt"/>
    </style:style>
    <style:style style:name="T54_10" style:family="text">
      <style:text-properties fo:font-size="10pt" style:font-size-asian="10pt" style:font-size-complex="10pt"/>
    </style:style>
    <style:style style:name="T54_11" style:family="text">
      <style:text-properties fo:font-size="10pt" style:font-size-asian="10pt" style:font-size-complex="10pt"/>
    </style:style>
    <style:style style:name="T54_12" style:family="text">
      <style:text-properties fo:font-size="10pt" style:font-size-asian="10pt" style:font-size-complex="10pt"/>
    </style:style>
    <style:style style:name="T54_13" style:family="text">
      <style:text-properties fo:font-size="10pt" style:font-size-asian="10pt" style:font-size-complex="10pt"/>
    </style:style>
    <style:style style:name="T54_14" style:family="text">
      <style:text-properties fo:font-size="10pt" style:font-size-asian="10pt" style:font-size-complex="10pt"/>
    </style:style>
    <style:style style:name="T54_15" style:family="text">
      <style:text-properties fo:font-size="10pt" style:font-size-asian="10pt" style:font-size-complex="10pt"/>
    </style:style>
    <style:style style:name="T54_16" style:family="text">
      <style:text-properties fo:font-size="10pt" style:font-size-asian="10pt" style:font-size-complex="10pt"/>
    </style:style>
    <style:style style:name="T54_17" style:family="text">
      <style:text-properties fo:font-size="10pt" style:font-size-asian="10pt" style:font-size-complex="10pt"/>
    </style:style>
    <style:style style:name="T54_18" style:family="text">
      <style:text-properties fo:font-size="10pt" style:font-size-asian="10pt" style:font-size-complex="10pt"/>
    </style:style>
    <style:style style:name="T54_19" style:family="text">
      <style:text-properties fo:font-size="10pt" style:font-size-asian="10pt" style:font-size-complex="10pt"/>
    </style:style>
    <style:style style:name="P55" style:family="paragraph" style:parent-style-name="Standard">
      <style:paragraph-properties fo:text-align="justify" fo:break-before="auto" fo:line-height="108%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56" style:family="paragraph" style:parent-style-name="Standard">
      <style:paragraph-properties fo:text-align="justify" fo:break-before="auto" fo:line-height="108%" style:writing-mode="lr-tb"/>
    </style:style>
    <style:style style:name="T5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6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6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6_8" style:family="text"/>
    <style:style style:name="T56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6_10" style:family="text"/>
    <style:style style:name="T56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6_12" style:family="text"/>
    <style:style style:name="T56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6_14" style:family="text"/>
    <style:style style:name="T56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6_16" style:family="text"/>
    <style:style style:name="T56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6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7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57_1" style:family="text">
      <style:text-properties fo:font-size="10pt" style:font-size-asian="10pt" style:font-size-complex="10pt"/>
    </style:style>
    <style:style style:name="T57_2" style:family="text">
      <style:text-properties fo:font-size="10pt" style:font-size-asian="10pt" style:font-size-complex="10pt"/>
    </style:style>
    <style:style style:name="T57_3" style:family="text">
      <style:text-properties fo:font-size="10pt" style:font-size-asian="10pt" style:font-size-complex="10pt"/>
    </style:style>
    <style:style style:name="T57_4" style:family="text">
      <style:text-properties fo:font-size="10pt" style:font-size-asian="10pt" style:font-size-complex="10pt"/>
    </style:style>
    <style:style style:name="T57_5" style:family="text">
      <style:text-properties fo:font-size="10pt" style:font-size-asian="10pt" style:font-size-complex="10pt"/>
    </style:style>
    <style:style style:name="T57_6" style:family="text">
      <style:text-properties fo:font-size="10pt" style:font-size-asian="10pt" style:font-size-complex="10pt"/>
    </style:style>
    <style:style style:name="T57_7" style:family="text">
      <style:text-properties fo:font-size="10pt" style:font-size-asian="10pt" style:font-size-complex="10pt"/>
    </style:style>
    <style:style style:name="T57_8" style:family="text">
      <style:text-properties fo:font-size="10pt" style:font-size-asian="10pt" style:font-size-complex="10pt"/>
    </style:style>
    <style:style style:name="T57_9" style:family="text">
      <style:text-properties fo:font-size="10pt" style:font-size-asian="10pt" style:font-size-complex="10pt"/>
    </style:style>
    <style:style style:name="T57_10" style:family="text">
      <style:text-properties fo:font-size="10pt" style:font-size-asian="10pt" style:font-size-complex="10pt"/>
    </style:style>
    <style:style style:name="T57_11" style:family="text">
      <style:text-properties fo:font-size="10pt" style:font-size-asian="10pt" style:font-size-complex="10pt"/>
    </style:style>
    <style:style style:name="T57_12" style:family="text">
      <style:text-properties fo:font-size="10pt" style:font-size-asian="10pt" style:font-size-complex="10pt"/>
    </style:style>
    <style:style style:name="T57_13" style:family="text">
      <style:text-properties fo:font-size="10pt" style:font-size-asian="10pt" style:font-size-complex="10pt"/>
    </style:style>
    <style:style style:name="T57_14" style:family="text">
      <style:text-properties fo:font-size="10pt" style:font-size-asian="10pt" style:font-size-complex="10pt"/>
    </style:style>
    <style:style style:name="T57_15" style:family="text">
      <style:text-properties fo:font-size="10pt" style:font-size-asian="10pt" style:font-size-complex="10pt"/>
    </style:style>
    <style:style style:name="T57_16" style:family="text">
      <style:text-properties fo:font-size="10pt" style:font-size-asian="10pt" style:font-size-complex="10pt"/>
    </style:style>
    <style:style style:name="T57_17" style:family="text">
      <style:text-properties fo:font-size="10pt" style:font-size-asian="10pt" style:font-size-complex="10pt"/>
    </style:style>
    <style:style style:name="T57_18" style:family="text">
      <style:text-properties fo:font-size="10pt" style:font-size-asian="10pt" style:font-size-complex="10pt"/>
    </style:style>
    <style:style style:name="T57_19" style:family="text">
      <style:text-properties fo:font-size="10pt" style:font-size-asian="10pt" style:font-size-complex="10pt"/>
    </style:style>
    <style:style style:name="T57_20" style:family="text">
      <style:text-properties fo:font-size="10pt" style:font-size-asian="10pt" style:font-size-complex="10pt"/>
    </style:style>
    <style:style style:name="T57_21" style:family="text">
      <style:text-properties fo:font-size="10pt" style:font-size-asian="10pt" style:font-size-complex="10pt"/>
    </style:style>
    <style:style style:name="T57_22" style:family="text">
      <style:text-properties fo:font-size="10pt" style:font-size-asian="10pt" style:font-size-complex="10pt"/>
    </style:style>
    <style:style style:name="T57_23" style:family="text">
      <style:text-properties fo:font-size="10pt" style:font-size-asian="10pt" style:font-size-complex="10pt"/>
    </style:style>
    <style:style style:name="T57_24" style:family="text">
      <style:text-properties fo:font-size="10pt" style:font-size-asian="10pt" style:font-size-complex="10pt"/>
    </style:style>
    <style:style style:name="T57_25" style:family="text">
      <style:text-properties fo:font-size="10pt" style:font-size-asian="10pt" style:font-size-complex="10pt"/>
    </style:style>
    <style:style style:name="T57_26" style:family="text">
      <style:text-properties fo:font-size="10pt" style:font-size-asian="10pt" style:font-size-complex="10pt"/>
    </style:style>
    <style:style style:name="T57_27" style:family="text">
      <style:text-properties fo:font-size="10pt" style:font-size-asian="10pt" style:font-size-complex="10pt"/>
    </style:style>
    <style:style style:name="T57_28" style:family="text">
      <style:text-properties fo:font-size="10pt" style:font-size-asian="10pt" style:font-size-complex="10pt"/>
    </style:style>
    <style:style style:name="T57_29" style:family="text">
      <style:text-properties fo:font-size="10pt" style:font-size-asian="10pt" style:font-size-complex="10pt"/>
    </style:style>
    <style:style style:name="T57_30" style:family="text">
      <style:text-properties fo:font-size="10pt" style:font-size-asian="10pt" style:font-size-complex="10pt"/>
    </style:style>
    <style:style style:name="T57_31" style:family="text">
      <style:text-properties fo:font-size="10pt" style:font-size-asian="10pt" style:font-size-complex="10pt"/>
    </style:style>
    <style:style style:name="T57_32" style:family="text">
      <style:text-properties fo:font-size="10pt" style:font-size-asian="10pt" style:font-size-complex="10pt"/>
    </style:style>
    <style:style style:name="T57_33" style:family="text">
      <style:text-properties fo:font-size="10pt" style:font-size-asian="10pt" style:font-size-complex="10pt"/>
    </style:style>
    <style:style style:name="T57_34" style:family="text">
      <style:text-properties fo:font-size="10pt" style:font-size-asian="10pt" style:font-size-complex="10pt"/>
    </style:style>
    <style:style style:name="T57_35" style:family="text">
      <style:text-properties fo:font-size="10pt" style:font-size-asian="10pt" style:font-size-complex="10pt"/>
    </style:style>
    <style:style style:name="T57_36" style:family="text">
      <style:text-properties fo:font-size="10pt" style:font-size-asian="10pt" style:font-size-complex="10pt"/>
    </style:style>
    <style:style style:name="T57_37" style:family="text">
      <style:text-properties fo:font-size="10pt" style:font-size-asian="10pt" style:font-size-complex="10pt"/>
    </style:style>
    <style:style style:name="T57_38" style:family="text">
      <style:text-properties fo:font-size="10pt" style:font-size-asian="10pt" style:font-size-complex="10pt"/>
    </style:style>
    <style:style style:name="T57_39" style:family="text">
      <style:text-properties fo:font-size="10pt" style:font-size-asian="10pt" style:font-size-complex="10pt"/>
    </style:style>
    <style:style style:name="T57_40" style:family="text">
      <style:text-properties fo:font-size="10pt" style:font-size-asian="10pt" style:font-size-complex="10pt"/>
    </style:style>
    <style:style style:name="T57_41" style:family="text">
      <style:text-properties fo:font-size="10pt" style:font-size-asian="10pt" style:font-size-complex="10pt"/>
    </style:style>
    <style:style style:name="T57_42" style:family="text">
      <style:text-properties fo:font-size="10pt" style:font-size-asian="10pt" style:font-size-complex="10pt"/>
    </style:style>
    <style:style style:name="T57_43" style:family="text">
      <style:text-properties fo:font-size="10pt" style:font-size-asian="10pt" style:font-size-complex="10pt"/>
    </style:style>
    <style:style style:name="T57_44" style:family="text">
      <style:text-properties fo:font-size="10pt" style:font-size-asian="10pt" style:font-size-complex="10pt"/>
    </style:style>
    <style:style style:name="T57_45" style:family="text">
      <style:text-properties fo:font-size="10pt" style:font-size-asian="10pt" style:font-size-complex="10pt"/>
    </style:style>
    <style:style style:name="T57_46" style:family="text">
      <style:text-properties fo:font-size="10pt" style:font-size-asian="10pt" style:font-size-complex="10pt"/>
    </style:style>
    <style:style style:name="T57_47" style:family="text">
      <style:text-properties fo:font-size="10pt" style:font-size-asian="10pt" style:font-size-complex="10pt"/>
    </style:style>
    <style:style style:name="T57_48" style:family="text">
      <style:text-properties fo:font-size="10pt" style:font-size-asian="10pt" style:font-size-complex="10pt"/>
    </style:style>
    <style:style style:name="T57_49" style:family="text">
      <style:text-properties fo:font-size="10pt" style:font-size-asian="10pt" style:font-size-complex="10pt"/>
    </style:style>
    <style:style style:name="T57_50" style:family="text">
      <style:text-properties fo:font-size="10pt" style:font-size-asian="10pt" style:font-size-complex="10pt"/>
    </style:style>
    <style:style style:name="T57_51" style:family="text">
      <style:text-properties fo:font-size="10pt" style:font-size-asian="10pt" style:font-size-complex="10pt"/>
    </style:style>
    <style:style style:name="T57_52" style:family="text">
      <style:text-properties fo:font-size="10pt" style:font-size-asian="10pt" style:font-size-complex="10pt"/>
    </style:style>
    <style:style style:name="T57_53" style:family="text">
      <style:text-properties fo:font-size="10pt" style:font-size-asian="10pt" style:font-size-complex="10pt"/>
    </style:style>
    <style:style style:name="T57_54" style:family="text">
      <style:text-properties fo:font-size="10pt" style:font-size-asian="10pt" style:font-size-complex="10pt"/>
    </style:style>
    <style:style style:name="T57_55" style:family="text">
      <style:text-properties fo:font-size="10pt" style:font-size-asian="10pt" style:font-size-complex="10pt"/>
    </style:style>
    <style:style style:name="T57_56" style:family="text">
      <style:text-properties fo:font-size="10pt" style:font-size-asian="10pt" style:font-size-complex="10pt"/>
    </style:style>
    <style:style style:name="T57_57" style:family="text">
      <style:text-properties fo:font-size="10pt" style:font-size-asian="10pt" style:font-size-complex="10pt"/>
    </style:style>
    <style:style style:name="T57_58" style:family="text">
      <style:text-properties fo:font-size="10pt" style:font-size-asian="10pt" style:font-size-complex="10pt"/>
    </style:style>
    <style:style style:name="T57_59" style:family="text">
      <style:text-properties fo:font-size="10pt" style:font-size-asian="10pt" style:font-size-complex="10pt"/>
    </style:style>
    <style:style style:name="T57_60" style:family="text">
      <style:text-properties fo:font-size="10pt" style:font-size-asian="10pt" style:font-size-complex="10pt"/>
    </style:style>
    <style:style style:name="T57_61" style:family="text">
      <style:text-properties fo:font-size="10pt" style:font-size-asian="10pt" style:font-size-complex="10pt"/>
    </style:style>
    <style:style style:name="T57_62" style:family="text">
      <style:text-properties fo:font-size="10pt" style:font-size-asian="10pt" style:font-size-complex="10pt"/>
    </style:style>
    <style:style style:name="T57_63" style:family="text">
      <style:text-properties fo:font-size="10pt" style:font-size-asian="10pt" style:font-size-complex="10pt"/>
    </style:style>
    <style:style style:name="T57_64" style:family="text">
      <style:text-properties fo:font-size="10pt" style:font-size-asian="10pt" style:font-size-complex="10pt"/>
    </style:style>
    <style:style style:name="T57_65" style:family="text">
      <style:text-properties fo:font-size="10pt" style:font-size-asian="10pt" style:font-size-complex="10pt"/>
    </style:style>
    <style:style style:name="T57_66" style:family="text">
      <style:text-properties fo:font-size="10pt" style:font-size-asian="10pt" style:font-size-complex="10pt"/>
    </style:style>
    <style:style style:name="T57_67" style:family="text">
      <style:text-properties fo:font-size="10pt" style:font-size-asian="10pt" style:font-size-complex="10pt"/>
    </style:style>
    <style:style style:name="T57_68" style:family="text">
      <style:text-properties fo:font-size="10pt" style:font-size-asian="10pt" style:font-size-complex="10pt"/>
    </style:style>
    <style:style style:name="T57_69" style:family="text">
      <style:text-properties fo:font-size="10pt" style:font-size-asian="10pt" style:font-size-complex="10pt"/>
    </style:style>
    <style:style style:name="T57_70" style:family="text">
      <style:text-properties fo:font-size="10pt" style:font-size-asian="10pt" style:font-size-complex="10pt"/>
    </style:style>
    <style:style style:name="T57_71" style:family="text">
      <style:text-properties fo:font-size="10pt" style:font-size-asian="10pt" style:font-size-complex="10pt"/>
    </style:style>
    <style:style style:name="T57_72" style:family="text">
      <style:text-properties fo:font-size="10pt" style:font-size-asian="10pt" style:font-size-complex="10pt"/>
    </style:style>
    <style:style style:name="T57_73" style:family="text">
      <style:text-properties fo:font-size="10pt" style:font-size-asian="10pt" style:font-size-complex="10pt"/>
    </style:style>
    <style:style style:name="T57_74" style:family="text">
      <style:text-properties fo:font-size="10pt" style:font-size-asian="10pt" style:font-size-complex="10pt"/>
    </style:style>
    <style:style style:name="T57_75" style:family="text">
      <style:text-properties fo:font-size="10pt" style:font-size-asian="10pt" style:font-size-complex="10pt"/>
    </style:style>
    <style:style style:name="T57_76" style:family="text">
      <style:text-properties fo:font-size="10pt" style:font-size-asian="10pt" style:font-size-complex="10pt"/>
    </style:style>
    <style:style style:name="T57_77" style:family="text">
      <style:text-properties fo:font-size="10pt" style:font-size-asian="10pt" style:font-size-complex="10pt"/>
    </style:style>
    <style:style style:name="T57_78" style:family="text">
      <style:text-properties fo:font-size="10pt" style:font-size-asian="10pt" style:font-size-complex="10pt"/>
    </style:style>
    <style:style style:name="T57_79" style:family="text">
      <style:text-properties fo:font-size="10pt" style:font-size-asian="10pt" style:font-size-complex="10pt"/>
    </style:style>
    <style:style style:name="T57_80" style:family="text">
      <style:text-properties fo:font-size="10pt" style:font-size-asian="10pt" style:font-size-complex="10pt"/>
    </style:style>
    <style:style style:name="T57_81" style:family="text">
      <style:text-properties fo:font-size="10pt" style:font-size-asian="10pt" style:font-size-complex="10pt"/>
    </style:style>
    <style:style style:name="T57_82" style:family="text">
      <style:text-properties fo:font-size="10pt" style:font-size-asian="10pt" style:font-size-complex="10pt"/>
    </style:style>
    <style:style style:name="T57_83" style:family="text">
      <style:text-properties fo:font-size="10pt" style:font-size-asian="10pt" style:font-size-complex="10pt"/>
    </style:style>
    <style:style style:name="T57_84" style:family="text">
      <style:text-properties fo:font-size="10pt" style:font-size-asian="10pt" style:font-size-complex="10pt"/>
    </style:style>
    <style:style style:name="T57_85" style:family="text">
      <style:text-properties fo:font-size="10pt" style:font-size-asian="10pt" style:font-size-complex="10pt"/>
    </style:style>
    <style:style style:name="T57_86" style:family="text">
      <style:text-properties fo:font-size="10pt" style:font-size-asian="10pt" style:font-size-complex="10pt"/>
    </style:style>
    <style:style style:name="T57_87" style:family="text">
      <style:text-properties fo:font-size="10pt" style:font-size-asian="10pt" style:font-size-complex="10pt"/>
    </style:style>
    <style:style style:name="T57_88" style:family="text">
      <style:text-properties fo:font-size="10pt" style:font-size-asian="10pt" style:font-size-complex="10pt"/>
    </style:style>
    <style:style style:name="T57_89" style:family="text">
      <style:text-properties fo:font-size="10pt" style:font-size-asian="10pt" style:font-size-complex="10pt"/>
    </style:style>
    <style:style style:name="T57_90" style:family="text">
      <style:text-properties fo:font-size="10pt" style:font-size-asian="10pt" style:font-size-complex="10pt"/>
    </style:style>
    <style:style style:name="T57_91" style:family="text">
      <style:text-properties fo:font-size="10pt" style:font-size-asian="10pt" style:font-size-complex="10pt"/>
    </style:style>
    <style:style style:name="T57_92" style:family="text">
      <style:text-properties fo:font-size="10pt" style:font-size-asian="10pt" style:font-size-complex="10pt"/>
    </style:style>
    <style:style style:name="T57_93" style:family="text">
      <style:text-properties fo:font-size="10pt" style:font-size-asian="10pt" style:font-size-complex="10pt"/>
    </style:style>
    <style:style style:name="T57_94" style:family="text">
      <style:text-properties fo:font-size="10pt" style:font-size-asian="10pt" style:font-size-complex="10pt"/>
    </style:style>
    <style:style style:name="T57_95" style:family="text">
      <style:text-properties fo:font-size="10pt" style:font-size-asian="10pt" style:font-size-complex="10pt"/>
    </style:style>
    <style:style style:name="T57_96" style:family="text">
      <style:text-properties fo:font-size="10pt" style:font-size-asian="10pt" style:font-size-complex="10pt"/>
    </style:style>
    <style:style style:name="T57_97" style:family="text">
      <style:text-properties fo:font-size="10pt" style:font-size-asian="10pt" style:font-size-complex="10pt"/>
    </style:style>
    <style:style style:name="T57_98" style:family="text">
      <style:text-properties fo:font-size="10pt" style:font-size-asian="10pt" style:font-size-complex="10pt"/>
    </style:style>
    <style:style style:name="T57_99" style:family="text">
      <style:text-properties fo:font-size="10pt" style:font-size-asian="10pt" style:font-size-complex="10pt"/>
    </style:style>
    <style:style style:name="T57_100" style:family="text">
      <style:text-properties fo:font-size="10pt" style:font-size-asian="10pt" style:font-size-complex="10pt"/>
    </style:style>
    <style:style style:name="T57_101" style:family="text">
      <style:text-properties fo:font-size="10pt" style:font-size-asian="10pt" style:font-size-complex="10pt"/>
    </style:style>
    <style:style style:name="T57_102" style:family="text">
      <style:text-properties fo:font-size="10pt" style:font-size-asian="10pt" style:font-size-complex="10pt"/>
    </style:style>
    <style:style style:name="T57_103" style:family="text">
      <style:text-properties fo:font-size="10pt" style:font-size-asian="10pt" style:font-size-complex="10pt"/>
    </style:style>
    <style:style style:name="T57_104" style:family="text">
      <style:text-properties fo:font-size="10pt" style:font-size-asian="10pt" style:font-size-complex="10pt"/>
    </style:style>
    <style:style style:name="T57_105" style:family="text">
      <style:text-properties fo:font-size="10pt" style:font-size-asian="10pt" style:font-size-complex="10pt"/>
    </style:style>
    <style:style style:name="T57_106" style:family="text">
      <style:text-properties fo:font-size="10pt" style:font-size-asian="10pt" style:font-size-complex="10pt"/>
    </style:style>
    <style:style style:name="T57_107" style:family="text">
      <style:text-properties fo:font-size="10pt" style:font-size-asian="10pt" style:font-size-complex="10pt"/>
    </style:style>
    <style:style style:name="T57_108" style:family="text">
      <style:text-properties fo:font-size="10pt" style:font-size-asian="10pt" style:font-size-complex="10pt"/>
    </style:style>
    <style:style style:name="T57_109" style:family="text">
      <style:text-properties fo:font-size="10pt" style:font-size-asian="10pt" style:font-size-complex="10pt"/>
    </style:style>
    <style:style style:name="T57_110" style:family="text">
      <style:text-properties fo:font-size="10pt" style:font-size-asian="10pt" style:font-size-complex="10pt"/>
    </style:style>
    <style:style style:name="P58" style:family="paragraph" style:parent-style-name="Standard">
      <style:paragraph-properties fo:text-align="justify" fo:break-before="auto" fo:line-height="108%" fo:margin-left="2.54cm" style:writing-mode="lr-tb"/>
    </style:style>
    <style:style style:name="T58_1" style:family="text">
      <style:text-properties fo:font-size="10pt" style:font-size-asian="10pt" style:font-size-complex="10pt" fo:font-weight="bold" style:font-weight-asian="bold" style:font-weight-complex="bold"/>
    </style:style>
    <style:style style:name="T58_2" style:family="text">
      <style:text-properties fo:font-size="10pt" style:font-size-asian="10pt" style:font-size-complex="10pt" fo:font-weight="bold" style:font-weight-asian="bold" style:font-weight-complex="bold"/>
    </style:style>
    <style:style style:name="T58_3" style:family="text">
      <style:text-properties fo:font-size="10pt" style:font-size-asian="10pt" style:font-size-complex="10pt"/>
    </style:style>
    <style:style style:name="P59" style:family="paragraph" style:parent-style-name="Standard">
      <style:paragraph-properties fo:text-align="justify" fo:break-before="auto" fo:line-height="108%" fo:margin-left="2.54cm" style:writing-mode="lr-tb"/>
    </style:style>
    <style:style style:name="T59_1" style:family="text">
      <style:text-properties fo:font-size="10pt" style:font-size-asian="10pt" style:font-size-complex="10pt" fo:font-weight="bold" style:font-weight-asian="bold" style:font-weight-complex="bold"/>
    </style:style>
    <style:style style:name="T59_2" style:family="text">
      <style:text-properties fo:font-size="10pt" style:font-size-asian="10pt" style:font-size-complex="10pt" fo:font-weight="bold" style:font-weight-asian="bold" style:font-weight-complex="bold"/>
    </style:style>
    <style:style style:name="T59_3" style:family="text">
      <style:text-properties fo:font-size="10pt" style:font-size-asian="10pt" style:font-size-complex="10pt"/>
    </style:style>
    <style:style style:name="T59_4" style:family="text">
      <style:text-properties fo:font-size="10pt" style:font-size-asian="10pt" style:font-size-complex="10pt"/>
    </style:style>
    <style:style style:name="T59_5" style:family="text">
      <style:text-properties fo:font-size="10pt" style:font-size-asian="10pt" style:font-size-complex="10pt"/>
    </style:style>
    <style:style style:name="T59_6" style:family="text">
      <style:text-properties fo:font-size="10pt" style:font-size-asian="10pt" style:font-size-complex="10pt"/>
    </style:style>
    <style:style style:name="T59_7" style:family="text">
      <style:text-properties fo:font-size="10pt" style:font-size-asian="10pt" style:font-size-complex="10pt"/>
    </style:style>
    <style:style style:name="T59_8" style:family="text">
      <style:text-properties fo:font-size="10pt" style:font-size-asian="10pt" style:font-size-complex="10pt"/>
    </style:style>
    <style:style style:name="T59_9" style:family="text">
      <style:text-properties fo:font-size="10pt" style:font-size-asian="10pt" style:font-size-complex="10pt"/>
    </style:style>
    <style:style style:name="T59_10" style:family="text">
      <style:text-properties fo:font-size="10pt" style:font-size-asian="10pt" style:font-size-complex="10pt"/>
    </style:style>
    <style:style style:name="T59_11" style:family="text">
      <style:text-properties fo:font-size="10pt" style:font-size-asian="10pt" style:font-size-complex="10pt"/>
    </style:style>
    <style:style style:name="T59_12" style:family="text">
      <style:text-properties fo:font-size="10pt" style:font-size-asian="10pt" style:font-size-complex="10pt"/>
    </style:style>
    <style:style style:name="T59_13" style:family="text">
      <style:text-properties fo:font-size="10pt" style:font-size-asian="10pt" style:font-size-complex="10pt"/>
    </style:style>
    <style:style style:name="T59_14" style:family="text">
      <style:text-properties fo:font-size="10pt" style:font-size-asian="10pt" style:font-size-complex="10pt"/>
    </style:style>
    <style:style style:name="T59_15" style:family="text">
      <style:text-properties fo:font-size="10pt" style:font-size-asian="10pt" style:font-size-complex="10pt"/>
    </style:style>
    <style:style style:name="T59_16" style:family="text">
      <style:text-properties fo:font-size="10pt" style:font-size-asian="10pt" style:font-size-complex="10pt"/>
    </style:style>
    <style:style style:name="T59_17" style:family="text">
      <style:text-properties fo:font-size="10pt" style:font-size-asian="10pt" style:font-size-complex="10pt"/>
    </style:style>
    <style:style style:name="T59_18" style:family="text">
      <style:text-properties fo:font-size="10pt" style:font-size-asian="10pt" style:font-size-complex="10pt"/>
    </style:style>
    <style:style style:name="T59_19" style:family="text">
      <style:text-properties fo:font-size="10pt" style:font-size-asian="10pt" style:font-size-complex="10pt"/>
    </style:style>
    <style:style style:name="T59_20" style:family="text">
      <style:text-properties fo:font-size="10pt" style:font-size-asian="10pt" style:font-size-complex="10pt"/>
    </style:style>
    <style:style style:name="T59_21" style:family="text">
      <style:text-properties fo:font-size="10pt" style:font-size-asian="10pt" style:font-size-complex="10pt"/>
    </style:style>
    <style:style style:name="T59_22" style:family="text">
      <style:text-properties fo:font-size="10pt" style:font-size-asian="10pt" style:font-size-complex="10pt"/>
    </style:style>
    <style:style style:name="T59_23" style:family="text">
      <style:text-properties fo:font-size="10pt" style:font-size-asian="10pt" style:font-size-complex="10pt"/>
    </style:style>
    <style:style style:name="T59_24" style:family="text">
      <style:text-properties fo:font-size="10pt" style:font-size-asian="10pt" style:font-size-complex="10pt"/>
    </style:style>
    <style:style style:name="T59_25" style:family="text">
      <style:text-properties fo:font-size="10pt" style:font-size-asian="10pt" style:font-size-complex="10pt"/>
    </style:style>
    <style:style style:name="P60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61" style:family="paragraph" style:parent-style-name="Standard">
      <style:paragraph-properties fo:text-align="justify" fo:break-before="auto" fo:line-height="108%" style:writing-mode="lr-tb"/>
    </style:style>
    <style:style style:name="T6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1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1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1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2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62_1" style:family="text">
      <style:text-properties fo:font-size="10pt" style:font-size-asian="10pt" style:font-size-complex="10pt"/>
    </style:style>
    <style:style style:name="T62_2" style:family="text">
      <style:text-properties fo:font-size="10pt" style:font-size-asian="10pt" style:font-size-complex="10pt"/>
    </style:style>
    <style:style style:name="T62_3" style:family="text">
      <style:text-properties fo:font-size="10pt" style:font-size-asian="10pt" style:font-size-complex="10pt"/>
    </style:style>
    <style:style style:name="T62_4" style:family="text">
      <style:text-properties fo:font-size="10pt" style:font-size-asian="10pt" style:font-size-complex="10pt"/>
    </style:style>
    <style:style style:name="T62_5" style:family="text">
      <style:text-properties fo:font-size="10pt" style:font-size-asian="10pt" style:font-size-complex="10pt"/>
    </style:style>
    <style:style style:name="T62_6" style:family="text">
      <style:text-properties fo:font-size="10pt" style:font-size-asian="10pt" style:font-size-complex="10pt"/>
    </style:style>
    <style:style style:name="T62_7" style:family="text">
      <style:text-properties fo:font-size="10pt" style:font-size-asian="10pt" style:font-size-complex="10pt"/>
    </style:style>
    <style:style style:name="T62_8" style:family="text">
      <style:text-properties fo:font-size="10pt" style:font-size-asian="10pt" style:font-size-complex="10pt"/>
    </style:style>
    <style:style style:name="T62_9" style:family="text">
      <style:text-properties fo:font-size="10pt" style:font-size-asian="10pt" style:font-size-complex="10pt"/>
    </style:style>
    <style:style style:name="T62_10" style:family="text">
      <style:text-properties fo:font-size="10pt" style:font-size-asian="10pt" style:font-size-complex="10pt"/>
    </style:style>
    <style:style style:name="T62_11" style:family="text">
      <style:text-properties fo:font-size="10pt" style:font-size-asian="10pt" style:font-size-complex="10pt"/>
    </style:style>
    <style:style style:name="T62_12" style:family="text">
      <style:text-properties fo:font-size="10pt" style:font-size-asian="10pt" style:font-size-complex="10pt"/>
    </style:style>
    <style:style style:name="T62_13" style:family="text">
      <style:text-properties fo:font-size="10pt" style:font-size-asian="10pt" style:font-size-complex="10pt"/>
    </style:style>
    <style:style style:name="T62_14" style:family="text">
      <style:text-properties fo:font-size="10pt" style:font-size-asian="10pt" style:font-size-complex="10pt"/>
    </style:style>
    <style:style style:name="T62_15" style:family="text">
      <style:text-properties fo:font-size="10pt" style:font-size-asian="10pt" style:font-size-complex="10pt"/>
    </style:style>
    <style:style style:name="T62_16" style:family="text">
      <style:text-properties fo:font-size="10pt" style:font-size-asian="10pt" style:font-size-complex="10pt"/>
    </style:style>
    <style:style style:name="T62_17" style:family="text">
      <style:text-properties fo:font-size="10pt" style:font-size-asian="10pt" style:font-size-complex="10pt"/>
    </style:style>
    <style:style style:name="T62_18" style:family="text">
      <style:text-properties fo:font-size="10pt" style:font-size-asian="10pt" style:font-size-complex="10pt"/>
    </style:style>
    <style:style style:name="T62_19" style:family="text">
      <style:text-properties fo:font-size="10pt" style:font-size-asian="10pt" style:font-size-complex="10pt"/>
    </style:style>
    <style:style style:name="T62_20" style:family="text">
      <style:text-properties fo:font-size="10pt" style:font-size-asian="10pt" style:font-size-complex="10pt"/>
    </style:style>
    <style:style style:name="T62_21" style:family="text">
      <style:text-properties fo:font-size="10pt" style:font-size-asian="10pt" style:font-size-complex="10pt"/>
    </style:style>
    <style:style style:name="T62_22" style:family="text">
      <style:text-properties fo:font-size="10pt" style:font-size-asian="10pt" style:font-size-complex="10pt"/>
    </style:style>
    <style:style style:name="T62_23" style:family="text">
      <style:text-properties fo:font-size="10pt" style:font-size-asian="10pt" style:font-size-complex="10pt"/>
    </style:style>
    <style:style style:name="T62_24" style:family="text">
      <style:text-properties fo:font-size="10pt" style:font-size-asian="10pt" style:font-size-complex="10pt"/>
    </style:style>
    <style:style style:name="T62_25" style:family="text">
      <style:text-properties fo:font-size="10pt" style:font-size-asian="10pt" style:font-size-complex="10pt"/>
    </style:style>
    <style:style style:name="T62_26" style:family="text">
      <style:text-properties fo:font-size="10pt" style:font-size-asian="10pt" style:font-size-complex="10pt"/>
    </style:style>
    <style:style style:name="T62_27" style:family="text">
      <style:text-properties fo:font-size="10pt" style:font-size-asian="10pt" style:font-size-complex="10pt"/>
    </style:style>
    <style:style style:name="T62_28" style:family="text">
      <style:text-properties fo:font-size="10pt" style:font-size-asian="10pt" style:font-size-complex="10pt"/>
    </style:style>
    <style:style style:name="T62_29" style:family="text">
      <style:text-properties fo:font-size="10pt" style:font-size-asian="10pt" style:font-size-complex="10pt"/>
    </style:style>
    <style:style style:name="T62_30" style:family="text">
      <style:text-properties fo:font-size="10pt" style:font-size-asian="10pt" style:font-size-complex="10pt"/>
    </style:style>
    <style:style style:name="T62_31" style:family="text">
      <style:text-properties fo:font-size="10pt" style:font-size-asian="10pt" style:font-size-complex="10pt"/>
    </style:style>
    <style:style style:name="T62_32" style:family="text">
      <style:text-properties fo:font-size="10pt" style:font-size-asian="10pt" style:font-size-complex="10pt"/>
    </style:style>
    <style:style style:name="T62_33" style:family="text">
      <style:text-properties fo:font-size="10pt" style:font-size-asian="10pt" style:font-size-complex="10pt"/>
    </style:style>
    <style:style style:name="T62_34" style:family="text">
      <style:text-properties fo:font-size="10pt" style:font-size-asian="10pt" style:font-size-complex="10pt"/>
    </style:style>
    <style:style style:name="T62_35" style:family="text">
      <style:text-properties fo:font-size="10pt" style:font-size-asian="10pt" style:font-size-complex="10pt"/>
    </style:style>
    <style:style style:name="T62_36" style:family="text">
      <style:text-properties fo:font-size="10pt" style:font-size-asian="10pt" style:font-size-complex="10pt"/>
    </style:style>
    <style:style style:name="T62_37" style:family="text">
      <style:text-properties fo:font-size="10pt" style:font-size-asian="10pt" style:font-size-complex="10pt"/>
    </style:style>
    <style:style style:name="T62_38" style:family="text">
      <style:text-properties fo:font-size="10pt" style:font-size-asian="10pt" style:font-size-complex="10pt"/>
    </style:style>
    <style:style style:name="T62_39" style:family="text">
      <style:text-properties fo:font-size="10pt" style:font-size-asian="10pt" style:font-size-complex="10pt"/>
    </style:style>
    <style:style style:name="T62_40" style:family="text">
      <style:text-properties fo:font-size="10pt" style:font-size-asian="10pt" style:font-size-complex="10pt"/>
    </style:style>
    <style:style style:name="T62_41" style:family="text">
      <style:text-properties fo:font-size="10pt" style:font-size-asian="10pt" style:font-size-complex="10pt"/>
    </style:style>
    <style:style style:name="T62_42" style:family="text">
      <style:text-properties fo:font-size="10pt" style:font-size-asian="10pt" style:font-size-complex="10pt"/>
    </style:style>
    <style:style style:name="T62_43" style:family="text">
      <style:text-properties fo:font-size="10pt" style:font-size-asian="10pt" style:font-size-complex="10pt"/>
    </style:style>
    <style:style style:name="T62_44" style:family="text">
      <style:text-properties fo:font-size="10pt" style:font-size-asian="10pt" style:font-size-complex="10pt"/>
    </style:style>
    <style:style style:name="T62_45" style:family="text">
      <style:text-properties fo:font-size="10pt" style:font-size-asian="10pt" style:font-size-complex="10pt"/>
    </style:style>
    <style:style style:name="T62_46" style:family="text">
      <style:text-properties fo:font-size="10pt" style:font-size-asian="10pt" style:font-size-complex="10pt"/>
    </style:style>
    <style:style style:name="T62_47" style:family="text">
      <style:text-properties fo:font-size="10pt" style:font-size-asian="10pt" style:font-size-complex="10pt"/>
    </style:style>
    <style:style style:name="T62_48" style:family="text">
      <style:text-properties fo:font-size="10pt" style:font-size-asian="10pt" style:font-size-complex="10pt"/>
    </style:style>
    <style:style style:name="T62_49" style:family="text">
      <style:text-properties fo:font-size="10pt" style:font-size-asian="10pt" style:font-size-complex="10pt"/>
    </style:style>
    <style:style style:name="T62_50" style:family="text">
      <style:text-properties fo:font-size="10pt" style:font-size-asian="10pt" style:font-size-complex="10pt"/>
    </style:style>
    <style:style style:name="T62_51" style:family="text">
      <style:text-properties fo:font-size="10pt" style:font-size-asian="10pt" style:font-size-complex="10pt"/>
    </style:style>
    <style:style style:name="T62_52" style:family="text">
      <style:text-properties fo:font-size="10pt" style:font-size-asian="10pt" style:font-size-complex="10pt"/>
    </style:style>
    <style:style style:name="T62_53" style:family="text">
      <style:text-properties fo:font-size="10pt" style:font-size-asian="10pt" style:font-size-complex="10pt"/>
    </style:style>
    <style:style style:name="T62_54" style:family="text">
      <style:text-properties fo:font-size="10pt" style:font-size-asian="10pt" style:font-size-complex="10pt"/>
    </style:style>
    <style:style style:name="T62_55" style:family="text">
      <style:text-properties fo:font-size="10pt" style:font-size-asian="10pt" style:font-size-complex="10pt"/>
    </style:style>
    <style:style style:name="T62_56" style:family="text">
      <style:text-properties fo:font-size="10pt" style:font-size-asian="10pt" style:font-size-complex="10pt"/>
    </style:style>
    <style:style style:name="T62_57" style:family="text">
      <style:text-properties fo:font-size="10pt" style:font-size-asian="10pt" style:font-size-complex="10pt"/>
    </style:style>
    <style:style style:name="T62_58" style:family="text">
      <style:text-properties fo:font-size="10pt" style:font-size-asian="10pt" style:font-size-complex="10pt"/>
    </style:style>
    <style:style style:name="T62_59" style:family="text">
      <style:text-properties fo:font-size="10pt" style:font-size-asian="10pt" style:font-size-complex="10pt"/>
    </style:style>
    <style:style style:name="T62_60" style:family="text">
      <style:text-properties fo:font-size="10pt" style:font-size-asian="10pt" style:font-size-complex="10pt"/>
    </style:style>
    <style:style style:name="T62_61" style:family="text">
      <style:text-properties fo:font-size="10pt" style:font-size-asian="10pt" style:font-size-complex="10pt"/>
    </style:style>
    <style:style style:name="T62_62" style:family="text">
      <style:text-properties fo:font-size="10pt" style:font-size-asian="10pt" style:font-size-complex="10pt"/>
    </style:style>
    <style:style style:name="T62_63" style:family="text">
      <style:text-properties fo:font-size="10pt" style:font-size-asian="10pt" style:font-size-complex="10pt"/>
    </style:style>
    <style:style style:name="T62_64" style:family="text">
      <style:text-properties fo:font-size="10pt" style:font-size-asian="10pt" style:font-size-complex="10pt"/>
    </style:style>
    <style:style style:name="T62_65" style:family="text">
      <style:text-properties fo:font-size="10pt" style:font-size-asian="10pt" style:font-size-complex="10pt"/>
    </style:style>
    <style:style style:name="T62_66" style:family="text">
      <style:text-properties fo:font-size="10pt" style:font-size-asian="10pt" style:font-size-complex="10pt"/>
    </style:style>
    <style:style style:name="T62_67" style:family="text">
      <style:text-properties fo:font-size="10pt" style:font-size-asian="10pt" style:font-size-complex="10pt"/>
    </style:style>
    <style:style style:name="T62_68" style:family="text">
      <style:text-properties fo:font-size="10pt" style:font-size-asian="10pt" style:font-size-complex="10pt"/>
    </style:style>
    <style:style style:name="T62_69" style:family="text">
      <style:text-properties fo:font-size="10pt" style:font-size-asian="10pt" style:font-size-complex="10pt"/>
    </style:style>
    <style:style style:name="T62_70" style:family="text">
      <style:text-properties fo:font-size="10pt" style:font-size-asian="10pt" style:font-size-complex="10pt"/>
    </style:style>
    <style:style style:name="T62_71" style:family="text">
      <style:text-properties fo:font-size="10pt" style:font-size-asian="10pt" style:font-size-complex="10pt"/>
    </style:style>
    <style:style style:name="T62_72" style:family="text">
      <style:text-properties fo:font-size="10pt" style:font-size-asian="10pt" style:font-size-complex="10pt"/>
    </style:style>
    <style:style style:name="T62_73" style:family="text">
      <style:text-properties fo:font-size="10pt" style:font-size-asian="10pt" style:font-size-complex="10pt"/>
    </style:style>
    <style:style style:name="T62_74" style:family="text">
      <style:text-properties fo:font-size="10pt" style:font-size-asian="10pt" style:font-size-complex="10pt"/>
    </style:style>
    <style:style style:name="T62_75" style:family="text">
      <style:text-properties fo:font-size="10pt" style:font-size-asian="10pt" style:font-size-complex="10pt"/>
    </style:style>
    <style:style style:name="T62_76" style:family="text">
      <style:text-properties fo:font-size="10pt" style:font-size-asian="10pt" style:font-size-complex="10pt"/>
    </style:style>
    <style:style style:name="T62_77" style:family="text">
      <style:text-properties fo:font-size="10pt" style:font-size-asian="10pt" style:font-size-complex="10pt"/>
    </style:style>
    <style:style style:name="T62_78" style:family="text">
      <style:text-properties fo:font-size="10pt" style:font-size-asian="10pt" style:font-size-complex="10pt"/>
    </style:style>
    <style:style style:name="T62_79" style:family="text">
      <style:text-properties fo:font-size="10pt" style:font-size-asian="10pt" style:font-size-complex="10pt"/>
    </style:style>
    <style:style style:name="T62_80" style:family="text">
      <style:text-properties fo:font-size="10pt" style:font-size-asian="10pt" style:font-size-complex="10pt"/>
    </style:style>
    <style:style style:name="T62_81" style:family="text">
      <style:text-properties fo:font-size="10pt" style:font-size-asian="10pt" style:font-size-complex="10pt"/>
    </style:style>
    <style:style style:name="T62_82" style:family="text">
      <style:text-properties fo:font-size="10pt" style:font-size-asian="10pt" style:font-size-complex="10pt"/>
    </style:style>
    <style:style style:name="T62_83" style:family="text">
      <style:text-properties fo:font-size="10pt" style:font-size-asian="10pt" style:font-size-complex="10pt"/>
    </style:style>
    <style:style style:name="T62_84" style:family="text">
      <style:text-properties fo:font-size="10pt" style:font-size-asian="10pt" style:font-size-complex="10pt"/>
    </style:style>
    <style:style style:name="T62_85" style:family="text">
      <style:text-properties fo:font-size="10pt" style:font-size-asian="10pt" style:font-size-complex="10pt"/>
    </style:style>
    <style:style style:name="T62_86" style:family="text">
      <style:text-properties fo:font-size="10pt" style:font-size-asian="10pt" style:font-size-complex="10pt"/>
    </style:style>
    <style:style style:name="T62_87" style:family="text">
      <style:text-properties fo:font-size="10pt" style:font-size-asian="10pt" style:font-size-complex="10pt"/>
    </style:style>
    <style:style style:name="T62_88" style:family="text">
      <style:text-properties fo:font-size="10pt" style:font-size-asian="10pt" style:font-size-complex="10pt"/>
    </style:style>
    <style:style style:name="T62_89" style:family="text">
      <style:text-properties fo:font-size="10pt" style:font-size-asian="10pt" style:font-size-complex="10pt"/>
    </style:style>
    <style:style style:name="T62_90" style:family="text">
      <style:text-properties fo:font-size="10pt" style:font-size-asian="10pt" style:font-size-complex="10pt"/>
    </style:style>
    <style:style style:name="T62_91" style:family="text">
      <style:text-properties fo:font-size="10pt" style:font-size-asian="10pt" style:font-size-complex="10pt"/>
    </style:style>
    <style:style style:name="T62_92" style:family="text">
      <style:text-properties fo:font-size="10pt" style:font-size-asian="10pt" style:font-size-complex="10pt"/>
    </style:style>
    <style:style style:name="P63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64" style:family="paragraph" style:parent-style-name="Standard">
      <style:paragraph-properties fo:text-align="justify" fo:break-before="auto" fo:line-height="108%" fo:margin-left="2.54cm" style:writing-mode="lr-tb"/>
    </style:style>
    <style:style style:name="T64_1" style:family="text">
      <style:text-properties fo:font-size="10pt" style:font-size-asian="10pt" style:font-size-complex="10pt" fo:font-weight="bold" style:font-weight-asian="bold" style:font-weight-complex="bold"/>
    </style:style>
    <style:style style:name="T64_2" style:family="text">
      <style:text-properties fo:font-size="10pt" style:font-size-asian="10pt" style:font-size-complex="10pt" fo:font-weight="bold" style:font-weight-asian="bold" style:font-weight-complex="bold"/>
    </style:style>
    <style:style style:name="T64_3" style:family="text">
      <style:text-properties fo:font-size="10pt" style:font-size-asian="10pt" style:font-size-complex="10pt"/>
    </style:style>
    <style:style style:name="P65" style:family="paragraph" style:parent-style-name="Standard">
      <style:paragraph-properties fo:text-align="justify" fo:break-before="auto" fo:line-height="108%" fo:margin-left="2.54cm" style:writing-mode="lr-tb"/>
    </style:style>
    <style:style style:name="T65_1" style:family="text">
      <style:text-properties fo:font-size="10pt" style:font-size-asian="10pt" style:font-size-complex="10pt" fo:font-weight="bold" style:font-weight-asian="bold" style:font-weight-complex="bold"/>
    </style:style>
    <style:style style:name="T65_2" style:family="text">
      <style:text-properties fo:font-size="10pt" style:font-size-asian="10pt" style:font-size-complex="10pt" fo:font-weight="bold" style:font-weight-asian="bold" style:font-weight-complex="bold"/>
    </style:style>
    <style:style style:name="T65_3" style:family="text">
      <style:text-properties fo:font-size="10pt" style:font-size-asian="10pt" style:font-size-complex="10pt"/>
    </style:style>
    <style:style style:name="T65_4" style:family="text">
      <style:text-properties fo:font-size="10pt" style:font-size-asian="10pt" style:font-size-complex="10pt"/>
    </style:style>
    <style:style style:name="T65_5" style:family="text">
      <style:text-properties fo:font-size="10pt" style:font-size-asian="10pt" style:font-size-complex="10pt"/>
    </style:style>
    <style:style style:name="T65_6" style:family="text">
      <style:text-properties fo:font-size="10pt" style:font-size-asian="10pt" style:font-size-complex="10pt"/>
    </style:style>
    <style:style style:name="T65_7" style:family="text">
      <style:text-properties fo:font-size="10pt" style:font-size-asian="10pt" style:font-size-complex="10pt"/>
    </style:style>
    <style:style style:name="T65_8" style:family="text">
      <style:text-properties fo:font-size="10pt" style:font-size-asian="10pt" style:font-size-complex="10pt"/>
    </style:style>
    <style:style style:name="T65_9" style:family="text">
      <style:text-properties fo:font-size="10pt" style:font-size-asian="10pt" style:font-size-complex="10pt"/>
    </style:style>
    <style:style style:name="T65_10" style:family="text">
      <style:text-properties fo:font-size="10pt" style:font-size-asian="10pt" style:font-size-complex="10pt"/>
    </style:style>
    <style:style style:name="T65_11" style:family="text">
      <style:text-properties fo:font-size="10pt" style:font-size-asian="10pt" style:font-size-complex="10pt"/>
    </style:style>
    <style:style style:name="T65_12" style:family="text">
      <style:text-properties fo:font-size="10pt" style:font-size-asian="10pt" style:font-size-complex="10pt"/>
    </style:style>
    <style:style style:name="T65_13" style:family="text">
      <style:text-properties fo:font-size="10pt" style:font-size-asian="10pt" style:font-size-complex="10pt"/>
    </style:style>
    <style:style style:name="T65_14" style:family="text">
      <style:text-properties fo:font-size="10pt" style:font-size-asian="10pt" style:font-size-complex="10pt"/>
    </style:style>
    <style:style style:name="P66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67" style:family="paragraph" style:parent-style-name="Standard">
      <style:paragraph-properties fo:text-align="justify" fo:break-before="auto" fo:line-height="108%" style:writing-mode="lr-tb"/>
    </style:style>
    <style:style style:name="T6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8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68_1" style:family="text">
      <style:text-properties fo:font-size="10pt" style:font-size-asian="10pt" style:font-size-complex="10pt"/>
    </style:style>
    <style:style style:name="T68_2" style:family="text">
      <style:text-properties fo:font-size="10pt" style:font-size-asian="10pt" style:font-size-complex="10pt"/>
    </style:style>
    <style:style style:name="T68_3" style:family="text">
      <style:text-properties fo:font-size="10pt" style:font-size-asian="10pt" style:font-size-complex="10pt"/>
    </style:style>
    <style:style style:name="T68_4" style:family="text">
      <style:text-properties fo:font-size="10pt" style:font-size-asian="10pt" style:font-size-complex="10pt"/>
    </style:style>
    <style:style style:name="T68_5" style:family="text">
      <style:text-properties fo:font-size="10pt" style:font-size-asian="10pt" style:font-size-complex="10pt"/>
    </style:style>
    <style:style style:name="T68_6" style:family="text">
      <style:text-properties fo:font-size="10pt" style:font-size-asian="10pt" style:font-size-complex="10pt"/>
    </style:style>
    <style:style style:name="T68_7" style:family="text">
      <style:text-properties fo:font-size="10pt" style:font-size-asian="10pt" style:font-size-complex="10pt"/>
    </style:style>
    <style:style style:name="T68_8" style:family="text">
      <style:text-properties fo:font-size="10pt" style:font-size-asian="10pt" style:font-size-complex="10pt"/>
    </style:style>
    <style:style style:name="T68_9" style:family="text">
      <style:text-properties fo:font-size="10pt" style:font-size-asian="10pt" style:font-size-complex="10pt"/>
    </style:style>
    <style:style style:name="T68_10" style:family="text">
      <style:text-properties fo:font-size="10pt" style:font-size-asian="10pt" style:font-size-complex="10pt"/>
    </style:style>
    <style:style style:name="T68_11" style:family="text">
      <style:text-properties fo:font-size="10pt" style:font-size-asian="10pt" style:font-size-complex="10pt"/>
    </style:style>
    <style:style style:name="T68_12" style:family="text">
      <style:text-properties fo:font-size="10pt" style:font-size-asian="10pt" style:font-size-complex="10pt"/>
    </style:style>
    <style:style style:name="T68_13" style:family="text">
      <style:text-properties fo:font-size="10pt" style:font-size-asian="10pt" style:font-size-complex="10pt"/>
    </style:style>
    <style:style style:name="T68_14" style:family="text">
      <style:text-properties fo:font-size="10pt" style:font-size-asian="10pt" style:font-size-complex="10pt"/>
    </style:style>
    <style:style style:name="T68_15" style:family="text">
      <style:text-properties fo:font-size="10pt" style:font-size-asian="10pt" style:font-size-complex="10pt"/>
    </style:style>
    <style:style style:name="T68_16" style:family="text">
      <style:text-properties fo:font-size="10pt" style:font-size-asian="10pt" style:font-size-complex="10pt"/>
    </style:style>
    <style:style style:name="T68_17" style:family="text">
      <style:text-properties fo:font-size="10pt" style:font-size-asian="10pt" style:font-size-complex="10pt"/>
    </style:style>
    <style:style style:name="T68_18" style:family="text">
      <style:text-properties fo:font-size="10pt" style:font-size-asian="10pt" style:font-size-complex="10pt"/>
    </style:style>
    <style:style style:name="T68_19" style:family="text">
      <style:text-properties fo:font-size="10pt" style:font-size-asian="10pt" style:font-size-complex="10pt"/>
    </style:style>
    <style:style style:name="T68_20" style:family="text">
      <style:text-properties fo:font-size="10pt" style:font-size-asian="10pt" style:font-size-complex="10pt"/>
    </style:style>
    <style:style style:name="T68_21" style:family="text">
      <style:text-properties fo:font-size="10pt" style:font-size-asian="10pt" style:font-size-complex="10pt"/>
    </style:style>
    <style:style style:name="T68_22" style:family="text">
      <style:text-properties fo:font-size="10pt" style:font-size-asian="10pt" style:font-size-complex="10pt"/>
    </style:style>
    <style:style style:name="T68_23" style:family="text">
      <style:text-properties fo:font-size="10pt" style:font-size-asian="10pt" style:font-size-complex="10pt"/>
    </style:style>
    <style:style style:name="T68_24" style:family="text">
      <style:text-properties fo:font-size="10pt" style:font-size-asian="10pt" style:font-size-complex="10pt"/>
    </style:style>
    <style:style style:name="T68_25" style:family="text">
      <style:text-properties fo:font-size="10pt" style:font-size-asian="10pt" style:font-size-complex="10pt"/>
    </style:style>
    <style:style style:name="T68_26" style:family="text">
      <style:text-properties fo:font-size="10pt" style:font-size-asian="10pt" style:font-size-complex="10pt"/>
    </style:style>
    <style:style style:name="T68_27" style:family="text">
      <style:text-properties fo:font-size="10pt" style:font-size-asian="10pt" style:font-size-complex="10pt"/>
    </style:style>
    <style:style style:name="T68_28" style:family="text">
      <style:text-properties fo:font-size="10pt" style:font-size-asian="10pt" style:font-size-complex="10pt"/>
    </style:style>
    <style:style style:name="T68_29" style:family="text">
      <style:text-properties fo:font-size="10pt" style:font-size-asian="10pt" style:font-size-complex="10pt"/>
    </style:style>
    <style:style style:name="T68_30" style:family="text">
      <style:text-properties fo:font-size="10pt" style:font-size-asian="10pt" style:font-size-complex="10pt"/>
    </style:style>
    <style:style style:name="T68_31" style:family="text">
      <style:text-properties fo:font-size="10pt" style:font-size-asian="10pt" style:font-size-complex="10pt"/>
    </style:style>
    <style:style style:name="T68_32" style:family="text">
      <style:text-properties fo:font-size="10pt" style:font-size-asian="10pt" style:font-size-complex="10pt"/>
    </style:style>
    <style:style style:name="T68_33" style:family="text">
      <style:text-properties fo:font-size="10pt" style:font-size-asian="10pt" style:font-size-complex="10pt"/>
    </style:style>
    <style:style style:name="T68_34" style:family="text">
      <style:text-properties fo:font-size="10pt" style:font-size-asian="10pt" style:font-size-complex="10pt"/>
    </style:style>
    <style:style style:name="P69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69_1" style:family="text">
      <style:text-properties fo:font-size="10pt" style:font-size-asian="10pt" style:font-size-complex="10pt"/>
    </style:style>
    <style:style style:name="T69_2" style:family="text">
      <style:text-properties fo:font-size="10pt" style:font-size-asian="10pt" style:font-size-complex="10pt"/>
    </style:style>
    <style:style style:name="T69_3" style:family="text">
      <style:text-properties fo:font-size="10pt" style:font-size-asian="10pt" style:font-size-complex="10pt"/>
    </style:style>
    <style:style style:name="T69_4" style:family="text">
      <style:text-properties fo:font-size="10pt" style:font-size-asian="10pt" style:font-size-complex="10pt"/>
    </style:style>
    <style:style style:name="T69_5" style:family="text">
      <style:text-properties fo:font-size="10pt" style:font-size-asian="10pt" style:font-size-complex="10pt"/>
    </style:style>
    <style:style style:name="T69_6" style:family="text">
      <style:text-properties fo:font-size="10pt" style:font-size-asian="10pt" style:font-size-complex="10pt"/>
    </style:style>
    <style:style style:name="T69_7" style:family="text">
      <style:text-properties fo:font-size="10pt" style:font-size-asian="10pt" style:font-size-complex="10pt"/>
    </style:style>
    <style:style style:name="T69_8" style:family="text">
      <style:text-properties fo:font-size="10pt" style:font-size-asian="10pt" style:font-size-complex="10pt"/>
    </style:style>
    <style:style style:name="T69_9" style:family="text">
      <style:text-properties fo:font-size="10pt" style:font-size-asian="10pt" style:font-size-complex="10pt"/>
    </style:style>
    <style:style style:name="T69_10" style:family="text">
      <style:text-properties fo:font-size="10pt" style:font-size-asian="10pt" style:font-size-complex="10pt"/>
    </style:style>
    <style:style style:name="T69_11" style:family="text">
      <style:text-properties fo:font-size="10pt" style:font-size-asian="10pt" style:font-size-complex="10pt"/>
    </style:style>
    <style:style style:name="T69_12" style:family="text">
      <style:text-properties fo:font-size="10pt" style:font-size-asian="10pt" style:font-size-complex="10pt"/>
    </style:style>
    <style:style style:name="T69_13" style:family="text">
      <style:text-properties fo:font-size="10pt" style:font-size-asian="10pt" style:font-size-complex="10pt"/>
    </style:style>
    <style:style style:name="T69_14" style:family="text">
      <style:text-properties fo:font-size="10pt" style:font-size-asian="10pt" style:font-size-complex="10pt"/>
    </style:style>
    <style:style style:name="T69_15" style:family="text">
      <style:text-properties fo:font-size="10pt" style:font-size-asian="10pt" style:font-size-complex="10pt"/>
    </style:style>
    <style:style style:name="T69_16" style:family="text">
      <style:text-properties fo:font-size="10pt" style:font-size-asian="10pt" style:font-size-complex="10pt"/>
    </style:style>
    <style:style style:name="T69_17" style:family="text">
      <style:text-properties fo:font-size="10pt" style:font-size-asian="10pt" style:font-size-complex="10pt"/>
    </style:style>
    <style:style style:name="T69_18" style:family="text">
      <style:text-properties fo:font-size="10pt" style:font-size-asian="10pt" style:font-size-complex="10pt"/>
    </style:style>
    <style:style style:name="T69_19" style:family="text">
      <style:text-properties fo:font-size="10pt" style:font-size-asian="10pt" style:font-size-complex="10pt"/>
    </style:style>
    <style:style style:name="T69_20" style:family="text">
      <style:text-properties fo:font-size="10pt" style:font-size-asian="10pt" style:font-size-complex="10pt"/>
    </style:style>
    <style:style style:name="T69_21" style:family="text">
      <style:text-properties fo:font-size="10pt" style:font-size-asian="10pt" style:font-size-complex="10pt"/>
    </style:style>
    <style:style style:name="T69_22" style:family="text">
      <style:text-properties fo:font-size="10pt" style:font-size-asian="10pt" style:font-size-complex="10pt"/>
    </style:style>
    <style:style style:name="T69_23" style:family="text">
      <style:text-properties fo:font-size="10pt" style:font-size-asian="10pt" style:font-size-complex="10pt"/>
    </style:style>
    <style:style style:name="T69_24" style:family="text">
      <style:text-properties fo:font-size="10pt" style:font-size-asian="10pt" style:font-size-complex="10pt"/>
    </style:style>
    <style:style style:name="T69_25" style:family="text">
      <style:text-properties fo:font-size="10pt" style:font-size-asian="10pt" style:font-size-complex="10pt"/>
    </style:style>
    <style:style style:name="T69_26" style:family="text">
      <style:text-properties fo:font-size="10pt" style:font-size-asian="10pt" style:font-size-complex="10pt"/>
    </style:style>
    <style:style style:name="T69_27" style:family="text">
      <style:text-properties fo:font-size="10pt" style:font-size-asian="10pt" style:font-size-complex="10pt"/>
    </style:style>
    <style:style style:name="T69_28" style:family="text">
      <style:text-properties fo:font-size="10pt" style:font-size-asian="10pt" style:font-size-complex="10pt"/>
    </style:style>
    <style:style style:name="T69_29" style:family="text">
      <style:text-properties fo:font-size="10pt" style:font-size-asian="10pt" style:font-size-complex="10pt"/>
    </style:style>
    <style:style style:name="T69_30" style:family="text">
      <style:text-properties fo:font-size="10pt" style:font-size-asian="10pt" style:font-size-complex="10pt"/>
    </style:style>
    <style:style style:name="T69_31" style:family="text">
      <style:text-properties fo:font-size="10pt" style:font-size-asian="10pt" style:font-size-complex="10pt"/>
    </style:style>
    <style:style style:name="T69_32" style:family="text">
      <style:text-properties fo:font-size="10pt" style:font-size-asian="10pt" style:font-size-complex="10pt"/>
    </style:style>
    <style:style style:name="T69_33" style:family="text">
      <style:text-properties fo:font-size="10pt" style:font-size-asian="10pt" style:font-size-complex="10pt"/>
    </style:style>
    <style:style style:name="T69_34" style:family="text">
      <style:text-properties fo:font-size="10pt" style:font-size-asian="10pt" style:font-size-complex="10pt"/>
    </style:style>
    <style:style style:name="P70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71" style:family="paragraph" style:parent-style-name="Standard">
      <style:paragraph-properties fo:text-align="justify" fo:break-before="auto" fo:line-height="108%" fo:margin-left="2.54cm" style:writing-mode="lr-tb"/>
    </style:style>
    <style:style style:name="T71_1" style:family="text">
      <style:text-properties fo:font-size="10pt" style:font-size-asian="10pt" style:font-size-complex="10pt" fo:font-weight="bold" style:font-weight-asian="bold" style:font-weight-complex="bold"/>
    </style:style>
    <style:style style:name="T71_2" style:family="text">
      <style:text-properties fo:font-size="10pt" style:font-size-asian="10pt" style:font-size-complex="10pt" fo:font-weight="bold" style:font-weight-asian="bold" style:font-weight-complex="bold"/>
    </style:style>
    <style:style style:name="T71_3" style:family="text">
      <style:text-properties fo:font-size="10pt" style:font-size-asian="10pt" style:font-size-complex="10pt"/>
    </style:style>
    <style:style style:name="T71_4" style:family="text">
      <style:text-properties fo:font-size="10pt" style:font-size-asian="10pt" style:font-size-complex="10pt"/>
    </style:style>
    <style:style style:name="T71_5" style:family="text">
      <style:text-properties fo:font-size="10pt" style:font-size-asian="10pt" style:font-size-complex="10pt"/>
    </style:style>
    <style:style style:name="P72" style:family="paragraph" style:parent-style-name="Standard">
      <style:paragraph-properties fo:text-align="justify" fo:break-before="auto" fo:line-height="108%" fo:margin-left="2.54cm" style:writing-mode="lr-tb"/>
    </style:style>
    <style:style style:name="T72_1" style:family="text">
      <style:text-properties fo:font-size="10pt" style:font-size-asian="10pt" style:font-size-complex="10pt" fo:font-weight="bold" style:font-weight-asian="bold" style:font-weight-complex="bold"/>
    </style:style>
    <style:style style:name="T72_2" style:family="text">
      <style:text-properties fo:font-size="10pt" style:font-size-asian="10pt" style:font-size-complex="10pt" fo:font-weight="bold" style:font-weight-asian="bold" style:font-weight-complex="bold"/>
    </style:style>
    <style:style style:name="T72_3" style:family="text">
      <style:text-properties fo:font-size="10pt" style:font-size-asian="10pt" style:font-size-complex="10pt"/>
    </style:style>
    <style:style style:name="T72_4" style:family="text">
      <style:text-properties fo:font-size="10pt" style:font-size-asian="10pt" style:font-size-complex="10pt"/>
    </style:style>
    <style:style style:name="T72_5" style:family="text">
      <style:text-properties fo:font-size="10pt" style:font-size-asian="10pt" style:font-size-complex="10pt"/>
    </style:style>
    <style:style style:name="T72_6" style:family="text">
      <style:text-properties fo:font-size="10pt" style:font-size-asian="10pt" style:font-size-complex="10pt"/>
    </style:style>
    <style:style style:name="T72_7" style:family="text">
      <style:text-properties fo:font-size="10pt" style:font-size-asian="10pt" style:font-size-complex="10pt"/>
    </style:style>
    <style:style style:name="T72_8" style:family="text">
      <style:text-properties fo:font-size="10pt" style:font-size-asian="10pt" style:font-size-complex="10pt"/>
    </style:style>
    <style:style style:name="T72_9" style:family="text">
      <style:text-properties fo:font-size="10pt" style:font-size-asian="10pt" style:font-size-complex="10pt"/>
    </style:style>
    <style:style style:name="T72_10" style:family="text">
      <style:text-properties fo:font-size="10pt" style:font-size-asian="10pt" style:font-size-complex="10pt"/>
    </style:style>
    <style:style style:name="P73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74" style:family="paragraph" style:parent-style-name="Standard">
      <style:paragraph-properties fo:text-align="justify" fo:break-before="auto" fo:line-height="108%" style:writing-mode="lr-tb"/>
    </style:style>
    <style:style style:name="T7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4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4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4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75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5_1" style:family="text">
      <style:text-properties fo:font-size="10pt" style:font-size-asian="10pt" style:font-size-complex="10pt"/>
    </style:style>
    <style:style style:name="T75_2" style:family="text">
      <style:text-properties fo:font-size="10pt" style:font-size-asian="10pt" style:font-size-complex="10pt"/>
    </style:style>
    <style:style style:name="T75_3" style:family="text">
      <style:text-properties fo:font-size="10pt" style:font-size-asian="10pt" style:font-size-complex="10pt"/>
    </style:style>
    <style:style style:name="T75_4" style:family="text">
      <style:text-properties fo:font-size="10pt" style:font-size-asian="10pt" style:font-size-complex="10pt"/>
    </style:style>
    <style:style style:name="T75_5" style:family="text">
      <style:text-properties fo:font-size="10pt" style:font-size-asian="10pt" style:font-size-complex="10pt"/>
    </style:style>
    <style:style style:name="T75_6" style:family="text">
      <style:text-properties fo:font-size="10pt" style:font-size-asian="10pt" style:font-size-complex="10pt"/>
    </style:style>
    <style:style style:name="T75_7" style:family="text">
      <style:text-properties fo:font-size="10pt" style:font-size-asian="10pt" style:font-size-complex="10pt"/>
    </style:style>
    <style:style style:name="T75_8" style:family="text">
      <style:text-properties fo:font-size="10pt" style:font-size-asian="10pt" style:font-size-complex="10pt"/>
    </style:style>
    <style:style style:name="T75_9" style:family="text">
      <style:text-properties fo:font-size="10pt" style:font-size-asian="10pt" style:font-size-complex="10pt"/>
    </style:style>
    <style:style style:name="T75_10" style:family="text">
      <style:text-properties fo:font-size="10pt" style:font-size-asian="10pt" style:font-size-complex="10pt"/>
    </style:style>
    <style:style style:name="T75_11" style:family="text">
      <style:text-properties fo:font-size="10pt" style:font-size-asian="10pt" style:font-size-complex="10pt"/>
    </style:style>
    <style:style style:name="T75_12" style:family="text">
      <style:text-properties fo:font-size="10pt" style:font-size-asian="10pt" style:font-size-complex="10pt"/>
    </style:style>
    <style:style style:name="T75_13" style:family="text">
      <style:text-properties fo:font-size="10pt" style:font-size-asian="10pt" style:font-size-complex="10pt"/>
    </style:style>
    <style:style style:name="T75_14" style:family="text">
      <style:text-properties fo:font-size="10pt" style:font-size-asian="10pt" style:font-size-complex="10pt"/>
    </style:style>
    <style:style style:name="T75_15" style:family="text">
      <style:text-properties fo:font-size="10pt" style:font-size-asian="10pt" style:font-size-complex="10pt"/>
    </style:style>
    <style:style style:name="T75_16" style:family="text">
      <style:text-properties fo:font-size="10pt" style:font-size-asian="10pt" style:font-size-complex="10pt"/>
    </style:style>
    <style:style style:name="T75_17" style:family="text">
      <style:text-properties fo:font-size="10pt" style:font-size-asian="10pt" style:font-size-complex="10pt"/>
    </style:style>
    <style:style style:name="T75_18" style:family="text">
      <style:text-properties fo:font-size="10pt" style:font-size-asian="10pt" style:font-size-complex="10pt"/>
    </style:style>
    <style:style style:name="T75_19" style:family="text">
      <style:text-properties fo:font-size="10pt" style:font-size-asian="10pt" style:font-size-complex="10pt"/>
    </style:style>
    <style:style style:name="T75_20" style:family="text">
      <style:text-properties fo:font-size="10pt" style:font-size-asian="10pt" style:font-size-complex="10pt"/>
    </style:style>
    <style:style style:name="T75_21" style:family="text">
      <style:text-properties fo:font-size="10pt" style:font-size-asian="10pt" style:font-size-complex="10pt"/>
    </style:style>
    <style:style style:name="T75_22" style:family="text">
      <style:text-properties fo:font-size="10pt" style:font-size-asian="10pt" style:font-size-complex="10pt"/>
    </style:style>
    <style:style style:name="T75_23" style:family="text">
      <style:text-properties fo:font-size="10pt" style:font-size-asian="10pt" style:font-size-complex="10pt"/>
    </style:style>
    <style:style style:name="T75_24" style:family="text">
      <style:text-properties fo:font-size="10pt" style:font-size-asian="10pt" style:font-size-complex="10pt"/>
    </style:style>
    <style:style style:name="T75_25" style:family="text">
      <style:text-properties fo:font-size="10pt" style:font-size-asian="10pt" style:font-size-complex="10pt"/>
    </style:style>
    <style:style style:name="T75_26" style:family="text">
      <style:text-properties fo:font-size="10pt" style:font-size-asian="10pt" style:font-size-complex="10pt"/>
    </style:style>
    <style:style style:name="T75_27" style:family="text">
      <style:text-properties fo:font-size="10pt" style:font-size-asian="10pt" style:font-size-complex="10pt"/>
    </style:style>
    <style:style style:name="T75_28" style:family="text">
      <style:text-properties fo:font-size="10pt" style:font-size-asian="10pt" style:font-size-complex="10pt"/>
    </style:style>
    <style:style style:name="T75_29" style:family="text">
      <style:text-properties fo:font-size="10pt" style:font-size-asian="10pt" style:font-size-complex="10pt"/>
    </style:style>
    <style:style style:name="T75_30" style:family="text">
      <style:text-properties fo:font-size="10pt" style:font-size-asian="10pt" style:font-size-complex="10pt"/>
    </style:style>
    <style:style style:name="T75_31" style:family="text">
      <style:text-properties fo:font-size="10pt" style:font-size-asian="10pt" style:font-size-complex="10pt"/>
    </style:style>
    <style:style style:name="T75_32" style:family="text">
      <style:text-properties fo:font-size="10pt" style:font-size-asian="10pt" style:font-size-complex="10pt"/>
    </style:style>
    <style:style style:name="T75_33" style:family="text">
      <style:text-properties fo:font-size="10pt" style:font-size-asian="10pt" style:font-size-complex="10pt"/>
    </style:style>
    <style:style style:name="T75_34" style:family="text">
      <style:text-properties fo:font-size="10pt" style:font-size-asian="10pt" style:font-size-complex="10pt"/>
    </style:style>
    <style:style style:name="T75_35" style:family="text">
      <style:text-properties fo:font-size="10pt" style:font-size-asian="10pt" style:font-size-complex="10pt"/>
    </style:style>
    <style:style style:name="T75_36" style:family="text">
      <style:text-properties fo:font-size="10pt" style:font-size-asian="10pt" style:font-size-complex="10pt"/>
    </style:style>
    <style:style style:name="T75_37" style:family="text">
      <style:text-properties fo:font-size="10pt" style:font-size-asian="10pt" style:font-size-complex="10pt"/>
    </style:style>
    <style:style style:name="T75_38" style:family="text">
      <style:text-properties fo:font-size="10pt" style:font-size-asian="10pt" style:font-size-complex="10pt"/>
    </style:style>
    <style:style style:name="T75_39" style:family="text">
      <style:text-properties fo:font-size="10pt" style:font-size-asian="10pt" style:font-size-complex="10pt"/>
    </style:style>
    <style:style style:name="T75_40" style:family="text">
      <style:text-properties fo:font-size="10pt" style:font-size-asian="10pt" style:font-size-complex="10pt"/>
    </style:style>
    <style:style style:name="T75_41" style:family="text">
      <style:text-properties fo:font-size="10pt" style:font-size-asian="10pt" style:font-size-complex="10pt"/>
    </style:style>
    <style:style style:name="T75_42" style:family="text">
      <style:text-properties fo:font-size="10pt" style:font-size-asian="10pt" style:font-size-complex="10pt"/>
    </style:style>
    <style:style style:name="T75_43" style:family="text">
      <style:text-properties fo:font-size="10pt" style:font-size-asian="10pt" style:font-size-complex="10pt"/>
    </style:style>
    <style:style style:name="T75_44" style:family="text">
      <style:text-properties fo:font-size="10pt" style:font-size-asian="10pt" style:font-size-complex="10pt"/>
    </style:style>
    <style:style style:name="T75_45" style:family="text">
      <style:text-properties fo:font-size="10pt" style:font-size-asian="10pt" style:font-size-complex="10pt"/>
    </style:style>
    <style:style style:name="T75_46" style:family="text">
      <style:text-properties fo:font-size="10pt" style:font-size-asian="10pt" style:font-size-complex="10pt"/>
    </style:style>
    <style:style style:name="T75_47" style:family="text">
      <style:text-properties fo:font-size="10pt" style:font-size-asian="10pt" style:font-size-complex="10pt"/>
    </style:style>
    <style:style style:name="T75_48" style:family="text">
      <style:text-properties fo:font-size="10pt" style:font-size-asian="10pt" style:font-size-complex="10pt"/>
    </style:style>
    <style:style style:name="T75_49" style:family="text">
      <style:text-properties fo:font-size="10pt" style:font-size-asian="10pt" style:font-size-complex="10pt"/>
    </style:style>
    <style:style style:name="T75_50" style:family="text">
      <style:text-properties fo:font-size="10pt" style:font-size-asian="10pt" style:font-size-complex="10pt"/>
    </style:style>
    <style:style style:name="T75_51" style:family="text">
      <style:text-properties fo:font-size="10pt" style:font-size-asian="10pt" style:font-size-complex="10pt"/>
    </style:style>
    <style:style style:name="T75_52" style:family="text">
      <style:text-properties fo:font-size="10pt" style:font-size-asian="10pt" style:font-size-complex="10pt"/>
    </style:style>
    <style:style style:name="T75_53" style:family="text">
      <style:text-properties fo:font-size="10pt" style:font-size-asian="10pt" style:font-size-complex="10pt"/>
    </style:style>
    <style:style style:name="T75_54" style:family="text">
      <style:text-properties fo:font-size="10pt" style:font-size-asian="10pt" style:font-size-complex="10pt"/>
    </style:style>
    <style:style style:name="T75_55" style:family="text">
      <style:text-properties fo:font-size="10pt" style:font-size-asian="10pt" style:font-size-complex="10pt"/>
    </style:style>
    <style:style style:name="T75_56" style:family="text">
      <style:text-properties fo:font-size="10pt" style:font-size-asian="10pt" style:font-size-complex="10pt"/>
    </style:style>
    <style:style style:name="T75_57" style:family="text">
      <style:text-properties fo:font-size="10pt" style:font-size-asian="10pt" style:font-size-complex="10pt"/>
    </style:style>
    <style:style style:name="T75_58" style:family="text">
      <style:text-properties fo:font-size="10pt" style:font-size-asian="10pt" style:font-size-complex="10pt"/>
    </style:style>
    <style:style style:name="T75_59" style:family="text">
      <style:text-properties fo:font-size="10pt" style:font-size-asian="10pt" style:font-size-complex="10pt"/>
    </style:style>
    <style:style style:name="T75_60" style:family="text">
      <style:text-properties fo:font-size="10pt" style:font-size-asian="10pt" style:font-size-complex="10pt"/>
    </style:style>
    <style:style style:name="T75_61" style:family="text">
      <style:text-properties fo:font-size="10pt" style:font-size-asian="10pt" style:font-size-complex="10pt"/>
    </style:style>
    <style:style style:name="T75_62" style:family="text">
      <style:text-properties fo:font-size="10pt" style:font-size-asian="10pt" style:font-size-complex="10pt"/>
    </style:style>
    <style:style style:name="T75_63" style:family="text">
      <style:text-properties fo:font-size="10pt" style:font-size-asian="10pt" style:font-size-complex="10pt"/>
    </style:style>
    <style:style style:name="T75_64" style:family="text">
      <style:text-properties fo:font-size="10pt" style:font-size-asian="10pt" style:font-size-complex="10pt"/>
    </style:style>
    <style:style style:name="T75_65" style:family="text">
      <style:text-properties fo:font-size="10pt" style:font-size-asian="10pt" style:font-size-complex="10pt"/>
    </style:style>
    <style:style style:name="T75_66" style:family="text">
      <style:text-properties fo:font-size="10pt" style:font-size-asian="10pt" style:font-size-complex="10pt"/>
    </style:style>
    <style:style style:name="T75_67" style:family="text">
      <style:text-properties fo:font-size="10pt" style:font-size-asian="10pt" style:font-size-complex="10pt"/>
    </style:style>
    <style:style style:name="T75_68" style:family="text">
      <style:text-properties fo:font-size="10pt" style:font-size-asian="10pt" style:font-size-complex="10pt"/>
    </style:style>
    <style:style style:name="T75_69" style:family="text">
      <style:text-properties fo:font-size="10pt" style:font-size-asian="10pt" style:font-size-complex="10pt"/>
    </style:style>
    <style:style style:name="T75_70" style:family="text">
      <style:text-properties fo:font-size="10pt" style:font-size-asian="10pt" style:font-size-complex="10pt"/>
    </style:style>
    <style:style style:name="T75_71" style:family="text">
      <style:text-properties fo:font-size="10pt" style:font-size-asian="10pt" style:font-size-complex="10pt"/>
    </style:style>
    <style:style style:name="T75_72" style:family="text">
      <style:text-properties fo:font-size="10pt" style:font-size-asian="10pt" style:font-size-complex="10pt"/>
    </style:style>
    <style:style style:name="T75_73" style:family="text">
      <style:text-properties fo:font-size="10pt" style:font-size-asian="10pt" style:font-size-complex="10pt"/>
    </style:style>
    <style:style style:name="T75_74" style:family="text">
      <style:text-properties fo:font-size="10pt" style:font-size-asian="10pt" style:font-size-complex="10pt"/>
    </style:style>
    <style:style style:name="T75_75" style:family="text">
      <style:text-properties fo:font-size="10pt" style:font-size-asian="10pt" style:font-size-complex="10pt"/>
    </style:style>
    <style:style style:name="T75_76" style:family="text">
      <style:text-properties fo:font-size="10pt" style:font-size-asian="10pt" style:font-size-complex="10pt"/>
    </style:style>
    <style:style style:name="T75_77" style:family="text">
      <style:text-properties fo:font-size="10pt" style:font-size-asian="10pt" style:font-size-complex="10pt"/>
    </style:style>
    <style:style style:name="T75_78" style:family="text">
      <style:text-properties fo:font-size="10pt" style:font-size-asian="10pt" style:font-size-complex="10pt"/>
    </style:style>
    <style:style style:name="T75_79" style:family="text">
      <style:text-properties fo:font-size="10pt" style:font-size-asian="10pt" style:font-size-complex="10pt"/>
    </style:style>
    <style:style style:name="T75_80" style:family="text">
      <style:text-properties fo:font-size="10pt" style:font-size-asian="10pt" style:font-size-complex="10pt"/>
    </style:style>
    <style:style style:name="T75_81" style:family="text">
      <style:text-properties fo:font-size="10pt" style:font-size-asian="10pt" style:font-size-complex="10pt"/>
    </style:style>
    <style:style style:name="T75_82" style:family="text">
      <style:text-properties fo:font-size="10pt" style:font-size-asian="10pt" style:font-size-complex="10pt"/>
    </style:style>
    <style:style style:name="T75_83" style:family="text">
      <style:text-properties fo:font-size="10pt" style:font-size-asian="10pt" style:font-size-complex="10pt"/>
    </style:style>
    <style:style style:name="T75_84" style:family="text">
      <style:text-properties fo:font-size="10pt" style:font-size-asian="10pt" style:font-size-complex="10pt"/>
    </style:style>
    <style:style style:name="T75_85" style:family="text">
      <style:text-properties fo:font-size="10pt" style:font-size-asian="10pt" style:font-size-complex="10pt"/>
    </style:style>
    <style:style style:name="T75_86" style:family="text">
      <style:text-properties fo:font-size="10pt" style:font-size-asian="10pt" style:font-size-complex="10pt"/>
    </style:style>
    <style:style style:name="T75_87" style:family="text">
      <style:text-properties fo:font-size="10pt" style:font-size-asian="10pt" style:font-size-complex="10pt"/>
    </style:style>
    <style:style style:name="T75_88" style:family="text">
      <style:text-properties fo:font-size="10pt" style:font-size-asian="10pt" style:font-size-complex="10pt"/>
    </style:style>
    <style:style style:name="T75_89" style:family="text">
      <style:text-properties fo:font-size="10pt" style:font-size-asian="10pt" style:font-size-complex="10pt"/>
    </style:style>
    <style:style style:name="T75_90" style:family="text">
      <style:text-properties fo:font-size="10pt" style:font-size-asian="10pt" style:font-size-complex="10pt"/>
    </style:style>
    <style:style style:name="T75_91" style:family="text">
      <style:text-properties fo:font-size="10pt" style:font-size-asian="10pt" style:font-size-complex="10pt"/>
    </style:style>
    <style:style style:name="T75_92" style:family="text">
      <style:text-properties fo:font-size="10pt" style:font-size-asian="10pt" style:font-size-complex="10pt"/>
    </style:style>
    <style:style style:name="T75_93" style:family="text">
      <style:text-properties fo:font-size="10pt" style:font-size-asian="10pt" style:font-size-complex="10pt"/>
    </style:style>
    <style:style style:name="T75_94" style:family="text">
      <style:text-properties fo:font-size="10pt" style:font-size-asian="10pt" style:font-size-complex="10pt"/>
    </style:style>
    <style:style style:name="T75_95" style:family="text">
      <style:text-properties fo:font-size="10pt" style:font-size-asian="10pt" style:font-size-complex="10pt"/>
    </style:style>
    <style:style style:name="T75_96" style:family="text">
      <style:text-properties fo:font-size="10pt" style:font-size-asian="10pt" style:font-size-complex="10pt"/>
    </style:style>
    <style:style style:name="T75_97" style:family="text">
      <style:text-properties fo:font-size="10pt" style:font-size-asian="10pt" style:font-size-complex="10pt"/>
    </style:style>
    <style:style style:name="T75_98" style:family="text">
      <style:text-properties fo:font-size="10pt" style:font-size-asian="10pt" style:font-size-complex="10pt"/>
    </style:style>
    <style:style style:name="T75_99" style:family="text">
      <style:text-properties fo:font-size="10pt" style:font-size-asian="10pt" style:font-size-complex="10pt"/>
    </style:style>
    <style:style style:name="T75_100" style:family="text">
      <style:text-properties fo:font-size="10pt" style:font-size-asian="10pt" style:font-size-complex="10pt"/>
    </style:style>
    <style:style style:name="T75_101" style:family="text">
      <style:text-properties fo:font-size="10pt" style:font-size-asian="10pt" style:font-size-complex="10pt"/>
    </style:style>
    <style:style style:name="T75_102" style:family="text">
      <style:text-properties fo:font-size="10pt" style:font-size-asian="10pt" style:font-size-complex="10pt"/>
    </style:style>
    <style:style style:name="T75_103" style:family="text">
      <style:text-properties fo:font-size="10pt" style:font-size-asian="10pt" style:font-size-complex="10pt"/>
    </style:style>
    <style:style style:name="T75_104" style:family="text">
      <style:text-properties fo:font-size="10pt" style:font-size-asian="10pt" style:font-size-complex="10pt"/>
    </style:style>
    <style:style style:name="T75_105" style:family="text">
      <style:text-properties fo:font-size="10pt" style:font-size-asian="10pt" style:font-size-complex="10pt"/>
    </style:style>
    <style:style style:name="T75_106" style:family="text">
      <style:text-properties fo:font-size="10pt" style:font-size-asian="10pt" style:font-size-complex="10pt"/>
    </style:style>
    <style:style style:name="T75_107" style:family="text">
      <style:text-properties fo:font-size="10pt" style:font-size-asian="10pt" style:font-size-complex="10pt"/>
    </style:style>
    <style:style style:name="T75_108" style:family="text">
      <style:text-properties fo:font-size="10pt" style:font-size-asian="10pt" style:font-size-complex="10pt"/>
    </style:style>
    <style:style style:name="T75_109" style:family="text">
      <style:text-properties fo:font-size="10pt" style:font-size-asian="10pt" style:font-size-complex="10pt"/>
    </style:style>
    <style:style style:name="T75_110" style:family="text">
      <style:text-properties fo:font-size="10pt" style:font-size-asian="10pt" style:font-size-complex="10pt"/>
    </style:style>
    <style:style style:name="T75_111" style:family="text">
      <style:text-properties fo:font-size="10pt" style:font-size-asian="10pt" style:font-size-complex="10pt"/>
    </style:style>
    <style:style style:name="T75_112" style:family="text">
      <style:text-properties fo:font-size="10pt" style:font-size-asian="10pt" style:font-size-complex="10pt"/>
    </style:style>
    <style:style style:name="T75_113" style:family="text">
      <style:text-properties fo:font-size="10pt" style:font-size-asian="10pt" style:font-size-complex="10pt"/>
    </style:style>
    <style:style style:name="T75_114" style:family="text">
      <style:text-properties fo:font-size="10pt" style:font-size-asian="10pt" style:font-size-complex="10pt"/>
    </style:style>
    <style:style style:name="T75_115" style:family="text">
      <style:text-properties fo:font-size="10pt" style:font-size-asian="10pt" style:font-size-complex="10pt"/>
    </style:style>
    <style:style style:name="T75_116" style:family="text">
      <style:text-properties fo:font-size="10pt" style:font-size-asian="10pt" style:font-size-complex="10pt"/>
    </style:style>
    <style:style style:name="T75_117" style:family="text">
      <style:text-properties fo:font-size="10pt" style:font-size-asian="10pt" style:font-size-complex="10pt"/>
    </style:style>
    <style:style style:name="T75_118" style:family="text">
      <style:text-properties fo:font-size="10pt" style:font-size-asian="10pt" style:font-size-complex="10pt"/>
    </style:style>
    <style:style style:name="T75_119" style:family="text">
      <style:text-properties fo:font-size="10pt" style:font-size-asian="10pt" style:font-size-complex="10pt"/>
    </style:style>
    <style:style style:name="T75_120" style:family="text">
      <style:text-properties fo:font-size="10pt" style:font-size-asian="10pt" style:font-size-complex="10pt"/>
    </style:style>
    <style:style style:name="T75_121" style:family="text">
      <style:text-properties fo:font-size="10pt" style:font-size-asian="10pt" style:font-size-complex="10pt"/>
    </style:style>
    <style:style style:name="T75_122" style:family="text">
      <style:text-properties fo:font-size="10pt" style:font-size-asian="10pt" style:font-size-complex="10pt"/>
    </style:style>
    <style:style style:name="T75_123" style:family="text">
      <style:text-properties fo:font-size="10pt" style:font-size-asian="10pt" style:font-size-complex="10pt"/>
    </style:style>
    <style:style style:name="T75_124" style:family="text">
      <style:text-properties fo:font-size="10pt" style:font-size-asian="10pt" style:font-size-complex="10pt"/>
    </style:style>
    <style:style style:name="T75_125" style:family="text">
      <style:text-properties fo:font-size="10pt" style:font-size-asian="10pt" style:font-size-complex="10pt"/>
    </style:style>
    <style:style style:name="T75_126" style:family="text">
      <style:text-properties fo:font-size="10pt" style:font-size-asian="10pt" style:font-size-complex="10pt"/>
    </style:style>
    <style:style style:name="T75_127" style:family="text">
      <style:text-properties fo:font-size="10pt" style:font-size-asian="10pt" style:font-size-complex="10pt"/>
    </style:style>
    <style:style style:name="T75_128" style:family="text">
      <style:text-properties fo:font-size="10pt" style:font-size-asian="10pt" style:font-size-complex="10pt"/>
    </style:style>
    <style:style style:name="T75_129" style:family="text">
      <style:text-properties fo:font-size="10pt" style:font-size-asian="10pt" style:font-size-complex="10pt"/>
    </style:style>
    <style:style style:name="T75_130" style:family="text">
      <style:text-properties fo:font-size="10pt" style:font-size-asian="10pt" style:font-size-complex="10pt"/>
    </style:style>
    <style:style style:name="T75_131" style:family="text">
      <style:text-properties fo:font-size="10pt" style:font-size-asian="10pt" style:font-size-complex="10pt"/>
    </style:style>
    <style:style style:name="T75_132" style:family="text">
      <style:text-properties fo:font-size="10pt" style:font-size-asian="10pt" style:font-size-complex="10pt"/>
    </style:style>
    <style:style style:name="T75_133" style:family="text">
      <style:text-properties fo:font-size="10pt" style:font-size-asian="10pt" style:font-size-complex="10pt"/>
    </style:style>
    <style:style style:name="T75_134" style:family="text">
      <style:text-properties fo:font-size="10pt" style:font-size-asian="10pt" style:font-size-complex="10pt"/>
    </style:style>
    <style:style style:name="T75_135" style:family="text">
      <style:text-properties fo:font-size="10pt" style:font-size-asian="10pt" style:font-size-complex="10pt"/>
    </style:style>
    <style:style style:name="T75_136" style:family="text">
      <style:text-properties fo:font-size="10pt" style:font-size-asian="10pt" style:font-size-complex="10pt"/>
    </style:style>
    <style:style style:name="T75_137" style:family="text">
      <style:text-properties fo:font-size="10pt" style:font-size-asian="10pt" style:font-size-complex="10pt"/>
    </style:style>
    <style:style style:name="T75_138" style:family="text">
      <style:text-properties fo:font-size="10pt" style:font-size-asian="10pt" style:font-size-complex="10pt"/>
    </style:style>
    <style:style style:name="T75_139" style:family="text">
      <style:text-properties fo:font-size="10pt" style:font-size-asian="10pt" style:font-size-complex="10pt"/>
    </style:style>
    <style:style style:name="T75_140" style:family="text">
      <style:text-properties fo:font-size="10pt" style:font-size-asian="10pt" style:font-size-complex="10pt"/>
    </style:style>
    <style:style style:name="T75_141" style:family="text">
      <style:text-properties fo:font-size="10pt" style:font-size-asian="10pt" style:font-size-complex="10pt"/>
    </style:style>
    <style:style style:name="T75_142" style:family="text">
      <style:text-properties fo:font-size="10pt" style:font-size-asian="10pt" style:font-size-complex="10pt"/>
    </style:style>
    <style:style style:name="T75_143" style:family="text">
      <style:text-properties fo:font-size="10pt" style:font-size-asian="10pt" style:font-size-complex="10pt"/>
    </style:style>
    <style:style style:name="T75_144" style:family="text">
      <style:text-properties fo:font-size="10pt" style:font-size-asian="10pt" style:font-size-complex="10pt"/>
    </style:style>
    <style:style style:name="T75_145" style:family="text">
      <style:text-properties fo:font-size="10pt" style:font-size-asian="10pt" style:font-size-complex="10pt"/>
    </style:style>
    <style:style style:name="T75_146" style:family="text">
      <style:text-properties fo:font-size="10pt" style:font-size-asian="10pt" style:font-size-complex="10pt"/>
    </style:style>
    <style:style style:name="T75_147" style:family="text">
      <style:text-properties fo:font-size="10pt" style:font-size-asian="10pt" style:font-size-complex="10pt"/>
    </style:style>
    <style:style style:name="T75_148" style:family="text">
      <style:text-properties fo:font-size="10pt" style:font-size-asian="10pt" style:font-size-complex="10pt"/>
    </style:style>
    <style:style style:name="T75_149" style:family="text">
      <style:text-properties fo:font-size="10pt" style:font-size-asian="10pt" style:font-size-complex="10pt"/>
    </style:style>
    <style:style style:name="T75_150" style:family="text">
      <style:text-properties fo:font-size="10pt" style:font-size-asian="10pt" style:font-size-complex="10pt"/>
    </style:style>
    <style:style style:name="T75_151" style:family="text">
      <style:text-properties fo:font-size="10pt" style:font-size-asian="10pt" style:font-size-complex="10pt"/>
    </style:style>
    <style:style style:name="T75_152" style:family="text">
      <style:text-properties fo:font-size="10pt" style:font-size-asian="10pt" style:font-size-complex="10pt"/>
    </style:style>
    <style:style style:name="T75_153" style:family="text">
      <style:text-properties fo:font-size="10pt" style:font-size-asian="10pt" style:font-size-complex="10pt"/>
    </style:style>
    <style:style style:name="T75_154" style:family="text">
      <style:text-properties fo:font-size="10pt" style:font-size-asian="10pt" style:font-size-complex="10pt"/>
    </style:style>
    <style:style style:name="T75_155" style:family="text">
      <style:text-properties fo:font-size="10pt" style:font-size-asian="10pt" style:font-size-complex="10pt"/>
    </style:style>
    <style:style style:name="T75_156" style:family="text">
      <style:text-properties fo:font-size="10pt" style:font-size-asian="10pt" style:font-size-complex="10pt"/>
    </style:style>
    <style:style style:name="T75_157" style:family="text">
      <style:text-properties fo:font-size="10pt" style:font-size-asian="10pt" style:font-size-complex="10pt"/>
    </style:style>
    <style:style style:name="T75_158" style:family="text">
      <style:text-properties fo:font-size="10pt" style:font-size-asian="10pt" style:font-size-complex="10pt"/>
    </style:style>
    <style:style style:name="T75_159" style:family="text">
      <style:text-properties fo:font-size="10pt" style:font-size-asian="10pt" style:font-size-complex="10pt"/>
    </style:style>
    <style:style style:name="T75_160" style:family="text">
      <style:text-properties fo:font-size="10pt" style:font-size-asian="10pt" style:font-size-complex="10pt"/>
    </style:style>
    <style:style style:name="T75_161" style:family="text">
      <style:text-properties fo:font-size="10pt" style:font-size-asian="10pt" style:font-size-complex="10pt"/>
    </style:style>
    <style:style style:name="T75_162" style:family="text">
      <style:text-properties fo:font-size="10pt" style:font-size-asian="10pt" style:font-size-complex="10pt"/>
    </style:style>
    <style:style style:name="T75_163" style:family="text">
      <style:text-properties fo:font-size="10pt" style:font-size-asian="10pt" style:font-size-complex="10pt"/>
    </style:style>
    <style:style style:name="T75_164" style:family="text">
      <style:text-properties fo:font-size="10pt" style:font-size-asian="10pt" style:font-size-complex="10pt"/>
    </style:style>
    <style:style style:name="T75_165" style:family="text">
      <style:text-properties fo:font-size="10pt" style:font-size-asian="10pt" style:font-size-complex="10pt"/>
    </style:style>
    <style:style style:name="T75_166" style:family="text">
      <style:text-properties fo:font-size="10pt" style:font-size-asian="10pt" style:font-size-complex="10pt"/>
    </style:style>
    <style:style style:name="T75_167" style:family="text">
      <style:text-properties fo:font-size="10pt" style:font-size-asian="10pt" style:font-size-complex="10pt"/>
    </style:style>
    <style:style style:name="T75_168" style:family="text">
      <style:text-properties fo:font-size="10pt" style:font-size-asian="10pt" style:font-size-complex="10pt"/>
    </style:style>
    <style:style style:name="T75_169" style:family="text">
      <style:text-properties fo:font-size="10pt" style:font-size-asian="10pt" style:font-size-complex="10pt"/>
    </style:style>
    <style:style style:name="T75_170" style:family="text">
      <style:text-properties fo:font-size="10pt" style:font-size-asian="10pt" style:font-size-complex="10pt"/>
    </style:style>
    <style:style style:name="T75_171" style:family="text">
      <style:text-properties fo:font-size="10pt" style:font-size-asian="10pt" style:font-size-complex="10pt"/>
    </style:style>
    <style:style style:name="T75_172" style:family="text">
      <style:text-properties fo:font-size="10pt" style:font-size-asian="10pt" style:font-size-complex="10pt"/>
    </style:style>
    <style:style style:name="T75_173" style:family="text">
      <style:text-properties fo:font-size="10pt" style:font-size-asian="10pt" style:font-size-complex="10pt"/>
    </style:style>
    <style:style style:name="T75_174" style:family="text">
      <style:text-properties fo:font-size="10pt" style:font-size-asian="10pt" style:font-size-complex="10pt"/>
    </style:style>
    <style:style style:name="T75_175" style:family="text">
      <style:text-properties fo:font-size="10pt" style:font-size-asian="10pt" style:font-size-complex="10pt"/>
    </style:style>
    <style:style style:name="T75_176" style:family="text">
      <style:text-properties fo:font-size="10pt" style:font-size-asian="10pt" style:font-size-complex="10pt"/>
    </style:style>
    <style:style style:name="T75_177" style:family="text">
      <style:text-properties fo:font-size="10pt" style:font-size-asian="10pt" style:font-size-complex="10pt"/>
    </style:style>
    <style:style style:name="T75_178" style:family="text">
      <style:text-properties fo:font-size="10pt" style:font-size-asian="10pt" style:font-size-complex="10pt"/>
    </style:style>
    <style:style style:name="T75_179" style:family="text">
      <style:text-properties fo:font-size="10pt" style:font-size-asian="10pt" style:font-size-complex="10pt"/>
    </style:style>
    <style:style style:name="T75_180" style:family="text">
      <style:text-properties fo:font-size="10pt" style:font-size-asian="10pt" style:font-size-complex="10pt"/>
    </style:style>
    <style:style style:name="T75_181" style:family="text">
      <style:text-properties fo:font-size="10pt" style:font-size-asian="10pt" style:font-size-complex="10pt"/>
    </style:style>
    <style:style style:name="T75_182" style:family="text">
      <style:text-properties fo:font-size="10pt" style:font-size-asian="10pt" style:font-size-complex="10pt"/>
    </style:style>
    <style:style style:name="T75_183" style:family="text">
      <style:text-properties fo:font-size="10pt" style:font-size-asian="10pt" style:font-size-complex="10pt"/>
    </style:style>
    <style:style style:name="T75_184" style:family="text">
      <style:text-properties fo:font-size="10pt" style:font-size-asian="10pt" style:font-size-complex="10pt"/>
    </style:style>
    <style:style style:name="T75_185" style:family="text">
      <style:text-properties fo:font-size="10pt" style:font-size-asian="10pt" style:font-size-complex="10pt"/>
    </style:style>
    <style:style style:name="T75_186" style:family="text">
      <style:text-properties fo:font-size="10pt" style:font-size-asian="10pt" style:font-size-complex="10pt"/>
    </style:style>
    <style:style style:name="T75_187" style:family="text">
      <style:text-properties fo:font-size="10pt" style:font-size-asian="10pt" style:font-size-complex="10pt"/>
    </style:style>
    <style:style style:name="T75_188" style:family="text">
      <style:text-properties fo:font-size="10pt" style:font-size-asian="10pt" style:font-size-complex="10pt"/>
    </style:style>
    <style:style style:name="T75_189" style:family="text">
      <style:text-properties fo:font-size="10pt" style:font-size-asian="10pt" style:font-size-complex="10pt"/>
    </style:style>
    <style:style style:name="T75_190" style:family="text">
      <style:text-properties fo:font-size="10pt" style:font-size-asian="10pt" style:font-size-complex="10pt"/>
    </style:style>
    <style:style style:name="T75_191" style:family="text">
      <style:text-properties fo:font-size="10pt" style:font-size-asian="10pt" style:font-size-complex="10pt"/>
    </style:style>
    <style:style style:name="T75_192" style:family="text">
      <style:text-properties fo:font-size="10pt" style:font-size-asian="10pt" style:font-size-complex="10pt"/>
    </style:style>
    <style:style style:name="T75_193" style:family="text">
      <style:text-properties fo:font-size="10pt" style:font-size-asian="10pt" style:font-size-complex="10pt"/>
    </style:style>
    <style:style style:name="T75_194" style:family="text">
      <style:text-properties fo:font-size="10pt" style:font-size-asian="10pt" style:font-size-complex="10pt"/>
    </style:style>
    <style:style style:name="T75_195" style:family="text">
      <style:text-properties fo:font-size="10pt" style:font-size-asian="10pt" style:font-size-complex="10pt"/>
    </style:style>
    <style:style style:name="T75_196" style:family="text">
      <style:text-properties fo:font-size="10pt" style:font-size-asian="10pt" style:font-size-complex="10pt"/>
    </style:style>
    <style:style style:name="T75_197" style:family="text">
      <style:text-properties fo:font-size="10pt" style:font-size-asian="10pt" style:font-size-complex="10pt"/>
    </style:style>
    <style:style style:name="T75_198" style:family="text">
      <style:text-properties fo:font-size="10pt" style:font-size-asian="10pt" style:font-size-complex="10pt"/>
    </style:style>
    <style:style style:name="T75_199" style:family="text">
      <style:text-properties fo:font-size="10pt" style:font-size-asian="10pt" style:font-size-complex="10pt"/>
    </style:style>
    <style:style style:name="T75_200" style:family="text">
      <style:text-properties fo:font-size="10pt" style:font-size-asian="10pt" style:font-size-complex="10pt"/>
    </style:style>
    <style:style style:name="T75_201" style:family="text">
      <style:text-properties fo:font-size="10pt" style:font-size-asian="10pt" style:font-size-complex="10pt"/>
    </style:style>
    <style:style style:name="T75_202" style:family="text">
      <style:text-properties fo:font-size="10pt" style:font-size-asian="10pt" style:font-size-complex="10pt"/>
    </style:style>
    <style:style style:name="T75_203" style:family="text">
      <style:text-properties fo:font-size="10pt" style:font-size-asian="10pt" style:font-size-complex="10pt"/>
    </style:style>
    <style:style style:name="T75_204" style:family="text">
      <style:text-properties fo:font-size="10pt" style:font-size-asian="10pt" style:font-size-complex="10pt"/>
    </style:style>
    <style:style style:name="T75_205" style:family="text">
      <style:text-properties fo:font-size="10pt" style:font-size-asian="10pt" style:font-size-complex="10pt"/>
    </style:style>
    <style:style style:name="T75_206" style:family="text">
      <style:text-properties fo:font-size="10pt" style:font-size-asian="10pt" style:font-size-complex="10pt"/>
    </style:style>
    <style:style style:name="T75_207" style:family="text">
      <style:text-properties fo:font-size="10pt" style:font-size-asian="10pt" style:font-size-complex="10pt"/>
    </style:style>
    <style:style style:name="T75_208" style:family="text">
      <style:text-properties fo:font-size="10pt" style:font-size-asian="10pt" style:font-size-complex="10pt"/>
    </style:style>
    <style:style style:name="T75_209" style:family="text">
      <style:text-properties fo:font-size="10pt" style:font-size-asian="10pt" style:font-size-complex="10pt"/>
    </style:style>
    <style:style style:name="T75_210" style:family="text">
      <style:text-properties fo:font-size="10pt" style:font-size-asian="10pt" style:font-size-complex="10pt"/>
    </style:style>
    <style:style style:name="T75_211" style:family="text">
      <style:text-properties fo:font-size="10pt" style:font-size-asian="10pt" style:font-size-complex="10pt"/>
    </style:style>
    <style:style style:name="T75_212" style:family="text">
      <style:text-properties fo:font-size="10pt" style:font-size-asian="10pt" style:font-size-complex="10pt"/>
    </style:style>
    <style:style style:name="T75_213" style:family="text">
      <style:text-properties fo:font-size="10pt" style:font-size-asian="10pt" style:font-size-complex="10pt"/>
    </style:style>
    <style:style style:name="T75_214" style:family="text">
      <style:text-properties fo:font-size="10pt" style:font-size-asian="10pt" style:font-size-complex="10pt"/>
    </style:style>
    <style:style style:name="T75_215" style:family="text">
      <style:text-properties fo:font-size="10pt" style:font-size-asian="10pt" style:font-size-complex="10pt"/>
    </style:style>
    <style:style style:name="T75_216" style:family="text">
      <style:text-properties fo:font-size="10pt" style:font-size-asian="10pt" style:font-size-complex="10pt"/>
    </style:style>
    <style:style style:name="T75_217" style:family="text">
      <style:text-properties fo:font-size="10pt" style:font-size-asian="10pt" style:font-size-complex="10pt"/>
    </style:style>
    <style:style style:name="T75_218" style:family="text">
      <style:text-properties fo:font-size="10pt" style:font-size-asian="10pt" style:font-size-complex="10pt"/>
    </style:style>
    <style:style style:name="P76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6_1" style:family="text">
      <style:text-properties fo:font-size="10pt" style:font-size-asian="10pt" style:font-size-complex="10pt"/>
    </style:style>
    <style:style style:name="T76_2" style:family="text">
      <style:text-properties fo:font-size="10pt" style:font-size-asian="10pt" style:font-size-complex="10pt"/>
    </style:style>
    <style:style style:name="T76_3" style:family="text">
      <style:text-properties fo:font-size="10pt" style:font-size-asian="10pt" style:font-size-complex="10pt"/>
    </style:style>
    <style:style style:name="T76_4" style:family="text">
      <style:text-properties fo:font-size="10pt" style:font-size-asian="10pt" style:font-size-complex="10pt"/>
    </style:style>
    <style:style style:name="T76_5" style:family="text">
      <style:text-properties fo:font-size="10pt" style:font-size-asian="10pt" style:font-size-complex="10pt"/>
    </style:style>
    <style:style style:name="T76_6" style:family="text">
      <style:text-properties fo:font-size="10pt" style:font-size-asian="10pt" style:font-size-complex="10pt"/>
    </style:style>
    <style:style style:name="T76_7" style:family="text">
      <style:text-properties fo:font-size="10pt" style:font-size-asian="10pt" style:font-size-complex="10pt"/>
    </style:style>
    <style:style style:name="T76_8" style:family="text">
      <style:text-properties fo:font-size="10pt" style:font-size-asian="10pt" style:font-size-complex="10pt"/>
    </style:style>
    <style:style style:name="T76_9" style:family="text">
      <style:text-properties fo:font-size="10pt" style:font-size-asian="10pt" style:font-size-complex="10pt"/>
    </style:style>
    <style:style style:name="T76_10" style:family="text">
      <style:text-properties fo:font-size="10pt" style:font-size-asian="10pt" style:font-size-complex="10pt"/>
    </style:style>
    <style:style style:name="T76_11" style:family="text">
      <style:text-properties fo:font-size="10pt" style:font-size-asian="10pt" style:font-size-complex="10pt"/>
    </style:style>
    <style:style style:name="T76_12" style:family="text">
      <style:text-properties fo:font-size="10pt" style:font-size-asian="10pt" style:font-size-complex="10pt"/>
    </style:style>
    <style:style style:name="T76_13" style:family="text">
      <style:text-properties fo:font-size="10pt" style:font-size-asian="10pt" style:font-size-complex="10pt"/>
    </style:style>
    <style:style style:name="T76_14" style:family="text">
      <style:text-properties fo:font-size="10pt" style:font-size-asian="10pt" style:font-size-complex="10pt"/>
    </style:style>
    <style:style style:name="T76_15" style:family="text">
      <style:text-properties fo:font-size="10pt" style:font-size-asian="10pt" style:font-size-complex="10pt"/>
    </style:style>
    <style:style style:name="T76_16" style:family="text">
      <style:text-properties fo:font-size="10pt" style:font-size-asian="10pt" style:font-size-complex="10pt"/>
    </style:style>
    <style:style style:name="T76_17" style:family="text">
      <style:text-properties fo:font-size="10pt" style:font-size-asian="10pt" style:font-size-complex="10pt"/>
    </style:style>
    <style:style style:name="T76_18" style:family="text">
      <style:text-properties fo:font-size="10pt" style:font-size-asian="10pt" style:font-size-complex="10pt"/>
    </style:style>
    <style:style style:name="T76_19" style:family="text">
      <style:text-properties fo:font-size="10pt" style:font-size-asian="10pt" style:font-size-complex="10pt"/>
    </style:style>
    <style:style style:name="T76_20" style:family="text">
      <style:text-properties fo:font-size="10pt" style:font-size-asian="10pt" style:font-size-complex="10pt"/>
    </style:style>
    <style:style style:name="T76_21" style:family="text">
      <style:text-properties fo:font-size="10pt" style:font-size-asian="10pt" style:font-size-complex="10pt"/>
    </style:style>
    <style:style style:name="T76_22" style:family="text">
      <style:text-properties fo:font-size="10pt" style:font-size-asian="10pt" style:font-size-complex="10pt"/>
    </style:style>
    <style:style style:name="T76_23" style:family="text">
      <style:text-properties fo:font-size="10pt" style:font-size-asian="10pt" style:font-size-complex="10pt"/>
    </style:style>
    <style:style style:name="T76_24" style:family="text">
      <style:text-properties fo:font-size="10pt" style:font-size-asian="10pt" style:font-size-complex="10pt"/>
    </style:style>
    <style:style style:name="T76_25" style:family="text">
      <style:text-properties fo:font-size="10pt" style:font-size-asian="10pt" style:font-size-complex="10pt"/>
    </style:style>
    <style:style style:name="T76_26" style:family="text">
      <style:text-properties fo:font-size="10pt" style:font-size-asian="10pt" style:font-size-complex="10pt"/>
    </style:style>
    <style:style style:name="P77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78" style:family="paragraph" style:parent-style-name="Standard">
      <style:paragraph-properties fo:text-align="justify" fo:break-before="auto" fo:line-height="108%" fo:margin-left="2.54cm" style:writing-mode="lr-tb"/>
    </style:style>
    <style:style style:name="T78_1" style:family="text">
      <style:text-properties fo:font-size="10pt" style:font-size-asian="10pt" style:font-size-complex="10pt" fo:font-weight="bold" style:font-weight-asian="bold" style:font-weight-complex="bold"/>
    </style:style>
    <style:style style:name="T78_2" style:family="text">
      <style:text-properties fo:font-size="10pt" style:font-size-asian="10pt" style:font-size-complex="10pt" fo:font-weight="bold" style:font-weight-asian="bold" style:font-weight-complex="bold"/>
    </style:style>
    <style:style style:name="T78_3" style:family="text">
      <style:text-properties fo:font-size="10pt" style:font-size-asian="10pt" style:font-size-complex="10pt"/>
    </style:style>
    <style:style style:name="P79" style:family="paragraph" style:parent-style-name="Standard">
      <style:paragraph-properties fo:text-align="justify" fo:break-before="auto" fo:line-height="108%" fo:margin-left="2.54cm" style:writing-mode="lr-tb"/>
    </style:style>
    <style:style style:name="T79_1" style:family="text">
      <style:text-properties fo:font-size="10pt" style:font-size-asian="10pt" style:font-size-complex="10pt" fo:font-weight="bold" style:font-weight-asian="bold" style:font-weight-complex="bold"/>
    </style:style>
    <style:style style:name="T79_2" style:family="text">
      <style:text-properties fo:font-size="10pt" style:font-size-asian="10pt" style:font-size-complex="10pt" fo:font-weight="bold" style:font-weight-asian="bold" style:font-weight-complex="bold"/>
    </style:style>
    <style:style style:name="T79_3" style:family="text">
      <style:text-properties fo:font-size="10pt" style:font-size-asian="10pt" style:font-size-complex="10pt"/>
    </style:style>
    <style:style style:name="T79_4" style:family="text">
      <style:text-properties fo:font-size="10pt" style:font-size-asian="10pt" style:font-size-complex="10pt"/>
    </style:style>
    <style:style style:name="T79_5" style:family="text">
      <style:text-properties fo:font-size="10pt" style:font-size-asian="10pt" style:font-size-complex="10pt"/>
    </style:style>
    <style:style style:name="T79_6" style:family="text">
      <style:text-properties fo:font-size="10pt" style:font-size-asian="10pt" style:font-size-complex="10pt"/>
    </style:style>
    <style:style style:name="T79_7" style:family="text">
      <style:text-properties fo:font-size="10pt" style:font-size-asian="10pt" style:font-size-complex="10pt"/>
    </style:style>
    <style:style style:name="T79_8" style:family="text">
      <style:text-properties fo:font-size="10pt" style:font-size-asian="10pt" style:font-size-complex="10pt"/>
    </style:style>
    <style:style style:name="T79_9" style:family="text">
      <style:text-properties fo:font-size="10pt" style:font-size-asian="10pt" style:font-size-complex="10pt"/>
    </style:style>
    <style:style style:name="T79_10" style:family="text">
      <style:text-properties fo:font-size="10pt" style:font-size-asian="10pt" style:font-size-complex="10pt"/>
    </style:style>
    <style:style style:name="T79_11" style:family="text">
      <style:text-properties fo:font-size="10pt" style:font-size-asian="10pt" style:font-size-complex="10pt"/>
    </style:style>
    <style:style style:name="T79_12" style:family="text">
      <style:text-properties fo:font-size="10pt" style:font-size-asian="10pt" style:font-size-complex="10pt"/>
    </style:style>
    <style:style style:name="T79_13" style:family="text">
      <style:text-properties fo:font-size="10pt" style:font-size-asian="10pt" style:font-size-complex="10pt"/>
    </style:style>
    <style:style style:name="T79_14" style:family="text">
      <style:text-properties fo:font-size="10pt" style:font-size-asian="10pt" style:font-size-complex="10pt"/>
    </style:style>
    <style:style style:name="T79_15" style:family="text">
      <style:text-properties fo:font-size="10pt" style:font-size-asian="10pt" style:font-size-complex="10pt"/>
    </style:style>
    <style:style style:name="T79_16" style:family="text">
      <style:text-properties fo:font-size="10pt" style:font-size-asian="10pt" style:font-size-complex="10pt"/>
    </style:style>
    <style:style style:name="T79_17" style:family="text">
      <style:text-properties fo:font-size="10pt" style:font-size-asian="10pt" style:font-size-complex="10pt"/>
    </style:style>
    <style:style style:name="T79_18" style:family="text">
      <style:text-properties fo:font-size="10pt" style:font-size-asian="10pt" style:font-size-complex="10pt"/>
    </style:style>
    <style:style style:name="T79_19" style:family="text">
      <style:text-properties fo:font-size="10pt" style:font-size-asian="10pt" style:font-size-complex="10pt"/>
    </style:style>
    <style:style style:name="T79_20" style:family="text">
      <style:text-properties fo:font-size="10pt" style:font-size-asian="10pt" style:font-size-complex="10pt"/>
    </style:style>
    <style:style style:name="T79_21" style:family="text">
      <style:text-properties fo:font-size="10pt" style:font-size-asian="10pt" style:font-size-complex="10pt"/>
    </style:style>
    <style:style style:name="T79_22" style:family="text">
      <style:text-properties fo:font-size="10pt" style:font-size-asian="10pt" style:font-size-complex="10pt"/>
    </style:style>
    <style:style style:name="T79_23" style:family="text">
      <style:text-properties fo:font-size="10pt" style:font-size-asian="10pt" style:font-size-complex="10pt"/>
    </style:style>
    <style:style style:name="T79_24" style:family="text">
      <style:text-properties fo:font-size="10pt" style:font-size-asian="10pt" style:font-size-complex="10pt"/>
    </style:style>
    <style:style style:name="T79_25" style:family="text">
      <style:text-properties fo:font-size="10pt" style:font-size-asian="10pt" style:font-size-complex="10pt"/>
    </style:style>
    <style:style style:name="T79_26" style:family="text">
      <style:text-properties fo:font-size="10pt" style:font-size-asian="10pt" style:font-size-complex="10pt"/>
    </style:style>
    <style:style style:name="T79_27" style:family="text">
      <style:text-properties fo:font-size="10pt" style:font-size-asian="10pt" style:font-size-complex="10pt"/>
    </style:style>
    <style:style style:name="T79_28" style:family="text">
      <style:text-properties fo:font-size="10pt" style:font-size-asian="10pt" style:font-size-complex="10pt"/>
    </style:style>
    <style:style style:name="T79_29" style:family="text">
      <style:text-properties fo:font-size="10pt" style:font-size-asian="10pt" style:font-size-complex="10pt"/>
    </style:style>
    <style:style style:name="P80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81" style:family="paragraph" style:parent-style-name="Standard">
      <style:paragraph-properties fo:text-align="justify" fo:break-before="auto" fo:line-height="108%" style:writing-mode="lr-tb"/>
    </style:style>
    <style:style style:name="T8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1_8" style:family="text"/>
    <style:style style:name="T81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1_10" style:family="text"/>
    <style:style style:name="T81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1_12" style:family="text"/>
    <style:style style:name="T81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1_14" style:family="text"/>
    <style:style style:name="T81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1_16" style:family="text"/>
    <style:style style:name="T81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1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2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82_1" style:family="text">
      <style:text-properties fo:font-size="10pt" style:font-size-asian="10pt" style:font-size-complex="10pt"/>
    </style:style>
    <style:style style:name="T82_2" style:family="text">
      <style:text-properties fo:font-size="10pt" style:font-size-asian="10pt" style:font-size-complex="10pt"/>
    </style:style>
    <style:style style:name="T82_3" style:family="text">
      <style:text-properties fo:font-size="10pt" style:font-size-asian="10pt" style:font-size-complex="10pt"/>
    </style:style>
    <style:style style:name="T82_4" style:family="text">
      <style:text-properties fo:font-size="10pt" style:font-size-asian="10pt" style:font-size-complex="10pt"/>
    </style:style>
    <style:style style:name="T82_5" style:family="text">
      <style:text-properties fo:font-size="10pt" style:font-size-asian="10pt" style:font-size-complex="10pt"/>
    </style:style>
    <style:style style:name="T82_6" style:family="text">
      <style:text-properties fo:font-size="10pt" style:font-size-asian="10pt" style:font-size-complex="10pt"/>
    </style:style>
    <style:style style:name="T82_7" style:family="text">
      <style:text-properties fo:font-size="10pt" style:font-size-asian="10pt" style:font-size-complex="10pt"/>
    </style:style>
    <style:style style:name="T82_8" style:family="text">
      <style:text-properties fo:font-size="10pt" style:font-size-asian="10pt" style:font-size-complex="10pt"/>
    </style:style>
    <style:style style:name="T82_9" style:family="text">
      <style:text-properties fo:font-size="10pt" style:font-size-asian="10pt" style:font-size-complex="10pt"/>
    </style:style>
    <style:style style:name="T82_10" style:family="text">
      <style:text-properties fo:font-size="10pt" style:font-size-asian="10pt" style:font-size-complex="10pt"/>
    </style:style>
    <style:style style:name="T82_11" style:family="text">
      <style:text-properties fo:font-size="10pt" style:font-size-asian="10pt" style:font-size-complex="10pt"/>
    </style:style>
    <style:style style:name="T82_12" style:family="text">
      <style:text-properties fo:font-size="10pt" style:font-size-asian="10pt" style:font-size-complex="10pt"/>
    </style:style>
    <style:style style:name="T82_13" style:family="text"/>
    <style:style style:name="T82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82_15" style:family="text"/>
    <style:style style:name="T82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82_17" style:family="text"/>
    <style:style style:name="T82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82_19" style:family="text"/>
    <style:style style:name="T82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82_21" style:family="text"/>
    <style:style style:name="T82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82_23" style:family="text">
      <style:text-properties fo:font-size="10pt" style:font-size-asian="10pt" style:font-size-complex="10pt"/>
    </style:style>
    <style:style style:name="T82_24" style:family="text">
      <style:text-properties fo:font-size="10pt" style:font-size-asian="10pt" style:font-size-complex="10pt"/>
    </style:style>
    <style:style style:name="T82_25" style:family="text">
      <style:text-properties fo:font-size="10pt" style:font-size-asian="10pt" style:font-size-complex="10pt"/>
    </style:style>
    <style:style style:name="T82_26" style:family="text">
      <style:text-properties fo:font-size="10pt" style:font-size-asian="10pt" style:font-size-complex="10pt"/>
    </style:style>
    <style:style style:name="T82_27" style:family="text">
      <style:text-properties fo:font-size="10pt" style:font-size-asian="10pt" style:font-size-complex="10pt"/>
    </style:style>
    <style:style style:name="T82_28" style:family="text">
      <style:text-properties fo:font-size="10pt" style:font-size-asian="10pt" style:font-size-complex="10pt"/>
    </style:style>
    <style:style style:name="T82_29" style:family="text">
      <style:text-properties fo:font-size="10pt" style:font-size-asian="10pt" style:font-size-complex="10pt"/>
    </style:style>
    <style:style style:name="T82_30" style:family="text">
      <style:text-properties fo:font-size="10pt" style:font-size-asian="10pt" style:font-size-complex="10pt"/>
    </style:style>
    <style:style style:name="T82_31" style:family="text">
      <style:text-properties fo:font-size="10pt" style:font-size-asian="10pt" style:font-size-complex="10pt"/>
    </style:style>
    <style:style style:name="T82_32" style:family="text">
      <style:text-properties fo:font-size="10pt" style:font-size-asian="10pt" style:font-size-complex="10pt"/>
    </style:style>
    <style:style style:name="T82_33" style:family="text">
      <style:text-properties fo:font-size="10pt" style:font-size-asian="10pt" style:font-size-complex="10pt"/>
    </style:style>
    <style:style style:name="T82_34" style:family="text">
      <style:text-properties fo:font-size="10pt" style:font-size-asian="10pt" style:font-size-complex="10pt"/>
    </style:style>
    <style:style style:name="T82_35" style:family="text">
      <style:text-properties fo:font-size="10pt" style:font-size-asian="10pt" style:font-size-complex="10pt"/>
    </style:style>
    <style:style style:name="T82_36" style:family="text">
      <style:text-properties fo:font-size="10pt" style:font-size-asian="10pt" style:font-size-complex="10pt"/>
    </style:style>
    <style:style style:name="T82_37" style:family="text">
      <style:text-properties fo:font-size="10pt" style:font-size-asian="10pt" style:font-size-complex="10pt"/>
    </style:style>
    <style:style style:name="T82_38" style:family="text">
      <style:text-properties fo:font-size="10pt" style:font-size-asian="10pt" style:font-size-complex="10pt"/>
    </style:style>
    <style:style style:name="T82_39" style:family="text">
      <style:text-properties fo:font-size="10pt" style:font-size-asian="10pt" style:font-size-complex="10pt"/>
    </style:style>
    <style:style style:name="T82_40" style:family="text">
      <style:text-properties fo:font-size="10pt" style:font-size-asian="10pt" style:font-size-complex="10pt"/>
    </style:style>
    <style:style style:name="T82_41" style:family="text">
      <style:text-properties fo:font-size="10pt" style:font-size-asian="10pt" style:font-size-complex="10pt"/>
    </style:style>
    <style:style style:name="T82_42" style:family="text">
      <style:text-properties fo:font-size="10pt" style:font-size-asian="10pt" style:font-size-complex="10pt"/>
    </style:style>
    <style:style style:name="T82_43" style:family="text">
      <style:text-properties fo:font-size="10pt" style:font-size-asian="10pt" style:font-size-complex="10pt"/>
    </style:style>
    <style:style style:name="T82_44" style:family="text">
      <style:text-properties fo:font-size="10pt" style:font-size-asian="10pt" style:font-size-complex="10pt"/>
    </style:style>
    <style:style style:name="T82_45" style:family="text">
      <style:text-properties fo:font-size="10pt" style:font-size-asian="10pt" style:font-size-complex="10pt"/>
    </style:style>
    <style:style style:name="T82_46" style:family="text">
      <style:text-properties fo:font-size="10pt" style:font-size-asian="10pt" style:font-size-complex="10pt"/>
    </style:style>
    <style:style style:name="T82_47" style:family="text">
      <style:text-properties fo:font-size="10pt" style:font-size-asian="10pt" style:font-size-complex="10pt"/>
    </style:style>
    <style:style style:name="T82_48" style:family="text">
      <style:text-properties fo:font-size="10pt" style:font-size-asian="10pt" style:font-size-complex="10pt"/>
    </style:style>
    <style:style style:name="T82_49" style:family="text">
      <style:text-properties fo:font-size="10pt" style:font-size-asian="10pt" style:font-size-complex="10pt"/>
    </style:style>
    <style:style style:name="P83" style:family="paragraph" style:parent-style-name="Standard">
      <style:paragraph-properties fo:text-align="justify" fo:break-before="auto" fo:line-height="108%" fo:margin-left="2.54cm" style:writing-mode="lr-tb"/>
    </style:style>
    <style:style style:name="T83_1" style:family="text">
      <style:text-properties fo:font-size="10pt" style:font-size-asian="10pt" style:font-size-complex="10pt" fo:font-weight="bold" style:font-weight-asian="bold" style:font-weight-complex="bold"/>
    </style:style>
    <style:style style:name="T83_2" style:family="text">
      <style:text-properties fo:font-size="10pt" style:font-size-asian="10pt" style:font-size-complex="10pt" fo:font-weight="bold" style:font-weight-asian="bold" style:font-weight-complex="bold"/>
    </style:style>
    <style:style style:name="T83_3" style:family="text">
      <style:text-properties fo:font-size="10pt" style:font-size-asian="10pt" style:font-size-complex="10pt"/>
    </style:style>
    <style:style style:name="P84" style:family="paragraph" style:parent-style-name="Standard">
      <style:paragraph-properties fo:text-align="justify" fo:break-before="auto" fo:line-height="108%" fo:margin-left="2.54cm" style:writing-mode="lr-tb"/>
    </style:style>
    <style:style style:name="T84_1" style:family="text">
      <style:text-properties fo:font-size="10pt" style:font-size-asian="10pt" style:font-size-complex="10pt" fo:font-weight="bold" style:font-weight-asian="bold" style:font-weight-complex="bold"/>
    </style:style>
    <style:style style:name="T84_2" style:family="text">
      <style:text-properties fo:font-size="10pt" style:font-size-asian="10pt" style:font-size-complex="10pt" fo:font-weight="bold" style:font-weight-asian="bold" style:font-weight-complex="bold"/>
    </style:style>
    <style:style style:name="T84_3" style:family="text">
      <style:text-properties fo:font-size="10pt" style:font-size-asian="10pt" style:font-size-complex="10pt"/>
    </style:style>
    <style:style style:name="T84_4" style:family="text">
      <style:text-properties fo:font-size="10pt" style:font-size-asian="10pt" style:font-size-complex="10pt"/>
    </style:style>
    <style:style style:name="T84_5" style:family="text">
      <style:text-properties fo:font-size="10pt" style:font-size-asian="10pt" style:font-size-complex="10pt"/>
    </style:style>
    <style:style style:name="T84_6" style:family="text">
      <style:text-properties fo:font-size="10pt" style:font-size-asian="10pt" style:font-size-complex="10pt"/>
    </style:style>
    <style:style style:name="T84_7" style:family="text">
      <style:text-properties fo:font-size="10pt" style:font-size-asian="10pt" style:font-size-complex="10pt"/>
    </style:style>
    <style:style style:name="T84_8" style:family="text">
      <style:text-properties fo:font-size="10pt" style:font-size-asian="10pt" style:font-size-complex="10pt"/>
    </style:style>
    <style:style style:name="T84_9" style:family="text">
      <style:text-properties fo:font-size="10pt" style:font-size-asian="10pt" style:font-size-complex="10pt"/>
    </style:style>
    <style:style style:name="T84_10" style:family="text">
      <style:text-properties fo:font-size="10pt" style:font-size-asian="10pt" style:font-size-complex="10pt"/>
    </style:style>
    <style:style style:name="T84_11" style:family="text">
      <style:text-properties fo:font-size="10pt" style:font-size-asian="10pt" style:font-size-complex="10pt"/>
    </style:style>
    <style:style style:name="T84_12" style:family="text">
      <style:text-properties fo:font-size="10pt" style:font-size-asian="10pt" style:font-size-complex="10pt"/>
    </style:style>
    <style:style style:name="T84_13" style:family="text">
      <style:text-properties fo:font-size="10pt" style:font-size-asian="10pt" style:font-size-complex="10pt"/>
    </style:style>
    <style:style style:name="T84_14" style:family="text">
      <style:text-properties fo:font-size="10pt" style:font-size-asian="10pt" style:font-size-complex="10pt"/>
    </style:style>
    <style:style style:name="T84_15" style:family="text">
      <style:text-properties fo:font-size="10pt" style:font-size-asian="10pt" style:font-size-complex="10pt"/>
    </style:style>
    <style:style style:name="T84_16" style:family="text">
      <style:text-properties fo:font-size="10pt" style:font-size-asian="10pt" style:font-size-complex="10pt"/>
    </style:style>
    <style:style style:name="T84_17" style:family="text">
      <style:text-properties fo:font-size="10pt" style:font-size-asian="10pt" style:font-size-complex="10pt"/>
    </style:style>
    <style:style style:name="T84_18" style:family="text">
      <style:text-properties fo:font-size="10pt" style:font-size-asian="10pt" style:font-size-complex="10pt"/>
    </style:style>
    <style:style style:name="T84_19" style:family="text">
      <style:text-properties fo:font-size="10pt" style:font-size-asian="10pt" style:font-size-complex="10pt"/>
    </style:style>
    <style:style style:name="T84_20" style:family="text">
      <style:text-properties fo:font-size="10pt" style:font-size-asian="10pt" style:font-size-complex="10pt"/>
    </style:style>
    <style:style style:name="T84_21" style:family="text">
      <style:text-properties fo:font-size="10pt" style:font-size-asian="10pt" style:font-size-complex="10pt"/>
    </style:style>
    <style:style style:name="P85" style:family="paragraph" style:parent-style-name="Standard">
      <style:paragraph-properties fo:text-align="justify" fo:break-before="auto" fo:line-height="108%" fo:margin-left="2.54cm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6" style:family="paragraph" style:parent-style-name="Standard">
      <style:paragraph-properties fo:text-align="justify" fo:break-before="auto" fo:line-height="108%" fo:margin-left="2.54cm" style:writing-mode="lr-tb"/>
    </style:style>
    <style:style style:name="T8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6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7" style:family="paragraph" style:parent-style-name="Standard">
      <style:paragraph-properties fo:text-align="justify" fo:break-before="auto" fo:line-height="108%" fo:margin-left="2.54cm" style:writing-mode="lr-tb"/>
    </style:style>
    <style:style style:name="T87_1" style:family="text">
      <style:text-properties fo:font-size="10pt" style:font-size-asian="10pt" style:font-size-complex="10pt" fo:font-weight="bold" style:font-weight-asian="bold" style:font-weight-complex="bold"/>
    </style:style>
    <style:style style:name="T87_2" style:family="text">
      <style:text-properties fo:font-size="10pt" style:font-size-asian="10pt" style:font-size-complex="10pt"/>
    </style:style>
    <style:style style:name="T87_3" style:family="text">
      <style:text-properties fo:font-size="10pt" style:font-size-asian="10pt" style:font-size-complex="10pt"/>
    </style:style>
    <style:style style:name="T87_4" style:family="text">
      <style:text-properties fo:font-size="10pt" style:font-size-asian="10pt" style:font-size-complex="10pt"/>
    </style:style>
    <style:style style:name="T87_5" style:family="text">
      <style:text-properties fo:font-size="10pt" style:font-size-asian="10pt" style:font-size-complex="10pt"/>
    </style:style>
    <style:style style:name="T87_6" style:family="text">
      <style:text-properties fo:font-size="10pt" style:font-size-asian="10pt" style:font-size-complex="10pt"/>
    </style:style>
    <style:style style:name="T87_7" style:family="text">
      <style:text-properties fo:font-size="10pt" style:font-size-asian="10pt" style:font-size-complex="10pt"/>
    </style:style>
    <style:style style:name="T87_8" style:family="text">
      <style:text-properties fo:font-size="10pt" style:font-size-asian="10pt" style:font-size-complex="10pt"/>
    </style:style>
    <style:style style:name="T87_9" style:family="text">
      <style:text-properties fo:font-size="10pt" style:font-size-asian="10pt" style:font-size-complex="10pt"/>
    </style:style>
    <style:style style:name="T87_10" style:family="text">
      <style:text-properties fo:font-size="10pt" style:font-size-asian="10pt" style:font-size-complex="10pt"/>
    </style:style>
    <style:style style:name="T87_11" style:family="text">
      <style:text-properties fo:font-size="10pt" style:font-size-asian="10pt" style:font-size-complex="10pt"/>
    </style:style>
    <style:style style:name="T87_12" style:family="text">
      <style:text-properties fo:font-size="10pt" style:font-size-asian="10pt" style:font-size-complex="10pt"/>
    </style:style>
    <style:style style:name="T87_13" style:family="text">
      <style:text-properties fo:font-size="10pt" style:font-size-asian="10pt" style:font-size-complex="10pt"/>
    </style:style>
    <style:style style:name="T87_14" style:family="text">
      <style:text-properties fo:font-size="10pt" style:font-size-asian="10pt" style:font-size-complex="10pt"/>
    </style:style>
    <style:style style:name="T87_15" style:family="text">
      <style:text-properties fo:font-size="10pt" style:font-size-asian="10pt" style:font-size-complex="10pt"/>
    </style:style>
    <style:style style:name="T87_16" style:family="text">
      <style:text-properties fo:font-size="10pt" style:font-size-asian="10pt" style:font-size-complex="10pt"/>
    </style:style>
    <style:style style:name="T87_17" style:family="text">
      <style:text-properties fo:font-size="10pt" style:font-size-asian="10pt" style:font-size-complex="10pt"/>
    </style:style>
    <style:style style:name="T87_18" style:family="text">
      <style:text-properties fo:font-size="10pt" style:font-size-asian="10pt" style:font-size-complex="10pt"/>
    </style:style>
    <style:style style:name="T87_19" style:family="text">
      <style:text-properties fo:font-size="10pt" style:font-size-asian="10pt" style:font-size-complex="10pt"/>
    </style:style>
    <style:style style:name="T87_20" style:family="text">
      <style:text-properties fo:font-size="10pt" style:font-size-asian="10pt" style:font-size-complex="10pt"/>
    </style:style>
    <style:style style:name="T87_21" style:family="text">
      <style:text-properties fo:font-size="10pt" style:font-size-asian="10pt" style:font-size-complex="10pt"/>
    </style:style>
    <style:style style:name="T87_22" style:family="text">
      <style:text-properties fo:font-size="10pt" style:font-size-asian="10pt" style:font-size-complex="10pt"/>
    </style:style>
    <style:style style:name="T87_23" style:family="text">
      <style:text-properties fo:font-size="10pt" style:font-size-asian="10pt" style:font-size-complex="10pt"/>
    </style:style>
    <style:style style:name="T87_24" style:family="text">
      <style:text-properties fo:font-size="10pt" style:font-size-asian="10pt" style:font-size-complex="10pt"/>
    </style:style>
    <style:style style:name="T87_25" style:family="text">
      <style:text-properties fo:font-size="10pt" style:font-size-asian="10pt" style:font-size-complex="10pt"/>
    </style:style>
    <style:style style:name="T87_26" style:family="text">
      <style:text-properties fo:font-size="10pt" style:font-size-asian="10pt" style:font-size-complex="10pt"/>
    </style:style>
    <style:style style:name="T87_27" style:family="text">
      <style:text-properties fo:font-size="10pt" style:font-size-asian="10pt" style:font-size-complex="10pt"/>
    </style:style>
    <style:style style:name="T87_28" style:family="text">
      <style:text-properties fo:font-size="10pt" style:font-size-asian="10pt" style:font-size-complex="10pt"/>
    </style:style>
    <style:style style:name="T87_29" style:family="text">
      <style:text-properties fo:font-size="10pt" style:font-size-asian="10pt" style:font-size-complex="10pt"/>
    </style:style>
    <style:style style:name="T87_30" style:family="text">
      <style:text-properties fo:font-size="10pt" style:font-size-asian="10pt" style:font-size-complex="10pt"/>
    </style:style>
    <style:style style:name="T87_31" style:family="text">
      <style:text-properties fo:font-size="10pt" style:font-size-asian="10pt" style:font-size-complex="10pt"/>
    </style:style>
    <style:style style:name="T87_32" style:family="text">
      <style:text-properties fo:font-size="10pt" style:font-size-asian="10pt" style:font-size-complex="10pt"/>
    </style:style>
    <style:style style:name="T87_33" style:family="text">
      <style:text-properties fo:font-size="10pt" style:font-size-asian="10pt" style:font-size-complex="10pt"/>
    </style:style>
    <style:style style:name="T87_34" style:family="text">
      <style:text-properties fo:font-size="10pt" style:font-size-asian="10pt" style:font-size-complex="10pt"/>
    </style:style>
    <style:style style:name="T87_35" style:family="text">
      <style:text-properties fo:font-size="10pt" style:font-size-asian="10pt" style:font-size-complex="10pt"/>
    </style:style>
    <style:style style:name="T87_36" style:family="text">
      <style:text-properties fo:font-size="10pt" style:font-size-asian="10pt" style:font-size-complex="10pt"/>
    </style:style>
    <style:style style:name="T87_37" style:family="text">
      <style:text-properties fo:font-size="10pt" style:font-size-asian="10pt" style:font-size-complex="10pt"/>
    </style:style>
    <style:style style:name="T87_38" style:family="text">
      <style:text-properties fo:font-size="10pt" style:font-size-asian="10pt" style:font-size-complex="10pt"/>
    </style:style>
    <style:style style:name="T87_39" style:family="text">
      <style:text-properties fo:font-size="10pt" style:font-size-asian="10pt" style:font-size-complex="10pt"/>
    </style:style>
    <style:style style:name="T87_40" style:family="text">
      <style:text-properties fo:font-size="10pt" style:font-size-asian="10pt" style:font-size-complex="10pt"/>
    </style:style>
    <style:style style:name="T87_41" style:family="text">
      <style:text-properties fo:font-size="10pt" style:font-size-asian="10pt" style:font-size-complex="10pt"/>
    </style:style>
    <style:style style:name="T87_42" style:family="text">
      <style:text-properties fo:font-size="10pt" style:font-size-asian="10pt" style:font-size-complex="10pt"/>
    </style:style>
    <style:style style:name="T87_43" style:family="text">
      <style:text-properties fo:font-size="10pt" style:font-size-asian="10pt" style:font-size-complex="10pt"/>
    </style:style>
    <style:style style:name="T87_44" style:family="text">
      <style:text-properties fo:font-size="10pt" style:font-size-asian="10pt" style:font-size-complex="10pt"/>
    </style:style>
    <style:style style:name="T87_45" style:family="text">
      <style:text-properties fo:font-size="10pt" style:font-size-asian="10pt" style:font-size-complex="10pt"/>
    </style:style>
    <style:style style:name="T87_46" style:family="text">
      <style:text-properties fo:font-size="10pt" style:font-size-asian="10pt" style:font-size-complex="10pt"/>
    </style:style>
    <style:style style:name="T87_47" style:family="text">
      <style:text-properties fo:font-size="10pt" style:font-size-asian="10pt" style:font-size-complex="10pt"/>
    </style:style>
    <style:style style:name="T87_48" style:family="text">
      <style:text-properties fo:font-size="10pt" style:font-size-asian="10pt" style:font-size-complex="10pt"/>
    </style:style>
    <style:style style:name="T87_49" style:family="text">
      <style:text-properties fo:font-size="10pt" style:font-size-asian="10pt" style:font-size-complex="10pt"/>
    </style:style>
    <style:style style:name="T87_50" style:family="text">
      <style:text-properties fo:font-size="10pt" style:font-size-asian="10pt" style:font-size-complex="10pt"/>
    </style:style>
    <style:style style:name="T87_51" style:family="text">
      <style:text-properties fo:font-size="10pt" style:font-size-asian="10pt" style:font-size-complex="10pt"/>
    </style:style>
    <style:style style:name="T87_52" style:family="text">
      <style:text-properties fo:font-size="10pt" style:font-size-asian="10pt" style:font-size-complex="10pt"/>
    </style:style>
    <style:style style:name="T87_53" style:family="text">
      <style:text-properties fo:font-size="10pt" style:font-size-asian="10pt" style:font-size-complex="10pt"/>
    </style:style>
    <style:style style:name="T87_54" style:family="text">
      <style:text-properties fo:font-size="10pt" style:font-size-asian="10pt" style:font-size-complex="10pt"/>
    </style:style>
    <style:style style:name="T87_55" style:family="text">
      <style:text-properties fo:font-size="10pt" style:font-size-asian="10pt" style:font-size-complex="10pt"/>
    </style:style>
    <style:style style:name="T87_56" style:family="text">
      <style:text-properties fo:font-size="10pt" style:font-size-asian="10pt" style:font-size-complex="10pt"/>
    </style:style>
    <style:style style:name="T87_57" style:family="text">
      <style:text-properties fo:font-size="10pt" style:font-size-asian="10pt" style:font-size-complex="10pt"/>
    </style:style>
    <style:style style:name="T87_58" style:family="text">
      <style:text-properties fo:font-size="10pt" style:font-size-asian="10pt" style:font-size-complex="10pt"/>
    </style:style>
    <style:style style:name="T87_59" style:family="text">
      <style:text-properties fo:font-size="10pt" style:font-size-asian="10pt" style:font-size-complex="10pt"/>
    </style:style>
    <style:style style:name="T87_60" style:family="text">
      <style:text-properties fo:font-size="10pt" style:font-size-asian="10pt" style:font-size-complex="10pt"/>
    </style:style>
    <style:style style:name="T87_61" style:family="text">
      <style:text-properties fo:font-size="10pt" style:font-size-asian="10pt" style:font-size-complex="10pt"/>
    </style:style>
    <style:style style:name="T87_62" style:family="text">
      <style:text-properties fo:font-size="10pt" style:font-size-asian="10pt" style:font-size-complex="10pt"/>
    </style:style>
    <style:style style:name="T87_63" style:family="text">
      <style:text-properties fo:font-size="10pt" style:font-size-asian="10pt" style:font-size-complex="10pt"/>
    </style:style>
    <style:style style:name="T87_64" style:family="text">
      <style:text-properties fo:font-size="10pt" style:font-size-asian="10pt" style:font-size-complex="10pt"/>
    </style:style>
    <style:style style:name="T87_65" style:family="text">
      <style:text-properties fo:font-size="10pt" style:font-size-asian="10pt" style:font-size-complex="10pt"/>
    </style:style>
    <style:style style:name="T87_66" style:family="text">
      <style:text-properties fo:font-size="10pt" style:font-size-asian="10pt" style:font-size-complex="10pt"/>
    </style:style>
    <style:style style:name="T87_67" style:family="text">
      <style:text-properties fo:font-size="10pt" style:font-size-asian="10pt" style:font-size-complex="10pt"/>
    </style:style>
    <style:style style:name="P88" style:family="paragraph" style:parent-style-name="Standard">
      <style:paragraph-properties fo:text-align="justify" fo:break-before="auto" fo:line-height="108%" fo:margin-left="2.54cm" style:writing-mode="lr-tb"/>
    </style:style>
    <style:style style:name="T88_1" style:family="text">
      <style:text-properties fo:font-size="10pt" style:font-size-asian="10pt" style:font-size-complex="10pt" fo:font-weight="bold" style:font-weight-asian="bold" style:font-weight-complex="bold"/>
    </style:style>
    <style:style style:name="T88_2" style:family="text">
      <style:text-properties fo:font-size="10pt" style:font-size-asian="10pt" style:font-size-complex="10pt" fo:font-weight="bold" style:font-weight-asian="bold" style:font-weight-complex="bold"/>
    </style:style>
    <style:style style:name="T88_3" style:family="text">
      <style:text-properties fo:font-size="10pt" style:font-size-asian="10pt" style:font-size-complex="10pt"/>
    </style:style>
    <style:style style:name="P89" style:family="paragraph" style:parent-style-name="Standard">
      <style:paragraph-properties fo:text-align="justify" fo:break-before="auto" fo:line-height="108%" fo:margin-left="2.54cm" style:writing-mode="lr-tb"/>
    </style:style>
    <style:style style:name="T89_1" style:family="text">
      <style:text-properties fo:font-size="10pt" style:font-size-asian="10pt" style:font-size-complex="10pt" fo:font-weight="bold" style:font-weight-asian="bold" style:font-weight-complex="bold"/>
    </style:style>
    <style:style style:name="T89_2" style:family="text">
      <style:text-properties fo:font-size="10pt" style:font-size-asian="10pt" style:font-size-complex="10pt" fo:font-weight="bold" style:font-weight-asian="bold" style:font-weight-complex="bold"/>
    </style:style>
    <style:style style:name="T89_3" style:family="text">
      <style:text-properties fo:font-size="10pt" style:font-size-asian="10pt" style:font-size-complex="10pt"/>
    </style:style>
    <style:style style:name="T89_4" style:family="text">
      <style:text-properties fo:font-size="10pt" style:font-size-asian="10pt" style:font-size-complex="10pt"/>
    </style:style>
    <style:style style:name="T89_5" style:family="text">
      <style:text-properties fo:font-size="10pt" style:font-size-asian="10pt" style:font-size-complex="10pt"/>
    </style:style>
    <style:style style:name="T89_6" style:family="text">
      <style:text-properties fo:font-size="10pt" style:font-size-asian="10pt" style:font-size-complex="10pt"/>
    </style:style>
    <style:style style:name="T89_7" style:family="text">
      <style:text-properties fo:font-size="10pt" style:font-size-asian="10pt" style:font-size-complex="10pt"/>
    </style:style>
    <style:style style:name="T89_8" style:family="text">
      <style:text-properties fo:font-size="10pt" style:font-size-asian="10pt" style:font-size-complex="10pt"/>
    </style:style>
    <style:style style:name="T89_9" style:family="text">
      <style:text-properties fo:font-size="10pt" style:font-size-asian="10pt" style:font-size-complex="10pt"/>
    </style:style>
    <style:style style:name="T89_10" style:family="text">
      <style:text-properties fo:font-size="10pt" style:font-size-asian="10pt" style:font-size-complex="10pt"/>
    </style:style>
    <style:style style:name="T89_11" style:family="text">
      <style:text-properties fo:font-size="10pt" style:font-size-asian="10pt" style:font-size-complex="10pt"/>
    </style:style>
    <style:style style:name="T89_12" style:family="text">
      <style:text-properties fo:font-size="10pt" style:font-size-asian="10pt" style:font-size-complex="10pt"/>
    </style:style>
    <style:style style:name="T89_13" style:family="text">
      <style:text-properties fo:font-size="10pt" style:font-size-asian="10pt" style:font-size-complex="10pt"/>
    </style:style>
    <style:style style:name="T89_14" style:family="text">
      <style:text-properties fo:font-size="10pt" style:font-size-asian="10pt" style:font-size-complex="10pt"/>
    </style:style>
    <style:style style:name="T89_15" style:family="text">
      <style:text-properties fo:font-size="10pt" style:font-size-asian="10pt" style:font-size-complex="10pt"/>
    </style:style>
    <style:style style:name="T89_16" style:family="text">
      <style:text-properties fo:font-size="10pt" style:font-size-asian="10pt" style:font-size-complex="10pt"/>
    </style:style>
    <style:style style:name="T89_17" style:family="text">
      <style:text-properties fo:font-size="10pt" style:font-size-asian="10pt" style:font-size-complex="10pt"/>
    </style:style>
    <style:style style:name="T89_18" style:family="text">
      <style:text-properties fo:font-size="10pt" style:font-size-asian="10pt" style:font-size-complex="10pt"/>
    </style:style>
    <style:style style:name="T89_19" style:family="text">
      <style:text-properties fo:font-size="10pt" style:font-size-asian="10pt" style:font-size-complex="10pt"/>
    </style:style>
    <style:style style:name="P90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91" style:family="paragraph" style:parent-style-name="Standard">
      <style:paragraph-properties fo:text-align="justify" fo:break-before="auto" fo:line-height="108%" fo:margin-left="2.54cm" style:writing-mode="lr-tb"/>
    </style:style>
    <style:style style:name="T9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1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2" style:family="paragraph" style:parent-style-name="Standard">
      <style:paragraph-properties fo:text-align="justify" fo:break-before="auto" fo:line-height="108%" fo:margin-left="2.54cm" style:writing-mode="lr-tb"/>
    </style:style>
    <style:style style:name="T92_1" style:family="text">
      <style:text-properties fo:font-size="10pt" style:font-size-asian="10pt" style:font-size-complex="10pt" fo:font-weight="bold" style:font-weight-asian="bold" style:font-weight-complex="bold"/>
    </style:style>
    <style:style style:name="T92_2" style:family="text">
      <style:text-properties fo:font-size="10pt" style:font-size-asian="10pt" style:font-size-complex="10pt"/>
    </style:style>
    <style:style style:name="T92_3" style:family="text">
      <style:text-properties fo:font-size="10pt" style:font-size-asian="10pt" style:font-size-complex="10pt"/>
    </style:style>
    <style:style style:name="T92_4" style:family="text">
      <style:text-properties fo:font-size="10pt" style:font-size-asian="10pt" style:font-size-complex="10pt"/>
    </style:style>
    <style:style style:name="T92_5" style:family="text">
      <style:text-properties fo:font-size="10pt" style:font-size-asian="10pt" style:font-size-complex="10pt"/>
    </style:style>
    <style:style style:name="T92_6" style:family="text">
      <style:text-properties fo:font-size="10pt" style:font-size-asian="10pt" style:font-size-complex="10pt"/>
    </style:style>
    <style:style style:name="T92_7" style:family="text">
      <style:text-properties fo:font-size="10pt" style:font-size-asian="10pt" style:font-size-complex="10pt"/>
    </style:style>
    <style:style style:name="T92_8" style:family="text">
      <style:text-properties fo:font-size="10pt" style:font-size-asian="10pt" style:font-size-complex="10pt"/>
    </style:style>
    <style:style style:name="T92_9" style:family="text">
      <style:text-properties fo:font-size="10pt" style:font-size-asian="10pt" style:font-size-complex="10pt"/>
    </style:style>
    <style:style style:name="T92_10" style:family="text">
      <style:text-properties fo:font-size="10pt" style:font-size-asian="10pt" style:font-size-complex="10pt"/>
    </style:style>
    <style:style style:name="T92_11" style:family="text">
      <style:text-properties fo:font-size="10pt" style:font-size-asian="10pt" style:font-size-complex="10pt"/>
    </style:style>
    <style:style style:name="T92_12" style:family="text">
      <style:text-properties fo:font-size="10pt" style:font-size-asian="10pt" style:font-size-complex="10pt"/>
    </style:style>
    <style:style style:name="T92_13" style:family="text">
      <style:text-properties fo:font-size="10pt" style:font-size-asian="10pt" style:font-size-complex="10pt"/>
    </style:style>
    <style:style style:name="T92_14" style:family="text">
      <style:text-properties fo:font-size="10pt" style:font-size-asian="10pt" style:font-size-complex="10pt"/>
    </style:style>
    <style:style style:name="T92_15" style:family="text">
      <style:text-properties fo:font-size="10pt" style:font-size-asian="10pt" style:font-size-complex="10pt"/>
    </style:style>
    <style:style style:name="T92_16" style:family="text">
      <style:text-properties fo:font-size="10pt" style:font-size-asian="10pt" style:font-size-complex="10pt"/>
    </style:style>
    <style:style style:name="T92_17" style:family="text">
      <style:text-properties fo:font-size="10pt" style:font-size-asian="10pt" style:font-size-complex="10pt"/>
    </style:style>
    <style:style style:name="T92_18" style:family="text">
      <style:text-properties fo:font-size="10pt" style:font-size-asian="10pt" style:font-size-complex="10pt"/>
    </style:style>
    <style:style style:name="T92_19" style:family="text">
      <style:text-properties fo:font-size="10pt" style:font-size-asian="10pt" style:font-size-complex="10pt"/>
    </style:style>
    <style:style style:name="T92_20" style:family="text">
      <style:text-properties fo:font-size="10pt" style:font-size-asian="10pt" style:font-size-complex="10pt"/>
    </style:style>
    <style:style style:name="T92_21" style:family="text">
      <style:text-properties fo:font-size="10pt" style:font-size-asian="10pt" style:font-size-complex="10pt"/>
    </style:style>
    <style:style style:name="T92_22" style:family="text">
      <style:text-properties fo:font-size="10pt" style:font-size-asian="10pt" style:font-size-complex="10pt"/>
    </style:style>
    <style:style style:name="T92_23" style:family="text">
      <style:text-properties fo:font-size="10pt" style:font-size-asian="10pt" style:font-size-complex="10pt"/>
    </style:style>
    <style:style style:name="T92_24" style:family="text">
      <style:text-properties fo:font-size="10pt" style:font-size-asian="10pt" style:font-size-complex="10pt"/>
    </style:style>
    <style:style style:name="T92_25" style:family="text">
      <style:text-properties fo:font-size="10pt" style:font-size-asian="10pt" style:font-size-complex="10pt"/>
    </style:style>
    <style:style style:name="T92_26" style:family="text">
      <style:text-properties fo:font-size="10pt" style:font-size-asian="10pt" style:font-size-complex="10pt"/>
    </style:style>
    <style:style style:name="T92_27" style:family="text">
      <style:text-properties fo:font-size="10pt" style:font-size-asian="10pt" style:font-size-complex="10pt"/>
    </style:style>
    <style:style style:name="T92_28" style:family="text">
      <style:text-properties fo:font-size="10pt" style:font-size-asian="10pt" style:font-size-complex="10pt"/>
    </style:style>
    <style:style style:name="T92_29" style:family="text">
      <style:text-properties fo:font-size="10pt" style:font-size-asian="10pt" style:font-size-complex="10pt"/>
    </style:style>
    <style:style style:name="T92_30" style:family="text">
      <style:text-properties fo:font-size="10pt" style:font-size-asian="10pt" style:font-size-complex="10pt"/>
    </style:style>
    <style:style style:name="T92_31" style:family="text">
      <style:text-properties fo:font-size="10pt" style:font-size-asian="10pt" style:font-size-complex="10pt"/>
    </style:style>
    <style:style style:name="T92_32" style:family="text">
      <style:text-properties fo:font-size="10pt" style:font-size-asian="10pt" style:font-size-complex="10pt"/>
    </style:style>
    <style:style style:name="T92_33" style:family="text">
      <style:text-properties fo:font-size="10pt" style:font-size-asian="10pt" style:font-size-complex="10pt"/>
    </style:style>
    <style:style style:name="T92_34" style:family="text">
      <style:text-properties fo:font-size="10pt" style:font-size-asian="10pt" style:font-size-complex="10pt"/>
    </style:style>
    <style:style style:name="T92_35" style:family="text">
      <style:text-properties fo:font-size="10pt" style:font-size-asian="10pt" style:font-size-complex="10pt"/>
    </style:style>
    <style:style style:name="T92_36" style:family="text">
      <style:text-properties fo:font-size="10pt" style:font-size-asian="10pt" style:font-size-complex="10pt"/>
    </style:style>
    <style:style style:name="T92_37" style:family="text">
      <style:text-properties fo:font-size="10pt" style:font-size-asian="10pt" style:font-size-complex="10pt"/>
    </style:style>
    <style:style style:name="T92_38" style:family="text">
      <style:text-properties fo:font-size="10pt" style:font-size-asian="10pt" style:font-size-complex="10pt"/>
    </style:style>
    <style:style style:name="T92_39" style:family="text">
      <style:text-properties fo:font-size="10pt" style:font-size-asian="10pt" style:font-size-complex="10pt"/>
    </style:style>
    <style:style style:name="T92_40" style:family="text">
      <style:text-properties fo:font-size="10pt" style:font-size-asian="10pt" style:font-size-complex="10pt"/>
    </style:style>
    <style:style style:name="T92_41" style:family="text">
      <style:text-properties fo:font-size="10pt" style:font-size-asian="10pt" style:font-size-complex="10pt"/>
    </style:style>
    <style:style style:name="T92_42" style:family="text">
      <style:text-properties fo:font-size="10pt" style:font-size-asian="10pt" style:font-size-complex="10pt"/>
    </style:style>
    <style:style style:name="T92_43" style:family="text">
      <style:text-properties fo:font-size="10pt" style:font-size-asian="10pt" style:font-size-complex="10pt"/>
    </style:style>
    <style:style style:name="T92_44" style:family="text">
      <style:text-properties fo:font-size="10pt" style:font-size-asian="10pt" style:font-size-complex="10pt"/>
    </style:style>
    <style:style style:name="T92_45" style:family="text">
      <style:text-properties fo:font-size="10pt" style:font-size-asian="10pt" style:font-size-complex="10pt"/>
    </style:style>
    <style:style style:name="T92_46" style:family="text">
      <style:text-properties fo:font-size="10pt" style:font-size-asian="10pt" style:font-size-complex="10pt"/>
    </style:style>
    <style:style style:name="T92_47" style:family="text">
      <style:text-properties fo:font-size="10pt" style:font-size-asian="10pt" style:font-size-complex="10pt"/>
    </style:style>
    <style:style style:name="T92_48" style:family="text">
      <style:text-properties fo:font-size="10pt" style:font-size-asian="10pt" style:font-size-complex="10pt"/>
    </style:style>
    <style:style style:name="T92_49" style:family="text">
      <style:text-properties fo:font-size="10pt" style:font-size-asian="10pt" style:font-size-complex="10pt"/>
    </style:style>
    <style:style style:name="T92_50" style:family="text">
      <style:text-properties fo:font-size="10pt" style:font-size-asian="10pt" style:font-size-complex="10pt"/>
    </style:style>
    <style:style style:name="T92_51" style:family="text">
      <style:text-properties fo:font-size="10pt" style:font-size-asian="10pt" style:font-size-complex="10pt"/>
    </style:style>
    <style:style style:name="T92_52" style:family="text">
      <style:text-properties fo:font-size="10pt" style:font-size-asian="10pt" style:font-size-complex="10pt"/>
    </style:style>
    <style:style style:name="T92_53" style:family="text">
      <style:text-properties fo:font-size="10pt" style:font-size-asian="10pt" style:font-size-complex="10pt"/>
    </style:style>
    <style:style style:name="T92_54" style:family="text">
      <style:text-properties fo:font-size="10pt" style:font-size-asian="10pt" style:font-size-complex="10pt"/>
    </style:style>
    <style:style style:name="T92_55" style:family="text">
      <style:text-properties fo:font-size="10pt" style:font-size-asian="10pt" style:font-size-complex="10pt"/>
    </style:style>
    <style:style style:name="T92_56" style:family="text">
      <style:text-properties fo:font-size="10pt" style:font-size-asian="10pt" style:font-size-complex="10pt"/>
    </style:style>
    <style:style style:name="T92_57" style:family="text">
      <style:text-properties fo:font-size="10pt" style:font-size-asian="10pt" style:font-size-complex="10pt"/>
    </style:style>
    <style:style style:name="T92_58" style:family="text">
      <style:text-properties fo:font-size="10pt" style:font-size-asian="10pt" style:font-size-complex="10pt"/>
    </style:style>
    <style:style style:name="T92_59" style:family="text">
      <style:text-properties fo:font-size="10pt" style:font-size-asian="10pt" style:font-size-complex="10pt"/>
    </style:style>
    <style:style style:name="T92_60" style:family="text">
      <style:text-properties fo:font-size="10pt" style:font-size-asian="10pt" style:font-size-complex="10pt"/>
    </style:style>
    <style:style style:name="T92_61" style:family="text">
      <style:text-properties fo:font-size="10pt" style:font-size-asian="10pt" style:font-size-complex="10pt"/>
    </style:style>
    <style:style style:name="T92_62" style:family="text">
      <style:text-properties fo:font-size="10pt" style:font-size-asian="10pt" style:font-size-complex="10pt"/>
    </style:style>
    <style:style style:name="T92_63" style:family="text">
      <style:text-properties fo:font-size="10pt" style:font-size-asian="10pt" style:font-size-complex="10pt"/>
    </style:style>
    <style:style style:name="P93" style:family="paragraph" style:parent-style-name="Standard">
      <style:paragraph-properties fo:text-align="justify" fo:break-before="auto" fo:line-height="108%" fo:margin-left="2.54cm" style:writing-mode="lr-tb"/>
    </style:style>
    <style:style style:name="T93_1" style:family="text">
      <style:text-properties fo:font-size="10pt" style:font-size-asian="10pt" style:font-size-complex="10pt" fo:font-weight="bold" style:font-weight-asian="bold" style:font-weight-complex="bold"/>
    </style:style>
    <style:style style:name="T93_2" style:family="text">
      <style:text-properties fo:font-size="10pt" style:font-size-asian="10pt" style:font-size-complex="10pt" fo:font-weight="bold" style:font-weight-asian="bold" style:font-weight-complex="bold"/>
    </style:style>
    <style:style style:name="T93_3" style:family="text">
      <style:text-properties fo:font-size="10pt" style:font-size-asian="10pt" style:font-size-complex="10pt"/>
    </style:style>
    <style:style style:name="T93_4" style:family="text">
      <style:text-properties fo:font-size="10pt" style:font-size-asian="10pt" style:font-size-complex="10pt"/>
    </style:style>
    <style:style style:name="T93_5" style:family="text">
      <style:text-properties fo:font-size="10pt" style:font-size-asian="10pt" style:font-size-complex="10pt"/>
    </style:style>
    <style:style style:name="P94" style:family="paragraph" style:parent-style-name="Standard">
      <style:paragraph-properties fo:text-align="justify" fo:break-before="auto" fo:line-height="108%" fo:margin-left="2.54cm" style:writing-mode="lr-tb"/>
    </style:style>
    <style:style style:name="T94_1" style:family="text">
      <style:text-properties fo:font-size="10pt" style:font-size-asian="10pt" style:font-size-complex="10pt" fo:font-weight="bold" style:font-weight-asian="bold" style:font-weight-complex="bold"/>
    </style:style>
    <style:style style:name="T94_2" style:family="text">
      <style:text-properties fo:font-size="10pt" style:font-size-asian="10pt" style:font-size-complex="10pt" fo:font-weight="bold" style:font-weight-asian="bold" style:font-weight-complex="bold"/>
    </style:style>
    <style:style style:name="T94_3" style:family="text">
      <style:text-properties fo:font-size="10pt" style:font-size-asian="10pt" style:font-size-complex="10pt"/>
    </style:style>
    <style:style style:name="T94_4" style:family="text">
      <style:text-properties fo:font-size="10pt" style:font-size-asian="10pt" style:font-size-complex="10pt"/>
    </style:style>
    <style:style style:name="T94_5" style:family="text">
      <style:text-properties fo:font-size="10pt" style:font-size-asian="10pt" style:font-size-complex="10pt"/>
    </style:style>
    <style:style style:name="T94_6" style:family="text">
      <style:text-properties fo:font-size="10pt" style:font-size-asian="10pt" style:font-size-complex="10pt"/>
    </style:style>
    <style:style style:name="T94_7" style:family="text">
      <style:text-properties fo:font-size="10pt" style:font-size-asian="10pt" style:font-size-complex="10pt"/>
    </style:style>
    <style:style style:name="T94_8" style:family="text">
      <style:text-properties fo:font-size="10pt" style:font-size-asian="10pt" style:font-size-complex="10pt"/>
    </style:style>
    <style:style style:name="T94_9" style:family="text">
      <style:text-properties fo:font-size="10pt" style:font-size-asian="10pt" style:font-size-complex="10pt"/>
    </style:style>
    <style:style style:name="T94_10" style:family="text">
      <style:text-properties fo:font-size="10pt" style:font-size-asian="10pt" style:font-size-complex="10pt"/>
    </style:style>
    <style:style style:name="T94_11" style:family="text">
      <style:text-properties fo:font-size="10pt" style:font-size-asian="10pt" style:font-size-complex="10pt"/>
    </style:style>
    <style:style style:name="T94_12" style:family="text">
      <style:text-properties fo:font-size="10pt" style:font-size-asian="10pt" style:font-size-complex="10pt"/>
    </style:style>
    <style:style style:name="T94_13" style:family="text">
      <style:text-properties fo:font-size="10pt" style:font-size-asian="10pt" style:font-size-complex="10pt"/>
    </style:style>
    <style:style style:name="T94_14" style:family="text">
      <style:text-properties fo:font-size="10pt" style:font-size-asian="10pt" style:font-size-complex="10pt"/>
    </style:style>
    <style:style style:name="T94_15" style:family="text">
      <style:text-properties fo:font-size="10pt" style:font-size-asian="10pt" style:font-size-complex="10pt"/>
    </style:style>
    <style:style style:name="T94_16" style:family="text">
      <style:text-properties fo:font-size="10pt" style:font-size-asian="10pt" style:font-size-complex="10pt"/>
    </style:style>
    <style:style style:name="T94_17" style:family="text">
      <style:text-properties fo:font-size="10pt" style:font-size-asian="10pt" style:font-size-complex="10pt"/>
    </style:style>
    <style:style style:name="T94_18" style:family="text">
      <style:text-properties fo:font-size="10pt" style:font-size-asian="10pt" style:font-size-complex="10pt"/>
    </style:style>
    <style:style style:name="T94_19" style:family="text">
      <style:text-properties fo:font-size="10pt" style:font-size-asian="10pt" style:font-size-complex="10pt"/>
    </style:style>
    <style:style style:name="T94_20" style:family="text">
      <style:text-properties fo:font-size="10pt" style:font-size-asian="10pt" style:font-size-complex="10pt"/>
    </style:style>
    <style:style style:name="T94_21" style:family="text">
      <style:text-properties fo:font-size="10pt" style:font-size-asian="10pt" style:font-size-complex="10pt"/>
    </style:style>
    <style:style style:name="T94_22" style:family="text">
      <style:text-properties fo:font-size="10pt" style:font-size-asian="10pt" style:font-size-complex="10pt"/>
    </style:style>
    <style:style style:name="T94_23" style:family="text">
      <style:text-properties fo:font-size="10pt" style:font-size-asian="10pt" style:font-size-complex="10pt"/>
    </style:style>
    <style:style style:name="T94_24" style:family="text">
      <style:text-properties fo:font-size="10pt" style:font-size-asian="10pt" style:font-size-complex="10pt"/>
    </style:style>
    <style:style style:name="T94_25" style:family="text">
      <style:text-properties fo:font-size="10pt" style:font-size-asian="10pt" style:font-size-complex="10pt"/>
    </style:style>
    <style:style style:name="T94_26" style:family="text">
      <style:text-properties fo:font-size="10pt" style:font-size-asian="10pt" style:font-size-complex="10pt"/>
    </style:style>
    <style:style style:name="T94_27" style:family="text">
      <style:text-properties fo:font-size="10pt" style:font-size-asian="10pt" style:font-size-complex="10pt"/>
    </style:style>
    <style:style style:name="T94_28" style:family="text">
      <style:text-properties fo:font-size="10pt" style:font-size-asian="10pt" style:font-size-complex="10pt"/>
    </style:style>
    <style:style style:name="T94_29" style:family="text">
      <style:text-properties fo:font-size="10pt" style:font-size-asian="10pt" style:font-size-complex="10pt"/>
    </style:style>
    <style:style style:name="T94_30" style:family="text">
      <style:text-properties fo:font-size="10pt" style:font-size-asian="10pt" style:font-size-complex="10pt"/>
    </style:style>
    <style:style style:name="T94_31" style:family="text">
      <style:text-properties fo:font-size="10pt" style:font-size-asian="10pt" style:font-size-complex="10pt"/>
    </style:style>
    <style:style style:name="T94_32" style:family="text">
      <style:text-properties fo:font-size="10pt" style:font-size-asian="10pt" style:font-size-complex="10pt"/>
    </style:style>
    <style:style style:name="T94_33" style:family="text">
      <style:text-properties fo:font-size="10pt" style:font-size-asian="10pt" style:font-size-complex="10pt"/>
    </style:style>
    <style:style style:name="T94_34" style:family="text">
      <style:text-properties fo:font-size="10pt" style:font-size-asian="10pt" style:font-size-complex="10pt"/>
    </style:style>
    <style:style style:name="T94_35" style:family="text">
      <style:text-properties fo:font-size="10pt" style:font-size-asian="10pt" style:font-size-complex="10pt"/>
    </style:style>
    <style:style style:name="T94_36" style:family="text">
      <style:text-properties fo:font-size="10pt" style:font-size-asian="10pt" style:font-size-complex="10pt"/>
    </style:style>
    <style:style style:name="T94_37" style:family="text">
      <style:text-properties fo:font-size="10pt" style:font-size-asian="10pt" style:font-size-complex="10pt"/>
    </style:style>
    <style:style style:name="T94_38" style:family="text">
      <style:text-properties fo:font-size="10pt" style:font-size-asian="10pt" style:font-size-complex="10pt"/>
    </style:style>
    <style:style style:name="T94_39" style:family="text">
      <style:text-properties fo:font-size="10pt" style:font-size-asian="10pt" style:font-size-complex="10pt"/>
    </style:style>
    <style:style style:name="T94_40" style:family="text">
      <style:text-properties fo:font-size="10pt" style:font-size-asian="10pt" style:font-size-complex="10pt"/>
    </style:style>
    <style:style style:name="T94_41" style:family="text">
      <style:text-properties fo:font-size="10pt" style:font-size-asian="10pt" style:font-size-complex="10pt"/>
    </style:style>
    <style:style style:name="T94_42" style:family="text">
      <style:text-properties fo:font-size="10pt" style:font-size-asian="10pt" style:font-size-complex="10pt"/>
    </style:style>
    <style:style style:name="T94_43" style:family="text">
      <style:text-properties fo:font-size="10pt" style:font-size-asian="10pt" style:font-size-complex="10pt"/>
    </style:style>
    <style:style style:name="T94_44" style:family="text">
      <style:text-properties fo:font-size="10pt" style:font-size-asian="10pt" style:font-size-complex="10pt"/>
    </style:style>
    <style:style style:name="T94_45" style:family="text">
      <style:text-properties fo:font-size="10pt" style:font-size-asian="10pt" style:font-size-complex="10pt"/>
    </style:style>
    <style:style style:name="T94_46" style:family="text">
      <style:text-properties fo:font-size="10pt" style:font-size-asian="10pt" style:font-size-complex="10pt"/>
    </style:style>
    <style:style style:name="T94_47" style:family="text">
      <style:text-properties fo:font-size="10pt" style:font-size-asian="10pt" style:font-size-complex="10pt"/>
    </style:style>
    <style:style style:name="T94_48" style:family="text">
      <style:text-properties fo:font-size="10pt" style:font-size-asian="10pt" style:font-size-complex="10pt"/>
    </style:style>
    <style:style style:name="T94_49" style:family="text">
      <style:text-properties fo:font-size="10pt" style:font-size-asian="10pt" style:font-size-complex="10pt"/>
    </style:style>
    <style:style style:name="T94_50" style:family="text">
      <style:text-properties fo:font-size="10pt" style:font-size-asian="10pt" style:font-size-complex="10pt"/>
    </style:style>
    <style:style style:name="T94_51" style:family="text">
      <style:text-properties fo:font-size="10pt" style:font-size-asian="10pt" style:font-size-complex="10pt"/>
    </style:style>
    <style:style style:name="T94_52" style:family="text">
      <style:text-properties fo:font-size="10pt" style:font-size-asian="10pt" style:font-size-complex="10pt"/>
    </style:style>
    <style:style style:name="T94_53" style:family="text">
      <style:text-properties fo:font-size="10pt" style:font-size-asian="10pt" style:font-size-complex="10pt"/>
    </style:style>
    <style:style style:name="T94_54" style:family="text">
      <style:text-properties fo:font-size="10pt" style:font-size-asian="10pt" style:font-size-complex="10pt"/>
    </style:style>
    <style:style style:name="T94_55" style:family="text">
      <style:text-properties fo:font-size="10pt" style:font-size-asian="10pt" style:font-size-complex="10pt"/>
    </style:style>
    <style:style style:name="T94_56" style:family="text">
      <style:text-properties fo:font-size="10pt" style:font-size-asian="10pt" style:font-size-complex="10pt"/>
    </style:style>
    <style:style style:name="T94_57" style:family="text">
      <style:text-properties fo:font-size="10pt" style:font-size-asian="10pt" style:font-size-complex="10pt"/>
    </style:style>
    <style:style style:name="T94_58" style:family="text">
      <style:text-properties fo:font-size="10pt" style:font-size-asian="10pt" style:font-size-complex="10pt"/>
    </style:style>
    <style:style style:name="P95" style:family="paragraph" style:parent-style-name="Standard">
      <style:paragraph-properties fo:text-align="justify" fo:break-before="auto" fo:line-height="108%" fo:margin-left="2.54cm" style:writing-mode="lr-tb"/>
    </style:style>
    <style:style style:name="T95_1" style:family="text">
      <style:text-properties fo:font-size="10pt" style:font-size-asian="10pt" style:font-size-complex="10pt" fo:font-weight="bold" style:font-weight-asian="bold" style:font-weight-complex="bold"/>
    </style:style>
    <style:style style:name="T95_2" style:family="text">
      <style:text-properties fo:font-size="10pt" style:font-size-asian="10pt" style:font-size-complex="10pt" fo:font-weight="bold" style:font-weight-asian="bold" style:font-weight-complex="bold"/>
    </style:style>
    <style:style style:name="T95_3" style:family="text">
      <style:text-properties fo:font-size="10pt" style:font-size-asian="10pt" style:font-size-complex="10pt"/>
    </style:style>
    <style:style style:name="T95_4" style:family="text">
      <style:text-properties fo:font-size="10pt" style:font-size-asian="10pt" style:font-size-complex="10pt"/>
    </style:style>
    <style:style style:name="T95_5" style:family="text">
      <style:text-properties fo:font-size="10pt" style:font-size-asian="10pt" style:font-size-complex="10pt"/>
    </style:style>
    <style:style style:name="T95_6" style:family="text">
      <style:text-properties fo:font-size="10pt" style:font-size-asian="10pt" style:font-size-complex="10pt"/>
    </style:style>
    <style:style style:name="T95_7" style:family="text">
      <style:text-properties fo:font-size="10pt" style:font-size-asian="10pt" style:font-size-complex="10pt"/>
    </style:style>
    <style:style style:name="T95_8" style:family="text">
      <style:text-properties fo:font-size="10pt" style:font-size-asian="10pt" style:font-size-complex="10pt"/>
    </style:style>
    <style:style style:name="T95_9" style:family="text">
      <style:text-properties fo:font-size="10pt" style:font-size-asian="10pt" style:font-size-complex="10pt"/>
    </style:style>
    <style:style style:name="T95_10" style:family="text">
      <style:text-properties fo:font-size="10pt" style:font-size-asian="10pt" style:font-size-complex="10pt"/>
    </style:style>
    <style:style style:name="T95_11" style:family="text">
      <style:text-properties fo:font-size="10pt" style:font-size-asian="10pt" style:font-size-complex="10pt"/>
    </style:style>
    <style:style style:name="T95_12" style:family="text">
      <style:text-properties fo:font-size="10pt" style:font-size-asian="10pt" style:font-size-complex="10pt"/>
    </style:style>
    <style:style style:name="T95_13" style:family="text">
      <style:text-properties fo:font-size="10pt" style:font-size-asian="10pt" style:font-size-complex="10pt"/>
    </style:style>
    <style:style style:name="T95_14" style:family="text">
      <style:text-properties fo:font-size="10pt" style:font-size-asian="10pt" style:font-size-complex="10pt"/>
    </style:style>
    <style:style style:name="T95_15" style:family="text">
      <style:text-properties fo:font-size="10pt" style:font-size-asian="10pt" style:font-size-complex="10pt"/>
    </style:style>
    <style:style style:name="T95_16" style:family="text">
      <style:text-properties fo:font-size="10pt" style:font-size-asian="10pt" style:font-size-complex="10pt"/>
    </style:style>
    <style:style style:name="T95_17" style:family="text">
      <style:text-properties fo:font-size="10pt" style:font-size-asian="10pt" style:font-size-complex="10pt"/>
    </style:style>
    <style:style style:name="T95_18" style:family="text">
      <style:text-properties fo:font-size="10pt" style:font-size-asian="10pt" style:font-size-complex="10pt"/>
    </style:style>
    <style:style style:name="T95_19" style:family="text">
      <style:text-properties fo:font-size="10pt" style:font-size-asian="10pt" style:font-size-complex="10pt"/>
    </style:style>
    <style:style style:name="T95_20" style:family="text">
      <style:text-properties fo:font-size="10pt" style:font-size-asian="10pt" style:font-size-complex="10pt"/>
    </style:style>
    <style:style style:name="T95_21" style:family="text">
      <style:text-properties fo:font-size="10pt" style:font-size-asian="10pt" style:font-size-complex="10pt"/>
    </style:style>
    <style:style style:name="T95_22" style:family="text">
      <style:text-properties fo:font-size="10pt" style:font-size-asian="10pt" style:font-size-complex="10pt"/>
    </style:style>
    <style:style style:name="T95_23" style:family="text">
      <style:text-properties fo:font-size="10pt" style:font-size-asian="10pt" style:font-size-complex="10pt"/>
    </style:style>
    <style:style style:name="T95_24" style:family="text">
      <style:text-properties fo:font-size="10pt" style:font-size-asian="10pt" style:font-size-complex="10pt"/>
    </style:style>
    <style:style style:name="T95_25" style:family="text">
      <style:text-properties fo:font-size="10pt" style:font-size-asian="10pt" style:font-size-complex="10pt"/>
    </style:style>
    <style:style style:name="P9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9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9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14" style:family="text">
      <style:text-properties fo:font-size="10pt" style:font-size-asian="10pt" style:font-size-complex="10pt"/>
    </style:style>
    <style:style style:name="T9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49" style:family="text">
      <style:text-properties fo:font-size="10pt" style:font-size-asian="10pt" style:font-size-complex="10pt"/>
    </style:style>
    <style:style style:name="T98_50" style:family="text">
      <style:text-properties fo:font-size="10pt" style:font-size-asian="10pt" style:font-size-complex="10pt"/>
    </style:style>
    <style:style style:name="T98_51" style:family="text">
      <style:text-properties fo:font-size="10pt" style:font-size-asian="10pt" style:font-size-complex="10pt"/>
    </style:style>
    <style:style style:name="T98_52" style:family="text">
      <style:text-properties fo:font-size="10pt" style:font-size-asian="10pt" style:font-size-complex="10pt"/>
    </style:style>
    <style:style style:name="T98_53" style:family="text">
      <style:text-properties fo:font-size="10pt" style:font-size-asian="10pt" style:font-size-complex="10pt"/>
    </style:style>
    <style:style style:name="T98_54" style:family="text">
      <style:text-properties fo:font-size="10pt" style:font-size-asian="10pt" style:font-size-complex="10pt"/>
    </style:style>
    <style:style style:name="T98_55" style:family="text">
      <style:text-properties fo:font-size="10pt" style:font-size-asian="10pt" style:font-size-complex="10pt"/>
    </style:style>
    <style:style style:name="T98_56" style:family="text">
      <style:text-properties fo:font-size="10pt" style:font-size-asian="10pt" style:font-size-complex="10pt"/>
    </style:style>
    <style:style style:name="T98_57" style:family="text">
      <style:text-properties fo:font-size="10pt" style:font-size-asian="10pt" style:font-size-complex="10pt"/>
    </style:style>
    <style:style style:name="T98_58" style:family="text">
      <style:text-properties fo:font-size="10pt" style:font-size-asian="10pt" style:font-size-complex="10pt"/>
    </style:style>
    <style:style style:name="T98_59" style:family="text">
      <style:text-properties fo:font-size="10pt" style:font-size-asian="10pt" style:font-size-complex="10pt"/>
    </style:style>
    <style:style style:name="T98_60" style:family="text">
      <style:text-properties fo:font-size="10pt" style:font-size-asian="10pt" style:font-size-complex="10pt"/>
    </style:style>
    <style:style style:name="T98_61" style:family="text">
      <style:text-properties fo:font-size="10pt" style:font-size-asian="10pt" style:font-size-complex="10pt"/>
    </style:style>
    <style:style style:name="T98_62" style:family="text">
      <style:text-properties fo:font-size="10pt" style:font-size-asian="10pt" style:font-size-complex="10pt"/>
    </style:style>
    <style:style style:name="T98_63" style:family="text">
      <style:text-properties fo:font-size="10pt" style:font-size-asian="10pt" style:font-size-complex="10pt"/>
    </style:style>
    <style:style style:name="T98_64" style:family="text">
      <style:text-properties fo:font-size="10pt" style:font-size-asian="10pt" style:font-size-complex="10pt"/>
    </style:style>
    <style:style style:name="T98_65" style:family="text">
      <style:text-properties fo:font-size="10pt" style:font-size-asian="10pt" style:font-size-complex="10pt"/>
    </style:style>
    <style:style style:name="T98_66" style:family="text">
      <style:text-properties fo:font-size="10pt" style:font-size-asian="10pt" style:font-size-complex="10pt"/>
    </style:style>
    <style:style style:name="T98_67" style:family="text">
      <style:text-properties fo:font-size="10pt" style:font-size-asian="10pt" style:font-size-complex="10pt"/>
    </style:style>
    <style:style style:name="T98_68" style:family="text">
      <style:text-properties fo:font-size="10pt" style:font-size-asian="10pt" style:font-size-complex="10pt"/>
    </style:style>
    <style:style style:name="T98_69" style:family="text">
      <style:text-properties fo:font-size="10pt" style:font-size-asian="10pt" style:font-size-complex="10pt"/>
    </style:style>
    <style:style style:name="T98_70" style:family="text">
      <style:text-properties fo:font-size="10pt" style:font-size-asian="10pt" style:font-size-complex="10pt"/>
    </style:style>
    <style:style style:name="T98_71" style:family="text">
      <style:text-properties fo:font-size="10pt" style:font-size-asian="10pt" style:font-size-complex="10pt"/>
    </style:style>
    <style:style style:name="T98_72" style:family="text">
      <style:text-properties fo:font-size="10pt" style:font-size-asian="10pt" style:font-size-complex="10pt"/>
    </style:style>
    <style:style style:name="T98_73" style:family="text">
      <style:text-properties fo:font-size="10pt" style:font-size-asian="10pt" style:font-size-complex="10pt"/>
    </style:style>
    <style:style style:name="T98_74" style:family="text">
      <style:text-properties fo:font-size="10pt" style:font-size-asian="10pt" style:font-size-complex="10pt"/>
    </style:style>
    <style:style style:name="T98_75" style:family="text">
      <style:text-properties fo:font-size="10pt" style:font-size-asian="10pt" style:font-size-complex="10pt"/>
    </style:style>
    <style:style style:name="T98_76" style:family="text">
      <style:text-properties fo:font-size="10pt" style:font-size-asian="10pt" style:font-size-complex="10pt"/>
    </style:style>
    <style:style style:name="T98_77" style:family="text">
      <style:text-properties fo:font-size="10pt" style:font-size-asian="10pt" style:font-size-complex="10pt"/>
    </style:style>
    <style:style style:name="T98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11" style:family="text">
      <style:text-properties fo:font-size="10pt" style:font-size-asian="10pt" style:font-size-complex="10pt"/>
    </style:style>
    <style:style style:name="T100_12" style:family="text">
      <style:text-properties fo:font-size="10pt" style:font-size-asian="10pt" style:font-size-complex="10pt"/>
    </style:style>
    <style:style style:name="T10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17" style:family="text">
      <style:text-properties fo:font-size="10pt" style:font-size-asian="10pt" style:font-size-complex="10pt"/>
    </style:style>
    <style:style style:name="T100_18" style:family="text">
      <style:text-properties fo:font-size="10pt" style:font-size-asian="10pt" style:font-size-complex="10pt"/>
    </style:style>
    <style:style style:name="T10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10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3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20" style:family="text">
      <style:text-properties fo:font-size="10pt" style:font-size-asian="10pt" style:font-size-complex="10pt"/>
    </style:style>
    <style:style style:name="T103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32" style:family="text"/>
    <style:style style:name="T108_33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08_34" style:family="text"/>
    <style:style style:name="T108_35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08_36" style:family="text"/>
    <style:style style:name="T108_37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0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3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justify" fo:break-before="auto" fo:text-indent="-2.54cm" fo:line-height="108%" fo:margin-top="0cm" fo:margin-bottom="0cm" fo:margin-left="2.54cm" fo:margin-right="0cm" style:writing-mode="lr-tb"/>
      <style:text-properties fo:font-size="10pt" style:font-size-asian="10pt" style:font-size-complex="10pt"/>
    </style:style>
    <style:style style:name="P117" style:family="paragraph" style:parent-style-name="Standard">
      <style:paragraph-properties fo:text-align="justify" fo:break-before="auto" fo:line-height="108%" style:writing-mode="lr-tb"/>
    </style:style>
    <style:style style:name="T11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7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7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7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7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7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7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18" style:family="paragraph" style:parent-style-name="Standard">
      <style:paragraph-properties fo:text-align="justify" fo:break-before="auto" fo:text-indent="0cm" fo:line-height="108%" fo:margin-left="2.54cm" style:writing-mode="lr-tb"/>
    </style:style>
    <style:style style:name="T118_1" style:family="text">
      <style:text-properties fo:font-size="10pt" style:font-size-asian="10pt" style:font-size-complex="10pt"/>
    </style:style>
    <style:style style:name="T118_2" style:family="text">
      <style:text-properties fo:font-size="10pt" style:font-size-asian="10pt" style:font-size-complex="10pt"/>
    </style:style>
    <style:style style:name="T118_3" style:family="text">
      <style:text-properties fo:font-size="10pt" style:font-size-asian="10pt" style:font-size-complex="10pt"/>
    </style:style>
    <style:style style:name="T118_4" style:family="text">
      <style:text-properties fo:font-size="10pt" style:font-size-asian="10pt" style:font-size-complex="10pt"/>
    </style:style>
    <style:style style:name="T118_5" style:family="text">
      <style:text-properties fo:font-size="10pt" style:font-size-asian="10pt" style:font-size-complex="10pt"/>
    </style:style>
    <style:style style:name="T118_6" style:family="text">
      <style:text-properties fo:font-size="10pt" style:font-size-asian="10pt" style:font-size-complex="10pt"/>
    </style:style>
    <style:style style:name="T118_7" style:family="text">
      <style:text-properties fo:font-size="10pt" style:font-size-asian="10pt" style:font-size-complex="10pt"/>
    </style:style>
    <style:style style:name="T118_8" style:family="text">
      <style:text-properties fo:font-size="10pt" style:font-size-asian="10pt" style:font-size-complex="10pt"/>
    </style:style>
    <style:style style:name="T118_9" style:family="text">
      <style:text-properties fo:font-size="10pt" style:font-size-asian="10pt" style:font-size-complex="10pt"/>
    </style:style>
    <style:style style:name="T118_10" style:family="text">
      <style:text-properties fo:font-size="10pt" style:font-size-asian="10pt" style:font-size-complex="10pt"/>
    </style:style>
    <style:style style:name="T118_11" style:family="text">
      <style:text-properties fo:font-size="10pt" style:font-size-asian="10pt" style:font-size-complex="10pt"/>
    </style:style>
    <style:style style:name="T118_12" style:family="text">
      <style:text-properties fo:font-size="10pt" style:font-size-asian="10pt" style:font-size-complex="10pt"/>
    </style:style>
    <style:style style:name="T118_13" style:family="text">
      <style:text-properties fo:font-size="10pt" style:font-size-asian="10pt" style:font-size-complex="10pt"/>
    </style:style>
    <style:style style:name="T118_14" style:family="text">
      <style:text-properties fo:font-size="10pt" style:font-size-asian="10pt" style:font-size-complex="10pt"/>
    </style:style>
    <style:style style:name="T118_15" style:family="text">
      <style:text-properties fo:font-size="10pt" style:font-size-asian="10pt" style:font-size-complex="10pt"/>
    </style:style>
    <style:style style:name="T118_16" style:family="text">
      <style:text-properties fo:font-size="10pt" style:font-size-asian="10pt" style:font-size-complex="10pt"/>
    </style:style>
    <style:style style:name="T118_17" style:family="text">
      <style:text-properties fo:font-size="10pt" style:font-size-asian="10pt" style:font-size-complex="10pt"/>
    </style:style>
    <style:style style:name="T118_18" style:family="text">
      <style:text-properties fo:font-size="10pt" style:font-size-asian="10pt" style:font-size-complex="10pt"/>
    </style:style>
    <style:style style:name="T118_19" style:family="text">
      <style:text-properties fo:font-size="10pt" style:font-size-asian="10pt" style:font-size-complex="10pt"/>
    </style:style>
    <style:style style:name="T118_20" style:family="text">
      <style:text-properties fo:font-size="10pt" style:font-size-asian="10pt" style:font-size-complex="10pt"/>
    </style:style>
    <style:style style:name="T118_21" style:family="text">
      <style:text-properties fo:font-size="10pt" style:font-size-asian="10pt" style:font-size-complex="10pt"/>
    </style:style>
    <style:style style:name="T118_22" style:family="text">
      <style:text-properties fo:font-size="10pt" style:font-size-asian="10pt" style:font-size-complex="10pt"/>
    </style:style>
    <style:style style:name="T118_23" style:family="text">
      <style:text-properties fo:font-size="10pt" style:font-size-asian="10pt" style:font-size-complex="10pt"/>
    </style:style>
    <style:style style:name="T118_24" style:family="text">
      <style:text-properties fo:font-size="10pt" style:font-size-asian="10pt" style:font-size-complex="10pt"/>
    </style:style>
    <style:style style:name="T118_25" style:family="text">
      <style:text-properties fo:font-size="10pt" style:font-size-asian="10pt" style:font-size-complex="10pt"/>
    </style:style>
    <style:style style:name="T118_26" style:family="text">
      <style:text-properties fo:font-size="10pt" style:font-size-asian="10pt" style:font-size-complex="10pt"/>
    </style:style>
    <style:style style:name="T118_27" style:family="text">
      <style:text-properties fo:font-size="10pt" style:font-size-asian="10pt" style:font-size-complex="10pt"/>
    </style:style>
    <style:style style:name="T118_28" style:family="text">
      <style:text-properties fo:font-size="10pt" style:font-size-asian="10pt" style:font-size-complex="10pt"/>
    </style:style>
    <style:style style:name="T118_29" style:family="text">
      <style:text-properties fo:font-size="10pt" style:font-size-asian="10pt" style:font-size-complex="10pt"/>
    </style:style>
    <style:style style:name="T118_30" style:family="text">
      <style:text-properties fo:font-size="10pt" style:font-size-asian="10pt" style:font-size-complex="10pt"/>
    </style:style>
    <style:style style:name="T118_31" style:family="text">
      <style:text-properties fo:font-size="10pt" style:font-size-asian="10pt" style:font-size-complex="10pt"/>
    </style:style>
    <style:style style:name="T118_32" style:family="text">
      <style:text-properties fo:font-size="10pt" style:font-size-asian="10pt" style:font-size-complex="10pt"/>
    </style:style>
    <style:style style:name="T118_33" style:family="text">
      <style:text-properties fo:font-size="10pt" style:font-size-asian="10pt" style:font-size-complex="10pt"/>
    </style:style>
    <style:style style:name="T118_34" style:family="text">
      <style:text-properties fo:font-size="10pt" style:font-size-asian="10pt" style:font-size-complex="10pt"/>
    </style:style>
    <style:style style:name="T118_35" style:family="text">
      <style:text-properties fo:font-size="10pt" style:font-size-asian="10pt" style:font-size-complex="10pt"/>
    </style:style>
    <style:style style:name="T118_36" style:family="text">
      <style:text-properties fo:font-size="10pt" style:font-size-asian="10pt" style:font-size-complex="10pt"/>
    </style:style>
    <style:style style:name="T118_37" style:family="text">
      <style:text-properties fo:font-size="10pt" style:font-size-asian="10pt" style:font-size-complex="10pt"/>
    </style:style>
    <style:style style:name="T118_38" style:family="text">
      <style:text-properties fo:font-size="10pt" style:font-size-asian="10pt" style:font-size-complex="10pt"/>
    </style:style>
    <style:style style:name="T118_39" style:family="text">
      <style:text-properties fo:font-size="10pt" style:font-size-asian="10pt" style:font-size-complex="10pt"/>
    </style:style>
    <style:style style:name="T118_40" style:family="text">
      <style:text-properties fo:font-size="10pt" style:font-size-asian="10pt" style:font-size-complex="10pt"/>
    </style:style>
    <style:style style:name="T118_41" style:family="text">
      <style:text-properties fo:font-size="10pt" style:font-size-asian="10pt" style:font-size-complex="10pt"/>
    </style:style>
    <style:style style:name="T118_42" style:family="text">
      <style:text-properties fo:font-size="10pt" style:font-size-asian="10pt" style:font-size-complex="10pt"/>
    </style:style>
    <style:style style:name="T118_43" style:family="text">
      <style:text-properties fo:font-size="10pt" style:font-size-asian="10pt" style:font-size-complex="10pt"/>
    </style:style>
    <style:style style:name="T118_44" style:family="text">
      <style:text-properties fo:font-size="10pt" style:font-size-asian="10pt" style:font-size-complex="10pt"/>
    </style:style>
    <style:style style:name="T118_45" style:family="text">
      <style:text-properties fo:font-size="10pt" style:font-size-asian="10pt" style:font-size-complex="10pt"/>
    </style:style>
    <style:style style:name="T118_46" style:family="text">
      <style:text-properties fo:font-size="10pt" style:font-size-asian="10pt" style:font-size-complex="10pt"/>
    </style:style>
    <style:style style:name="T118_47" style:family="text">
      <style:text-properties fo:font-size="10pt" style:font-size-asian="10pt" style:font-size-complex="10pt"/>
    </style:style>
    <style:style style:name="T118_48" style:family="text">
      <style:text-properties fo:font-size="10pt" style:font-size-asian="10pt" style:font-size-complex="10pt"/>
    </style:style>
    <style:style style:name="T118_49" style:family="text">
      <style:text-properties fo:font-size="10pt" style:font-size-asian="10pt" style:font-size-complex="10pt"/>
    </style:style>
    <style:style style:name="T118_50" style:family="text">
      <style:text-properties fo:font-size="10pt" style:font-size-asian="10pt" style:font-size-complex="10pt"/>
    </style:style>
    <style:style style:name="T118_51" style:family="text">
      <style:text-properties fo:font-size="10pt" style:font-size-asian="10pt" style:font-size-complex="10pt"/>
    </style:style>
    <style:style style:name="T118_52" style:family="text">
      <style:text-properties fo:font-size="10pt" style:font-size-asian="10pt" style:font-size-complex="10pt"/>
    </style:style>
    <style:style style:name="T118_53" style:family="text">
      <style:text-properties fo:font-size="10pt" style:font-size-asian="10pt" style:font-size-complex="10pt"/>
    </style:style>
    <style:style style:name="T118_54" style:family="text">
      <style:text-properties fo:font-size="10pt" style:font-size-asian="10pt" style:font-size-complex="10pt"/>
    </style:style>
    <style:style style:name="T118_55" style:family="text">
      <style:text-properties fo:font-size="10pt" style:font-size-asian="10pt" style:font-size-complex="10pt"/>
    </style:style>
    <style:style style:name="T118_56" style:family="text">
      <style:text-properties fo:font-size="10pt" style:font-size-asian="10pt" style:font-size-complex="10pt"/>
    </style:style>
    <style:style style:name="T118_57" style:family="text">
      <style:text-properties fo:font-size="10pt" style:font-size-asian="10pt" style:font-size-complex="10pt"/>
    </style:style>
    <style:style style:name="T118_58" style:family="text">
      <style:text-properties fo:font-size="10pt" style:font-size-asian="10pt" style:font-size-complex="10pt"/>
    </style:style>
    <style:style style:name="T118_59" style:family="text">
      <style:text-properties fo:font-size="10pt" style:font-size-asian="10pt" style:font-size-complex="10pt"/>
    </style:style>
    <style:style style:name="T118_60" style:family="text">
      <style:text-properties fo:font-size="10pt" style:font-size-asian="10pt" style:font-size-complex="10pt"/>
    </style:style>
    <style:style style:name="T118_61" style:family="text">
      <style:text-properties fo:font-size="10pt" style:font-size-asian="10pt" style:font-size-complex="10pt"/>
    </style:style>
    <style:style style:name="T118_62" style:family="text">
      <style:text-properties fo:font-size="10pt" style:font-size-asian="10pt" style:font-size-complex="10pt"/>
    </style:style>
    <style:style style:name="T118_63" style:family="text">
      <style:text-properties fo:font-size="10pt" style:font-size-asian="10pt" style:font-size-complex="10pt"/>
    </style:style>
    <style:style style:name="T118_64" style:family="text">
      <style:text-properties fo:font-size="10pt" style:font-size-asian="10pt" style:font-size-complex="10pt"/>
    </style:style>
    <style:style style:name="T118_65" style:family="text">
      <style:text-properties fo:font-size="10pt" style:font-size-asian="10pt" style:font-size-complex="10pt"/>
    </style:style>
    <style:style style:name="T118_66" style:family="text">
      <style:text-properties fo:font-size="10pt" style:font-size-asian="10pt" style:font-size-complex="10pt"/>
    </style:style>
    <style:style style:name="T118_67" style:family="text">
      <style:text-properties fo:font-size="10pt" style:font-size-asian="10pt" style:font-size-complex="10pt"/>
    </style:style>
    <style:style style:name="T118_68" style:family="text">
      <style:text-properties fo:font-size="10pt" style:font-size-asian="10pt" style:font-size-complex="10pt"/>
    </style:style>
    <style:style style:name="T118_69" style:family="text">
      <style:text-properties fo:font-size="10pt" style:font-size-asian="10pt" style:font-size-complex="10pt"/>
    </style:style>
    <style:style style:name="T118_70" style:family="text">
      <style:text-properties fo:font-size="10pt" style:font-size-asian="10pt" style:font-size-complex="10pt"/>
    </style:style>
    <style:style style:name="T118_71" style:family="text">
      <style:text-properties fo:font-size="10pt" style:font-size-asian="10pt" style:font-size-complex="10pt"/>
    </style:style>
    <style:style style:name="T118_72" style:family="text">
      <style:text-properties fo:font-size="10pt" style:font-size-asian="10pt" style:font-size-complex="10pt"/>
    </style:style>
    <style:style style:name="T118_73" style:family="text">
      <style:text-properties fo:font-size="10pt" style:font-size-asian="10pt" style:font-size-complex="10pt"/>
    </style:style>
    <style:style style:name="T118_74" style:family="text">
      <style:text-properties fo:font-size="10pt" style:font-size-asian="10pt" style:font-size-complex="10pt"/>
    </style:style>
    <style:style style:name="T118_75" style:family="text">
      <style:text-properties fo:font-size="10pt" style:font-size-asian="10pt" style:font-size-complex="10pt"/>
    </style:style>
    <style:style style:name="T118_76" style:family="text">
      <style:text-properties fo:font-size="10pt" style:font-size-asian="10pt" style:font-size-complex="10pt"/>
    </style:style>
    <style:style style:name="T118_77" style:family="text">
      <style:text-properties fo:font-size="10pt" style:font-size-asian="10pt" style:font-size-complex="10pt"/>
    </style:style>
    <style:style style:name="T118_78" style:family="text">
      <style:text-properties fo:font-size="10pt" style:font-size-asian="10pt" style:font-size-complex="10pt"/>
    </style:style>
    <style:style style:name="T118_79" style:family="text">
      <style:text-properties fo:font-size="10pt" style:font-size-asian="10pt" style:font-size-complex="10pt"/>
    </style:style>
    <style:style style:name="T118_80" style:family="text">
      <style:text-properties fo:font-size="10pt" style:font-size-asian="10pt" style:font-size-complex="10pt"/>
    </style:style>
    <style:style style:name="T118_81" style:family="text">
      <style:text-properties fo:font-size="10pt" style:font-size-asian="10pt" style:font-size-complex="10pt"/>
    </style:style>
    <style:style style:name="T118_82" style:family="text">
      <style:text-properties fo:font-size="10pt" style:font-size-asian="10pt" style:font-size-complex="10pt"/>
    </style:style>
    <style:style style:name="T118_83" style:family="text">
      <style:text-properties fo:font-size="10pt" style:font-size-asian="10pt" style:font-size-complex="10pt"/>
    </style:style>
    <style:style style:name="T118_84" style:family="text">
      <style:text-properties fo:font-size="10pt" style:font-size-asian="10pt" style:font-size-complex="10pt"/>
    </style:style>
    <style:style style:name="T118_85" style:family="text">
      <style:text-properties fo:font-size="10pt" style:font-size-asian="10pt" style:font-size-complex="10pt"/>
    </style:style>
    <style:style style:name="T118_86" style:family="text">
      <style:text-properties fo:font-size="10pt" style:font-size-asian="10pt" style:font-size-complex="10pt"/>
    </style:style>
    <style:style style:name="T118_87" style:family="text">
      <style:text-properties fo:font-size="10pt" style:font-size-asian="10pt" style:font-size-complex="10pt"/>
    </style:style>
    <style:style style:name="T118_88" style:family="text">
      <style:text-properties fo:font-size="10pt" style:font-size-asian="10pt" style:font-size-complex="10pt"/>
    </style:style>
    <style:style style:name="T118_89" style:family="text">
      <style:text-properties fo:font-size="10pt" style:font-size-asian="10pt" style:font-size-complex="10pt"/>
    </style:style>
    <style:style style:name="T118_90" style:family="text">
      <style:text-properties fo:font-size="10pt" style:font-size-asian="10pt" style:font-size-complex="10pt"/>
    </style:style>
    <style:style style:name="T118_91" style:family="text">
      <style:text-properties fo:font-size="10pt" style:font-size-asian="10pt" style:font-size-complex="10pt"/>
    </style:style>
    <style:style style:name="T118_92" style:family="text">
      <style:text-properties fo:font-size="10pt" style:font-size-asian="10pt" style:font-size-complex="10pt"/>
    </style:style>
    <style:style style:name="T118_93" style:family="text">
      <style:text-properties fo:font-size="10pt" style:font-size-asian="10pt" style:font-size-complex="10pt"/>
    </style:style>
    <style:style style:name="T118_94" style:family="text">
      <style:text-properties fo:font-size="10pt" style:font-size-asian="10pt" style:font-size-complex="10pt"/>
    </style:style>
    <style:style style:name="T118_95" style:family="text">
      <style:text-properties fo:font-size="10pt" style:font-size-asian="10pt" style:font-size-complex="10pt"/>
    </style:style>
    <style:style style:name="T118_96" style:family="text">
      <style:text-properties fo:font-size="10pt" style:font-size-asian="10pt" style:font-size-complex="10pt"/>
    </style:style>
    <style:style style:name="T118_97" style:family="text">
      <style:text-properties fo:font-size="10pt" style:font-size-asian="10pt" style:font-size-complex="10pt"/>
    </style:style>
    <style:style style:name="T118_98" style:family="text">
      <style:text-properties fo:font-size="10pt" style:font-size-asian="10pt" style:font-size-complex="10pt"/>
    </style:style>
    <style:style style:name="T118_99" style:family="text">
      <style:text-properties fo:font-size="10pt" style:font-size-asian="10pt" style:font-size-complex="10pt"/>
    </style:style>
    <style:style style:name="T118_100" style:family="text">
      <style:text-properties fo:font-size="10pt" style:font-size-asian="10pt" style:font-size-complex="10pt"/>
    </style:style>
    <style:style style:name="T118_101" style:family="text">
      <style:text-properties fo:font-size="10pt" style:font-size-asian="10pt" style:font-size-complex="10pt"/>
    </style:style>
    <style:style style:name="T118_102" style:family="text">
      <style:text-properties fo:font-size="10pt" style:font-size-asian="10pt" style:font-size-complex="10pt"/>
    </style:style>
    <style:style style:name="T118_103" style:family="text">
      <style:text-properties fo:font-size="10pt" style:font-size-asian="10pt" style:font-size-complex="10pt"/>
    </style:style>
    <style:style style:name="T118_104" style:family="text">
      <style:text-properties fo:font-size="10pt" style:font-size-asian="10pt" style:font-size-complex="10pt"/>
    </style:style>
    <style:style style:name="T118_105" style:family="text">
      <style:text-properties fo:font-size="10pt" style:font-size-asian="10pt" style:font-size-complex="10pt"/>
    </style:style>
    <style:style style:name="T118_106" style:family="text">
      <style:text-properties fo:font-size="10pt" style:font-size-asian="10pt" style:font-size-complex="10pt"/>
    </style:style>
    <style:style style:name="T118_107" style:family="text">
      <style:text-properties fo:font-size="10pt" style:font-size-asian="10pt" style:font-size-complex="10pt"/>
    </style:style>
    <style:style style:name="T118_108" style:family="text">
      <style:text-properties fo:font-size="10pt" style:font-size-asian="10pt" style:font-size-complex="10pt"/>
    </style:style>
    <style:style style:name="T118_109" style:family="text">
      <style:text-properties fo:font-size="10pt" style:font-size-asian="10pt" style:font-size-complex="10pt"/>
    </style:style>
    <style:style style:name="T118_110" style:family="text">
      <style:text-properties fo:font-size="10pt" style:font-size-asian="10pt" style:font-size-complex="10pt"/>
    </style:style>
    <style:style style:name="T118_111" style:family="text">
      <style:text-properties fo:font-size="10pt" style:font-size-asian="10pt" style:font-size-complex="10pt"/>
    </style:style>
    <style:style style:name="T118_112" style:family="text">
      <style:text-properties fo:font-size="10pt" style:font-size-asian="10pt" style:font-size-complex="10pt"/>
    </style:style>
    <style:style style:name="T118_113" style:family="text">
      <style:text-properties fo:font-size="10pt" style:font-size-asian="10pt" style:font-size-complex="10pt"/>
    </style:style>
    <style:style style:name="T118_114" style:family="text">
      <style:text-properties fo:font-size="10pt" style:font-size-asian="10pt" style:font-size-complex="10pt"/>
    </style:style>
    <style:style style:name="T118_115" style:family="text">
      <style:text-properties fo:font-size="10pt" style:font-size-asian="10pt" style:font-size-complex="10pt"/>
    </style:style>
    <style:style style:name="T118_116" style:family="text">
      <style:text-properties fo:font-size="10pt" style:font-size-asian="10pt" style:font-size-complex="10pt"/>
    </style:style>
    <style:style style:name="T118_117" style:family="text">
      <style:text-properties fo:font-size="10pt" style:font-size-asian="10pt" style:font-size-complex="10pt"/>
    </style:style>
    <style:style style:name="T118_118" style:family="text">
      <style:text-properties fo:font-size="10pt" style:font-size-asian="10pt" style:font-size-complex="10pt"/>
    </style:style>
    <style:style style:name="T118_119" style:family="text">
      <style:text-properties fo:font-size="10pt" style:font-size-asian="10pt" style:font-size-complex="10pt"/>
    </style:style>
    <style:style style:name="T118_120" style:family="text">
      <style:text-properties fo:font-size="10pt" style:font-size-asian="10pt" style:font-size-complex="10pt"/>
    </style:style>
    <style:style style:name="T118_121" style:family="text">
      <style:text-properties fo:font-size="10pt" style:font-size-asian="10pt" style:font-size-complex="10pt"/>
    </style:style>
    <style:style style:name="T118_122" style:family="text">
      <style:text-properties fo:font-size="10pt" style:font-size-asian="10pt" style:font-size-complex="10pt"/>
    </style:style>
    <style:style style:name="P119" style:family="paragraph" style:parent-style-name="Standard">
      <style:paragraph-properties fo:text-align="justify" fo:break-before="auto" fo:line-height="108%" style:writing-mode="lr-tb"/>
    </style:style>
    <style:style style:name="T119_1" style:family="text">
      <style:text-properties fo:font-size="10pt" style:font-size-asian="10pt" style:font-size-complex="10pt" fo:font-weight="bold" style:font-weight-asian="bold" style:font-weight-complex="bold"/>
    </style:style>
    <style:style style:name="T119_2" style:family="text">
      <style:text-properties fo:font-size="10pt" style:font-size-asian="10pt" style:font-size-complex="10pt" fo:font-weight="bold" style:font-weight-asian="bold" style:font-weight-complex="bold"/>
    </style:style>
    <style:style style:name="T119_3" style:family="text">
      <style:text-properties fo:font-size="10pt" style:font-size-asian="10pt" style:font-size-complex="10pt"/>
    </style:style>
    <style:style style:name="P120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121" style:family="paragraph" style:parent-style-name="Standard">
      <style:paragraph-properties fo:text-align="justify" fo:break-before="auto" fo:line-height="108%" fo:margin-left="2.54cm" style:writing-mode="lr-tb"/>
    </style:style>
    <style:style style:name="T121_1" style:family="text">
      <style:text-properties fo:font-size="10pt" style:font-size-asian="10pt" style:font-size-complex="10pt" fo:font-weight="bold" style:font-weight-asian="bold" style:font-weight-complex="bold"/>
    </style:style>
    <style:style style:name="T121_2" style:family="text">
      <style:text-properties fo:font-size="10pt" style:font-size-asian="10pt" style:font-size-complex="10pt" fo:font-weight="bold" style:font-weight-asian="bold" style:font-weight-complex="bold"/>
    </style:style>
    <style:style style:name="T121_3" style:family="text">
      <style:text-properties fo:font-size="10pt" style:font-size-asian="10pt" style:font-size-complex="10pt"/>
    </style:style>
    <style:style style:name="T121_4" style:family="text">
      <style:text-properties fo:font-size="10pt" style:font-size-asian="10pt" style:font-size-complex="10pt"/>
    </style:style>
    <style:style style:name="T121_5" style:family="text">
      <style:text-properties fo:font-size="10pt" style:font-size-asian="10pt" style:font-size-complex="10pt"/>
    </style:style>
    <style:style style:name="T121_6" style:family="text">
      <style:text-properties fo:font-size="10pt" style:font-size-asian="10pt" style:font-size-complex="10pt"/>
    </style:style>
    <style:style style:name="T121_7" style:family="text">
      <style:text-properties fo:font-size="10pt" style:font-size-asian="10pt" style:font-size-complex="10pt"/>
    </style:style>
    <style:style style:name="T121_8" style:family="text">
      <style:text-properties fo:font-size="10pt" style:font-size-asian="10pt" style:font-size-complex="10pt"/>
    </style:style>
    <style:style style:name="T121_9" style:family="text">
      <style:text-properties fo:font-size="10pt" style:font-size-asian="10pt" style:font-size-complex="10pt"/>
    </style:style>
    <style:style style:name="T121_10" style:family="text">
      <style:text-properties fo:font-size="10pt" style:font-size-asian="10pt" style:font-size-complex="10pt"/>
    </style:style>
    <style:style style:name="T121_11" style:family="text">
      <style:text-properties fo:font-size="10pt" style:font-size-asian="10pt" style:font-size-complex="10pt"/>
    </style:style>
    <style:style style:name="T121_12" style:family="text">
      <style:text-properties fo:font-size="10pt" style:font-size-asian="10pt" style:font-size-complex="10pt"/>
    </style:style>
    <style:style style:name="T121_13" style:family="text">
      <style:text-properties fo:font-size="10pt" style:font-size-asian="10pt" style:font-size-complex="10pt"/>
    </style:style>
    <style:style style:name="T121_14" style:family="text">
      <style:text-properties fo:font-size="10pt" style:font-size-asian="10pt" style:font-size-complex="10pt"/>
    </style:style>
    <style:style style:name="T121_15" style:family="text">
      <style:text-properties fo:font-size="10pt" style:font-size-asian="10pt" style:font-size-complex="10pt"/>
    </style:style>
    <style:style style:name="P12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12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4" style:family="paragraph" style:parent-style-name="Standard">
      <style:paragraph-properties fo:text-align="justify" fo:break-before="auto" fo:text-indent="0cm" fo:line-height="108%" fo:margin-top="0cm" fo:margin-left="2.54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9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48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-2.54cm" fo:line-height="108%" fo:margin-top="0cm" fo:margin-left="2.54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3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7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7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7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8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8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9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><text:span text:style-name="T2_1">Dmitry</text:span><text:span text:style-name="T2_2"><text:s/></text:span><text:span text:style-name="T2_3">Polishuk</text:span><text:span text:style-name="T2_4"><text:tab/></text:span></text:p>
      <text:p text:style-name="P3"><text:span text:style-name="T3_1">Software</text:span><text:span text:style-name="T3_2"><text:s/></text:span><text:span text:style-name="T3_3">Engineer</text:span></text:p>
      <text:p text:style-name="P4"><text:span text:style-name="T4_1">28<text:s/></text:span><text:span text:style-name="T4_2">years</text:span><text:span text:style-name="T4_3"><text:s/></text:span><text:span text:style-name="T4_4">old</text:span></text:p>
      <text:p text:style-name="P5"/>
      <text:p text:style-name="P6"><text:span text:style-name="T6_1">email</text:span><text:span text:style-name="T6_2">:<text:s/></text:span><text:span text:style-name="T6_3"><text:a xlink:type="simple" xlink:href="mailto:dmitry.polishuk@gmail.com"><text:span text:style-name="T6_4">dmitry</text:span></text:a></text:span><text:span text:style-name="T6_5"><text:a xlink:type="simple" xlink:href="mailto:dmitry.polishuk@gmail.com"><text:span text:style-name="T6_6">.</text:span></text:a></text:span><text:span text:style-name="T6_7"><text:a xlink:type="simple" xlink:href="mailto:dmitry.polishuk@gmail.com"><text:span text:style-name="T6_8">polishuk</text:span></text:a></text:span><text:span text:style-name="T6_9"><text:a xlink:type="simple" xlink:href="mailto:dmitry.polishuk@gmail.com"><text:span text:style-name="T6_10">@</text:span></text:a></text:span><text:span text:style-name="T6_11"><text:a xlink:type="simple" xlink:href="mailto:dmitry.polishuk@gmail.com"><text:span text:style-name="T6_12">gmail</text:span></text:a></text:span><text:span text:style-name="T6_13"><text:a xlink:type="simple" xlink:href="mailto:dmitry.polishuk@gmail.com"><text:span text:style-name="T6_14">.</text:span></text:a></text:span><text:span text:style-name="T6_15"><text:a xlink:type="simple" xlink:href="mailto:dmitry.polishuk@gmail.com"><text:span text:style-name="T6_16">com</text:span></text:a></text:span></text:p>
      <text:p text:style-name="P7"><text:span text:style-name="T7_1">github</text:span><text:span text:style-name="T7_2">:<text:s/></text:span><text:span text:style-name="T7_3"><text:a xlink:type="simple" xlink:href="https://github.com/dpolishuk/"><text:span text:style-name="T7_4">https</text:span></text:a></text:span><text:span text:style-name="T7_5"><text:a xlink:type="simple" xlink:href="https://github.com/dpolishuk/"><text:span text:style-name="T7_6">://</text:span></text:a></text:span><text:span text:style-name="T7_7"><text:a xlink:type="simple" xlink:href="https://github.com/dpolishuk/"><text:span text:style-name="T7_8">github</text:span></text:a></text:span><text:span text:style-name="T7_9"><text:a xlink:type="simple" xlink:href="https://github.com/dpolishuk/"><text:span text:style-name="T7_10">.</text:span></text:a></text:span><text:span text:style-name="T7_11"><text:a xlink:type="simple" xlink:href="https://github.com/dpolishuk/"><text:span text:style-name="T7_12">com</text:span></text:a></text:span><text:span text:style-name="T7_13"><text:a xlink:type="simple" xlink:href="https://github.com/dpolishuk/"><text:span text:style-name="T7_14">/</text:span></text:a></text:span><text:span text:style-name="T7_15"><text:a xlink:type="simple" xlink:href="https://github.com/dpolishuk/"><text:span text:style-name="T7_16">dpolishuk</text:span></text:a></text:span><text:span text:style-name="T7_17"><text:a xlink:type="simple" xlink:href="https://github.com/dpolishuk/"><text:span text:style-name="T7_18">/</text:span></text:a></text:span></text:p>
      <text:p text:style-name="P8"><text:span text:style-name="T8_1">skype</text:span><text:span text:style-name="T8_2">:<text:s/></text:span><text:span text:style-name="T8_3">dmitry</text:span><text:span text:style-name="T8_4">.</text:span><text:span text:style-name="T8_5">polishuk</text:span></text:p>
      <text:p text:style-name="P9"><text:span text:style-name="T9_1">phone</text:span><text:span text:style-name="T9_2">:<text:s/>+79263930323</text:span></text:p>
      <text:p text:style-name="P10"/>
      <text:p text:style-name="P11"><text:span text:style-name="T11_1">Summary</text:span><text:span text:style-name="T11_2">:<text:s/></text:span></text:p>
      <text:p text:style-name="P12"><text:span text:style-name="T12_1">8</text:span><text:span text:style-name="T12_2"><text:s/></text:span><text:span text:style-name="T12_3">years</text:span><text:span text:style-name="T12_4"><text:s/></text:span><text:span text:style-name="T12_5">of</text:span><text:span text:style-name="T12_6"><text:s/></text:span><text:span text:style-name="T12_7">expertise</text:span><text:span text:style-name="T12_8"><text:s/></text:span><text:span text:style-name="T12_9">in</text:span><text:span text:style-name="T12_10"><text:s/></text:span><text:span text:style-name="T12_11">software</text:span><text:span text:style-name="T12_12"><text:s/></text:span><text:span text:style-name="T12_13">development</text:span><text:span text:style-name="T12_14"><text:s/>(</text:span><text:span text:style-name="T12_15">using</text:span><text:span text:style-name="T12_16"><text:s/></text:span><text:span text:style-name="T12_17">C</text:span><text:span text:style-name="T12_18">/</text:span><text:span text:style-name="T12_19">C</text:span><text:span text:style-name="T12_20">++,<text:s/></text:span><text:span text:style-name="T12_21">Java</text:span><text:span text:style-name="T12_22">,<text:s/></text:span><text:span text:style-name="T12_23">Android</text:span><text:span text:style-name="T12_24">,<text:s/></text:span><text:span text:style-name="T12_25">Perl</text:span><text:span text:style-name="T12_26">,<text:s/></text:span><text:span text:style-name="T12_27">Win</text:span><text:span text:style-name="T12_28">32<text:s/></text:span><text:span text:style-name="T12_29">API</text:span><text:span text:style-name="T12_30">,<text:s/></text:span><text:span text:style-name="T12_31">and</text:span><text:span text:style-name="T12_32"><text:s/></text:span><text:span text:style-name="T12_33">Linux</text:span><text:span text:style-name="T12_34">)</text:span></text:p>
      <text:p text:style-name="P13"><text:span text:style-name="T13_1">3<text:s/></text:span><text:span text:style-name="T13_2">years</text:span><text:span text:style-name="T13_3"><text:s/></text:span><text:span text:style-name="T13_4">of</text:span><text:span text:style-name="T13_5"><text:s/></text:span><text:span text:style-name="T13_6">expertise</text:span><text:span text:style-name="T13_7"><text:s/></text:span><text:span text:style-name="T13_8">in</text:span><text:span text:style-name="T13_9"><text:s/></text:span><text:span text:style-name="T13_10">Android</text:span><text:span text:style-name="T13_11"><text:s/></text:span><text:span text:style-name="T13_12">development</text:span></text:p>
      <text:p text:style-name="P14"><text:span text:style-name="T14_1">3<text:s/></text:span><text:span text:style-name="T14_2">years</text:span><text:span text:style-name="T14_3"><text:s/></text:span><text:span text:style-name="T14_4">of</text:span><text:span text:style-name="T14_5"><text:s/></text:span><text:span text:style-name="T14_6">expertise</text:span><text:span text:style-name="T14_7"><text:s/></text:span><text:span text:style-name="T14_8">in</text:span><text:span text:style-name="T14_9"><text:s/></text:span><text:span text:style-name="T14_10">development</text:span><text:span text:style-name="T14_11"><text:s/></text:span><text:span text:style-name="T14_12">related</text:span><text:span text:style-name="T14_13"><text:s/></text:span><text:span text:style-name="T14_14">to</text:span><text:span text:style-name="T14_15"><text:s/></text:span><text:span text:style-name="T14_16">broadband</text:span><text:span text:style-name="T14_17"><text:s/></text:span><text:span text:style-name="T14_18">wireless</text:span><text:span text:style-name="T14_19"><text:s/></text:span><text:span text:style-name="T14_20">communications</text:span><text:span text:style-name="T14_21"><text:s/>(</text:span><text:span text:style-name="T14_22">WiMax</text:span><text:span text:style-name="T14_23">,<text:s/></text:span><text:span text:style-name="T14_24">WiFi</text:span><text:span text:style-name="T14_25">)</text:span></text:p>
      <text:p text:style-name="P15"><text:span text:style-name="T15_1">Wide</text:span><text:span text:style-name="T15_2"><text:s/></text:span><text:span text:style-name="T15_3">range</text:span><text:span text:style-name="T15_4"><text:s/></text:span><text:span text:style-name="T15_5">of</text:span><text:span text:style-name="T15_6"><text:s/></text:span><text:span text:style-name="T15_7">expertise</text:span><text:span text:style-name="T15_8"><text:s/></text:span><text:span text:style-name="T15_9">in</text:span><text:span text:style-name="T15_10"><text:s/></text:span><text:span text:style-name="T15_11">software</text:span><text:span text:style-name="T15_12"><text:s/></text:span><text:span text:style-name="T15_13">and</text:span><text:span text:style-name="T15_14"><text:s/></text:span><text:span text:style-name="T15_15">hardware</text:span><text:span text:style-name="T15_16"><text:s/></text:span><text:span text:style-name="T15_17">systems</text:span><text:span text:style-name="T15_18">,<text:s/></text:span><text:span text:style-name="T15_19">networks</text:span><text:span text:style-name="T15_20"><text:s/></text:span><text:span text:style-name="T15_21">and</text:span><text:span text:style-name="T15_22"><text:s/></text:span><text:span text:style-name="T15_23">electronics</text:span></text:p>
      <text:list text:style-name="LS1" xml:id="list0">
        <text:list-item>
          <text:list>
            <text:list-item>
              <text:p text:style-name="P16"><text:span text:style-name="T16_1">C</text:span><text:span text:style-name="T16_2">/</text:span><text:span text:style-name="T16_3">C</text:span><text:span text:style-name="T16_4">++</text:span></text:p>
            </text:list-item>
            <text:list-item>
              <text:p text:style-name="P17"><text:span text:style-name="T17_1">Java</text:span></text:p>
            </text:list-item>
            <text:list-item>
              <text:p text:style-name="P18"><text:span text:style-name="T18_1">Android</text:span><text:span text:style-name="T18_2"><text:s/></text:span><text:span text:style-name="T18_3">development</text:span></text:p>
            </text:list-item>
            <text:list-item>
              <text:p text:style-name="P19"><text:span text:style-name="T19_1">Linux</text:span><text:span text:style-name="T19_2">/</text:span><text:span text:style-name="T19_3">UNIX</text:span><text:span text:style-name="T19_4">,<text:s/></text:span><text:span text:style-name="T19_5">including</text:span><text:span text:style-name="T19_6"><text:s/></text:span><text:span text:style-name="T19_7">standard</text:span><text:span text:style-name="T19_8"><text:s/></text:span><text:span text:style-name="T19_9">Unix</text:span><text:span text:style-name="T19_10"><text:s/></text:span><text:span text:style-name="T19_11">tools</text:span></text:p>
            </text:list-item>
            <text:list-item>
              <text:p text:style-name="P20"><text:span text:style-name="T20_1">Windows</text:span><text:span text:style-name="T20_2"><text:s/></text:span><text:span text:style-name="T20_3">architecture</text:span><text:span text:style-name="T20_4"><text:s/></text:span><text:span text:style-name="T20_5">and</text:span><text:span text:style-name="T20_6"><text:s/></text:span><text:span text:style-name="T20_7">internal</text:span><text:span text:style-name="T20_8"><text:s/></text:span><text:span text:style-name="T20_9">components</text:span></text:p>
            </text:list-item>
            <text:list-item>
              <text:p text:style-name="P21"><text:span text:style-name="T21_1">LAMP</text:span><text:span text:style-name="T21_2"><text:s/>(</text:span><text:span text:style-name="T21_3">Linux</text:span><text:span text:style-name="T21_4">/</text:span><text:span text:style-name="T21_5">Apache</text:span><text:span text:style-name="T21_6">/</text:span><text:span text:style-name="T21_7">MySQL</text:span><text:span text:style-name="T21_8">/</text:span><text:span text:style-name="T21_9">Perl</text:span><text:span text:style-name="T21_10"><text:s/></text:span><text:span text:style-name="T21_11">or</text:span><text:span text:style-name="T21_12"><text:s/></text:span><text:span text:style-name="T21_13">Python</text:span><text:span text:style-name="T21_14">)</text:span></text:p>
            </text:list-item>
          </text:list>
        </text:list-item>
      </text:list>
      <text:p text:style-name="P22"><text:span text:style-name="T22_1">Education</text:span><text:span text:style-name="T22_2">:</text:span></text:p>
      <text:p text:style-name="P23"><text:span text:style-name="T23_1">MS</text:span><text:span text:style-name="T23_2"><text:s/></text:span><text:span text:style-name="T23_3">Computer</text:span><text:span text:style-name="T23_4"><text:s/></text:span><text:span text:style-name="T23_5">Security</text:span><text:span text:style-name="T23_6">.<text:s/></text:span><text:span text:style-name="T23_7">Voronezh</text:span><text:span text:style-name="T23_8"><text:s/></text:span><text:span text:style-name="T23_9">State</text:span><text:span text:style-name="T23_10"><text:s/></text:span><text:span text:style-name="T23_11">Technical</text:span><text:span text:style-name="T23_12"><text:s/></text:span><text:span text:style-name="T23_13">University</text:span><text:span text:style-name="T23_14">,<text:s/></text:span><text:span text:style-name="T23_15">Voronezh</text:span><text:span text:style-name="T23_16">,<text:s/></text:span><text:span text:style-name="T23_17">Russia</text:span><text:span text:style-name="T23_18"><text:s/><text:tab/><text:tab/></text:span></text:p>
      <text:p text:style-name="P24"/>
      <text:p text:style-name="P25"><text:span text:style-name="T25_1">Working</text:span><text:span text:style-name="T25_2"><text:s/></text:span><text:span text:style-name="T25_3">Experience</text:span><text:span text:style-name="T25_4">:</text:span></text:p>
      <text:p text:style-name="P26"><text:span text:style-name="T26_1"><text:a xlink:type="simple" xlink:href="http://neosphere.com"><text:span text:style-name="T26_2">NeoSphere</text:span></text:a></text:span><text:span text:style-name="T26_3">,<text:s/></text:span><text:span text:style-name="T26_4"><text:a xlink:type="simple" xlink:href="http://undev.ru"><text:span text:style-name="T26_5">Undev</text:span></text:a></text:span><text:span text:style-name="T26_6"><text:tab/><text:tab/><text:tab/><text:tab/><text:tab/><text:s text:c="36"/></text:span><text:span text:style-name="T26_7">2012<text:s/>–<text:s/></text:span><text:span text:style-name="T26_8">Present</text:span></text:p>
      <text:p text:style-name="P27"><text:span text:style-name="T27_1"><text:tab/></text:span><text:span text:style-name="T27_2">Lead</text:span><text:span text:style-name="T27_3"><text:s/></text:span><text:span text:style-name="T27_4">Android</text:span><text:span text:style-name="T27_5"><text:s/></text:span><text:span text:style-name="T27_6">Developer</text:span></text:p>
      <text:p text:style-name="P28"><text:span text:style-name="T28_1"><text:tab/><text:tab/></text:span><text:span text:style-name="T28_2">Interactive</text:span><text:span text:style-name="T28_3"><text:s/></text:span><text:span text:style-name="T28_4">TV</text:span><text:span text:style-name="T28_5"><text:s/></text:span><text:span text:style-name="T28_6">Android</text:span><text:span text:style-name="T28_7"><text:s/></text:span><text:span text:style-name="T28_8">client</text:span></text:p>
      <text:p text:style-name="P29"><text:span text:style-name="T29_1">Multimedia</text:span><text:span text:style-name="T29_2"><text:s/></text:span><text:span text:style-name="T29_3">framework</text:span><text:span text:style-name="T29_4"><text:s/></text:span><text:span text:style-name="T29_5">for</text:span><text:span text:style-name="T29_6"><text:s/></text:span><text:span text:style-name="T29_7">Android</text:span></text:p>
      <text:p text:style-name="P30"><text:span text:style-name="T30_1">P</text:span><text:span text:style-name="T30_2">2</text:span><text:span text:style-name="T30_3">P</text:span><text:span text:style-name="T30_4"><text:s/></text:span><text:span text:style-name="T30_5">share</text:span><text:span text:style-name="T30_6">/</text:span><text:span text:style-name="T30_7">broadcast</text:span><text:span text:style-name="T30_8"><text:s/></text:span><text:span text:style-name="T30_9">multimedia</text:span><text:span text:style-name="T30_10"><text:s/></text:span><text:span text:style-name="T30_11">solution</text:span></text:p>
      <text:p text:style-name="P31"><text:span text:style-name="T31_1">DigitalOctober</text:span><text:span text:style-name="T31_2"><text:s/></text:span><text:span text:style-name="T31_3">Android</text:span><text:span text:style-name="T31_4"><text:s/></text:span><text:span text:style-name="T31_5">client</text:span></text:p>
      <text:p text:style-name="P32"><text:span text:style-name="T32_1">ChessTV</text:span><text:span text:style-name="T32_2"><text:s/></text:span><text:span text:style-name="T32_3">Android</text:span><text:span text:style-name="T32_4"><text:s/></text:span><text:span text:style-name="T32_5">client</text:span></text:p>
      <text:p text:style-name="P33"/>
      <text:p text:style-name="P34"><text:span text:style-name="T34_1"><text:a xlink:type="simple" xlink:href="http://gip.is"><text:span text:style-name="T34_2">Gipis</text:span></text:a></text:span><text:span text:style-name="T34_3"><text:tab/><text:tab/><text:tab/><text:tab/><text:tab/><text:s text:c="6"/><text:tab/><text:tab/><text:tab/><text:s text:c="24"/></text:span><text:span text:style-name="T34_4">2011<text:s/>–<text:s/>2012</text:span></text:p>
      <text:p text:style-name="P35"><text:span text:style-name="T35_1"><text:tab/></text:span><text:span text:style-name="T35_2">Android</text:span><text:span text:style-name="T35_3"><text:s/></text:span><text:span text:style-name="T35_4">Developer</text:span></text:p>
      <text:p text:style-name="P36"><text:span text:style-name="T36_1"><text:tab/><text:tab/></text:span><text:span text:style-name="T36_2">Gipis</text:span><text:span text:style-name="T36_3"><text:s/></text:span><text:span text:style-name="T36_4">mobile</text:span><text:span text:style-name="T36_5"><text:s/></text:span><text:span text:style-name="T36_6">client</text:span><text:span text:style-name="T36_7"><text:s/></text:span><text:span text:style-name="T36_8">for</text:span><text:span text:style-name="T36_9"><text:s/></text:span><text:span text:style-name="T36_10">Android</text:span></text:p>
      <text:p text:style-name="P37"/>
      <text:p text:style-name="P38"><text:span text:style-name="T38_1">DataArt</text:span><text:span text:style-name="T38_2"><text:s/></text:span><text:span text:style-name="T38_3">Solutions</text:span><text:span text:style-name="T38_4">,<text:s/></text:span><text:span text:style-name="T38_5">Inc</text:span><text:span text:style-name="T38_6">.,<text:s/></text:span><text:span text:style-name="T38_7"><text:a xlink:type="simple" xlink:href="http://www.google.com/url?q=http%3A%2F%2Fwww.dataart.com&amp;sa=D&amp;sntz=1&amp;usg=AFQjCNE-kwvr0Mv6AvypHjBAyhGA5DbdwA"><text:span text:style-name="T38_8">http</text:span></text:a></text:span><text:span text:style-name="T38_9"><text:a xlink:type="simple" xlink:href="http://www.google.com/url?q=http%3A%2F%2Fwww.dataart.com&amp;sa=D&amp;sntz=1&amp;usg=AFQjCNE-kwvr0Mv6AvypHjBAyhGA5DbdwA"><text:span text:style-name="T38_10">://</text:span></text:a></text:span><text:span text:style-name="T38_11"><text:a xlink:type="simple" xlink:href="http://www.google.com/url?q=http%3A%2F%2Fwww.dataart.com&amp;sa=D&amp;sntz=1&amp;usg=AFQjCNE-kwvr0Mv6AvypHjBAyhGA5DbdwA"><text:span text:style-name="T38_12">www</text:span></text:a></text:span><text:span text:style-name="T38_13"><text:a xlink:type="simple" xlink:href="http://www.google.com/url?q=http%3A%2F%2Fwww.dataart.com&amp;sa=D&amp;sntz=1&amp;usg=AFQjCNE-kwvr0Mv6AvypHjBAyhGA5DbdwA"><text:span text:style-name="T38_14">.</text:span></text:a></text:span><text:span text:style-name="T38_15"><text:a xlink:type="simple" xlink:href="http://www.google.com/url?q=http%3A%2F%2Fwww.dataart.com&amp;sa=D&amp;sntz=1&amp;usg=AFQjCNE-kwvr0Mv6AvypHjBAyhGA5DbdwA"><text:span text:style-name="T38_16">dataart</text:span></text:a></text:span><text:span text:style-name="T38_17"><text:a xlink:type="simple" xlink:href="http://www.google.com/url?q=http%3A%2F%2Fwww.dataart.com&amp;sa=D&amp;sntz=1&amp;usg=AFQjCNE-kwvr0Mv6AvypHjBAyhGA5DbdwA"><text:span text:style-name="T38_18">.</text:span></text:a></text:span><text:span text:style-name="T38_19"><text:a xlink:type="simple" xlink:href="http://www.google.com/url?q=http%3A%2F%2Fwww.dataart.com&amp;sa=D&amp;sntz=1&amp;usg=AFQjCNE-kwvr0Mv6AvypHjBAyhGA5DbdwA"><text:span text:style-name="T38_20">com</text:span></text:a></text:span><text:span text:style-name="T38_21"><text:tab/><text:tab/><text:tab/><text:tab/><text:tab/></text:span><text:span text:style-name="T38_22">2008<text:s/>–<text:s/></text:span><text:span text:style-name="T38_23">2011</text:span></text:p>
      <text:p text:style-name="P39"><text:span text:style-name="T39_1">Software</text:span><text:span text:style-name="T39_2"><text:s/></text:span><text:span text:style-name="T39_3">Developer</text:span><text:span text:style-name="T39_4"><text:tab/></text:span></text:p>
      <text:p text:style-name="P40"><text:span text:style-name="T40_1"><text:tab/><text:tab/></text:span><text:span text:style-name="T40_2">B</text:span><text:span text:style-name="T40_3">2</text:span><text:span text:style-name="T40_4">B</text:span><text:span text:style-name="T40_5"><text:s/></text:span><text:span text:style-name="T40_6">trading</text:span><text:span text:style-name="T40_7"><text:s/></text:span><text:span text:style-name="T40_8">Android</text:span><text:span text:style-name="T40_9"><text:s/></text:span><text:span text:style-name="T40_10">client</text:span><text:span text:style-name="T40_11">,</text:span></text:p>
      <text:p text:style-name="P41"><text:span text:style-name="T41_1">Calls</text:span><text:span text:style-name="T41_2"><text:s/></text:span><text:span text:style-name="T41_3">Analyzer</text:span><text:span text:style-name="T41_4"><text:s/></text:span><text:span text:style-name="T41_5">Android</text:span><text:span text:style-name="T41_6"><text:s/></text:span><text:span text:style-name="T41_7">client</text:span><text:span text:style-name="T41_8">,</text:span></text:p>
      <text:p text:style-name="P42"><text:span text:style-name="T42_1"><text:s/></text:span><text:span text:style-name="T42_2">Intelligent</text:span><text:span text:style-name="T42_3"><text:s/></text:span><text:span text:style-name="T42_4">Performance</text:span><text:span text:style-name="T42_5"><text:s/></text:span><text:span text:style-name="T42_6">Tuning</text:span><text:span text:style-name="T42_7"><text:s/></text:span><text:span text:style-name="T42_8">Engine</text:span><text:span text:style-name="T42_9">,</text:span></text:p>
      <text:p text:style-name="P43"><text:span text:style-name="T43_1">FOREX</text:span><text:span text:style-name="T43_2"><text:s/></text:span><text:span text:style-name="T43_3">trading</text:span><text:span text:style-name="T43_4"><text:s/></text:span><text:span text:style-name="T43_5">robot</text:span></text:p>
      <text:p text:style-name="P44"/>
      <text:p text:style-name="P45"><text:span text:style-name="T45_1">Kodofon</text:span><text:span text:style-name="T45_2"><text:s/>(</text:span><text:span text:style-name="T45_3">Department</text:span><text:span text:style-name="T45_4"><text:s/></text:span><text:span text:style-name="T45_5">of</text:span><text:span text:style-name="T45_6"><text:s/></text:span><text:span text:style-name="T45_7">Voronezh</text:span><text:span text:style-name="T45_8"><text:s/></text:span><text:span text:style-name="T45_9">Research</text:span><text:span text:style-name="T45_10"><text:s/></text:span><text:span text:style-name="T45_11">Institude</text:span><text:span text:style-name="T45_12"><text:s/></text:span><text:span text:style-name="T45_13">of</text:span><text:span text:style-name="T45_14"><text:s/></text:span><text:span text:style-name="T45_15">Radio</text:span><text:span text:style-name="T45_16"><text:s/></text:span><text:span text:style-name="T45_17">Comm</text:span><text:span text:style-name="T45_18">unications</text:span><text:span text:style-name="T45_19">)</text:span><text:span text:style-name="T45_20">,<text:s/></text:span><text:span text:style-name="T45_21"><text:a xlink:type="simple" xlink:href="http://www.google.com/url?q=http%3A%2F%2Fwww.kodofon.ru%2F&amp;sa=D&amp;sntz=1&amp;usg=AFQjCNESA3F0hgKtEIwOS0eHHn6tBalRNg"><text:span text:style-name="T45_22">http</text:span></text:a></text:span><text:span text:style-name="T45_23"><text:a xlink:type="simple" xlink:href="http://www.google.com/url?q=http%3A%2F%2Fwww.kodofon.ru%2F&amp;sa=D&amp;sntz=1&amp;usg=AFQjCNESA3F0hgKtEIwOS0eHHn6tBalRNg"><text:span text:style-name="T45_24">://</text:span></text:a></text:span><text:span text:style-name="T45_25"><text:a xlink:type="simple" xlink:href="http://www.google.com/url?q=http%3A%2F%2Fwww.kodofon.ru%2F&amp;sa=D&amp;sntz=1&amp;usg=AFQjCNESA3F0hgKtEIwOS0eHHn6tBalRNg"><text:span text:style-name="T45_26">www</text:span></text:a></text:span><text:span text:style-name="T45_27"><text:a xlink:type="simple" xlink:href="http://www.google.com/url?q=http%3A%2F%2Fwww.kodofon.ru%2F&amp;sa=D&amp;sntz=1&amp;usg=AFQjCNESA3F0hgKtEIwOS0eHHn6tBalRNg"><text:span text:style-name="T45_28">.</text:span></text:a></text:span><text:span text:style-name="T45_29"><text:a xlink:type="simple" xlink:href="http://www.google.com/url?q=http%3A%2F%2Fwww.kodofon.ru%2F&amp;sa=D&amp;sntz=1&amp;usg=AFQjCNESA3F0hgKtEIwOS0eHHn6tBalRNg"><text:span text:style-name="T45_30">kodofon</text:span></text:a></text:span><text:span text:style-name="T45_31"><text:a xlink:type="simple" xlink:href="http://www.google.com/url?q=http%3A%2F%2Fwww.kodofon.ru%2F&amp;sa=D&amp;sntz=1&amp;usg=AFQjCNESA3F0hgKtEIwOS0eHHn6tBalRNg"><text:span text:style-name="T45_32">.</text:span></text:a></text:span><text:span text:style-name="T45_33"><text:a xlink:type="simple" xlink:href="http://www.google.com/url?q=http%3A%2F%2Fwww.kodofon.ru%2F&amp;sa=D&amp;sntz=1&amp;usg=AFQjCNESA3F0hgKtEIwOS0eHHn6tBalRNg"><text:span text:style-name="T45_34">ru</text:span></text:a></text:span><text:span text:style-name="T45_35"><text:a xlink:type="simple" xlink:href="http://www.google.com/url?q=http%3A%2F%2Fwww.kodofon.ru%2F&amp;sa=D&amp;sntz=1&amp;usg=AFQjCNESA3F0hgKtEIwOS0eHHn6tBalRNg"><text:span text:style-name="T45_36">/</text:span></text:a></text:span></text:p>
      <text:p text:style-name="P46"><text:span text:style-name="T46_1">Software</text:span><text:span text:style-name="T46_2"><text:s/></text:span><text:span text:style-name="T46_3">Developer</text:span><text:span text:style-name="T46_4">,<text:s/></text:span><text:span text:style-name="T46_5">Radio</text:span><text:span text:style-name="T46_6"><text:s/></text:span><text:span text:style-name="T46_7">Engineer</text:span><text:span text:style-name="T46_8"><text:tab/><text:tab/><text:tab/><text:tab/></text:span><text:span text:style-name="T46_9"><text:s text:c="16"/></text:span><text:span text:style-name="T46_10">2005<text:s/>–<text:s/>2008</text:span></text:p>
      <text:p text:style-name="P47"/>
      <text:p text:style-name="P48"><text:span text:style-name="T48_1">Previously</text:span><text:span text:style-name="T48_2"><text:s/></text:span><text:span text:style-name="T48_3">Completed</text:span><text:span text:style-name="T48_4"><text:s/></text:span><text:span text:style-name="T48_5">Projects</text:span><text:span text:style-name="T48_6">:</text:span></text:p>
      <text:p text:style-name="P49"/>
      <text:p text:style-name="P50"><text:span text:style-name="T50_1">2013<text:s/></text:span><text:span text:style-name="T50_2">to</text:span><text:span text:style-name="T50_3"><text:s/></text:span><text:span text:style-name="T50_4">present</text:span><text:span text:style-name="T50_5">,<text:s text:c="2"/></text:span><text:span text:style-name="T50_6">Secure</text:span><text:span text:style-name="T50_7"><text:s/></text:span><text:span text:style-name="T50_8">P</text:span><text:span text:style-name="T50_9">2</text:span><text:span text:style-name="T50_10">P</text:span><text:span text:style-name="T50_11"><text:s/></text:span><text:span text:style-name="T50_12">share</text:span><text:span text:style-name="T50_13">/</text:span><text:span text:style-name="T50_14">broadcast</text:span><text:span text:style-name="T50_15"><text:s/></text:span><text:span text:style-name="T50_16">multimedia</text:span><text:span text:style-name="T50_17"><text:s/></text:span><text:span text:style-name="T50_18">engine</text:span><text:span text:style-name="T50_19"><text:s/></text:span></text:p>
      <text:p text:style-name="P51"><text:span text:style-name="T51_1">Currently</text:span><text:span text:style-name="T51_2">,<text:s/></text:span><text:span text:style-name="T51_3">I</text:span><text:span text:style-name="T51_4">’</text:span><text:span text:style-name="T51_5">m</text:span><text:span text:style-name="T51_6"><text:s/></text:span><text:span text:style-name="T51_7">working</text:span><text:span text:style-name="T51_8"><text:s/></text:span><text:span text:style-name="T51_9">on</text:span><text:span text:style-name="T51_10"><text:s/></text:span><text:span text:style-name="T51_11">this</text:span><text:span text:style-name="T51_12"><text:s/></text:span><text:span text:style-name="T51_13">system</text:span><text:span text:style-name="T51_14">.<text:s/></text:span><text:span text:style-name="T51_15">It</text:span><text:span text:style-name="T51_16">’</text:span><text:span text:style-name="T51_17">s</text:span><text:span text:style-name="T51_18"><text:s/></text:span><text:span text:style-name="T51_19">not</text:span><text:span text:style-name="T51_20"><text:s/></text:span><text:span text:style-name="T51_21">a</text:span><text:span text:style-name="T51_22"><text:s/></text:span><text:span text:style-name="T51_23">bittorrent</text:span><text:span text:style-name="T51_24"><text:s/></text:span><text:span text:style-name="T51_25">or</text:span><text:span text:style-name="T51_26"><text:s/></text:span><text:span text:style-name="T51_27">i</text:span><text:span text:style-name="T51_28">2</text:span><text:span text:style-name="T51_29">p</text:span><text:span text:style-name="T51_30">,<text:s/></text:span><text:span text:style-name="T51_31">although</text:span><text:span text:style-name="T51_32"><text:s/></text:span><text:span text:style-name="T51_33">it</text:span><text:span text:style-name="T51_34"><text:s/></text:span><text:span text:style-name="T51_35">has</text:span><text:span text:style-name="T51_36"><text:s/></text:span><text:span text:style-name="T51_37">some</text:span><text:span text:style-name="T51_38"><text:s/></text:span><text:span text:style-name="T51_39">similarities</text:span><text:span text:style-name="T51_40">.</text:span></text:p>
      <text:p text:style-name="P52"><text:span text:style-name="T52_1">The</text:span><text:span text:style-name="T52_2"><text:s/></text:span><text:span text:style-name="T52_3">main</text:span><text:span text:style-name="T52_4"><text:s/></text:span><text:span text:style-name="T52_5">goal</text:span><text:span text:style-name="T52_6"><text:s/></text:span><text:span text:style-name="T52_7">of</text:span><text:span text:style-name="T52_8"><text:s/></text:span><text:span text:style-name="T52_9">this</text:span><text:span text:style-name="T52_10"><text:s/></text:span><text:span text:style-name="T52_11">app</text:span><text:span text:style-name="T52_12"><text:s/></text:span><text:span text:style-name="T52_13">is</text:span><text:span text:style-name="T52_14"><text:s/></text:span><text:span text:style-name="T52_15">to</text:span><text:span text:style-name="T52_16"><text:s/></text:span><text:span text:style-name="T52_17">help</text:span><text:span text:style-name="T52_18"><text:s/></text:span><text:span text:style-name="T52_19">to</text:span><text:span text:style-name="T52_20"><text:s/></text:span><text:span text:style-name="T52_21">the</text:span><text:span text:style-name="T52_22"><text:s/></text:span><text:span text:style-name="T52_23">user</text:span><text:span text:style-name="T52_24"><text:s/></text:span><text:span text:style-name="T52_25">to</text:span><text:span text:style-name="T52_26"><text:s/></text:span><text:span text:style-name="T52_27">manage</text:span><text:span text:style-name="T52_28"><text:s/></text:span><text:span text:style-name="T52_29">its</text:span><text:span text:style-name="T52_30"><text:s/></text:span><text:span text:style-name="T52_31">own</text:span><text:span text:style-name="T52_32"><text:s/></text:span><text:span text:style-name="T52_33">multimedia</text:span><text:span text:style-name="T52_34"><text:s/></text:span><text:span text:style-name="T52_35">data</text:span><text:span text:style-name="T52_36"><text:s/></text:span><text:span text:style-name="T52_37">everywhere</text:span><text:span text:style-name="T52_38">.<text:s/></text:span><text:span text:style-name="T52_39">Nowadays</text:span><text:span text:style-name="T52_40">,<text:s/></text:span><text:span text:style-name="T52_41">we</text:span><text:span text:style-name="T52_42"><text:s/></text:span><text:span text:style-name="T52_43">all</text:span><text:span text:style-name="T52_44"><text:s/></text:span><text:span text:style-name="T52_45">have</text:span><text:span text:style-name="T52_46"><text:s/></text:span><text:span text:style-name="T52_47">a</text:span><text:span text:style-name="T52_48"><text:s/></text:span><text:span text:style-name="T52_49">lot</text:span><text:span text:style-name="T52_50"><text:s/></text:span><text:span text:style-name="T52_51">of</text:span><text:span text:style-name="T52_52"><text:s/></text:span><text:span text:style-name="T52_53">different</text:span><text:span text:style-name="T52_54"><text:s/></text:span><text:span text:style-name="T52_55">gadgets</text:span><text:span text:style-name="T52_56"><text:s/>(</text:span><text:span text:style-name="T52_57">smartphone</text:span><text:span text:style-name="T52_58">,<text:s/></text:span><text:span text:style-name="T52_59">tablet</text:span><text:span text:style-name="T52_60"><text:s/></text:span><text:span text:style-name="T52_61">and</text:span><text:span text:style-name="T52_62"><text:s/></text:span><text:span text:style-name="T52_63">NAS</text:span><text:span text:style-name="T52_64">)<text:s/></text:span><text:span text:style-name="T52_65">and</text:span><text:span text:style-name="T52_66"><text:s/></text:span><text:span text:style-name="T52_67">the</text:span><text:span text:style-name="T52_68"><text:s/></text:span><text:span text:style-name="T52_69">main</text:span><text:span text:style-name="T52_70"><text:s/></text:span><text:span text:style-name="T52_71">aim</text:span><text:span text:style-name="T52_72"><text:s/></text:span><text:span text:style-name="T52_73">is</text:span><text:span text:style-name="T52_74"><text:s/></text:span><text:span text:style-name="T52_75">to</text:span><text:span text:style-name="T52_76"><text:s/></text:span><text:span text:style-name="T52_77">provide</text:span><text:span text:style-name="T52_78"><text:s/></text:span><text:span text:style-name="T52_79">the</text:span><text:span text:style-name="T52_80"><text:s/></text:span><text:span text:style-name="T52_81">ability</text:span><text:span text:style-name="T52_82"><text:s/></text:span><text:span text:style-name="T52_83">to</text:span><text:span text:style-name="T52_84"><text:s/></text:span><text:span text:style-name="T52_85">share</text:span><text:span text:style-name="T52_86"><text:s/></text:span><text:span text:style-name="T52_87">all</text:span><text:span text:style-name="T52_88"><text:s/></text:span><text:span text:style-name="T52_89">these</text:span><text:span text:style-name="T52_90"><text:s/></text:span><text:span text:style-name="T52_91">things</text:span><text:span text:style-name="T52_92"><text:s/></text:span><text:span text:style-name="T52_93">with</text:span><text:span text:style-name="T52_94"><text:s/></text:span><text:span text:style-name="T52_95">each</text:span><text:span text:style-name="T52_96"><text:s/></text:span><text:span text:style-name="T52_97">other</text:span><text:span text:style-name="T52_98"><text:s/></text:span><text:span text:style-name="T52_99">where</text:span><text:span text:style-name="T52_100"><text:s/></text:span><text:span text:style-name="T52_101">ever</text:span><text:span text:style-name="T52_102"><text:s/></text:span><text:span text:style-name="T52_103">you</text:span><text:span text:style-name="T52_104"><text:s/></text:span><text:span text:style-name="T52_105">are</text:span><text:span text:style-name="T52_106">.</text:span></text:p>
      <text:p text:style-name="P53"><text:span text:style-name="T53_1">Platform</text:span><text:span text:style-name="T53_2">:<text:tab/></text:span><text:span text:style-name="T53_3">any</text:span><text:span text:style-name="T53_4"><text:s/></text:span><text:span text:style-name="T53_5">embedded</text:span><text:span text:style-name="T53_6"><text:s/></text:span><text:span text:style-name="T53_7">platform</text:span><text:span text:style-name="T53_8"><text:s/>(</text:span><text:span text:style-name="T53_9">include</text:span><text:span text:style-name="T53_10"><text:s/></text:span><text:span text:style-name="T53_11">Android</text:span><text:span text:style-name="T53_12">)</text:span></text:p>
      <text:p text:style-name="P54"><text:span text:style-name="T54_1">Tools</text:span><text:span text:style-name="T54_2">:<text:tab/></text:span><text:span text:style-name="T54_3">Eclipse</text:span><text:span text:style-name="T54_4">,<text:s/></text:span><text:span text:style-name="T54_5">C</text:span><text:span text:style-name="T54_6">++11,<text:s/></text:span><text:span text:style-name="T54_7">boost</text:span><text:span text:style-name="T54_8">,<text:s/></text:span><text:span text:style-name="T54_9">Android</text:span><text:span text:style-name="T54_10"><text:s/></text:span><text:span text:style-name="T54_11">NDK</text:span><text:span text:style-name="T54_12">,<text:s text:c="2"/></text:span><text:span text:style-name="T54_13">JSDK</text:span><text:span text:style-name="T54_14"><text:s/>1.6,<text:s/></text:span><text:span text:style-name="T54_15">cmake</text:span><text:span text:style-name="T54_16">,<text:s/></text:span><text:span text:style-name="T54_17">Google</text:span><text:span text:style-name="T54_18"><text:s/></text:span><text:span text:style-name="T54_19">Protobuf</text:span></text:p>
      <text:p text:style-name="P55"/>
      <text:p text:style-name="P56"><text:span text:style-name="T56_1">2013<text:s text:c="2"/></text:span><text:span text:style-name="T56_2">ChessTV</text:span><text:span text:style-name="T56_3"><text:s/></text:span><text:span text:style-name="T56_4">for</text:span><text:span text:style-name="T56_5"><text:s/></text:span><text:span text:style-name="T56_6">Android</text:span><text:span text:style-name="T56_7"><text:s/>(</text:span><text:span text:style-name="T56_8"><text:a xlink:type="simple" xlink:href="https://play.google.com/store/apps/details?id=com.neosphere.chesstv"><text:span text:style-name="T56_9">Google</text:span></text:a></text:span><text:span text:style-name="T56_10"><text:a xlink:type="simple" xlink:href="https://play.google.com/store/apps/details?id=com.neosphere.chesstv"><text:span text:style-name="T56_11"><text:s/></text:span></text:a></text:span><text:span text:style-name="T56_12"><text:a xlink:type="simple" xlink:href="https://play.google.com/store/apps/details?id=com.neosphere.chesstv"><text:span text:style-name="T56_13">Play</text:span></text:a></text:span><text:span text:style-name="T56_14"><text:a xlink:type="simple" xlink:href="https://play.google.com/store/apps/details?id=com.neosphere.chesstv"><text:span text:style-name="T56_15"><text:s/></text:span></text:a></text:span><text:span text:style-name="T56_16"><text:a xlink:type="simple" xlink:href="https://play.google.com/store/apps/details?id=com.neosphere.chesstv"><text:span text:style-name="T56_17">Link</text:span></text:a></text:span><text:span text:style-name="T56_18">)</text:span></text:p>
      <text:p text:style-name="P57"><text:span text:style-name="T57_1">Client</text:span><text:span text:style-name="T57_2"><text:s/></text:span><text:span text:style-name="T57_3">for</text:span><text:span text:style-name="T57_4"><text:s/></text:span><text:span text:style-name="T57_5">the</text:span><text:span text:style-name="T57_6"><text:s/></text:span><text:span text:style-name="T57_7">new</text:span><text:span text:style-name="T57_8"><text:s/></text:span><text:span text:style-name="T57_9">chess</text:span><text:span text:style-name="T57_10"><text:s/></text:span><text:span text:style-name="T57_11">TV</text:span><text:span text:style-name="T57_12"><text:s/></text:span><text:span text:style-name="T57_13">in</text:span><text:span text:style-name="T57_14"><text:s/></text:span><text:span text:style-name="T57_15">Russia</text:span><text:span text:style-name="T57_16"><text:s/></text:span><text:span text:style-name="T57_17">with</text:span><text:span text:style-name="T57_18"><text:s/></text:span><text:span text:style-name="T57_19">chatting</text:span><text:span text:style-name="T57_20">,<text:s/></text:span><text:span text:style-name="T57_21">match</text:span><text:span text:style-name="T57_22"><text:s/></text:span><text:span text:style-name="T57_23">discussions</text:span><text:span text:style-name="T57_24">,<text:s/></text:span><text:span text:style-name="T57_25">archives</text:span><text:span text:style-name="T57_26"><text:s/></text:span><text:span text:style-name="T57_27">of</text:span><text:span text:style-name="T57_28"><text:s/></text:span><text:span text:style-name="T57_29">the</text:span><text:span text:style-name="T57_30"><text:s/></text:span><text:span text:style-name="T57_31">previous</text:span><text:span text:style-name="T57_32"><text:s/></text:span><text:span text:style-name="T57_33">programs</text:span><text:span text:style-name="T57_34"><text:s/>&amp;<text:s/></text:span><text:span text:style-name="T57_35">matches</text:span><text:span text:style-name="T57_36"><text:s/></text:span><text:span text:style-name="T57_37">and</text:span><text:span text:style-name="T57_38"><text:s/></text:span><text:span text:style-name="T57_39">social</text:span><text:span text:style-name="T57_40"><text:s/></text:span><text:span text:style-name="T57_41">features</text:span><text:span text:style-name="T57_42">.<text:s/></text:span><text:span text:style-name="T57_43">This</text:span><text:span text:style-name="T57_44"><text:s/></text:span><text:span text:style-name="T57_45">app</text:span><text:span text:style-name="T57_46"><text:s/></text:span><text:span text:style-name="T57_47">is</text:span><text:span text:style-name="T57_48"><text:s/></text:span><text:span text:style-name="T57_49">based</text:span><text:span text:style-name="T57_50"><text:s/></text:span><text:span text:style-name="T57_51">on</text:span><text:span text:style-name="T57_52"><text:s/></text:span><text:span text:style-name="T57_53">my</text:span><text:span text:style-name="T57_54"><text:s/></text:span><text:span text:style-name="T57_55">multimedia</text:span><text:span text:style-name="T57_56"><text:s/></text:span><text:span text:style-name="T57_57">framework</text:span><text:span text:style-name="T57_58"><text:s/></text:span><text:span text:style-name="T57_59">for</text:span><text:span text:style-name="T57_60"><text:s/></text:span><text:span text:style-name="T57_61">Android</text:span><text:span text:style-name="T57_62">.<text:s/></text:span><text:span text:style-name="T57_63">All</text:span><text:span text:style-name="T57_64"><text:s/></text:span><text:span text:style-name="T57_65">broadcasting</text:span><text:span text:style-name="T57_66"><text:s/></text:span><text:span text:style-name="T57_67">based</text:span><text:span text:style-name="T57_68"><text:s/></text:span><text:span text:style-name="T57_69">on</text:span><text:span text:style-name="T57_70"><text:s/></text:span><text:span text:style-name="T57_71">http</text:span><text:span text:style-name="T57_72"><text:s/></text:span><text:span text:style-name="T57_73">live</text:span><text:span text:style-name="T57_74"><text:s/></text:span><text:span text:style-name="T57_75">streaming</text:span><text:span text:style-name="T57_76"><text:s/></text:span><text:span text:style-name="T57_77">with</text:span><text:span text:style-name="T57_78"><text:s/></text:span><text:span text:style-name="T57_79">a</text:span><text:span text:style-name="T57_80"><text:s/></text:span><text:span text:style-name="T57_81">lot</text:span><text:span text:style-name="T57_82"><text:s/></text:span><text:span text:style-name="T57_83">of</text:span><text:span text:style-name="T57_84"><text:s/></text:span><text:span text:style-name="T57_85">different</text:span><text:span text:style-name="T57_86"><text:s/></text:span><text:span text:style-name="T57_87">kind</text:span><text:span text:style-name="T57_88"><text:s/></text:span><text:span text:style-name="T57_89">of</text:span><text:span text:style-name="T57_90"><text:s/></text:span><text:span text:style-name="T57_91">customizations</text:span><text:span text:style-name="T57_92">.<text:s/></text:span><text:span text:style-name="T57_93">And</text:span><text:span text:style-name="T57_94"><text:s/></text:span><text:span text:style-name="T57_95">I</text:span><text:span text:style-name="T57_96"><text:s/></text:span><text:span text:style-name="T57_97">adapted</text:span><text:span text:style-name="T57_98"><text:s/></text:span><text:span text:style-name="T57_99">FFmpeg</text:span><text:span text:style-name="T57_100"><text:s/></text:span><text:span text:style-name="T57_101">HLS</text:span><text:span text:style-name="T57_102"><text:s/></text:span><text:span text:style-name="T57_103">implementation</text:span><text:span text:style-name="T57_104"><text:s/></text:span><text:span text:style-name="T57_105">for</text:span><text:span text:style-name="T57_106"><text:s/></text:span><text:span text:style-name="T57_107">this</text:span><text:span text:style-name="T57_108"><text:s/></text:span><text:span text:style-name="T57_109">stream</text:span><text:span text:style-name="T57_110">.</text:span></text:p>
      <text:p text:style-name="P58"><text:span text:style-name="T58_1">Platform</text:span><text:span text:style-name="T58_2">:<text:tab/></text:span><text:span text:style-name="T58_3">Android</text:span></text:p>
      <text:p text:style-name="P59"><text:span text:style-name="T59_1">Tools</text:span><text:span text:style-name="T59_2">:<text:tab/></text:span><text:span text:style-name="T59_3">Eclipse</text:span><text:span text:style-name="T59_4">,<text:s/></text:span><text:span text:style-name="T59_5">Intellij</text:span><text:span text:style-name="T59_6"><text:s/></text:span><text:span text:style-name="T59_7">Idea</text:span><text:span text:style-name="T59_8">,<text:s/></text:span><text:span text:style-name="T59_9">Android</text:span><text:span text:style-name="T59_10"><text:s/></text:span><text:span text:style-name="T59_11">SDK</text:span><text:span text:style-name="T59_12">,<text:s/></text:span><text:span text:style-name="T59_13">Android</text:span><text:span text:style-name="T59_14"><text:s/></text:span><text:span text:style-name="T59_15">NDK</text:span><text:span text:style-name="T59_16">,<text:s/></text:span><text:span text:style-name="T59_17">Android</text:span><text:span text:style-name="T59_18"><text:s/></text:span><text:span text:style-name="T59_19">Compatibility</text:span><text:span text:style-name="T59_20"><text:s/></text:span><text:span text:style-name="T59_21">Library</text:span><text:span text:style-name="T59_22">,<text:s text:c="2"/></text:span><text:span text:style-name="T59_23">JSDK</text:span><text:span text:style-name="T59_24"><text:s/>1.6,<text:s/></text:span><text:span text:style-name="T59_25">Gradle</text:span></text:p>
      <text:p text:style-name="P60"/>
      <text:p text:style-name="P61"><text:span text:style-name="T61_1">2012,<text:s text:c="2"/></text:span><text:span text:style-name="T61_2">VLC</text:span><text:span text:style-name="T61_3"><text:s/></text:span><text:span text:style-name="T61_4">plugin</text:span><text:span text:style-name="T61_5"><text:s/></text:span><text:span text:style-name="T61_6">for</text:span><text:span text:style-name="T61_7"><text:s/></text:span><text:span text:style-name="T61_8">Interactive</text:span><text:span text:style-name="T61_9"><text:s/></text:span><text:span text:style-name="T61_10">TV</text:span></text:p>
      <text:p text:style-name="P62"><text:span text:style-name="T62_1">I</text:span><text:span text:style-name="T62_2"><text:s/></text:span><text:span text:style-name="T62_3">was</text:span><text:span text:style-name="T62_4"><text:s/></text:span><text:span text:style-name="T62_5">developing</text:span><text:span text:style-name="T62_6"><text:s/></text:span><text:span text:style-name="T62_7">this</text:span><text:span text:style-name="T62_8"><text:s/></text:span><text:span text:style-name="T62_9">plugin</text:span><text:span text:style-name="T62_10"><text:s/></text:span><text:span text:style-name="T62_11">in</text:span><text:span text:style-name="T62_12"><text:s/></text:span><text:span text:style-name="T62_13">debugging</text:span><text:span text:style-name="T62_14"><text:s/></text:span><text:span text:style-name="T62_15">purposes</text:span><text:span text:style-name="T62_16"><text:s/></text:span><text:span text:style-name="T62_17">only</text:span><text:span text:style-name="T62_18">.<text:s/></text:span><text:span text:style-name="T62_19">Although</text:span><text:span text:style-name="T62_20">,<text:s/></text:span><text:span text:style-name="T62_21">we</text:span><text:span text:style-name="T62_22"><text:s/></text:span><text:span text:style-name="T62_23">already</text:span><text:span text:style-name="T62_24"><text:s/></text:span><text:span text:style-name="T62_25">have</text:span><text:span text:style-name="T62_26"><text:s/></text:span><text:span text:style-name="T62_27">desktop</text:span><text:span text:style-name="T62_28"><text:s/></text:span><text:span text:style-name="T62_29">clients</text:span><text:span text:style-name="T62_30"><text:s/>(</text:span><text:span text:style-name="T62_31">based</text:span><text:span text:style-name="T62_32"><text:s/></text:span><text:span text:style-name="T62_33">on</text:span><text:span text:style-name="T62_34"><text:s/></text:span><text:span text:style-name="T62_35">gstreamer</text:span><text:span text:style-name="T62_36">)<text:s/></text:span><text:span text:style-name="T62_37">for</text:span><text:span text:style-name="T62_38"><text:s/></text:span><text:span text:style-name="T62_39">our</text:span><text:span text:style-name="T62_40"><text:s/></text:span><text:span text:style-name="T62_41">Interactive</text:span><text:span text:style-name="T62_42"><text:s/></text:span><text:span text:style-name="T62_43">TV</text:span><text:span text:style-name="T62_44"><text:s/></text:span><text:span text:style-name="T62_45">platform</text:span><text:span text:style-name="T62_46">,<text:s/></text:span><text:span text:style-name="T62_47">I</text:span><text:span text:style-name="T62_48"><text:s/></text:span><text:span text:style-name="T62_49">was</text:span><text:span text:style-name="T62_50"><text:s/></text:span><text:span text:style-name="T62_51">needed</text:span><text:span text:style-name="T62_52"><text:s/></text:span><text:span text:style-name="T62_53">to</text:span><text:span text:style-name="T62_54"><text:s/></text:span><text:span text:style-name="T62_55">verify</text:span><text:span text:style-name="T62_56"><text:s/></text:span><text:span text:style-name="T62_57">the</text:span><text:span text:style-name="T62_58"><text:s/></text:span><text:span text:style-name="T62_59">quality</text:span><text:span text:style-name="T62_60"><text:s/></text:span><text:span text:style-name="T62_61">of</text:span><text:span text:style-name="T62_62"><text:s/></text:span><text:span text:style-name="T62_63">displaying</text:span><text:span text:style-name="T62_64"><text:s/></text:span><text:span text:style-name="T62_65">data</text:span><text:span text:style-name="T62_66"><text:s/></text:span><text:span text:style-name="T62_67">on</text:span><text:span text:style-name="T62_68"><text:s/></text:span><text:span text:style-name="T62_69">different</text:span><text:span text:style-name="T62_70"><text:s/></text:span><text:span text:style-name="T62_71">devices</text:span><text:span text:style-name="T62_72"><text:s/>(</text:span><text:span text:style-name="T62_73">cubieboard</text:span><text:span text:style-name="T62_74">,<text:s/></text:span><text:span text:style-name="T62_75">cubox</text:span><text:span text:style-name="T62_76">,<text:s/></text:span><text:span text:style-name="T62_77">allwinner</text:span><text:span text:style-name="T62_78"><text:s/></text:span><text:span text:style-name="T62_79">sticks</text:span><text:span text:style-name="T62_80"><text:s/>&amp;<text:s/></text:span><text:span text:style-name="T62_81">element</text:span><text:span text:style-name="T62_82">14<text:s/></text:span><text:span text:style-name="T62_83">freescale</text:span><text:span text:style-name="T62_84"><text:s/></text:span><text:span text:style-name="T62_85">i</text:span><text:span text:style-name="T62_86">.</text:span><text:span text:style-name="T62_87">MX</text:span><text:span text:style-name="T62_88">6,<text:s/></text:span><text:span text:style-name="T62_89">rockchip</text:span><text:span text:style-name="T62_90"><text:s/></text:span><text:span text:style-name="T62_91">sticks</text:span><text:span text:style-name="T62_92">)</text:span></text:p>
      <text:p text:style-name="P63"/>
      <text:p text:style-name="P64"><text:span text:style-name="T64_1">Platform</text:span><text:span text:style-name="T64_2">:<text:tab/></text:span><text:span text:style-name="T64_3">Linux</text:span></text:p>
      <text:p text:style-name="P65"><text:span text:style-name="T65_1">Tools</text:span><text:span text:style-name="T65_2">:<text:tab/></text:span><text:span text:style-name="T65_3">C</text:span><text:span text:style-name="T65_4">/</text:span><text:span text:style-name="T65_5">C</text:span><text:span text:style-name="T65_6">++,<text:s/></text:span><text:span text:style-name="T65_7">Eclipse</text:span><text:span text:style-name="T65_8">,<text:s/></text:span><text:span text:style-name="T65_9">cmake</text:span><text:span text:style-name="T65_10">,<text:s/></text:span><text:span text:style-name="T65_11">Sublime</text:span><text:span text:style-name="T65_12"><text:s/></text:span><text:span text:style-name="T65_13">Text</text:span><text:span text:style-name="T65_14">2</text:span></text:p>
      <text:p text:style-name="P66"/>
      <text:p text:style-name="P67"><text:span text:style-name="T67_1">2012,<text:s text:c="2"/></text:span><text:span text:style-name="T67_2">Fixing</text:span><text:span text:style-name="T67_3"><text:s/></text:span><text:span text:style-name="T67_4">Samsung</text:span><text:span text:style-name="T67_5"><text:s/></text:span><text:span text:style-name="T67_6">HDMI</text:span><text:span text:style-name="T67_7"><text:s/></text:span><text:span text:style-name="T67_8">driver</text:span><text:span text:style-name="T67_9"><text:s/></text:span><text:span text:style-name="T67_10">for</text:span><text:span text:style-name="T67_11"><text:s/></text:span><text:span text:style-name="T67_12">SoC</text:span><text:span text:style-name="T67_13"><text:s/></text:span><text:span text:style-name="T67_14">Exynos</text:span></text:p>
      <text:p text:style-name="P68"><text:span text:style-name="T68_1">The</text:span><text:span text:style-name="T68_2"><text:s/></text:span><text:span text:style-name="T68_3">main</text:span><text:span text:style-name="T68_4"><text:s/></text:span><text:span text:style-name="T68_5">goal</text:span><text:span text:style-name="T68_6"><text:s/></text:span><text:span text:style-name="T68_7">is</text:span><text:span text:style-name="T68_8"><text:s/></text:span><text:span text:style-name="T68_9">to</text:span><text:span text:style-name="T68_10"><text:s/></text:span><text:span text:style-name="T68_11">adapt</text:span><text:span text:style-name="T68_12"><text:s/></text:span><text:span text:style-name="T68_13">Odroid</text:span><text:span text:style-name="T68_14"><text:s/></text:span><text:span text:style-name="T68_15">BSP</text:span><text:span text:style-name="T68_16"><text:s/></text:span><text:span text:style-name="T68_17">to</text:span><text:span text:style-name="T68_18"><text:s/></text:span><text:span text:style-name="T68_19">provide</text:span><text:span text:style-name="T68_20"><text:s/>50</text:span><text:span text:style-name="T68_21">Hz</text:span><text:span text:style-name="T68_22"><text:s/></text:span><text:span text:style-name="T68_23">refresh</text:span><text:span text:style-name="T68_24"><text:s/></text:span><text:span text:style-name="T68_25">rate</text:span><text:span text:style-name="T68_26"><text:s/>&amp;<text:s/></text:span><text:span text:style-name="T68_27">full</text:span><text:span text:style-name="T68_28"><text:s/></text:span><text:span text:style-name="T68_29">HDMI</text:span><text:span text:style-name="T68_30">-</text:span><text:span text:style-name="T68_31">CEC</text:span><text:span text:style-name="T68_32"><text:s/></text:span><text:span text:style-name="T68_33">features</text:span><text:span text:style-name="T68_34">.</text:span></text:p>
      <text:p text:style-name="P69"><text:span text:style-name="T69_1">I</text:span><text:span text:style-name="T69_2"><text:s/></text:span><text:span text:style-name="T69_3">achieved</text:span><text:span text:style-name="T69_4"><text:s/></text:span><text:span text:style-name="T69_5">this</text:span><text:span text:style-name="T69_6"><text:s/></text:span><text:span text:style-name="T69_7">goal</text:span><text:span text:style-name="T69_8"><text:s/></text:span><text:span text:style-name="T69_9">to</text:span><text:span text:style-name="T69_10"><text:s/></text:span><text:span text:style-name="T69_11">redesign</text:span><text:span text:style-name="T69_12"><text:s/></text:span><text:span text:style-name="T69_13">HDMI</text:span><text:span text:style-name="T69_14"><text:s/></text:span><text:span text:style-name="T69_15">linux</text:span><text:span text:style-name="T69_16"><text:s/></text:span><text:span text:style-name="T69_17">kernel</text:span><text:span text:style-name="T69_18"><text:s/></text:span><text:span text:style-name="T69_19">driver</text:span><text:span text:style-name="T69_20"><text:s/></text:span><text:span text:style-name="T69_21">and</text:span><text:span text:style-name="T69_22"><text:s/></text:span><text:span text:style-name="T69_23">patch</text:span><text:span text:style-name="T69_24"><text:s/></text:span><text:span text:style-name="T69_25">whole</text:span><text:span text:style-name="T69_26"><text:s/></text:span><text:span text:style-name="T69_27">Android</text:span><text:span text:style-name="T69_28"><text:s/></text:span><text:span text:style-name="T69_29">video</text:span><text:span text:style-name="T69_30"><text:s/></text:span><text:span text:style-name="T69_31">output</text:span><text:span text:style-name="T69_32"><text:s/></text:span><text:span text:style-name="T69_33">stack</text:span><text:span text:style-name="T69_34">.</text:span></text:p>
      <text:p text:style-name="P70"/>
      <text:p text:style-name="P71"><text:span text:style-name="T71_1">Platform</text:span><text:span text:style-name="T71_2">:<text:tab/></text:span><text:span text:style-name="T71_3">Linux</text:span><text:span text:style-name="T71_4"><text:s/></text:span><text:span text:style-name="T71_5">Kernel</text:span></text:p>
      <text:p text:style-name="P72"><text:span text:style-name="T72_1">Tools</text:span><text:span text:style-name="T72_2">:<text:tab/></text:span><text:span text:style-name="T72_3">C</text:span><text:span text:style-name="T72_4">,<text:s/></text:span><text:span text:style-name="T72_5">Eclipse</text:span><text:span text:style-name="T72_6">,<text:s/></text:span><text:span text:style-name="T72_7">Sublime</text:span><text:span text:style-name="T72_8"><text:s/></text:span><text:span text:style-name="T72_9">Text</text:span><text:span text:style-name="T72_10">2</text:span></text:p>
      <text:p text:style-name="P73"/>
      <text:p text:style-name="P74"><text:span text:style-name="T74_1">2012<text:s/></text:span><text:span text:style-name="T74_2">to</text:span><text:span text:style-name="T74_3"><text:s/></text:span><text:span text:style-name="T74_4">present</text:span><text:span text:style-name="T74_5">,<text:s text:c="2"/></text:span><text:span text:style-name="T74_6">Interactive</text:span><text:span text:style-name="T74_7"><text:s/></text:span><text:span text:style-name="T74_8">TV</text:span><text:span text:style-name="T74_9"><text:s/></text:span><text:span text:style-name="T74_10">for</text:span><text:span text:style-name="T74_11"><text:s/></text:span><text:span text:style-name="T74_12">Android</text:span></text:p>
      <text:p text:style-name="P75"><text:span text:style-name="T75_1">I</text:span><text:span text:style-name="T75_2">’</text:span><text:span text:style-name="T75_3">m</text:span><text:span text:style-name="T75_4"><text:s/></text:span><text:span text:style-name="T75_5">a</text:span><text:span text:style-name="T75_6"><text:s/></text:span><text:span text:style-name="T75_7">team</text:span><text:span text:style-name="T75_8"><text:s/></text:span><text:span text:style-name="T75_9">leader</text:span><text:span text:style-name="T75_10"><text:s/></text:span><text:span text:style-name="T75_11">of</text:span><text:span text:style-name="T75_12"><text:s/></text:span><text:span text:style-name="T75_13">this</text:span><text:span text:style-name="T75_14"><text:s/></text:span><text:span text:style-name="T75_15">project</text:span><text:span text:style-name="T75_16">.<text:s/></text:span><text:span text:style-name="T75_17">For</text:span><text:span text:style-name="T75_18"><text:s/></text:span><text:span text:style-name="T75_19">now</text:span><text:span text:style-name="T75_20">,<text:s/></text:span><text:span text:style-name="T75_21">in</text:span><text:span text:style-name="T75_22"><text:s/></text:span><text:span text:style-name="T75_23">my</text:span><text:span text:style-name="T75_24"><text:s/></text:span><text:span text:style-name="T75_25">team</text:span><text:span text:style-name="T75_26"><text:s/></text:span><text:span text:style-name="T75_27">I</text:span><text:span text:style-name="T75_28"><text:s/></text:span><text:span text:style-name="T75_29">have</text:span><text:span text:style-name="T75_30"><text:s/></text:span><text:span text:style-name="T75_31">two</text:span><text:span text:style-name="T75_32"><text:s/></text:span><text:span text:style-name="T75_33">developers</text:span><text:span text:style-name="T75_34">.<text:s/></text:span><text:span text:style-name="T75_35">At</text:span><text:span text:style-name="T75_36"><text:s/></text:span><text:span text:style-name="T75_37">the</text:span><text:span text:style-name="T75_38"><text:s/></text:span><text:span text:style-name="T75_39">beginning</text:span><text:span text:style-name="T75_40"><text:s/></text:span><text:span text:style-name="T75_41">this</text:span><text:span text:style-name="T75_42"><text:s/></text:span><text:span text:style-name="T75_43">app</text:span><text:span text:style-name="T75_44"><text:s/></text:span><text:span text:style-name="T75_45">was</text:span><text:span text:style-name="T75_46"><text:s/></text:span><text:span text:style-name="T75_47">developed</text:span><text:span text:style-name="T75_48"><text:s/></text:span><text:span text:style-name="T75_49">by</text:span><text:span text:style-name="T75_50"><text:s/></text:span><text:span text:style-name="T75_51">me</text:span><text:span text:style-name="T75_52"><text:s/></text:span><text:span text:style-name="T75_53">from</text:span><text:span text:style-name="T75_54"><text:s/></text:span><text:span text:style-name="T75_55">the</text:span><text:span text:style-name="T75_56"><text:s/></text:span><text:span text:style-name="T75_57">ground</text:span><text:span text:style-name="T75_58">.<text:s/></text:span><text:span text:style-name="T75_59">The</text:span><text:span text:style-name="T75_60"><text:s/></text:span><text:span text:style-name="T75_61">whole</text:span><text:span text:style-name="T75_62"><text:s/></text:span><text:span text:style-name="T75_63">UI</text:span><text:span text:style-name="T75_64"><text:s/></text:span><text:span text:style-name="T75_65">part</text:span><text:span text:style-name="T75_66"><text:s/></text:span><text:span text:style-name="T75_67">is</text:span><text:span text:style-name="T75_68"><text:s/></text:span><text:span text:style-name="T75_69">in</text:span><text:span text:style-name="T75_70"><text:s/></text:span><text:span text:style-name="T75_71">the</text:span><text:span text:style-name="T75_72"><text:s/></text:span><text:span text:style-name="T75_73">cloud</text:span><text:span text:style-name="T75_74"><text:s/></text:span><text:span text:style-name="T75_75">and</text:span><text:span text:style-name="T75_76"><text:s/></text:span><text:span text:style-name="T75_77">delivers</text:span><text:span text:style-name="T75_78"><text:s/></text:span><text:span text:style-name="T75_79">by</text:span><text:span text:style-name="T75_80"><text:s/></text:span><text:span text:style-name="T75_81">h</text:span><text:span text:style-name="T75_82">264/</text:span><text:span text:style-name="T75_83">AAC</text:span><text:span text:style-name="T75_84"><text:s/></text:span><text:span text:style-name="T75_85">to</text:span><text:span text:style-name="T75_86"><text:s/></text:span><text:span text:style-name="T75_87">the</text:span><text:span text:style-name="T75_88"><text:s/></text:span><text:span text:style-name="T75_89">clients</text:span><text:span text:style-name="T75_90"><text:s/></text:span><text:span text:style-name="T75_91">and</text:span><text:span text:style-name="T75_92"><text:s/></text:span><text:span text:style-name="T75_93">the</text:span><text:span text:style-name="T75_94"><text:s/></text:span><text:span text:style-name="T75_95">core</text:span><text:span text:style-name="T75_96"><text:s/></text:span><text:span text:style-name="T75_97">feature</text:span><text:span text:style-name="T75_98"><text:s/></text:span><text:span text:style-name="T75_99">of</text:span><text:span text:style-name="T75_100"><text:s/></text:span><text:span text:style-name="T75_101">this</text:span><text:span text:style-name="T75_102"><text:s/></text:span><text:span text:style-name="T75_103">client</text:span><text:span text:style-name="T75_104"><text:s/></text:span><text:span text:style-name="T75_105">is</text:span><text:span text:style-name="T75_106"><text:s/></text:span><text:span text:style-name="T75_107">to</text:span><text:span text:style-name="T75_108"><text:s/></text:span><text:span text:style-name="T75_109">be</text:span><text:span text:style-name="T75_110"><text:s/></text:span><text:span text:style-name="T75_111">very</text:span><text:span text:style-name="T75_112"><text:s/></text:span><text:span text:style-name="T75_113">responsive</text:span><text:span text:style-name="T75_114"><text:s/></text:span><text:span text:style-name="T75_115">on</text:span><text:span text:style-name="T75_116"><text:s/></text:span><text:span text:style-name="T75_117">user</text:span><text:span text:style-name="T75_118">’</text:span><text:span text:style-name="T75_119">s</text:span><text:span text:style-name="T75_120"><text:s/></text:span><text:span text:style-name="T75_121">touch</text:span><text:span text:style-name="T75_122">.<text:s/></text:span><text:span text:style-name="T75_123">Another</text:span><text:span text:style-name="T75_124"><text:s/></text:span><text:span text:style-name="T75_125">target</text:span><text:span text:style-name="T75_126"><text:s/></text:span><text:span text:style-name="T75_127">of</text:span><text:span text:style-name="T75_128"><text:s/></text:span><text:span text:style-name="T75_129">this</text:span><text:span text:style-name="T75_130"><text:s/></text:span><text:span text:style-name="T75_131">app</text:span><text:span text:style-name="T75_132"><text:s/></text:span><text:span text:style-name="T75_133">is</text:span><text:span text:style-name="T75_134"><text:s/></text:span><text:span text:style-name="T75_135">to</text:span><text:span text:style-name="T75_136"><text:s/></text:span><text:span text:style-name="T75_137">be</text:span><text:span text:style-name="T75_138"><text:s/></text:span><text:span text:style-name="T75_139">adjustable</text:span><text:span text:style-name="T75_140"><text:s/></text:span><text:span text:style-name="T75_141">for</text:span><text:span text:style-name="T75_142"><text:s/></text:span><text:span text:style-name="T75_143">TV</text:span><text:span text:style-name="T75_144"><text:s/></text:span><text:span text:style-name="T75_145">screens</text:span><text:span text:style-name="T75_146"><text:s/></text:span><text:span text:style-name="T75_147">and</text:span><text:span text:style-name="T75_148"><text:s/></text:span><text:span text:style-name="T75_149">support</text:span><text:span text:style-name="T75_150"><text:s/></text:span><text:span text:style-name="T75_151">different</text:span><text:span text:style-name="T75_152"><text:s/></text:span><text:span text:style-name="T75_153">TV</text:span><text:span text:style-name="T75_154"><text:s/></text:span><text:span text:style-name="T75_155">refresh</text:span><text:span text:style-name="T75_156"><text:s/></text:span><text:span text:style-name="T75_157">rates</text:span><text:span text:style-name="T75_158"><text:s/>(50</text:span><text:span text:style-name="T75_159">Hz</text:span><text:span text:style-name="T75_160"><text:s/>&amp;<text:s/>60</text:span><text:span text:style-name="T75_161">Hz</text:span><text:span text:style-name="T75_162">).<text:s/></text:span><text:span text:style-name="T75_163">And</text:span><text:span text:style-name="T75_164"><text:s/></text:span><text:span text:style-name="T75_165">the</text:span><text:span text:style-name="T75_166"><text:s/></text:span><text:span text:style-name="T75_167">third</text:span><text:span text:style-name="T75_168"><text:s/></text:span><text:span text:style-name="T75_169">thing</text:span><text:span text:style-name="T75_170"><text:s/></text:span><text:span text:style-name="T75_171">which</text:span><text:span text:style-name="T75_172"><text:s/></text:span><text:span text:style-name="T75_173">we</text:span><text:span text:style-name="T75_174"><text:s/></text:span><text:span text:style-name="T75_175">supported</text:span><text:span text:style-name="T75_176"><text:s/></text:span><text:span text:style-name="T75_177">on</text:span><text:span text:style-name="T75_178"><text:s/></text:span><text:span text:style-name="T75_179">the</text:span><text:span text:style-name="T75_180"><text:s/></text:span><text:span text:style-name="T75_181">client</text:span><text:span text:style-name="T75_182"><text:s/></text:span><text:span text:style-name="T75_183">side</text:span><text:span text:style-name="T75_184"><text:s/></text:span><text:span text:style-name="T75_185">is</text:span><text:span text:style-name="T75_186"><text:s/></text:span><text:span text:style-name="T75_187">adaptive</text:span><text:span text:style-name="T75_188"><text:s/></text:span><text:span text:style-name="T75_189">bitrate</text:span><text:span text:style-name="T75_190"><text:s/></text:span><text:span text:style-name="T75_191">to</text:span><text:span text:style-name="T75_192"><text:s/></text:span><text:span text:style-name="T75_193">be</text:span><text:span text:style-name="T75_194"><text:s text:c="2"/></text:span><text:span text:style-name="T75_195">ready</text:span><text:span text:style-name="T75_196"><text:s/></text:span><text:span text:style-name="T75_197">for</text:span><text:span text:style-name="T75_198"><text:s/></text:span><text:span text:style-name="T75_199">the</text:span><text:span text:style-name="T75_200"><text:s/></text:span><text:span text:style-name="T75_201">real</text:span><text:span text:style-name="T75_202"><text:s/></text:span><text:span text:style-name="T75_203">world</text:span><text:span text:style-name="T75_204"><text:s/></text:span><text:span text:style-name="T75_205">issues</text:span><text:span text:style-name="T75_206"><text:s/>(</text:span><text:span text:style-name="T75_207">it</text:span><text:span text:style-name="T75_208"><text:s/></text:span><text:span text:style-name="T75_209">works</text:span><text:span text:style-name="T75_210"><text:s/></text:span><text:span text:style-name="T75_211">for</text:span><text:span text:style-name="T75_212"><text:s/></text:span><text:span text:style-name="T75_213">Android</text:span><text:span text:style-name="T75_214"><text:s/></text:span><text:span text:style-name="T75_215">devices</text:span><text:span text:style-name="T75_216"><text:s/>2.3<text:s/>&amp;<text:s/></text:span><text:span text:style-name="T75_217">higher</text:span><text:span text:style-name="T75_218">).</text:span></text:p>
      <text:p text:style-name="P76"><text:span text:style-name="T76_1">This</text:span><text:span text:style-name="T76_2"><text:s/></text:span><text:span text:style-name="T76_3">app</text:span><text:span text:style-name="T76_4"><text:s/></text:span><text:span text:style-name="T76_5">uses</text:span><text:span text:style-name="T76_6"><text:s/></text:span><text:span text:style-name="T76_7">the</text:span><text:span text:style-name="T76_8"><text:s/></text:span><text:span text:style-name="T76_9">whole</text:span><text:span text:style-name="T76_10"><text:s/></text:span><text:span text:style-name="T76_11">capacity</text:span><text:span text:style-name="T76_12"><text:s/></text:span><text:span text:style-name="T76_13">of</text:span><text:span text:style-name="T76_14"><text:s/></text:span><text:span text:style-name="T76_15">the</text:span><text:span text:style-name="T76_16"><text:s/></text:span><text:span text:style-name="T76_17">Android</text:span><text:span text:style-name="T76_18"><text:s/></text:span><text:span text:style-name="T76_19">multimedia</text:span><text:span text:style-name="T76_20"><text:s/></text:span><text:span text:style-name="T76_21">subsystem</text:span><text:span text:style-name="T76_22"><text:s/>(</text:span><text:span text:style-name="T76_23">OpenMAX</text:span><text:span text:style-name="T76_24">,<text:s/></text:span><text:span text:style-name="T76_25">OpenSLES</text:span><text:span text:style-name="T76_26">).</text:span></text:p>
      <text:p text:style-name="P77"/>
      <text:p text:style-name="P78"><text:span text:style-name="T78_1">Platform</text:span><text:span text:style-name="T78_2">:<text:tab/></text:span><text:span text:style-name="T78_3">Android</text:span></text:p>
      <text:p text:style-name="P79"><text:span text:style-name="T79_1">Tools</text:span><text:span text:style-name="T79_2">:<text:tab/></text:span><text:span text:style-name="T79_3">Eclipse</text:span><text:span text:style-name="T79_4">,<text:s/></text:span><text:span text:style-name="T79_5">Intellij</text:span><text:span text:style-name="T79_6"><text:s/></text:span><text:span text:style-name="T79_7">Idea</text:span><text:span text:style-name="T79_8">,<text:s/></text:span><text:span text:style-name="T79_9">Android</text:span><text:span text:style-name="T79_10"><text:s/></text:span><text:span text:style-name="T79_11">SDK</text:span><text:span text:style-name="T79_12">,<text:s/></text:span><text:span text:style-name="T79_13">Android</text:span><text:span text:style-name="T79_14"><text:s/></text:span><text:span text:style-name="T79_15">NDK</text:span><text:span text:style-name="T79_16">,<text:s/></text:span><text:span text:style-name="T79_17">Android</text:span><text:span text:style-name="T79_18"><text:s/></text:span><text:span text:style-name="T79_19">Compatibility</text:span><text:span text:style-name="T79_20"><text:s/></text:span><text:span text:style-name="T79_21">Library</text:span><text:span text:style-name="T79_22">,<text:s text:c="2"/></text:span><text:span text:style-name="T79_23">JSDK</text:span><text:span text:style-name="T79_24"><text:s/>1.6,<text:s/></text:span><text:span text:style-name="T79_25">Gradle</text:span><text:span text:style-name="T79_26">,<text:s/></text:span><text:span text:style-name="T79_27">Google</text:span><text:span text:style-name="T79_28"><text:s/></text:span><text:span text:style-name="T79_29">Protobuf</text:span></text:p>
      <text:p text:style-name="P80"/>
      <text:p text:style-name="P81"><text:span text:style-name="T81_1">2013<text:s text:c="2"/></text:span><text:span text:style-name="T81_2">DigitalOctober</text:span><text:span text:style-name="T81_3"><text:s/></text:span><text:span text:style-name="T81_4">for</text:span><text:span text:style-name="T81_5"><text:s/></text:span><text:span text:style-name="T81_6">Android</text:span><text:span text:style-name="T81_7"><text:s/>(</text:span><text:span text:style-name="T81_8"><text:a xlink:type="simple" xlink:href="https://play.google.com/store/apps/details?id=com.neosphere.digitaloctober"><text:span text:style-name="T81_9">Google</text:span></text:a></text:span><text:span text:style-name="T81_10"><text:a xlink:type="simple" xlink:href="https://play.google.com/store/apps/details?id=com.neosphere.digitaloctober"><text:span text:style-name="T81_11"><text:s/></text:span></text:a></text:span><text:span text:style-name="T81_12"><text:a xlink:type="simple" xlink:href="https://play.google.com/store/apps/details?id=com.neosphere.digitaloctober"><text:span text:style-name="T81_13">Play</text:span></text:a></text:span><text:span text:style-name="T81_14"><text:a xlink:type="simple" xlink:href="https://play.google.com/store/apps/details?id=com.neosphere.digitaloctober"><text:span text:style-name="T81_15"><text:s/></text:span></text:a></text:span><text:span text:style-name="T81_16"><text:a xlink:type="simple" xlink:href="https://play.google.com/store/apps/details?id=com.neosphere.digitaloctober"><text:span text:style-name="T81_17">Link</text:span></text:a></text:span><text:span text:style-name="T81_18">)</text:span></text:p>
      <text:p text:style-name="P82"><text:span text:style-name="T82_1">It</text:span><text:span text:style-name="T82_2">’</text:span><text:span text:style-name="T82_3">s</text:span><text:span text:style-name="T82_4"><text:s/></text:span><text:span text:style-name="T82_5">Android</text:span><text:span text:style-name="T82_6"><text:s/></text:span><text:span text:style-name="T82_7">native</text:span><text:span text:style-name="T82_8"><text:s/></text:span><text:span text:style-name="T82_9">client</text:span><text:span text:style-name="T82_10"><text:s/></text:span><text:span text:style-name="T82_11">for</text:span><text:span text:style-name="T82_12"><text:s/></text:span><text:span text:style-name="T82_13"><text:a xlink:type="simple" xlink:href="http://digitaloctober.ru"><text:span text:style-name="T82_14">http</text:span></text:a></text:span><text:span text:style-name="T82_15"><text:a xlink:type="simple" xlink:href="http://digitaloctober.ru"><text:span text:style-name="T82_16">://</text:span></text:a></text:span><text:span text:style-name="T82_17"><text:a xlink:type="simple" xlink:href="http://digitaloctober.ru"><text:span text:style-name="T82_18">digitaloctober</text:span></text:a></text:span><text:span text:style-name="T82_19"><text:a xlink:type="simple" xlink:href="http://digitaloctober.ru"><text:span text:style-name="T82_20">.</text:span></text:a></text:span><text:span text:style-name="T82_21"><text:a xlink:type="simple" xlink:href="http://digitaloctober.ru"><text:span text:style-name="T82_22">ru</text:span></text:a></text:span><text:span text:style-name="T82_23">.<text:s/></text:span><text:span text:style-name="T82_24">This</text:span><text:span text:style-name="T82_25"><text:s/></text:span><text:span text:style-name="T82_26">app</text:span><text:span text:style-name="T82_27"><text:s/></text:span><text:span text:style-name="T82_28">was</text:span><text:span text:style-name="T82_29"><text:s/></text:span><text:span text:style-name="T82_30">developed</text:span><text:span text:style-name="T82_31"><text:s/></text:span><text:span text:style-name="T82_32">for</text:span><text:span text:style-name="T82_33"><text:s/></text:span><text:span text:style-name="T82_34">smartphones</text:span><text:span text:style-name="T82_35"><text:s/></text:span><text:span text:style-name="T82_36">and</text:span><text:span text:style-name="T82_37"><text:s/></text:span><text:span text:style-name="T82_38">tablets</text:span><text:span text:style-name="T82_39"><text:s/></text:span><text:span text:style-name="T82_40">with</text:span><text:span text:style-name="T82_41"><text:s/></text:span><text:span text:style-name="T82_42">a</text:span><text:span text:style-name="T82_43"><text:s/></text:span><text:span text:style-name="T82_44">good</text:span><text:span text:style-name="T82_45"><text:s/></text:span><text:span text:style-name="T82_46">looking</text:span><text:span text:style-name="T82_47"><text:s/></text:span><text:span text:style-name="T82_48">UI</text:span><text:span text:style-name="T82_49">.</text:span></text:p>
      <text:p text:style-name="P83"><text:span text:style-name="T83_1">Platform</text:span><text:span text:style-name="T83_2">:<text:tab/></text:span><text:span text:style-name="T83_3">Android</text:span></text:p>
      <text:p text:style-name="P84"><text:span text:style-name="T84_1">Tools</text:span><text:span text:style-name="T84_2">:<text:tab/></text:span><text:span text:style-name="T84_3">Eclipse</text:span><text:span text:style-name="T84_4">,<text:s/></text:span><text:span text:style-name="T84_5">Intellij</text:span><text:span text:style-name="T84_6"><text:s/></text:span><text:span text:style-name="T84_7">Idea</text:span><text:span text:style-name="T84_8">,<text:s/></text:span><text:span text:style-name="T84_9">Android</text:span><text:span text:style-name="T84_10"><text:s/></text:span><text:span text:style-name="T84_11">SDK</text:span><text:span text:style-name="T84_12">,<text:s/></text:span><text:span text:style-name="T84_13">Android</text:span><text:span text:style-name="T84_14"><text:s/></text:span><text:span text:style-name="T84_15">Compatibility</text:span><text:span text:style-name="T84_16"><text:s/></text:span><text:span text:style-name="T84_17">Library</text:span><text:span text:style-name="T84_18">,<text:s text:c="2"/></text:span><text:span text:style-name="T84_19">JSDK</text:span><text:span text:style-name="T84_20"><text:s/>1.6,<text:s/></text:span><text:span text:style-name="T84_21">Gradle</text:span></text:p>
      <text:p text:style-name="P85"/>
      <text:p text:style-name="P86"><text:span text:style-name="T86_1">2012<text:s text:c="2"/></text:span><text:span text:style-name="T86_2">Gipis</text:span><text:span text:style-name="T86_3"><text:s/></text:span><text:span text:style-name="T86_4">for</text:span><text:span text:style-name="T86_5"><text:s/></text:span><text:span text:style-name="T86_6">Android</text:span></text:p>
      <text:p text:style-name="P87"><text:span text:style-name="T87_1"><text:tab/></text:span><text:span text:style-name="T87_2">Mobile</text:span><text:span text:style-name="T87_3"><text:s/></text:span><text:span text:style-name="T87_4">app</text:span><text:span text:style-name="T87_5"><text:s/></text:span><text:span text:style-name="T87_6">for</text:span><text:span text:style-name="T87_7"><text:s/></text:span><text:span text:style-name="T87_8">tracking</text:span><text:span text:style-name="T87_9"><text:s/></text:span><text:span text:style-name="T87_10">and</text:span><text:span text:style-name="T87_11"><text:s/></text:span><text:span text:style-name="T87_12">planning</text:span><text:span text:style-name="T87_13"><text:s/></text:span><text:span text:style-name="T87_14">sport</text:span><text:span text:style-name="T87_15"><text:s/></text:span><text:span text:style-name="T87_16">activities</text:span><text:span text:style-name="T87_17">,<text:s/></text:span><text:span text:style-name="T87_18">synchronization</text:span><text:span text:style-name="T87_19"><text:s/></text:span><text:span text:style-name="T87_20">all</text:span><text:span text:style-name="T87_21"><text:s/></text:span><text:span text:style-name="T87_22">data</text:span><text:span text:style-name="T87_23"><text:s/></text:span><text:span text:style-name="T87_24">with</text:span><text:span text:style-name="T87_25"><text:s/></text:span><text:span text:style-name="T87_26">server</text:span><text:span text:style-name="T87_27"><text:s/></text:span><text:span text:style-name="T87_28">and</text:span><text:span text:style-name="T87_29"><text:s/></text:span><text:span text:style-name="T87_30">analyzing</text:span><text:span text:style-name="T87_31"><text:s/></text:span><text:span text:style-name="T87_32">achievements</text:span><text:span text:style-name="T87_33">.<text:s/></text:span><text:span text:style-name="T87_34">The</text:span><text:span text:style-name="T87_35"><text:s/></text:span><text:span text:style-name="T87_36">main</text:span><text:span text:style-name="T87_37"><text:s/></text:span><text:span text:style-name="T87_38">goal</text:span><text:span text:style-name="T87_39"><text:s/></text:span><text:span text:style-name="T87_40">is</text:span><text:span text:style-name="T87_41"><text:s/></text:span><text:span text:style-name="T87_42">to</text:span><text:span text:style-name="T87_43"><text:s/></text:span><text:span text:style-name="T87_44">give</text:span><text:span text:style-name="T87_45"><text:s/></text:span><text:span text:style-name="T87_46">to</text:span><text:span text:style-name="T87_47"><text:s/></text:span><text:span text:style-name="T87_48">the</text:span><text:span text:style-name="T87_49"><text:s/></text:span><text:span text:style-name="T87_50">user</text:span><text:span text:style-name="T87_51"><text:s/></text:span><text:span text:style-name="T87_52">possibility</text:span><text:span text:style-name="T87_53"><text:s/></text:span><text:span text:style-name="T87_54">to</text:span><text:span text:style-name="T87_55"><text:s/></text:span><text:span text:style-name="T87_56">control</text:span><text:span text:style-name="T87_57"><text:s/></text:span><text:span text:style-name="T87_58">the</text:span><text:span text:style-name="T87_59"><text:s/></text:span><text:span text:style-name="T87_60">weight</text:span><text:span text:style-name="T87_61"><text:s/></text:span><text:span text:style-name="T87_62">and</text:span><text:span text:style-name="T87_63"><text:s/></text:span><text:span text:style-name="T87_64">body</text:span><text:span text:style-name="T87_65"><text:s/></text:span><text:span text:style-name="T87_66">parameters</text:span><text:span text:style-name="T87_67">.<text:s/></text:span></text:p>
      <text:p text:style-name="P88"><text:span text:style-name="T88_1">Platform</text:span><text:span text:style-name="T88_2">:<text:tab/></text:span><text:span text:style-name="T88_3">Android</text:span></text:p>
      <text:p text:style-name="P89"><text:span text:style-name="T89_1">Tools</text:span><text:span text:style-name="T89_2">:<text:tab/></text:span><text:span text:style-name="T89_3">Intellij</text:span><text:span text:style-name="T89_4"><text:s/></text:span><text:span text:style-name="T89_5">Idea</text:span><text:span text:style-name="T89_6">,<text:s/></text:span><text:span text:style-name="T89_7">Android</text:span><text:span text:style-name="T89_8"><text:s/></text:span><text:span text:style-name="T89_9">SDK</text:span><text:span text:style-name="T89_10">,<text:s/></text:span><text:span text:style-name="T89_11">Android</text:span><text:span text:style-name="T89_12"><text:s/></text:span><text:span text:style-name="T89_13">Compatibility</text:span><text:span text:style-name="T89_14"><text:s/></text:span><text:span text:style-name="T89_15">Library</text:span><text:span text:style-name="T89_16">,<text:s text:c="2"/></text:span><text:span text:style-name="T89_17">JSDK</text:span><text:span text:style-name="T89_18"><text:s/>1.6,<text:s/></text:span><text:span text:style-name="T89_19">Maven</text:span></text:p>
      <text:p text:style-name="P90"/>
      <text:p text:style-name="P91"><text:span text:style-name="T91_1">2012<text:s text:c="2"/></text:span><text:span text:style-name="T91_2">Backend</text:span><text:span text:style-name="T91_3"><text:s/></text:span><text:span text:style-name="T91_4">for</text:span><text:span text:style-name="T91_5"><text:s/></text:span><text:span text:style-name="T91_6">Qlue</text:span><text:span text:style-name="T91_7">.</text:span><text:span text:style-name="T91_8">net</text:span></text:p>
      <text:p text:style-name="P92"><text:span text:style-name="T92_1"><text:tab/></text:span><text:span text:style-name="T92_2">It</text:span><text:span text:style-name="T92_3">’</text:span><text:span text:style-name="T92_4">s</text:span><text:span text:style-name="T92_5"><text:s/></text:span><text:span text:style-name="T92_6">social</text:span><text:span text:style-name="T92_7"><text:s/></text:span><text:span text:style-name="T92_8">feed</text:span><text:span text:style-name="T92_9"><text:s/></text:span><text:span text:style-name="T92_10">aggregator</text:span><text:span text:style-name="T92_11">.<text:s/></text:span><text:span text:style-name="T92_12">The</text:span><text:span text:style-name="T92_13"><text:s/></text:span><text:span text:style-name="T92_14">user</text:span><text:span text:style-name="T92_15"><text:s/></text:span><text:span text:style-name="T92_16">could</text:span><text:span text:style-name="T92_17"><text:s/></text:span><text:span text:style-name="T92_18">add</text:span><text:span text:style-name="T92_19"><text:s/></text:span><text:span text:style-name="T92_20">all</text:span><text:span text:style-name="T92_21"><text:s/></text:span><text:span text:style-name="T92_22">social</text:span><text:span text:style-name="T92_23"><text:s/></text:span><text:span text:style-name="T92_24">accounts</text:span><text:span text:style-name="T92_25"><text:s/>(</text:span><text:span text:style-name="T92_26">facebook</text:span><text:span text:style-name="T92_27">,<text:s/></text:span><text:span text:style-name="T92_28">vk</text:span><text:span text:style-name="T92_29">.</text:span><text:span text:style-name="T92_30">com</text:span><text:span text:style-name="T92_31">,<text:s/></text:span><text:span text:style-name="T92_32">twitter</text:span><text:span text:style-name="T92_33">,<text:s/></text:span><text:span text:style-name="T92_34">digg</text:span><text:span text:style-name="T92_35">.</text:span><text:span text:style-name="T92_36">com</text:span><text:span text:style-name="T92_37">,<text:s/></text:span><text:span text:style-name="T92_38">yammer</text:span><text:span text:style-name="T92_39">)<text:s/></text:span><text:span text:style-name="T92_40">to</text:span><text:span text:style-name="T92_41"><text:s/></text:span><text:span text:style-name="T92_42">qlue</text:span><text:span text:style-name="T92_43">.</text:span><text:span text:style-name="T92_44">net</text:span><text:span text:style-name="T92_45"><text:s/></text:span><text:span text:style-name="T92_46">and</text:span><text:span text:style-name="T92_47"><text:s/></text:span><text:span text:style-name="T92_48">track</text:span><text:span text:style-name="T92_49"><text:s/></text:span><text:span text:style-name="T92_50">it</text:span><text:span text:style-name="T92_51">’</text:span><text:span text:style-name="T92_52">s</text:span><text:span text:style-name="T92_53"><text:s/></text:span><text:span text:style-name="T92_54">own</text:span><text:span text:style-name="T92_55"><text:s/></text:span><text:span text:style-name="T92_56">feed</text:span><text:span text:style-name="T92_57"><text:s/></text:span><text:span text:style-name="T92_58">in</text:span><text:span text:style-name="T92_59"><text:s/></text:span><text:span text:style-name="T92_60">one</text:span><text:span text:style-name="T92_61"><text:s/></text:span><text:span text:style-name="T92_62">place</text:span><text:span text:style-name="T92_63">.</text:span></text:p>
      <text:p text:style-name="P93"><text:span text:style-name="T93_1">Platform</text:span><text:span text:style-name="T93_2">:<text:tab/></text:span><text:span text:style-name="T93_3">Java</text:span><text:span text:style-name="T93_4"><text:s/></text:span><text:span text:style-name="T93_5">EE</text:span></text:p>
      <text:p text:style-name="P94"><text:span text:style-name="T94_1">Role</text:span><text:span text:style-name="T94_2">:<text:tab/></text:span><text:span text:style-name="T94_3">I</text:span><text:span text:style-name="T94_4"><text:s/></text:span><text:span text:style-name="T94_5">was</text:span><text:span text:style-name="T94_6"><text:s/></text:span><text:span text:style-name="T94_7">developing</text:span><text:span text:style-name="T94_8"><text:s/></text:span><text:span text:style-name="T94_9">server</text:span><text:span text:style-name="T94_10"><text:s/></text:span><text:span text:style-name="T94_11">side</text:span><text:span text:style-name="T94_12"><text:s/></text:span><text:span text:style-name="T94_13">part</text:span><text:span text:style-name="T94_14">,<text:s/></text:span><text:span text:style-name="T94_15">integration</text:span><text:span text:style-name="T94_16"><text:s/></text:span><text:span text:style-name="T94_17">with</text:span><text:span text:style-name="T94_18"><text:s/></text:span><text:span text:style-name="T94_19">mongodb</text:span><text:span text:style-name="T94_20"><text:s/></text:span><text:span text:style-name="T94_21">and</text:span><text:span text:style-name="T94_22"><text:s/></text:span><text:span text:style-name="T94_23">storing</text:span><text:span text:style-name="T94_24"><text:s/></text:span><text:span text:style-name="T94_25">all</text:span><text:span text:style-name="T94_26"><text:s/></text:span><text:span text:style-name="T94_27">multimedia</text:span><text:span text:style-name="T94_28"><text:s/></text:span><text:span text:style-name="T94_29">data</text:span><text:span text:style-name="T94_30"><text:s/></text:span><text:span text:style-name="T94_31">to</text:span><text:span text:style-name="T94_32"><text:s/></text:span><text:span text:style-name="T94_33">the</text:span><text:span text:style-name="T94_34"><text:s/></text:span><text:span text:style-name="T94_35">gridfs</text:span><text:span text:style-name="T94_36">.<text:s/></text:span><text:span text:style-name="T94_37">Also</text:span><text:span text:style-name="T94_38"><text:s/></text:span><text:span text:style-name="T94_39">all</text:span><text:span text:style-name="T94_40"><text:s/></text:span><text:span text:style-name="T94_41">social</text:span><text:span text:style-name="T94_42"><text:s/></text:span><text:span text:style-name="T94_43">integration</text:span><text:span text:style-name="T94_44"><text:s/></text:span><text:span text:style-name="T94_45">things</text:span><text:span text:style-name="T94_46"><text:s/></text:span><text:span text:style-name="T94_47">were</text:span><text:span text:style-name="T94_48"><text:s/></text:span><text:span text:style-name="T94_49">on</text:span><text:span text:style-name="T94_50"><text:s/></text:span><text:span text:style-name="T94_51">me</text:span><text:span text:style-name="T94_52"><text:s/></text:span><text:span text:style-name="T94_53">and</text:span><text:span text:style-name="T94_54"><text:s/></text:span><text:span text:style-name="T94_55">worked</text:span><text:span text:style-name="T94_56"><text:s/></text:span><text:span text:style-name="T94_57">perfectly</text:span><text:span text:style-name="T94_58">.<text:s/></text:span></text:p>
      <text:p text:style-name="P95"><text:span text:style-name="T95_1">Tools</text:span><text:span text:style-name="T95_2">:<text:tab/></text:span><text:span text:style-name="T95_3">Intellij</text:span><text:span text:style-name="T95_4"><text:s/></text:span><text:span text:style-name="T95_5">Idea</text:span><text:span text:style-name="T95_6">,<text:s/></text:span><text:span text:style-name="T95_7">JavaEE</text:span><text:span text:style-name="T95_8">,<text:s/></text:span><text:span text:style-name="T95_9">Spirng</text:span><text:span text:style-name="T95_10">,<text:s/></text:span><text:span text:style-name="T95_11">Spring</text:span><text:span text:style-name="T95_12"><text:s/></text:span><text:span text:style-name="T95_13">Security</text:span><text:span text:style-name="T95_14">,<text:s/></text:span><text:span text:style-name="T95_15">Scribe</text:span><text:span text:style-name="T95_16"><text:s/>(</text:span><text:span text:style-name="T95_17">oauth</text:span><text:span text:style-name="T95_18"><text:s/>&amp;<text:s/></text:span><text:span text:style-name="T95_19">oauth</text:span><text:span text:style-name="T95_20">2<text:s/></text:span><text:span text:style-name="T95_21">framework</text:span><text:span text:style-name="T95_22">),<text:s text:c="2"/></text:span><text:span text:style-name="T95_23">JSDK</text:span><text:span text:style-name="T95_24"><text:s/>1.6,<text:s/></text:span><text:span text:style-name="T95_25">Maven</text:span></text:p>
      <text:p text:style-name="P96"/>
      <text:p text:style-name="P97"><text:span text:style-name="T97_1">2011<text:s text:c="2"/></text:span><text:span text:style-name="T97_2">B</text:span><text:span text:style-name="T97_3">2</text:span><text:span text:style-name="T97_4">B</text:span><text:span text:style-name="T97_5"><text:s/></text:span><text:span text:style-name="T97_6">client</text:span></text:p>
      <text:p text:style-name="P98"><text:span text:style-name="T98_1"><text:tab/></text:span><text:span text:style-name="T98_2">Client</text:span><text:span text:style-name="T98_3"><text:s/></text:span><text:span text:style-name="T98_4">for</text:span><text:span text:style-name="T98_5"><text:s/></text:span><text:span text:style-name="T98_6">managing</text:span><text:span text:style-name="T98_7"><text:s/></text:span><text:span text:style-name="T98_8">orders</text:span><text:span text:style-name="T98_9"><text:s/></text:span><text:span text:style-name="T98_10">of</text:span><text:span text:style-name="T98_11"><text:s/></text:span><text:span text:style-name="T98_12">trading</text:span><text:span text:style-name="T98_13"><text:s/></text:span><text:span text:style-name="T98_14">in</text:span><text:span text:style-name="T98_15"><text:s/></text:span><text:span text:style-name="T98_16">the</text:span><text:span text:style-name="T98_17"><text:s/></text:span><text:span text:style-name="T98_18">cloud</text:span><text:span text:style-name="T98_19">.<text:s/></text:span><text:span text:style-name="T98_20">Google</text:span><text:span text:style-name="T98_21"><text:s/></text:span><text:span text:style-name="T98_22">C</text:span><text:span text:style-name="T98_23">2</text:span><text:span text:style-name="T98_24">D</text:span><text:span text:style-name="T98_25"><text:s/></text:span><text:span text:style-name="T98_26">messaging</text:span><text:span text:style-name="T98_27"><text:s/></text:span><text:span text:style-name="T98_28">is</text:span><text:span text:style-name="T98_29"><text:s/></text:span><text:span text:style-name="T98_30">used</text:span><text:span text:style-name="T98_31"><text:s/></text:span><text:span text:style-name="T98_32">for</text:span><text:span text:style-name="T98_33"><text:s/></text:span><text:span text:style-name="T98_34">notifications</text:span><text:span text:style-name="T98_35"><text:s/></text:span><text:span text:style-name="T98_36">of</text:span><text:span text:style-name="T98_37"><text:s/></text:span><text:span text:style-name="T98_38">new</text:span><text:span text:style-name="T98_39"><text:s/></text:span><text:span text:style-name="T98_40">orders</text:span><text:span text:style-name="T98_41"><text:s/></text:span><text:span text:style-name="T98_42">on</text:span><text:span text:style-name="T98_43"><text:s/></text:span><text:span text:style-name="T98_44">the</text:span><text:span text:style-name="T98_45"><text:s/></text:span><text:span text:style-name="T98_46">server</text:span><text:span text:style-name="T98_47">.<text:s/></text:span><text:span text:style-name="T98_48">Voice</text:span><text:span text:style-name="T98_49"><text:s/></text:span><text:span text:style-name="T98_50">recognition</text:span><text:span text:style-name="T98_51"><text:s/></text:span><text:span text:style-name="T98_52">and</text:span><text:span text:style-name="T98_53"><text:s/></text:span><text:span text:style-name="T98_54">full</text:span><text:span text:style-name="T98_55"><text:s/></text:span><text:span text:style-name="T98_56">test</text:span><text:span text:style-name="T98_57"><text:s/></text:span><text:span text:style-name="T98_58">search</text:span><text:span text:style-name="T98_59"><text:s/></text:span><text:span text:style-name="T98_60">are</text:span><text:span text:style-name="T98_61"><text:s/></text:span><text:span text:style-name="T98_62">used</text:span><text:span text:style-name="T98_63"><text:s/></text:span><text:span text:style-name="T98_64">for</text:span><text:span text:style-name="T98_65"><text:s/></text:span><text:span text:style-name="T98_66">searching</text:span><text:span text:style-name="T98_67"><text:s/></text:span><text:span text:style-name="T98_68">and</text:span><text:span text:style-name="T98_69"><text:s/></text:span><text:span text:style-name="T98_70">managing</text:span><text:span text:style-name="T98_71"><text:s/></text:span><text:span text:style-name="T98_72">products</text:span><text:span text:style-name="T98_73"><text:s/></text:span><text:span text:style-name="T98_74">in</text:span><text:span text:style-name="T98_75"><text:s/></text:span><text:span text:style-name="T98_76">orders</text:span><text:span text:style-name="T98_77">.<text:s/></text:span><text:span text:style-name="T98_78">And</text:span><text:span text:style-name="T98_79"><text:s/></text:span><text:span text:style-name="T98_80">user</text:span><text:span text:style-name="T98_81"><text:s/></text:span><text:span text:style-name="T98_82">has</text:span><text:span text:style-name="T98_83"><text:s/></text:span><text:span text:style-name="T98_84">possibility</text:span><text:span text:style-name="T98_85"><text:s/></text:span><text:span text:style-name="T98_86">to</text:span><text:span text:style-name="T98_87"><text:s/></text:span><text:span text:style-name="T98_88">plot</text:span><text:span text:style-name="T98_89"><text:s/></text:span><text:span text:style-name="T98_90">productivity</text:span><text:span text:style-name="T98_91"><text:s/></text:span><text:span text:style-name="T98_92">charts</text:span><text:span text:style-name="T98_93"><text:s/></text:span><text:span text:style-name="T98_94">of</text:span><text:span text:style-name="T98_95"><text:s/></text:span><text:span text:style-name="T98_96">trading</text:span><text:span text:style-name="T98_97"><text:s/></text:span><text:span text:style-name="T98_98">activity</text:span></text:p>
      <text:p text:style-name="P99"><text:span text:style-name="T99_1">Platform</text:span><text:span text:style-name="T99_2">:<text:tab/></text:span><text:span text:style-name="T99_3">Android</text:span></text:p>
      <text:p text:style-name="P100"><text:span text:style-name="T100_1">Tools</text:span><text:span text:style-name="T100_2">:<text:tab/></text:span><text:span text:style-name="T100_3">Intellij</text:span><text:span text:style-name="T100_4"><text:s/></text:span><text:span text:style-name="T100_5">Idea</text:span><text:span text:style-name="T100_6">,<text:s/></text:span><text:span text:style-name="T100_7">Android</text:span><text:span text:style-name="T100_8"><text:s/></text:span><text:span text:style-name="T100_9">SDK</text:span><text:span text:style-name="T100_10">,</text:span><text:span text:style-name="T100_11"><text:s/></text:span><text:span text:style-name="T100_12">Android</text:span><text:span text:style-name="T100_13"><text:s/></text:span><text:span text:style-name="T100_14">Compatibility</text:span><text:span text:style-name="T100_15"><text:s/></text:span><text:span text:style-name="T100_16">Lib</text:span><text:span text:style-name="T100_17">rary</text:span><text:span text:style-name="T100_18">,<text:s/></text:span><text:span text:style-name="T100_19"><text:s/></text:span><text:span text:style-name="T100_20">JSDK</text:span><text:span text:style-name="T100_21"><text:s/>1.6</text:span></text:p>
      <text:p text:style-name="P101"/>
      <text:p text:style-name="P102"><text:span text:style-name="T102_1">2010<text:s text:c="2"/></text:span><text:span text:style-name="T102_2">Calls</text:span><text:span text:style-name="T102_3"><text:s/></text:span><text:span text:style-name="T102_4">Analyzer</text:span></text:p>
      <text:p text:style-name="P103"><text:span text:style-name="T103_1"><text:tab/></text:span><text:span text:style-name="T103_2">Programmed</text:span><text:span text:style-name="T103_3"><text:s/></text:span><text:span text:style-name="T103_4">and</text:span><text:span text:style-name="T103_5"><text:s/></text:span><text:span text:style-name="T103_6">created</text:span><text:span text:style-name="T103_7"><text:s/></text:span><text:span text:style-name="T103_8">a</text:span><text:span text:style-name="T103_9"><text:s/></text:span><text:span text:style-name="T103_10">pilot</text:span><text:span text:style-name="T103_11"><text:s/></text:span><text:span text:style-name="T103_12">call</text:span><text:span text:style-name="T103_13"><text:s/></text:span><text:span text:style-name="T103_14">analyzer</text:span><text:span text:style-name="T103_15"><text:s/></text:span><text:span text:style-name="T103_16">on</text:span><text:span text:style-name="T103_17"><text:s/></text:span><text:span text:style-name="T103_18">Google</text:span><text:span text:style-name="T103_19"><text:s/></text:span><text:span text:style-name="T103_20">A</text:span><text:span text:style-name="T103_21">ndroid</text:span><text:span text:style-name="T103_22"><text:s/></text:span><text:span text:style-name="T103_23">and</text:span><text:span text:style-name="T103_24"><text:s/></text:span><text:span text:style-name="T103_25">Google</text:span><text:span text:style-name="T103_26"><text:s/></text:span><text:span text:style-name="T103_27">AppEngine</text:span><text:span text:style-name="T103_28"><text:s/></text:span><text:span text:style-name="T103_29">through</text:span><text:span text:style-name="T103_30"><text:s/></text:span><text:span text:style-name="T103_31">Java</text:span><text:span text:style-name="T103_32">.<text:s/></text:span><text:span text:style-name="T103_33">Fully</text:span><text:span text:style-name="T103_34"><text:s/></text:span><text:span text:style-name="T103_35">implemented</text:span><text:span text:style-name="T103_36"><text:s/></text:span><text:span text:style-name="T103_37">the</text:span><text:span text:style-name="T103_38"><text:s/></text:span><text:span text:style-name="T103_39">calls</text:span><text:span text:style-name="T103_40"><text:s/></text:span><text:span text:style-name="T103_41">logger</text:span><text:span text:style-name="T103_42"><text:s/></text:span><text:span text:style-name="T103_43">and</text:span><text:span text:style-name="T103_44"><text:s/></text:span><text:span text:style-name="T103_45">geo</text:span><text:span text:style-name="T103_46">-</text:span><text:span text:style-name="T103_47">analyzer</text:span><text:span text:style-name="T103_48"><text:s/></text:span><text:span text:style-name="T103_49">that</text:span><text:span text:style-name="T103_50"><text:s/></text:span><text:span text:style-name="T103_51">gives</text:span><text:span text:style-name="T103_52"><text:s/></text:span><text:span text:style-name="T103_53">information</text:span><text:span text:style-name="T103_54"><text:s/></text:span><text:span text:style-name="T103_55">on</text:span><text:span text:style-name="T103_56"><text:s/></text:span><text:span text:style-name="T103_57">location</text:span><text:span text:style-name="T103_58"><text:s/></text:span><text:span text:style-name="T103_59">of</text:span><text:span text:style-name="T103_60"><text:s/></text:span><text:span text:style-name="T103_61">user</text:span><text:span text:style-name="T103_62"><text:s/></text:span><text:span text:style-name="T103_63">and</text:span><text:span text:style-name="T103_64"><text:s/></text:span><text:span text:style-name="T103_65">financial</text:span><text:span text:style-name="T103_66"><text:s/></text:span><text:span text:style-name="T103_67">data</text:span><text:span text:style-name="T103_68">.<text:s/></text:span></text:p>
      <text:p text:style-name="P104"><text:span text:style-name="T104_1">Platform</text:span><text:span text:style-name="T104_2">:<text:tab/></text:span><text:span text:style-name="T104_3">Android</text:span></text:p>
      <text:p text:style-name="P105"><text:span text:style-name="T105_1">Tools</text:span><text:span text:style-name="T105_2">:<text:tab/></text:span><text:span text:style-name="T105_3">Intellij</text:span><text:span text:style-name="T105_4"><text:s/></text:span><text:span text:style-name="T105_5">Idea</text:span><text:span text:style-name="T105_6">,<text:s/></text:span><text:span text:style-name="T105_7">Android</text:span><text:span text:style-name="T105_8"><text:s/></text:span><text:span text:style-name="T105_9">SDK</text:span><text:span text:style-name="T105_10">,<text:s/></text:span><text:span text:style-name="T105_11">JSDK</text:span><text:span text:style-name="T105_12"><text:s/>1.6</text:span></text:p>
      <text:p text:style-name="P106"/>
      <text:p text:style-name="P107"><text:span text:style-name="T107_1">2010<text:s text:c="2"/></text:span><text:span text:style-name="T107_2">Music</text:span><text:span text:style-name="T107_3"><text:s/></text:span><text:span text:style-name="T107_4">Player</text:span><text:span text:style-name="T107_5"><text:s/></text:span><text:span text:style-name="T107_6">for</text:span><text:span text:style-name="T107_7"><text:s/></text:span><text:span text:style-name="T107_8">Popular</text:span><text:span text:style-name="T107_9"><text:s/></text:span><text:span text:style-name="T107_10">Clouds</text:span></text:p>
      <text:p text:style-name="P108"><text:span text:style-name="T108_1"><text:tab/></text:span><text:span text:style-name="T108_2">Fully</text:span><text:span text:style-name="T108_3"><text:s/></text:span><text:span text:style-name="T108_4">implemented</text:span><text:span text:style-name="T108_5"><text:s/></text:span><text:span text:style-name="T108_6">playing</text:span><text:span text:style-name="T108_7"><text:s/></text:span><text:span text:style-name="T108_8">and</text:span><text:span text:style-name="T108_9"><text:s/></text:span><text:span text:style-name="T108_10">storing</text:span><text:span text:style-name="T108_11"><text:s/></text:span><text:span text:style-name="T108_12">songs</text:span><text:span text:style-name="T108_13"><text:s/></text:span><text:span text:style-name="T108_14">locally</text:span><text:span text:style-name="T108_15"><text:s/></text:span><text:span text:style-name="T108_16">and</text:span><text:span text:style-name="T108_17"><text:s/></text:span><text:span text:style-name="T108_18">encrypting</text:span><text:span text:style-name="T108_19"><text:s/></text:span><text:span text:style-name="T108_20">them</text:span><text:span text:style-name="T108_21"><text:s/></text:span><text:span text:style-name="T108_22">to</text:span><text:span text:style-name="T108_23"><text:s/></text:span><text:span text:style-name="T108_24">prevent</text:span><text:span text:style-name="T108_25"><text:s/></text:span><text:span text:style-name="T108_26">piracy</text:span><text:span text:style-name="T108_27">.<text:s/></text:span><text:span text:style-name="T108_28">Synchronization</text:span><text:span text:style-name="T108_29"><text:s/></text:span><text:span text:style-name="T108_30">with</text:span><text:span text:style-name="T108_31"><text:s/></text:span><text:span text:style-name="T108_32"><text:a xlink:type="simple" xlink:href="http://last.fm"><text:span text:style-name="T108_33">last</text:span></text:a></text:span><text:span text:style-name="T108_34"><text:a xlink:type="simple" xlink:href="http://last.fm"><text:span text:style-name="T108_35">.</text:span></text:a></text:span><text:span text:style-name="T108_36"><text:a xlink:type="simple" xlink:href="http://last.fm"><text:span text:style-name="T108_37">fm</text:span></text:a></text:span><text:span text:style-name="T108_38"><text:s/></text:span><text:span text:style-name="T108_39">and</text:span><text:span text:style-name="T108_40"><text:s/></text:span><text:span text:style-name="T108_41">possibility</text:span><text:span text:style-name="T108_42"><text:s/></text:span><text:span text:style-name="T108_43">to</text:span><text:span text:style-name="T108_44"><text:s/></text:span><text:span text:style-name="T108_45">manage</text:span><text:span text:style-name="T108_46"><text:s/></text:span><text:span text:style-name="T108_47">playlists</text:span><text:span text:style-name="T108_48"><text:s/></text:span><text:span text:style-name="T108_49">on</text:span><text:span text:style-name="T108_50"><text:s/></text:span><text:span text:style-name="T108_51">the</text:span><text:span text:style-name="T108_52"><text:s/></text:span><text:span text:style-name="T108_53">clouds</text:span><text:span text:style-name="T108_54">.</text:span></text:p>
      <text:p text:style-name="P109"><text:span text:style-name="T109_1">Platform</text:span><text:span text:style-name="T109_2">:<text:tab/></text:span><text:span text:style-name="T109_3">Unix</text:span><text:span text:style-name="T109_4">,<text:s/></text:span><text:span text:style-name="T109_5">Linux</text:span><text:span text:style-name="T109_6">,<text:s/></text:span><text:span text:style-name="T109_7">MacOsX</text:span><text:span text:style-name="T109_8">,<text:s/></text:span><text:span text:style-name="T109_9">Windows</text:span></text:p>
      <text:p text:style-name="P110"><text:span text:style-name="T110_1">Tools</text:span><text:span text:style-name="T110_2">:<text:tab/></text:span><text:span text:style-name="T110_3">C</text:span><text:span text:style-name="T110_4">++,<text:s/></text:span><text:span text:style-name="T110_5">Qt</text:span><text:span text:style-name="T110_6">,<text:s/></text:span><text:span text:style-name="T110_7">QtCreator</text:span></text:p>
      <text:p text:style-name="P111"/>
      <text:p text:style-name="P112"><text:span text:style-name="T112_1">2009<text:s text:c="2"/></text:span><text:span text:style-name="T112_2">FOREX</text:span><text:span text:style-name="T112_3"><text:s/></text:span><text:span text:style-name="T112_4">trading</text:span><text:span text:style-name="T112_5"><text:s/></text:span><text:span text:style-name="T112_6">robot</text:span></text:p>
      <text:p text:style-name="P113"><text:span text:style-name="T113_1"><text:tab/></text:span><text:span text:style-name="T113_2">Robot</text:span><text:span text:style-name="T113_3"><text:s/></text:span><text:span text:style-name="T113_4">as</text:span><text:span text:style-name="T113_5"><text:s/></text:span><text:span text:style-name="T113_6">a</text:span><text:span text:style-name="T113_7"><text:s/></text:span><text:span text:style-name="T113_8">plugin</text:span><text:span text:style-name="T113_9"><text:s/></text:span><text:span text:style-name="T113_10">for</text:span><text:span text:style-name="T113_11"><text:s/></text:span><text:span text:style-name="T113_12">Metatrader</text:span><text:span text:style-name="T113_13"><text:s/></text:span><text:span text:style-name="T113_14">appliance</text:span><text:span text:style-name="T113_15"><text:s/></text:span><text:span text:style-name="T113_16">which</text:span><text:span text:style-name="T113_17"><text:s/></text:span><text:span text:style-name="T113_18">was</text:span><text:span text:style-name="T113_19"><text:s/></text:span><text:span text:style-name="T113_20">based</text:span><text:span text:style-name="T113_21"><text:s/></text:span><text:span text:style-name="T113_22">on</text:span><text:span text:style-name="T113_23"><text:s/></text:span><text:span text:style-name="T113_24">candlesticks</text:span><text:span text:style-name="T113_25"><text:s/></text:span><text:span text:style-name="T113_26">analysis</text:span></text:p>
      <text:p text:style-name="P114"><text:span text:style-name="T114_1">Platform</text:span><text:span text:style-name="T114_2">:<text:tab/></text:span><text:span text:style-name="T114_3">Metatrader</text:span></text:p>
      <text:p text:style-name="P115"><text:span text:style-name="T115_1">Tools</text:span><text:span text:style-name="T115_2">:<text:tab/></text:span><text:span text:style-name="T115_3">C</text:span></text:p>
      <text:p text:style-name="P116"/>
      <text:p text:style-name="P117"><text:span text:style-name="T117_1">2009<text:s/></text:span><text:span text:style-name="T117_2">to</text:span><text:span text:style-name="T117_3"><text:s/>2010,<text:s/></text:span><text:span text:style-name="T117_4">Single</text:span><text:span text:style-name="T117_5"><text:s/></text:span><text:span text:style-name="T117_6">Sign</text:span><text:span text:style-name="T117_7">-</text:span><text:span text:style-name="T117_8">On</text:span><text:span text:style-name="T117_9"><text:s/></text:span><text:span text:style-name="T117_10">Enterprise</text:span><text:span text:style-name="T117_11"><text:s/></text:span><text:span text:style-name="T117_12">Solution</text:span></text:p>
      <text:p text:style-name="P118"><text:span text:style-name="T118_1">I</text:span><text:span text:style-name="T118_2"><text:s/></text:span><text:span text:style-name="T118_3">was</text:span><text:span text:style-name="T118_4"><text:s/></text:span><text:span text:style-name="T118_5">in</text:span><text:span text:style-name="T118_6"><text:s/></text:span><text:span text:style-name="T118_7">the</text:span><text:span text:style-name="T118_8"><text:s/></text:span><text:span text:style-name="T118_9">L</text:span><text:span text:style-name="T118_10">3<text:s/></text:span><text:span text:style-name="T118_11">team</text:span><text:span text:style-name="T118_12"><text:s/></text:span><text:span text:style-name="T118_13">and</text:span><text:span text:style-name="T118_14"><text:s/></text:span><text:span text:style-name="T118_15">was</text:span><text:span text:style-name="T118_16"><text:s/></text:span><text:span text:style-name="T118_17">involved</text:span><text:span text:style-name="T118_18"><text:s/></text:span><text:span text:style-name="T118_19">in</text:span><text:span text:style-name="T118_20"><text:s/></text:span><text:span text:style-name="T118_21">continous</text:span><text:span text:style-name="T118_22"><text:s/></text:span><text:span text:style-name="T118_23">product</text:span><text:span text:style-name="T118_24"><text:s/></text:span><text:span text:style-name="T118_25">enhancement</text:span><text:span text:style-name="T118_26"><text:s/>(</text:span><text:span text:style-name="T118_27">fixing</text:span><text:span text:style-name="T118_28"><text:s/></text:span><text:span text:style-name="T118_29">critical</text:span><text:span text:style-name="T118_30"><text:s/></text:span><text:span text:style-name="T118_31">bugs</text:span><text:span text:style-name="T118_32">,<text:s/></text:span><text:span text:style-name="T118_33">implementing</text:span><text:span text:style-name="T118_34"><text:s/></text:span><text:span text:style-name="T118_35">important</text:span><text:span text:style-name="T118_36"><text:s/></text:span><text:span text:style-name="T118_37">features</text:span><text:span text:style-name="T118_38"><text:s/></text:span><text:span text:style-name="T118_39">for</text:span><text:span text:style-name="T118_40"><text:s/></text:span><text:span text:style-name="T118_41">separate</text:span><text:span text:style-name="T118_42"><text:s/></text:span><text:span text:style-name="T118_43">customers</text:span><text:span text:style-name="T118_44">).<text:s/></text:span><text:span text:style-name="T118_45">It</text:span><text:span text:style-name="T118_46">’</text:span><text:span text:style-name="T118_47">s</text:span><text:span text:style-name="T118_48"><text:s/></text:span><text:span text:style-name="T118_49">a</text:span><text:span text:style-name="T118_50"><text:s/></text:span><text:span text:style-name="T118_51">collection</text:span><text:span text:style-name="T118_52"><text:s/></text:span><text:span text:style-name="T118_53">of</text:span><text:span text:style-name="T118_54"><text:s/></text:span><text:span text:style-name="T118_55">applications</text:span><text:span text:style-name="T118_56"><text:s/></text:span><text:span text:style-name="T118_57">that</text:span><text:span text:style-name="T118_58"><text:s/></text:span><text:span text:style-name="T118_59">extend</text:span><text:span text:style-name="T118_60"><text:s/></text:span><text:span text:style-name="T118_61">security</text:span><text:span text:style-name="T118_62"><text:s/></text:span><text:span text:style-name="T118_63">model</text:span><text:span text:style-name="T118_64"><text:s/></text:span><text:span text:style-name="T118_65">and</text:span><text:span text:style-name="T118_66"><text:s/></text:span><text:span text:style-name="T118_67">bring</text:span><text:span text:style-name="T118_68"><text:s/></text:span><text:span text:style-name="T118_69">new</text:span><text:span text:style-name="T118_70"><text:s/></text:span><text:span text:style-name="T118_71">user</text:span><text:span text:style-name="T118_72"><text:s/></text:span><text:span text:style-name="T118_73">experience</text:span><text:span text:style-name="T118_74"><text:s/></text:span><text:span text:style-name="T118_75">for</text:span><text:span text:style-name="T118_76"><text:s/></text:span><text:span text:style-name="T118_77">Windows</text:span><text:span text:style-name="T118_78"><text:s/></text:span><text:span text:style-name="T118_79">enterprise</text:span><text:span text:style-name="T118_80"><text:s/></text:span><text:span text:style-name="T118_81">networks</text:span><text:span text:style-name="T118_82">.<text:s/></text:span><text:span text:style-name="T118_83">It</text:span><text:span text:style-name="T118_84"><text:s/></text:span><text:span text:style-name="T118_85">was</text:span><text:span text:style-name="T118_86"><text:s/></text:span><text:span text:style-name="T118_87">a</text:span><text:span text:style-name="T118_88"><text:s/></text:span><text:span text:style-name="T118_89">big</text:span><text:span text:style-name="T118_90"><text:s/></text:span><text:span text:style-name="T118_91">enterprise</text:span><text:span text:style-name="T118_92"><text:s/></text:span><text:span text:style-name="T118_93">project</text:span><text:span text:style-name="T118_94"><text:s/></text:span><text:span text:style-name="T118_95">with</text:span><text:span text:style-name="T118_96"><text:s/></text:span><text:span text:style-name="T118_97">international</text:span><text:span text:style-name="T118_98"><text:s/></text:span><text:span text:style-name="T118_99">team</text:span><text:span text:style-name="T118_100"><text:s/>(</text:span><text:span text:style-name="T118_101">about</text:span><text:span text:style-name="T118_102"><text:s/>30<text:s/></text:span><text:span text:style-name="T118_103">members</text:span><text:span text:style-name="T118_104"><text:s/></text:span><text:span text:style-name="T118_105">only</text:span><text:span text:style-name="T118_106"><text:s/></text:span><text:span text:style-name="T118_107">in</text:span><text:span text:style-name="T118_108"><text:s/></text:span><text:span text:style-name="T118_109">L</text:span><text:span text:style-name="T118_110">3<text:s/></text:span><text:span text:style-name="T118_111">team</text:span><text:span text:style-name="T118_112"><text:s/></text:span><text:span text:style-name="T118_113">from</text:span><text:span text:style-name="T118_114"><text:s/></text:span><text:span text:style-name="T118_115">US</text:span><text:span text:style-name="T118_116">,<text:s/></text:span><text:span text:style-name="T118_117">Russia</text:span><text:span text:style-name="T118_118">,<text:s/></text:span><text:span text:style-name="T118_119">India</text:span><text:span text:style-name="T118_120">,<text:s/></text:span><text:span text:style-name="T118_121">Ukraine</text:span><text:span text:style-name="T118_122">).<text:s/></text:span></text:p>
      <text:p text:style-name="P119"><text:span text:style-name="T119_1">Platform</text:span><text:span text:style-name="T119_2">:<text:tab/></text:span><text:span text:style-name="T119_3">Windows</text:span></text:p>
      <text:p text:style-name="P120"/>
      <text:p text:style-name="P121"><text:span text:style-name="T121_1">Tools</text:span><text:span text:style-name="T121_2">:<text:tab/></text:span><text:span text:style-name="T121_3">MSVC</text:span><text:span text:style-name="T121_4"><text:s/>2005,<text:s/></text:span><text:span text:style-name="T121_5">ATL</text:span><text:span text:style-name="T121_6">,<text:s/></text:span><text:span text:style-name="T121_7">COM</text:span><text:span text:style-name="T121_8">,<text:s/></text:span><text:span text:style-name="T121_9">WTL</text:span><text:span text:style-name="T121_10">,<text:s/></text:span><text:span text:style-name="T121_11">boost</text:span><text:span text:style-name="T121_12">,<text:s/></text:span><text:span text:style-name="T121_13">C</text:span><text:span text:style-name="T121_14">++,<text:s/></text:span><text:span text:style-name="T121_15">JavaEE</text:span></text:p>
      <text:p text:style-name="P122"/>
      <text:p text:style-name="P123"><text:span text:style-name="T123_1">2008<text:s/></text:span><text:span text:style-name="T123_2">to</text:span><text:span text:style-name="T123_3"><text:s/></text:span><text:span text:style-name="T123_4">2012</text:span><text:span text:style-name="T123_5">,<text:s/></text:span><text:span text:style-name="T123_6">Intelligent</text:span><text:span text:style-name="T123_7"><text:s/></text:span><text:span text:style-name="T123_8">Performance</text:span><text:span text:style-name="T123_9"><text:s/></text:span><text:span text:style-name="T123_10">Tuning</text:span><text:span text:style-name="T123_11"><text:s/></text:span><text:span text:style-name="T123_12">Engine</text:span></text:p>
      <text:p text:style-name="P124"><text:span text:style-name="T124_1">As</text:span><text:span text:style-name="T124_2"><text:s/></text:span><text:span text:style-name="T124_3">Software</text:span><text:span text:style-name="T124_4"><text:s/></text:span><text:span text:style-name="T124_5">Developer</text:span><text:span text:style-name="T124_6">,<text:s/></text:span><text:span text:style-name="T124_7">I</text:span><text:span text:style-name="T124_8"><text:s/></text:span><text:span text:style-name="T124_9">developed</text:span><text:span text:style-name="T124_10"><text:s/></text:span><text:span text:style-name="T124_11">the</text:span><text:span text:style-name="T124_12"><text:s/></text:span><text:span text:style-name="T124_13">system</text:span><text:span text:style-name="T124_14"><text:s/></text:span><text:span text:style-name="T124_15">to</text:span><text:span text:style-name="T124_16"><text:s/></text:span><text:span text:style-name="T124_17">test</text:span><text:span text:style-name="T124_18"><text:s/></text:span><text:span text:style-name="T124_19">a</text:span><text:span text:style-name="T124_20"><text:s/></text:span><text:span text:style-name="T124_21">network</text:span><text:span text:style-name="T124_22"><text:s/></text:span><text:span text:style-name="T124_23">and</text:span><text:span text:style-name="T124_24"><text:s/></text:span><text:span text:style-name="T124_25">monitor</text:span><text:span text:style-name="T124_26"><text:s/></text:span><text:span text:style-name="T124_27">the</text:span><text:span text:style-name="T124_28"><text:s/></text:span><text:span text:style-name="T124_29">engine</text:span><text:span text:style-name="T124_30"><text:s/></text:span><text:span text:style-name="T124_31">that</text:span><text:span text:style-name="T124_32"><text:s/></text:span><text:span text:style-name="T124_33">allowed</text:span><text:span text:style-name="T124_34"><text:s/></text:span><text:span text:style-name="T124_35">exposing</text:span><text:span text:style-name="T124_36"><text:s/></text:span><text:span text:style-name="T124_37">existing</text:span><text:span text:style-name="T124_38"><text:s/></text:span><text:span text:style-name="T124_39">capacity</text:span><text:span text:style-name="T124_40"><text:s/></text:span><text:span text:style-name="T124_41">of</text:span><text:span text:style-name="T124_42"><text:s/></text:span><text:span text:style-name="T124_43">users</text:span><text:span text:style-name="T124_44">’<text:s/></text:span><text:span text:style-name="T124_45">networks</text:span><text:span text:style-name="T124_46">,<text:s/></text:span><text:span text:style-name="T124_47">applications</text:span><text:span text:style-name="T124_48">,<text:s/></text:span><text:span text:style-name="T124_49">and</text:span><text:span text:style-name="T124_50"><text:s/></text:span><text:span text:style-name="T124_51">hardware</text:span><text:span text:style-name="T124_52"><text:s/></text:span><text:span text:style-name="T124_53">components</text:span><text:span text:style-name="T124_54">.<text:s/></text:span><text:span text:style-name="T124_55">The</text:span><text:span text:style-name="T124_56"><text:s/></text:span><text:span text:style-name="T124_57">main</text:span><text:span text:style-name="T124_58"><text:s/></text:span><text:span text:style-name="T124_59">problems</text:span><text:span text:style-name="T124_60"><text:s/></text:span><text:span text:style-name="T124_61">that</text:span><text:span text:style-name="T124_62"><text:s/></text:span><text:span text:style-name="T124_63">could</text:span><text:span text:style-name="T124_64"><text:s/></text:span><text:span text:style-name="T124_65">be</text:span><text:span text:style-name="T124_66"><text:s/></text:span><text:span text:style-name="T124_67">solved</text:span><text:span text:style-name="T124_68"><text:s/></text:span><text:span text:style-name="T124_69">by</text:span><text:span text:style-name="T124_70"><text:s/></text:span><text:span text:style-name="T124_71">this</text:span><text:span text:style-name="T124_72"><text:s/></text:span><text:span text:style-name="T124_73">engine</text:span><text:span text:style-name="T124_74"><text:s/></text:span><text:span text:style-name="T124_75">are</text:span><text:span text:style-name="T124_76"><text:s/></text:span><text:span text:style-name="T124_77">the</text:span><text:span text:style-name="T124_78"><text:s/></text:span><text:span text:style-name="T124_79">unwanted</text:span><text:span text:style-name="T124_80"><text:s/></text:span><text:span text:style-name="T124_81">disconnects</text:span><text:span text:style-name="T124_82">,<text:s/></text:span><text:span text:style-name="T124_83">slow</text:span><text:span text:style-name="T124_84"><text:s/></text:span><text:span text:style-name="T124_85">response</text:span><text:span text:style-name="T124_86"><text:s/></text:span><text:span text:style-name="T124_87">times</text:span><text:span text:style-name="T124_88">,<text:s/></text:span><text:span text:style-name="T124_89">and</text:span><text:span text:style-name="T124_90"><text:s/></text:span><text:span text:style-name="T124_91">underutilized</text:span><text:span text:style-name="T124_92"><text:s/></text:span><text:span text:style-name="T124_93">systems</text:span><text:span text:style-name="T124_94">.<text:s/></text:span><text:span text:style-name="T124_95">The</text:span><text:span text:style-name="T124_96"><text:s/></text:span><text:span text:style-name="T124_97">engine</text:span><text:span text:style-name="T124_98"><text:s/></text:span><text:span text:style-name="T124_99">analyzes</text:span><text:span text:style-name="T124_100"><text:s/></text:span><text:span text:style-name="T124_101">all</text:span><text:span text:style-name="T124_102"><text:s/></text:span><text:span text:style-name="T124_103">aspects</text:span><text:span text:style-name="T124_104"><text:s/></text:span><text:span text:style-name="T124_105">of</text:span><text:span text:style-name="T124_106"><text:s/></text:span><text:span text:style-name="T124_107">users</text:span><text:span text:style-name="T124_108">’<text:s/></text:span><text:span text:style-name="T124_109">environment</text:span><text:span text:style-name="T124_110">,<text:s/></text:span><text:span text:style-name="T124_111">from</text:span><text:span text:style-name="T124_112"><text:s/></text:span><text:span text:style-name="T124_113">edge</text:span><text:span text:style-name="T124_114"><text:s/></text:span><text:span text:style-name="T124_115">to</text:span><text:span text:style-name="T124_116"><text:s/></text:span><text:span text:style-name="T124_117">core</text:span><text:span text:style-name="T124_118">,<text:s/></text:span><text:span text:style-name="T124_119">and</text:span><text:span text:style-name="T124_120"><text:s/></text:span><text:span text:style-name="T124_121">then</text:span><text:span text:style-name="T124_122"><text:s/></text:span><text:span text:style-name="T124_123">creates</text:span><text:span text:style-name="T124_124"><text:s/></text:span><text:span text:style-name="T124_125">optimum</text:span><text:span text:style-name="T124_126"><text:s/></text:span><text:span text:style-name="T124_127">configuration</text:span><text:span text:style-name="T124_128"><text:s/></text:span><text:span text:style-name="T124_129">profiles</text:span><text:span text:style-name="T124_130"><text:s/></text:span><text:span text:style-name="T124_131">for</text:span><text:span text:style-name="T124_132"><text:s/></text:span><text:span text:style-name="T124_133">all</text:span><text:span text:style-name="T124_134"><text:s/></text:span><text:span text:style-name="T124_135">of</text:span><text:span text:style-name="T124_136"><text:s/></text:span><text:span text:style-name="T124_137">user</text:span><text:span text:style-name="T124_138"><text:s/></text:span><text:span text:style-name="T124_139">systems</text:span><text:span text:style-name="T124_140">.<text:s/></text:span><text:span text:style-name="T124_141">The</text:span><text:span text:style-name="T124_142"><text:s/></text:span><text:span text:style-name="T124_143">developed</text:span><text:span text:style-name="T124_144"><text:s/></text:span><text:span text:style-name="T124_145">engine</text:span><text:span text:style-name="T124_146"><text:s/></text:span><text:span text:style-name="T124_147">supported</text:span><text:span text:style-name="T124_148"><text:s/></text:span><text:span text:style-name="T124_149">a</text:span><text:span text:style-name="T124_150"><text:s/></text:span><text:span text:style-name="T124_151">completely</text:span><text:span text:style-name="T124_152"><text:s/></text:span><text:span text:style-name="T124_153">automated</text:span><text:span text:style-name="T124_154"><text:s/></text:span><text:span text:style-name="T124_155">method</text:span><text:span text:style-name="T124_156"><text:s/></text:span><text:span text:style-name="T124_157">of</text:span><text:span text:style-name="T124_158"><text:s/></text:span><text:span text:style-name="T124_159">applying</text:span><text:span text:style-name="T124_160"><text:s/></text:span><text:span text:style-name="T124_161">real</text:span><text:span text:style-name="T124_162">-</text:span><text:span text:style-name="T124_163">time</text:span><text:span text:style-name="T124_164"><text:s/></text:span><text:span text:style-name="T124_165">optimization</text:span><text:span text:style-name="T124_166"><text:s/></text:span><text:span text:style-name="T124_167">of</text:span><text:span text:style-name="T124_168"><text:s/></text:span><text:span text:style-name="T124_169">the</text:span><text:span text:style-name="T124_170"><text:s/></text:span><text:span text:style-name="T124_171">SharePoint</text:span><text:span text:style-name="T124_172">,<text:s/></text:span><text:span text:style-name="T124_173">Exchange</text:span><text:span text:style-name="T124_174"><text:s/></text:span><text:span text:style-name="T124_175">and</text:span><text:span text:style-name="T124_176"><text:s/></text:span><text:span text:style-name="T124_177">VMware</text:span><text:span text:style-name="T124_178"><text:s/></text:span><text:span text:style-name="T124_179">implementations</text:span><text:span text:style-name="T124_180">.</text:span></text:p>
      <text:p text:style-name="P125"><text:span text:style-name="T125_1">Platform</text:span><text:span text:style-name="T125_2">:<text:tab/></text:span><text:span text:style-name="T125_3">Linux</text:span></text:p>
      <text:p text:style-name="P126"><text:span text:style-name="T126_1">Role</text:span><text:span text:style-name="T126_2">:<text:tab/></text:span><text:span text:style-name="T126_3">Implementation</text:span><text:span text:style-name="T126_4"><text:s/></text:span><text:span text:style-name="T126_5">of</text:span><text:span text:style-name="T126_6"><text:s/></text:span><text:span text:style-name="T126_7">the</text:span><text:span text:style-name="T126_8"><text:s/></text:span><text:span text:style-name="T126_9">server</text:span><text:span text:style-name="T126_10"><text:s/></text:span><text:span text:style-name="T126_11">core</text:span><text:span text:style-name="T126_12"><text:s/>(</text:span><text:span text:style-name="T126_13">network</text:span><text:span text:style-name="T126_14"><text:s/></text:span><text:span text:style-name="T126_15">metrics</text:span><text:span text:style-name="T126_16"><text:s/></text:span><text:span text:style-name="T126_17">analyzer</text:span><text:span text:style-name="T126_18"><text:s/></text:span><text:span text:style-name="T126_19">and</text:span><text:span text:style-name="T126_20"><text:s/></text:span><text:span text:style-name="T126_21">special</text:span><text:span text:style-name="T126_22"><text:s/></text:span><text:span text:style-name="T126_23">patch</text:span><text:span text:style-name="T126_24"><text:s/></text:span><text:span text:style-name="T126_25">for</text:span><text:span text:style-name="T126_26"><text:s/></text:span><text:span text:style-name="T126_27">kernel</text:span><text:span text:style-name="T126_28"><text:s/></text:span><text:span text:style-name="T126_29">that</text:span><text:span text:style-name="T126_30"><text:s/></text:span><text:span text:style-name="T126_31">allows</text:span><text:span text:style-name="T126_32"><text:s/></text:span><text:span text:style-name="T126_33">to</text:span><text:span text:style-name="T126_34"><text:s/></text:span><text:span text:style-name="T126_35">collect</text:span><text:span text:style-name="T126_36"><text:s/></text:span><text:span text:style-name="T126_37">data</text:span><text:span text:style-name="T126_38"><text:s/></text:span><text:span text:style-name="T126_39">from</text:span><text:span text:style-name="T126_40"><text:s/></text:span><text:span text:style-name="T126_41">MAC</text:span><text:span text:style-name="T126_42"><text:s/></text:span><text:span text:style-name="T126_43">layer</text:span><text:span text:style-name="T126_44">)<text:s/></text:span><text:span text:style-name="T126_45">in</text:span><text:span text:style-name="T126_46"><text:s/></text:span><text:span text:style-name="T126_47">C</text:span><text:span text:style-name="T126_48">/</text:span><text:span text:style-name="T126_49">C</text:span><text:span text:style-name="T126_50">++</text:span></text:p>
      <text:p text:style-name="P127"><text:span text:style-name="T127_1"><text:tab/><text:tab/></text:span><text:span text:style-name="T127_2">Design</text:span><text:span text:style-name="T127_3"><text:s/></text:span><text:span text:style-name="T127_4">and</text:span><text:span text:style-name="T127_5"><text:s/></text:span><text:span text:style-name="T127_6">implementation</text:span><text:span text:style-name="T127_7"><text:s/></text:span><text:span text:style-name="T127_8">of</text:span><text:span text:style-name="T127_9"><text:s/></text:span><text:span text:style-name="T127_10">server</text:span><text:span text:style-name="T127_11"><text:s/></text:span><text:span text:style-name="T127_12">API</text:span><text:span text:style-name="T127_13"><text:s/></text:span><text:span text:style-name="T127_14">and</text:span><text:span text:style-name="T127_15"><text:s/></text:span><text:span text:style-name="T127_16">reports</text:span><text:span text:style-name="T127_17"><text:s/></text:span><text:span text:style-name="T127_18">in</text:span><text:span text:style-name="T127_19"><text:s/></text:span><text:span text:style-name="T127_20">Perl</text:span></text:p>
      <text:p text:style-name="P128"><text:span text:style-name="T128_1">Tools</text:span><text:span text:style-name="T128_2">:<text:tab/></text:span><text:span text:style-name="T128_3">Perl</text:span><text:span text:style-name="T128_4">5,<text:s/></text:span><text:span text:style-name="T128_5">C</text:span><text:span text:style-name="T128_6">/</text:span><text:span text:style-name="T128_7">C</text:span><text:span text:style-name="T128_8">++,<text:s/></text:span><text:span text:style-name="T128_9">boost</text:span><text:span text:style-name="T128_10">,<text:s/></text:span><text:span text:style-name="T128_11">HTML</text:span><text:span text:style-name="T128_12">/</text:span><text:span text:style-name="T128_13">CSS</text:span><text:span text:style-name="T128_14">,<text:s/></text:span><text:span text:style-name="T128_15">JavaScript</text:span><text:span text:style-name="T128_16">,<text:s/></text:span><text:span text:style-name="T128_17">SOAP</text:span><text:span text:style-name="T128_18">,<text:s/></text:span><text:span text:style-name="T128_19">Shell</text:span><text:span text:style-name="T128_20">,<text:s/></text:span><text:span text:style-name="T128_21">Vim</text:span><text:span text:style-name="T128_22">,<text:s/></text:span><text:span text:style-name="T128_23">Apache</text:span><text:span text:style-name="T128_24">2<text:s/>(</text:span><text:span text:style-name="T128_25">mod</text:span><text:span text:style-name="T128_26">_</text:span><text:span text:style-name="T128_27">perl</text:span><text:span text:style-name="T128_28">2/</text:span><text:span text:style-name="T128_29">CGI</text:span><text:span text:style-name="T128_30">),<text:s/></text:span><text:span text:style-name="T128_31">VMware</text:span><text:span text:style-name="T128_32"><text:s/></text:span><text:span text:style-name="T128_33">vSphere</text:span><text:span text:style-name="T128_34"><text:s/></text:span><text:span text:style-name="T128_35">SDK</text:span></text:p>
      <text:p text:style-name="P129"/>
      <text:p text:style-name="P130"><text:span text:style-name="T130_1">2005<text:s/>-<text:s/>2008<text:s/></text:span><text:span text:style-name="T130_2">Link</text:span><text:span text:style-name="T130_3"><text:s/></text:span><text:span text:style-name="T130_4">Level</text:span><text:span text:style-name="T130_5"><text:s/></text:span><text:span text:style-name="T130_6">Simulator</text:span></text:p>
      <text:p text:style-name="P131"><text:span text:style-name="T131_1">Customer</text:span><text:span text:style-name="T131_2">:<text:tab/></text:span><text:span text:style-name="T131_3">Samsung</text:span></text:p>
      <text:p text:style-name="P132"><text:span text:style-name="T132_1">Description</text:span><text:span text:style-name="T132_2">:<text:tab/></text:span><text:span text:style-name="T132_3">Development</text:span><text:span text:style-name="T132_4"><text:s/></text:span><text:span text:style-name="T132_5">of</text:span><text:span text:style-name="T132_6"><text:s/></text:span><text:span text:style-name="T132_7">the</text:span><text:span text:style-name="T132_8"><text:s/></text:span><text:span text:style-name="T132_9">physical</text:span><text:span text:style-name="T132_10"><text:s/></text:span><text:span text:style-name="T132_11">layer</text:span><text:span text:style-name="T132_12"><text:s/></text:span><text:span text:style-name="T132_13">of</text:span><text:span text:style-name="T132_14"><text:s/>802.16</text:span><text:span text:style-name="T132_15">d</text:span><text:span text:style-name="T132_16"><text:s/></text:span><text:span text:style-name="T132_17">and</text:span><text:span text:style-name="T132_18"><text:s/>802.11</text:span><text:span text:style-name="T132_19">g</text:span><text:span text:style-name="T132_20"><text:s/></text:span><text:span text:style-name="T132_21">standards</text:span><text:span text:style-name="T132_22">.<text:s/></text:span><text:span text:style-name="T132_23">The</text:span><text:span text:style-name="T132_24"><text:s/></text:span><text:span text:style-name="T132_25">project</text:span><text:span text:style-name="T132_26"><text:s/></text:span><text:span text:style-name="T132_27">was</text:span><text:span text:style-name="T132_28"><text:s/></text:span><text:span text:style-name="T132_29">aimed</text:span><text:span text:style-name="T132_30"><text:s/></text:span><text:span text:style-name="T132_31">at</text:span><text:span text:style-name="T132_32"><text:s/></text:span><text:span text:style-name="T132_33">the</text:span><text:span text:style-name="T132_34"><text:s/></text:span><text:span text:style-name="T132_35">development</text:span><text:span text:style-name="T132_36"><text:s/></text:span><text:span text:style-name="T132_37">of</text:span><text:span text:style-name="T132_38"><text:s/></text:span><text:span text:style-name="T132_39">a</text:span><text:span text:style-name="T132_40"><text:s/></text:span><text:span text:style-name="T132_41">simulator</text:span><text:span text:style-name="T132_42"><text:s/></text:span><text:span text:style-name="T132_43">that</text:span><text:span text:style-name="T132_44"><text:s/></text:span><text:span text:style-name="T132_45">would</text:span><text:span text:style-name="T132_46"><text:s/></text:span><text:span text:style-name="T132_47">emulate</text:span><text:span text:style-name="T132_48"><text:s/></text:span><text:span text:style-name="T132_49">all</text:span><text:span text:style-name="T132_50"><text:s/></text:span><text:span text:style-name="T132_51">the</text:span><text:span text:style-name="T132_52"><text:s/></text:span><text:span text:style-name="T132_53">physical</text:span><text:span text:style-name="T132_54"><text:s/></text:span><text:span text:style-name="T132_55">features</text:span><text:span text:style-name="T132_56"><text:s/></text:span><text:span text:style-name="T132_57">in</text:span><text:span text:style-name="T132_58"><text:s/>802.16</text:span><text:span text:style-name="T132_59">d</text:span><text:span text:style-name="T132_60">/</text:span><text:span text:style-name="T132_61">e</text:span><text:span text:style-name="T132_62"><text:s/></text:span><text:span text:style-name="T132_63">and</text:span><text:span text:style-name="T132_64"><text:s/>802.11</text:span><text:span text:style-name="T132_65">g</text:span><text:span text:style-name="T132_66">,<text:s/></text:span><text:span text:style-name="T132_67">such</text:span><text:span text:style-name="T132_68"><text:s/></text:span><text:span text:style-name="T132_69">as</text:span><text:span text:style-name="T132_70"><text:s/></text:span><text:span text:style-name="T132_71">the</text:span><text:span text:style-name="T132_72"><text:s/></text:span><text:span text:style-name="T132_73">following</text:span><text:span text:style-name="T132_74">:<text:s/></text:span><text:span text:style-name="T132_75">convolutional</text:span><text:span text:style-name="T132_76"><text:s/></text:span><text:span text:style-name="T132_77">turbo</text:span><text:span text:style-name="T132_78"><text:s/></text:span><text:span text:style-name="T132_79">coder</text:span><text:span text:style-name="T132_80">,<text:s/></text:span><text:span text:style-name="T132_81">OFDMA</text:span><text:span text:style-name="T132_82">,<text:s/></text:span><text:span text:style-name="T132_83">permutation</text:span><text:span text:style-name="T132_84"><text:s/></text:span><text:span text:style-name="T132_85">schemas</text:span><text:span text:style-name="T132_86">.</text:span></text:p>
      <text:p text:style-name="P133"><text:span text:style-name="T133_1">Platform</text:span><text:span text:style-name="T133_2">:<text:tab/></text:span><text:span text:style-name="T133_3">Windows</text:span></text:p>
      <text:p text:style-name="P134"><text:span text:style-name="T134_1">Tools</text:span><text:span text:style-name="T134_2">:<text:tab/><text:tab/></text:span><text:span text:style-name="T134_3">Visual</text:span><text:span text:style-name="T134_4"><text:s/></text:span><text:span text:style-name="T134_5">Studio</text:span><text:span text:style-name="T134_6"><text:s/></text:span><text:span text:style-name="T134_7">C</text:span><text:span text:style-name="T134_8">++<text:s/>2003,<text:s/></text:span><text:span text:style-name="T134_9">Win</text:span><text:span text:style-name="T134_10">32<text:s/></text:span><text:span text:style-name="T134_11">API</text:span><text:span text:style-name="T134_12">,<text:s/></text:span><text:span text:style-name="T134_13">boost</text:span></text:p>
      <text:p text:style-name="P135"><text:span text:style-name="T135_1">Position</text:span><text:span text:style-name="T135_2">:<text:tab/></text:span><text:span text:style-name="T135_3">Software</text:span><text:span text:style-name="T135_4"><text:s/></text:span><text:span text:style-name="T135_5">Developer</text:span></text:p>
      <text:p text:style-name="P136"><text:span text:style-name="T136_1">Role</text:span><text:span text:style-name="T136_2">:<text:tab/><text:tab/></text:span><text:span text:style-name="T136_3">Development</text:span><text:span text:style-name="T136_4"><text:s/></text:span><text:span text:style-name="T136_5">of</text:span><text:span text:style-name="T136_6"><text:s/></text:span><text:span text:style-name="T136_7">the</text:span><text:span text:style-name="T136_8"><text:s/></text:span><text:span text:style-name="T136_9">optimization</text:span><text:span text:style-name="T136_10"><text:s/></text:span><text:span text:style-name="T136_11">features</text:span><text:span text:style-name="T136_12"><text:s/></text:span><text:span text:style-name="T136_13">for</text:span><text:span text:style-name="T136_14"><text:s/></text:span><text:span text:style-name="T136_15">Link</text:span><text:span text:style-name="T136_16"><text:s/></text:span><text:span text:style-name="T136_17">Level</text:span><text:span text:style-name="T136_18"><text:s/></text:span><text:span text:style-name="T136_19">Simulator</text:span></text:p>
      <text:p text:style-name="P137"/>
      <text:p text:style-name="P138"><text:span text:style-name="T138_1">2006<text:s/>-<text:s/>2008<text:s/></text:span><text:span text:style-name="T138_2">System</text:span><text:span text:style-name="T138_3"><text:s/></text:span><text:span text:style-name="T138_4">Level</text:span><text:span text:style-name="T138_5"><text:s/></text:span><text:span text:style-name="T138_6">Simulator</text:span></text:p>
      <text:p text:style-name="P139"><text:span text:style-name="T139_1">Customer</text:span><text:span text:style-name="T139_2">:<text:tab/></text:span><text:span text:style-name="T139_3">Samsung</text:span></text:p>
      <text:p text:style-name="P140"><text:span text:style-name="T140_1">Description</text:span><text:span text:style-name="T140_2">:<text:tab/></text:span><text:span text:style-name="T140_3">That</text:span><text:span text:style-name="T140_4"><text:s/></text:span><text:span text:style-name="T140_5">simulator</text:span><text:span text:style-name="T140_6"><text:s/></text:span><text:span text:style-name="T140_7">allowed</text:span><text:span text:style-name="T140_8"><text:s/></text:span><text:span text:style-name="T140_9">a</text:span><text:span text:style-name="T140_10"><text:s/></text:span><text:span text:style-name="T140_11">user</text:span><text:span text:style-name="T140_12"><text:s/></text:span><text:span text:style-name="T140_13">to</text:span><text:span text:style-name="T140_14"><text:s/></text:span><text:span text:style-name="T140_15">emulate</text:span><text:span text:style-name="T140_16"><text:s/></text:span><text:span text:style-name="T140_17">MAC</text:span><text:span text:style-name="T140_18"><text:s/></text:span><text:span text:style-name="T140_19">and</text:span><text:span text:style-name="T140_20"><text:s/></text:span><text:span text:style-name="T140_21">PHY</text:span><text:span text:style-name="T140_22"><text:s/></text:span><text:span text:style-name="T140_23">levels</text:span><text:span text:style-name="T140_24"><text:s/></text:span><text:span text:style-name="T140_25">for</text:span><text:span text:style-name="T140_26"><text:s/></text:span><text:span text:style-name="T140_27">broadband</text:span><text:span text:style-name="T140_28"><text:s/></text:span><text:span text:style-name="T140_29">wireless</text:span><text:span text:style-name="T140_30"><text:s/></text:span><text:span text:style-name="T140_31">protocols</text:span><text:span text:style-name="T140_32"><text:s/>(</text:span><text:span text:style-name="T140_33">such</text:span><text:span text:style-name="T140_34"><text:s/></text:span><text:span text:style-name="T140_35">as</text:span><text:span text:style-name="T140_36"><text:s/>802.16<text:s/></text:span><text:span text:style-name="T140_37">d</text:span><text:span text:style-name="T140_38">/</text:span><text:span text:style-name="T140_39">e</text:span><text:span text:style-name="T140_40"><text:s/></text:span><text:span text:style-name="T140_41">and</text:span><text:span text:style-name="T140_42"><text:s/>802.11</text:span><text:span text:style-name="T140_43">g</text:span><text:span text:style-name="T140_44">/</text:span><text:span text:style-name="T140_45">n</text:span><text:span text:style-name="T140_46"><text:s/></text:span><text:span text:style-name="T140_47">standards</text:span><text:span text:style-name="T140_48">),<text:s/></text:span><text:span text:style-name="T140_49">to</text:span><text:span text:style-name="T140_50"><text:s/></text:span><text:span text:style-name="T140_51">change</text:span><text:span text:style-name="T140_52"><text:s/></text:span><text:span text:style-name="T140_53">channel</text:span><text:span text:style-name="T140_54"><text:s/></text:span><text:span text:style-name="T140_55">model</text:span><text:span text:style-name="T140_56"><text:s/></text:span><text:span text:style-name="T140_57">and</text:span><text:span text:style-name="T140_58"><text:s/></text:span><text:span text:style-name="T140_59">number</text:span><text:span text:style-name="T140_60"><text:s/></text:span><text:span text:style-name="T140_61">of</text:span><text:span text:style-name="T140_62"><text:s/></text:span><text:span text:style-name="T140_63">antennas</text:span><text:span text:style-name="T140_64"><text:s/></text:span><text:span text:style-name="T140_65">for</text:span><text:span text:style-name="T140_66"><text:s/></text:span><text:span text:style-name="T140_67">base</text:span><text:span text:style-name="T140_68"><text:s/></text:span><text:span text:style-name="T140_69">and</text:span><text:span text:style-name="T140_70"><text:s/></text:span><text:span text:style-name="T140_71">mobile</text:span><text:span text:style-name="T140_72"><text:s/></text:span><text:span text:style-name="T140_73">stations</text:span><text:span text:style-name="T140_74">.<text:s/></text:span><text:span text:style-name="T140_75">The</text:span><text:span text:style-name="T140_76"><text:s/></text:span><text:span text:style-name="T140_77">tool</text:span><text:span text:style-name="T140_78"><text:s/></text:span><text:span text:style-name="T140_79">had</text:span><text:span text:style-name="T140_80"><text:s/></text:span><text:span text:style-name="T140_81">the</text:span><text:span text:style-name="T140_82"><text:s/></text:span><text:span text:style-name="T140_83">GUI</text:span><text:span text:style-name="T140_84"><text:s/></text:span><text:span text:style-name="T140_85">to</text:span><text:span text:style-name="T140_86"><text:s/></text:span><text:span text:style-name="T140_87">change</text:span><text:span text:style-name="T140_88"><text:s/></text:span><text:span text:style-name="T140_89">the</text:span><text:span text:style-name="T140_90"><text:s/></text:span><text:span text:style-name="T140_91">simulator</text:span><text:span text:style-name="T140_92"><text:s/></text:span><text:span text:style-name="T140_93">settings</text:span><text:span text:style-name="T140_94"><text:s/></text:span><text:span text:style-name="T140_95">and</text:span><text:span text:style-name="T140_96"><text:s/></text:span><text:span text:style-name="T140_97">observing</text:span><text:span text:style-name="T140_98"><text:s/></text:span><text:span text:style-name="T140_99">the</text:span><text:span text:style-name="T140_100"><text:s/></text:span><text:span text:style-name="T140_101">simulation</text:span><text:span text:style-name="T140_102"><text:s/></text:span><text:span text:style-name="T140_103">process</text:span><text:span text:style-name="T140_104">.</text:span></text:p>
      <text:p text:style-name="P141"><text:span text:style-name="T141_1">Platform</text:span><text:span text:style-name="T141_2">:<text:tab/></text:span><text:span text:style-name="T141_3">Windows</text:span></text:p>
      <text:p text:style-name="P142"><text:span text:style-name="T142_1">Tools</text:span><text:span text:style-name="T142_2">:<text:tab/><text:tab/></text:span><text:span text:style-name="T142_3">Visual</text:span><text:span text:style-name="T142_4"><text:s/></text:span><text:span text:style-name="T142_5">Studio</text:span><text:span text:style-name="T142_6"><text:s/></text:span><text:span text:style-name="T142_7">C</text:span><text:span text:style-name="T142_8">++<text:s/>2003,<text:s/></text:span><text:span text:style-name="T142_9">Win</text:span><text:span text:style-name="T142_10">32<text:s/></text:span><text:span text:style-name="T142_11">API</text:span><text:span text:style-name="T142_12">,<text:s/></text:span><text:span text:style-name="T142_13">ATL</text:span><text:span text:style-name="T142_14">,<text:s/></text:span><text:span text:style-name="T142_15">boost</text:span></text:p>
      <text:p text:style-name="P143"><text:span text:style-name="T143_1">Position</text:span><text:span text:style-name="T143_2">:<text:tab/></text:span><text:span text:style-name="T143_3">Software</text:span><text:span text:style-name="T143_4"><text:s/></text:span><text:span text:style-name="T143_5">Developer</text:span></text:p>
      <text:p text:style-name="P144"><text:span text:style-name="T144_1">Role</text:span><text:span text:style-name="T144_2">:<text:tab/></text:span><text:span text:style-name="T144_3">Design</text:span><text:span text:style-name="T144_4"><text:s/></text:span><text:span text:style-name="T144_5">and</text:span><text:span text:style-name="T144_6"><text:s/></text:span><text:span text:style-name="T144_7">implementation</text:span><text:span text:style-name="T144_8"><text:s/></text:span><text:span text:style-name="T144_9">of</text:span><text:span text:style-name="T144_10"><text:s/></text:span><text:span text:style-name="T144_11">the</text:span><text:span text:style-name="T144_12"><text:s/></text:span><text:span text:style-name="T144_13">user</text:span><text:span text:style-name="T144_14"><text:s/></text:span><text:span text:style-name="T144_15">interface</text:span><text:span text:style-name="T144_16">,<text:s/></text:span><text:span text:style-name="T144_17">radio</text:span><text:span text:style-name="T144_18"><text:s/></text:span><text:span text:style-name="T144_19">engineering</text:span><text:span text:style-name="T144_20">,<text:s/></text:span><text:span text:style-name="T144_21">development</text:span><text:span text:style-name="T144_22"><text:s/></text:span><text:span text:style-name="T144_23">and</text:span><text:span text:style-name="T144_24"><text:s/></text:span><text:span text:style-name="T144_25">optimization</text:span><text:span text:style-name="T144_26"><text:s/></text:span><text:span text:style-name="T144_27">of</text:span><text:span text:style-name="T144_28"><text:s/></text:span><text:span text:style-name="T144_29">the</text:span><text:span text:style-name="T144_30"><text:s/></text:span><text:span text:style-name="T144_31">core</text:span><text:span text:style-name="T144_32">.<text:s/></text:span><text:span text:style-name="T144_33">After</text:span><text:span text:style-name="T144_34"><text:s/></text:span><text:span text:style-name="T144_35">implementation</text:span><text:span text:style-name="T144_36">,<text:s/></text:span><text:span text:style-name="T144_37">I</text:span><text:span text:style-name="T144_38"><text:s/></text:span><text:span text:style-name="T144_39">supported</text:span><text:span text:style-name="T144_40"><text:s/></text:span><text:span text:style-name="T144_41">System</text:span><text:span text:style-name="T144_42"><text:s/></text:span><text:span text:style-name="T144_43">Level</text:span><text:span text:style-name="T144_44"><text:s/></text:span><text:span text:style-name="T144_45">Simulator</text:span><text:span text:style-name="T144_46"><text:s/></text:span><text:span text:style-name="T144_47">for</text:span><text:span text:style-name="T144_48"><text:s/>3<text:s/></text:span><text:span text:style-name="T144_49">years</text:span><text:span text:style-name="T144_50"><text:s/>(</text:span><text:span text:style-name="T144_51">optimization</text:span><text:span text:style-name="T144_52">,<text:s/></text:span><text:span text:style-name="T144_53">debugging</text:span><text:span text:style-name="T144_54">,<text:s/></text:span><text:span text:style-name="T144_55">implementation</text:span><text:span text:style-name="T144_56"><text:s/></text:span><text:span text:style-name="T144_57">of</text:span><text:span text:style-name="T144_58"><text:s/></text:span><text:span text:style-name="T144_59">new</text:span><text:span text:style-name="T144_60"><text:s/></text:span><text:span text:style-name="T144_61">features</text:span><text:span text:style-name="T144_62">)</text:span></text:p>
      <text:p text:style-name="P145"/>
      <text:p text:style-name="P146"><text:span text:style-name="T146_1">2005<text:s/>-<text:s/>2008<text:s/></text:span><text:span text:style-name="T146_2">SCM</text:span><text:span text:style-name="T146_3"><text:s/></text:span><text:span text:style-name="T146_4">for</text:span><text:span text:style-name="T146_5"><text:s/></text:span><text:span text:style-name="T146_6">WiMAX</text:span><text:span text:style-name="T146_7"><text:s/></text:span><text:span text:style-name="T146_8">System</text:span><text:span text:style-name="T146_9"><text:s/></text:span><text:span text:style-name="T146_10">Simulator</text:span></text:p>
      <text:p text:style-name="P147"><text:span text:style-name="T147_1">Customer</text:span><text:span text:style-name="T147_2">:<text:tab/></text:span><text:span text:style-name="T147_3">Samsung</text:span></text:p>
      <text:p text:style-name="P148"><text:span text:style-name="T148_1">Description</text:span><text:span text:style-name="T148_2">:<text:tab/></text:span><text:span text:style-name="T148_3">Spatial</text:span><text:span text:style-name="T148_4"><text:s/></text:span><text:span text:style-name="T148_5">Channel</text:span><text:span text:style-name="T148_6"><text:s/></text:span><text:span text:style-name="T148_7">Model</text:span><text:span text:style-name="T148_8"><text:s/>(3</text:span><text:span text:style-name="T148_9">G</text:span><text:span text:style-name="T148_10"><text:s/></text:span><text:span text:style-name="T148_11">channel</text:span><text:span text:style-name="T148_12">)<text:s/></text:span><text:span text:style-name="T148_13">implementation</text:span><text:span text:style-name="T148_14"><text:s/></text:span><text:span text:style-name="T148_15">for</text:span><text:span text:style-name="T148_16"><text:s/></text:span><text:span text:style-name="T148_17">WiMax</text:span><text:span text:style-name="T148_18"><text:s/></text:span><text:span text:style-name="T148_19">Simulators</text:span><text:span text:style-name="T148_20">.<text:s/></text:span><text:span text:style-name="T148_21">The</text:span><text:span text:style-name="T148_22"><text:s/></text:span><text:span text:style-name="T148_23">simulator</text:span><text:span text:style-name="T148_24"><text:s/></text:span><text:span text:style-name="T148_25">allowed</text:span><text:span text:style-name="T148_26"><text:s/></text:span><text:span text:style-name="T148_27">testing</text:span><text:span text:style-name="T148_28"><text:s/></text:span><text:span text:style-name="T148_29">SISO</text:span><text:span text:style-name="T148_30"><text:s/></text:span><text:span text:style-name="T148_31">and</text:span><text:span text:style-name="T148_32"><text:s/></text:span><text:span text:style-name="T148_33">MIMO</text:span><text:span text:style-name="T148_34"><text:s/></text:span><text:span text:style-name="T148_35">systems</text:span><text:span text:style-name="T148_36"><text:s/></text:span><text:span text:style-name="T148_37">and</text:span><text:span text:style-name="T148_38"><text:s/></text:span><text:span text:style-name="T148_39">comparing</text:span><text:span text:style-name="T148_40"><text:s/></text:span><text:span text:style-name="T148_41">results</text:span><text:span text:style-name="T148_42"><text:s/></text:span><text:span text:style-name="T148_43">in</text:span><text:span text:style-name="T148_44"><text:s/></text:span><text:span text:style-name="T148_45">the</text:span><text:span text:style-name="T148_46"><text:s/></text:span><text:span text:style-name="T148_47">GUI</text:span><text:span text:style-name="T148_48">.</text:span></text:p>
      <text:p text:style-name="P149"><text:span text:style-name="T149_1">Platform</text:span><text:span text:style-name="T149_2">:<text:tab/></text:span><text:span text:style-name="T149_3">Windows</text:span></text:p>
      <text:p text:style-name="P150"><text:span text:style-name="T150_1">Tools</text:span><text:span text:style-name="T150_2">:<text:tab/><text:tab/></text:span><text:span text:style-name="T150_3">Visual</text:span><text:span text:style-name="T150_4"><text:s/></text:span><text:span text:style-name="T150_5">Studio</text:span><text:span text:style-name="T150_6"><text:s/></text:span><text:span text:style-name="T150_7">C</text:span><text:span text:style-name="T150_8">++<text:s/>2003,<text:s/></text:span><text:span text:style-name="T150_9">wxWidgets</text:span></text:p>
      <text:p text:style-name="P151"><text:span text:style-name="T151_1">Position</text:span><text:span text:style-name="T151_2">:<text:tab/></text:span><text:span text:style-name="T151_3">Software</text:span><text:span text:style-name="T151_4"><text:s/></text:span><text:span text:style-name="T151_5">Developer</text:span></text:p>
      <text:p text:style-name="P152"><text:span text:style-name="T152_1">Role</text:span><text:span text:style-name="T152_2">:<text:tab/></text:span><text:span text:style-name="T152_3">Design</text:span><text:span text:style-name="T152_4"><text:s/></text:span><text:span text:style-name="T152_5">and</text:span><text:span text:style-name="T152_6"><text:s/></text:span><text:span text:style-name="T152_7">implementation</text:span><text:span text:style-name="T152_8"><text:s/></text:span><text:span text:style-name="T152_9">of</text:span><text:span text:style-name="T152_10"><text:s/></text:span><text:span text:style-name="T152_11">the</text:span><text:span text:style-name="T152_12"><text:s/></text:span><text:span text:style-name="T152_13">user</text:span><text:span text:style-name="T152_14"><text:s/></text:span><text:span text:style-name="T152_15">interface</text:span><text:span text:style-name="T152_16">,<text:s/></text:span><text:span text:style-name="T152_17">radio</text:span><text:span text:style-name="T152_18"><text:s/></text:span><text:span text:style-name="T152_19">engineering</text:span><text:span text:style-name="T152_20">,<text:s/></text:span><text:span text:style-name="T152_21">development</text:span><text:span text:style-name="T152_22"><text:s/></text:span><text:span text:style-name="T152_23">and</text:span><text:span text:style-name="T152_24"><text:s/></text:span><text:span text:style-name="T152_25">optimization</text:span><text:span text:style-name="T152_26"><text:s/></text:span><text:span text:style-name="T152_27">of</text:span><text:span text:style-name="T152_28"><text:s/></text:span><text:span text:style-name="T152_29">the</text:span><text:span text:style-name="T152_30"><text:s/></text:span><text:span text:style-name="T152_31">core</text:span></text:p>
      <text:p text:style-name="P153"/>
      <text:p text:style-name="P154"><text:span text:style-name="T154_1">2005<text:s/></text:span><text:span text:style-name="T154_2">VoIP</text:span><text:span text:style-name="T154_3"><text:s/></text:span><text:span text:style-name="T154_4">Chat</text:span><text:span text:style-name="T154_5"><text:s/></text:span><text:span text:style-name="T154_6">Based</text:span><text:span text:style-name="T154_7"><text:s/></text:span><text:span text:style-name="T154_8">on</text:span><text:span text:style-name="T154_9"><text:s/></text:span><text:span text:style-name="T154_10">ACM</text:span><text:span text:style-name="T154_11"><text:s/></text:span><text:span text:style-name="T154_12">Windows</text:span><text:span text:style-name="T154_13"><text:s/></text:span><text:span text:style-name="T154_14">Subsystem</text:span></text:p>
      <text:p text:style-name="P155"><text:span text:style-name="T155_1">Customer</text:span><text:span text:style-name="T155_2">:<text:tab/></text:span><text:span text:style-name="T155_3">SkyLink</text:span></text:p>
      <text:p text:style-name="P156"><text:span text:style-name="T156_1">Description</text:span><text:span text:style-name="T156_2">:<text:tab/></text:span><text:span text:style-name="T156_3">Development</text:span><text:span text:style-name="T156_4"><text:s/></text:span><text:span text:style-name="T156_5">of</text:span><text:span text:style-name="T156_6"><text:s/></text:span><text:span text:style-name="T156_7">a</text:span><text:span text:style-name="T156_8"><text:s/></text:span><text:span text:style-name="T156_9">messenger</text:span><text:span text:style-name="T156_10"><text:s/></text:span><text:span text:style-name="T156_11">with</text:span><text:span text:style-name="T156_12"><text:s/></text:span><text:span text:style-name="T156_13">VoIP</text:span><text:span text:style-name="T156_14"><text:s/></text:span><text:span text:style-name="T156_15">function</text:span><text:span text:style-name="T156_16">.<text:s/></text:span><text:span text:style-name="T156_17">The</text:span><text:span text:style-name="T156_18"><text:s/></text:span><text:span text:style-name="T156_19">main</text:span><text:span text:style-name="T156_20"><text:s/></text:span><text:span text:style-name="T156_21">goal</text:span><text:span text:style-name="T156_22"><text:s/></text:span><text:span text:style-name="T156_23">was</text:span><text:span text:style-name="T156_24"><text:s/></text:span><text:span text:style-name="T156_25">to</text:span><text:span text:style-name="T156_26"><text:s/></text:span><text:span text:style-name="T156_27">allow</text:span><text:span text:style-name="T156_28"><text:s/></text:span><text:span text:style-name="T156_29">a</text:span><text:span text:style-name="T156_30"><text:s/></text:span><text:span text:style-name="T156_31">user</text:span><text:span text:style-name="T156_32"><text:s/></text:span><text:span text:style-name="T156_33">to</text:span><text:span text:style-name="T156_34"><text:s/></text:span><text:span text:style-name="T156_35">change</text:span><text:span text:style-name="T156_36"><text:s/></text:span><text:span text:style-name="T156_37">codec</text:span><text:span text:style-name="T156_38"><text:s/></text:span><text:span text:style-name="T156_39">and</text:span><text:span text:style-name="T156_40"><text:s/></text:span><text:span text:style-name="T156_41">traffic</text:span><text:span text:style-name="T156_42"><text:s/></text:span><text:span text:style-name="T156_43">settings</text:span><text:span text:style-name="T156_44">.</text:span></text:p>
      <text:p text:style-name="P157"><text:span text:style-name="T157_1">Platform</text:span><text:span text:style-name="T157_2">:<text:tab/></text:span><text:span text:style-name="T157_3">Windows</text:span></text:p>
      <text:p text:style-name="P158"><text:span text:style-name="T158_1">Tools</text:span><text:span text:style-name="T158_2">:<text:tab/><text:tab/></text:span><text:span text:style-name="T158_3">Visual</text:span><text:span text:style-name="T158_4"><text:s/></text:span><text:span text:style-name="T158_5">Studio</text:span><text:span text:style-name="T158_6"><text:s/></text:span><text:span text:style-name="T158_7">C</text:span><text:span text:style-name="T158_8">++<text:s/>2005,<text:s/></text:span><text:span text:style-name="T158_9">ACM</text:span><text:span text:style-name="T158_10">,<text:s/></text:span><text:span text:style-name="T158_11">Qt</text:span></text:p>
      <text:p text:style-name="P159"><text:span text:style-name="T159_1">Position</text:span><text:span text:style-name="T159_2">:<text:tab/></text:span><text:span text:style-name="T159_3">Software</text:span><text:span text:style-name="T159_4"><text:s/></text:span><text:span text:style-name="T159_5">Developer</text:span></text:p>
      <text:p text:style-name="P160"><text:span text:style-name="T160_1">Role</text:span><text:span text:style-name="T160_2">:<text:tab/><text:tab/></text:span><text:span text:style-name="T160_3">User</text:span><text:span text:style-name="T160_4"><text:s/></text:span><text:span text:style-name="T160_5">interface</text:span><text:span text:style-name="T160_6"><text:s/></text:span><text:span text:style-name="T160_7">development</text:span><text:span text:style-name="T160_8">,<text:s/></text:span><text:span text:style-name="T160_9">implementation</text:span><text:span text:style-name="T160_10"><text:s/></text:span><text:span text:style-name="T160_11">of</text:span><text:span text:style-name="T160_12"><text:s/></text:span><text:span text:style-name="T160_13">the</text:span><text:span text:style-name="T160_14"><text:s/></text:span><text:span text:style-name="T160_15">VoIP</text:span><text:span text:style-name="T160_16"><text:s/></text:span><text:span text:style-name="T160_17">functionality</text:span><text:span text:style-name="T160_18">.</text:span></text:p>
      <text:p text:style-name="P161"/>
      <text:p text:style-name="P162"><text:span text:style-name="T162_1">2008<text:s/></text:span><text:span text:style-name="T162_2">Handled</text:span><text:span text:style-name="T162_3"><text:s/></text:span><text:span text:style-name="T162_4">MP</text:span><text:span text:style-name="T162_5"><text:s/></text:span><text:span text:style-name="T162_6">Software</text:span><text:span text:style-name="T162_7"><text:s/></text:span><text:span text:style-name="T162_8">Development</text:span><text:span text:style-name="T162_9"><text:s/></text:span><text:span text:style-name="T162_10">for</text:span><text:span text:style-name="T162_11"><text:s/></text:span><text:span text:style-name="T162_12">NVIDIA</text:span><text:span text:style-name="T162_13"><text:s/></text:span><text:span text:style-name="T162_14">CUDA</text:span></text:p>
      <text:p text:style-name="P163"><text:span text:style-name="T163_1">Customer</text:span><text:span text:style-name="T163_2">:<text:tab/></text:span><text:span text:style-name="T163_3">Samsung</text:span></text:p>
      <text:p text:style-name="P164"><text:span text:style-name="T164_1">Description</text:span><text:span text:style-name="T164_2">:<text:tab/></text:span><text:span text:style-name="T164_3">Convolutional</text:span><text:span text:style-name="T164_4"><text:s/></text:span><text:span text:style-name="T164_5">coder</text:span><text:span text:style-name="T164_6"><text:s/></text:span><text:span text:style-name="T164_7">and</text:span><text:span text:style-name="T164_8"><text:s/></text:span><text:span text:style-name="T164_9">Viterbi</text:span><text:span text:style-name="T164_10"><text:s/></text:span><text:span text:style-name="T164_11">decoder</text:span><text:span text:style-name="T164_12"><text:s/></text:span><text:span text:style-name="T164_13">for</text:span><text:span text:style-name="T164_14"><text:s/></text:span><text:span text:style-name="T164_15">working</text:span><text:span text:style-name="T164_16"><text:s/></text:span><text:span text:style-name="T164_17">on</text:span><text:span text:style-name="T164_18"><text:s/></text:span><text:span text:style-name="T164_19">GPU</text:span><text:span text:style-name="T164_20">.<text:s/></text:span><text:span text:style-name="T164_21">That</text:span><text:span text:style-name="T164_22"><text:s/></text:span><text:span text:style-name="T164_23">module</text:span><text:span text:style-name="T164_24"><text:s/></text:span><text:span text:style-name="T164_25">was</text:span><text:span text:style-name="T164_26"><text:s/></text:span><text:span text:style-name="T164_27">developed</text:span><text:span text:style-name="T164_28"><text:s/></text:span><text:span text:style-name="T164_29">for</text:span><text:span text:style-name="T164_30"><text:s/></text:span><text:span text:style-name="T164_31">simulations</text:span><text:span text:style-name="T164_32"><text:s/>(</text:span><text:span text:style-name="T164_33">SLS</text:span><text:span text:style-name="T164_34">,<text:s/></text:span><text:span text:style-name="T164_35">LLS</text:span><text:span text:style-name="T164_36"><text:s/></text:span><text:span text:style-name="T164_37">and</text:span><text:span text:style-name="T164_38"><text:s/></text:span><text:span text:style-name="T164_39">others</text:span><text:span text:style-name="T164_40">)<text:s/></text:span><text:span text:style-name="T164_41">in</text:span><text:span text:style-name="T164_42"><text:s/></text:span><text:span text:style-name="T164_43">which</text:span><text:span text:style-name="T164_44"><text:s/></text:span><text:span text:style-name="T164_45">it</text:span><text:span text:style-name="T164_46"><text:s/></text:span><text:span text:style-name="T164_47">was</text:span><text:span text:style-name="T164_48"><text:s/></text:span><text:span text:style-name="T164_49">used</text:span><text:span text:style-name="T164_50"><text:s/></text:span><text:span text:style-name="T164_51">to</text:span><text:span text:style-name="T164_52"><text:s/></text:span><text:span text:style-name="T164_53">accelerate</text:span><text:span text:style-name="T164_54"><text:s/></text:span><text:span text:style-name="T164_55">imitation</text:span><text:span text:style-name="T164_56"><text:s/></text:span><text:span text:style-name="T164_57">processes</text:span><text:span text:style-name="T164_58">.<text:s/></text:span><text:span text:style-name="T164_59">Also</text:span><text:span text:style-name="T164_60"><text:s/></text:span><text:span text:style-name="T164_61">it</text:span><text:span text:style-name="T164_62"><text:s/></text:span><text:span text:style-name="T164_63">was</text:span><text:span text:style-name="T164_64"><text:s/></text:span><text:span text:style-name="T164_65">used</text:span><text:span text:style-name="T164_66"><text:s/></text:span><text:span text:style-name="T164_67">in</text:span><text:span text:style-name="T164_68"><text:s/></text:span><text:span text:style-name="T164_69">some</text:span><text:span text:style-name="T164_70"><text:s/></text:span><text:span text:style-name="T164_71">other</text:span><text:span text:style-name="T164_72"><text:s/></text:span><text:span text:style-name="T164_73">products</text:span><text:span text:style-name="T164_74"><text:s/></text:span><text:span text:style-name="T164_75">for</text:span><text:span text:style-name="T164_76"><text:s/></text:span><text:span text:style-name="T164_77">encoding</text:span><text:span text:style-name="T164_78">/</text:span><text:span text:style-name="T164_79">decoding</text:span><text:span text:style-name="T164_80"><text:s/></text:span><text:span text:style-name="T164_81">large</text:span><text:span text:style-name="T164_82"><text:s/></text:span><text:span text:style-name="T164_83">amounts</text:span><text:span text:style-name="T164_84"><text:s/></text:span><text:span text:style-name="T164_85">of</text:span><text:span text:style-name="T164_86"><text:s/></text:span><text:span text:style-name="T164_87">data</text:span><text:span text:style-name="T164_88">.</text:span></text:p>
      <text:p text:style-name="P165"><text:span text:style-name="T165_1">Platform</text:span><text:span text:style-name="T165_2">:<text:tab/></text:span><text:span text:style-name="T165_3">Linux</text:span></text:p>
      <text:p text:style-name="P166"><text:span text:style-name="T166_1">Tools</text:span><text:span text:style-name="T166_2">:<text:tab/></text:span><text:span text:style-name="T166_3">C</text:span><text:span text:style-name="T166_4">,<text:s/></text:span><text:span text:style-name="T166_5">Vim</text:span><text:span text:style-name="T166_6">,<text:s/></text:span><text:span text:style-name="T166_7">NVIDIA</text:span><text:span text:style-name="T166_8"><text:s/></text:span><text:span text:style-name="T166_9">CUDA</text:span></text:p>
      <text:p text:style-name="P167"><text:span text:style-name="T167_1">Position</text:span><text:span text:style-name="T167_2">:<text:tab/></text:span><text:span text:style-name="T167_3">Software</text:span><text:span text:style-name="T167_4"><text:s/></text:span><text:span text:style-name="T167_5">Developer</text:span></text:p>
      <text:p text:style-name="P168"><text:span text:style-name="T168_1">Role</text:span><text:span text:style-name="T168_2">:<text:tab/><text:tab/></text:span><text:span text:style-name="T168_3">Implementation</text:span><text:span text:style-name="T168_4"><text:s/></text:span><text:span text:style-name="T168_5">of</text:span><text:span text:style-name="T168_6"><text:s/></text:span><text:span text:style-name="T168_7">convolutional</text:span><text:span text:style-name="T168_8"><text:s/></text:span><text:span text:style-name="T168_9">coder</text:span><text:span text:style-name="T168_10"><text:s/></text:span><text:span text:style-name="T168_11">and</text:span><text:span text:style-name="T168_12"><text:s/></text:span><text:span text:style-name="T168_13">Viterbi</text:span><text:span text:style-name="T168_14"><text:s/></text:span><text:span text:style-name="T168_15">decoder</text:span><text:span text:style-name="T168_16"><text:s/></text:span><text:span text:style-name="T168_17">parts</text:span><text:span text:style-name="T168_18"><text:s/></text:span><text:span text:style-name="T168_19">for</text:span><text:span text:style-name="T168_20"><text:s/></text:span><text:span text:style-name="T168_21">NVIDIA</text:span><text:span text:style-name="T168_22"><text:s/></text:span><text:span text:style-name="T168_23">GPU</text:span></text:p>
      <text:p text:style-name="P169"/>
      <text:p text:style-name="P170"><text:span text:style-name="T170_1">Programming</text:span><text:span text:style-name="T170_2"><text:s/></text:span><text:span text:style-name="T170_3">Languages</text:span><text:span text:style-name="T170_4">:</text:span></text:p>
      <text:p text:style-name="P171"><text:span text:style-name="T171_1">C</text:span><text:span text:style-name="T171_2">,<text:s/></text:span><text:span text:style-name="T171_3">C</text:span><text:span text:style-name="T171_4">++,<text:s/></text:span><text:span text:style-name="T171_5">Java</text:span><text:span text:style-name="T171_6">,<text:s/></text:span><text:span text:style-name="T171_7">Perl</text:span><text:span text:style-name="T171_8">,<text:s/></text:span><text:span text:style-name="T171_9">Python</text:span><text:span text:style-name="T171_10">,<text:s/></text:span><text:span text:style-name="T171_11">Shell</text:span><text:span text:style-name="T171_12">,<text:s/></text:span><text:span text:style-name="T171_13">Assembler</text:span><text:span text:style-name="T171_14"><text:s/>(</text:span><text:span text:style-name="T171_15">x</text:span><text:span text:style-name="T171_16">86)</text:span></text:p>
      <text:p text:style-name="P172"/>
      <text:p text:style-name="P173"><text:span text:style-name="T173_1">Databases</text:span><text:span text:style-name="T173_2">:</text:span></text:p>
      <text:p text:style-name="P174"><text:span text:style-name="T174_1">MySQL</text:span><text:span text:style-name="T174_2">,<text:s/></text:span><text:span text:style-name="T174_3">PostgreSQL</text:span></text:p>
      <text:p text:style-name="P175"/>
      <text:p text:style-name="P176"><text:span text:style-name="T176_1">Platforms</text:span><text:span text:style-name="T176_2"><text:s/></text:span><text:span text:style-name="T176_3">and</text:span><text:span text:style-name="T176_4"><text:s/></text:span><text:span text:style-name="T176_5">APIs</text:span><text:span text:style-name="T176_6">:</text:span></text:p>
      <text:p text:style-name="P177"><text:span text:style-name="T177_1">Boost</text:span><text:span text:style-name="T177_2">,<text:s/></text:span><text:span text:style-name="T177_3">Linux</text:span><text:span text:style-name="T177_4">,<text:s/></text:span><text:span text:style-name="T177_5">SunOS</text:span><text:span text:style-name="T177_6">,<text:s/></text:span><text:span text:style-name="T177_7">Solaris</text:span><text:span text:style-name="T177_8">,<text:s/></text:span><text:span text:style-name="T177_9">LAMP</text:span><text:span text:style-name="T177_10">,<text:s/></text:span><text:span text:style-name="T177_11">STL</text:span><text:span text:style-name="T177_12">,<text:s/></text:span><text:span text:style-name="T177_13">Boost</text:span><text:span text:style-name="T177_14">,<text:s/></text:span><text:span text:style-name="T177_15">ATL</text:span><text:span text:style-name="T177_16">,<text:s/></text:span><text:span text:style-name="T177_17">COM</text:span><text:span text:style-name="T177_18">,<text:s/></text:span><text:span text:style-name="T177_19">WDM</text:span><text:span text:style-name="T177_20">,<text:s/></text:span><text:span text:style-name="T177_21">Windows</text:span><text:span text:style-name="T177_22"><text:s/></text:span><text:span text:style-name="T177_23">API</text:span><text:span text:style-name="T177_24">,<text:s/></text:span><text:span text:style-name="T177_25">VMware</text:span><text:span text:style-name="T177_26"><text:s/></text:span><text:span text:style-name="T177_27">vSphere</text:span><text:span text:style-name="T177_28">,<text:s/></text:span><text:span text:style-name="T177_29">MATLAB</text:span><text:span text:style-name="T177_30">,<text:s/></text:span><text:span text:style-name="T177_31">NVIDIA</text:span><text:span text:style-name="T177_32"><text:s/></text:span><text:span text:style-name="T177_33">CUDA</text:span><text:span text:style-name="T177_34">,<text:s/></text:span><text:span text:style-name="T177_35">Qt</text:span><text:span text:style-name="T177_36">,<text:s/></text:span><text:span text:style-name="T177_37">wxWidgets</text:span><text:span text:style-name="T177_38">,<text:s/></text:span><text:span text:style-name="T177_39">Android</text:span><text:span text:style-name="T177_40">,<text:s/></text:span><text:span text:style-name="T177_41">Django</text:span><text:span text:style-name="T177_42">,<text:s/></text:span><text:span text:style-name="T177_43">Mojolicious</text:span><text:span text:style-name="T177_44">,<text:s/></text:span><text:span text:style-name="T177_45">WWW</text:span><text:span text:style-name="T177_46">::</text:span><text:span text:style-name="T177_47">Mechanize</text:span></text:p>
      <text:p text:style-name="P178"/>
      <text:p text:style-name="P179"><text:span text:style-name="T179_1">Network</text:span><text:span text:style-name="T179_2"><text:s/></text:span><text:span text:style-name="T179_3">Protocols</text:span><text:span text:style-name="T179_4">:</text:span></text:p>
      <text:p text:style-name="P180"><text:span text:style-name="T180_1">AODV</text:span><text:span text:style-name="T180_2">,<text:s/></text:span><text:span text:style-name="T180_3">HTTP</text:span><text:span text:style-name="T180_4">,<text:s/></text:span><text:span text:style-name="T180_5">DHCP</text:span><text:span text:style-name="T180_6">,<text:s/></text:span><text:span text:style-name="T180_7">SNMP</text:span></text:p>
      <text:p text:style-name="P181"><text:span text:style-name="T181_1">TCP</text:span><text:span text:style-name="T181_2">,<text:s/></text:span><text:span text:style-name="T181_3">UDP</text:span><text:span text:style-name="T181_4">,<text:s/></text:span><text:span text:style-name="T181_5">RTP</text:span></text:p>
      <text:p text:style-name="P182"><text:span text:style-name="T182_1">ARP</text:span><text:span text:style-name="T182_2">,<text:s/></text:span><text:span text:style-name="T182_3">ICMP</text:span><text:span text:style-name="T182_4">,<text:s/></text:span><text:span text:style-name="T182_5">IGMP</text:span></text:p>
      <text:p text:style-name="P183"><text:span text:style-name="T183_1">Ethernet</text:span><text:span text:style-name="T183_2">,<text:s/>802.11<text:s/></text:span><text:span text:style-name="T183_3">WiFi</text:span><text:span text:style-name="T183_4">,<text:s/>802.16<text:s/></text:span><text:span text:style-name="T183_5">WiMax</text:span></text:p>
      <text:p text:style-name="P184"><text:span text:style-name="T184_1">OFDM</text:span><text:span text:style-name="T184_2">/</text:span><text:span text:style-name="T184_3">A</text:span></text:p>
      <text:p text:style-name="P185"/>
      <text:p text:style-name="P186"><text:span text:style-name="T186_1">Development</text:span><text:span text:style-name="T186_2"><text:s/></text:span><text:span text:style-name="T186_3">Environment</text:span><text:span text:style-name="T186_4">:</text:span></text:p>
      <text:p text:style-name="P187"><text:span text:style-name="T187_1">Microsoft</text:span><text:span text:style-name="T187_2"><text:s/></text:span><text:span text:style-name="T187_3">Visual</text:span><text:span text:style-name="T187_4"><text:s/></text:span><text:span text:style-name="T187_5">Studio</text:span><text:span text:style-name="T187_6"><text:s/>6.0,<text:s/>2003,<text:s/>2005,<text:s/>2008,<text:s/>2010</text:span></text:p>
      <text:p text:style-name="P188"><text:span text:style-name="T188_1">Vim</text:span><text:span text:style-name="T188_2">,<text:s/></text:span><text:span text:style-name="T188_3">Eclipse</text:span><text:span text:style-name="T188_4">,<text:s/></text:span><text:span text:style-name="T188_5">NetBeans</text:span><text:span text:style-name="T188_6">,<text:s/></text:span><text:span text:style-name="T188_7">Intellij</text:span><text:span text:style-name="T188_8"><text:s/></text:span><text:span text:style-name="T188_9">Idea</text:span><text:span text:style-name="T188_10">,<text:s/></text:span><text:span text:style-name="T188_11">PyCharm</text:span><text:span text:style-name="T188_12">,<text:s/></text:span><text:span text:style-name="T188_13">Komodo</text:span></text:p>
      <text:p text:style-name="P189"/>
      <text:p text:style-name="P190"><text:span text:style-name="T190_1">Version</text:span><text:span text:style-name="T190_2"><text:s/></text:span><text:span text:style-name="T190_3">Control</text:span><text:span text:style-name="T190_4"><text:s/></text:span><text:span text:style-name="T190_5">Systems</text:span><text:span text:style-name="T190_6">:</text:span></text:p>
      <text:p text:style-name="P191"><text:span text:style-name="T191_1">Subversion</text:span><text:span text:style-name="T191_2">,<text:s/></text:span><text:span text:style-name="T191_3">CVS</text:span><text:span text:style-name="T191_4">,<text:s/></text:span><text:span text:style-name="T191_5">git</text:span><text:span text:style-name="T191_6">,<text:s/></text:span><text:span text:style-name="T191_7">Mercurial</text:span><text:span text:style-name="T191_8">,<text:s/></text:span><text:span text:style-name="T191_9">Surround</text:span><text:span text:style-name="T191_10"><text:s/></text:span><text:span text:style-name="T191_11">SCM</text:span></text:p>
      <text:p text:style-name="P19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